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27 - Conta de produção por atividade econômica - Rio Grande do Sul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7.1'.A1">Tabela 27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7.2'.A1">Tabela 27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7.3'.A1">Tabela 27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7.4'.A1">Tabela 27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7.5'.A1">Tabela 27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7.6'.A1">Tabela 27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7.7'.A1">Tabela 27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7.8'.A1">Tabela 27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7.9'.A1">Tabela 27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7.10'.A1">Tabela 27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7.11'.A1">Tabela 27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7.12'.A1">Tabela 27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7.13'.A1">Tabela 27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7.14'.A1">Tabela 27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27.15'.A1">Tabela 27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27.16'.A1">Tabela 27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27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0691.23644375513" table:style-name="ce5">
            <text:p><text:s/>190,69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90691.23644375513" table:style-name="ce5">
            <text:p><text:s/>190,691<text:s/></text:p>
          </table:table-cell>
          <table:table-cell office:value-type="float" office:value="1.0114437955108593" table:style-name="ce6">
            <text:p>1.011</text:p>
          </table:table-cell>
          <table:table-cell office:value-type="float" office:value="192873.46795933039" table:style-name="ce5">
            <text:p><text:s/>192,873<text:s/></text:p>
          </table:table-cell>
          <table:table-cell office:value-type="float" office:value="1.2120840275632876" table:style-name="ce6">
            <text:p>1.212</text:p>
          </table:table-cell>
          <table:table-cell office:value-type="float" office:value="233778.84985424386" table:style-name="ce5">
            <text:p><text:s/>233,77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33778.84985424386" table:style-name="ce5">
            <text:p><text:s/>233,779<text:s/></text:p>
          </table:table-cell>
          <table:table-cell office:value-type="float" office:value="1.0305006835029449" table:style-name="ce6">
            <text:p>1.031</text:p>
          </table:table-cell>
          <table:table-cell office:value-type="float" office:value="240909.26456333062" table:style-name="ce5">
            <text:p><text:s/>240,909<text:s/></text:p>
          </table:table-cell>
          <table:table-cell office:value-type="float" office:value="1.0954676956637386" table:style-name="ce6">
            <text:p>1.095</text:p>
          </table:table-cell>
          <table:table-cell office:value-type="float" office:value="263908.31691523775" table:style-name="ce5">
            <text:p><text:s/>263,90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3908.31691523775" table:style-name="ce5">
            <text:p><text:s/>263,908<text:s/></text:p>
          </table:table-cell>
          <table:table-cell office:value-type="float" office:value="0.96936193138491944" table:style-name="ce6">
            <text:p>0.969</text:p>
          </table:table-cell>
          <table:table-cell office:value-type="float" office:value="255822.67579349829" table:style-name="ce5">
            <text:p><text:s/>255,823<text:s/></text:p>
          </table:table-cell>
          <table:table-cell office:value-type="float" office:value="1.0837598822754075" table:style-name="ce6">
            <text:p>1.084</text:p>
          </table:table-cell>
          <table:table-cell office:value-type="float" office:value="277250.35300134146" table:style-name="ce5">
            <text:p><text:s/>277,25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77250.35300134146" table:style-name="ce5">
            <text:p><text:s/>277,250<text:s/></text:p>
          </table:table-cell>
          <table:table-cell office:value-type="float" office:value="1.0261641723506301" table:style-name="ce6">
            <text:p>1.026</text:p>
          </table:table-cell>
          <table:table-cell office:value-type="float" office:value="284504.37902154156" table:style-name="ce5">
            <text:p><text:s/>284,504<text:s/></text:p>
          </table:table-cell>
          <table:table-cell office:value-type="float" office:value="1.0254525208303851" table:style-name="ce6">
            <text:p>1.025</text:p>
          </table:table-cell>
          <table:table-cell office:value-type="float" office:value="291745.73265492311" table:style-name="ce5">
            <text:p><text:s/>291,74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91745.73265492311" table:style-name="ce5">
            <text:p><text:s/>291,746<text:s/></text:p>
          </table:table-cell>
          <table:table-cell office:value-type="float" office:value="1.0693347372414395" table:style-name="ce6">
            <text:p>1.069</text:p>
          </table:table-cell>
          <table:table-cell office:value-type="float" office:value="311973.84636986349" table:style-name="ce5">
            <text:p><text:s/>311,974<text:s/></text:p>
          </table:table-cell>
          <table:table-cell office:value-type="float" office:value="1.0700948652356912" table:style-name="ce6">
            <text:p>1.070</text:p>
          </table:table-cell>
          <table:table-cell office:value-type="float" office:value="333841.61108821927" table:style-name="ce5">
            <text:p><text:s/>333,84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33841.61108821927" table:style-name="ce5">
            <text:p><text:s/>333,842<text:s/></text:p>
          </table:table-cell>
          <table:table-cell office:value-type="float" office:value="1.0255045259102842" table:style-name="ce6">
            <text:p>1.026</text:p>
          </table:table-cell>
          <table:table-cell office:value-type="float" office:value="342356.08310814976" table:style-name="ce5">
            <text:p><text:s/>342,356<text:s/></text:p>
          </table:table-cell>
          <table:table-cell office:value-type="float" office:value="1.1442798233138867" table:style-name="ce6">
            <text:p>1.144</text:p>
          </table:table-cell>
          <table:table-cell office:value-type="float" office:value="391751.15828942793" table:style-name="ce5">
            <text:p><text:s/>391,75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91751.15828942793" table:style-name="ce5">
            <text:p><text:s/>391,751<text:s/></text:p>
          </table:table-cell>
          <table:table-cell office:value-type="float" office:value="0.98606524276608398" table:style-name="ce6">
            <text:p>0.986</text:p>
          </table:table-cell>
          <table:table-cell office:value-type="float" office:value="386292.20100255933" table:style-name="ce5">
            <text:p><text:s/>386,292<text:s/></text:p>
          </table:table-cell>
          <table:table-cell office:value-type="float" office:value="1.0143701324804946" table:style-name="ce6">
            <text:p>1.014</text:p>
          </table:table-cell>
          <table:table-cell office:value-type="float" office:value="391843.27110714797" table:style-name="ce5">
            <text:p><text:s/>391,84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91843.27110714797" table:style-name="ce5">
            <text:p><text:s/>391,843<text:s/></text:p>
          </table:table-cell>
          <table:table-cell office:value-type="float" office:value="1.0596715806618049" table:style-name="ce6">
            <text:p>1.060</text:p>
          </table:table-cell>
          <table:table-cell office:value-type="float" office:value="415225.17846580356" table:style-name="ce5">
            <text:p><text:s/>415,225<text:s/></text:p>
          </table:table-cell>
          <table:table-cell office:value-type="float" office:value="1.0602574484905603" table:style-name="ce6">
            <text:p>1.060</text:p>
          </table:table-cell>
          <table:table-cell office:value-type="float" office:value="440245.58826919046" table:style-name="ce5">
            <text:p><text:s/>440,24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40245.58826919046" table:style-name="ce5">
            <text:p><text:s/>440,246<text:s/></text:p>
          </table:table-cell>
          <table:table-cell office:value-type="float" office:value="1.0433506381912596" table:style-name="ce6">
            <text:p>1.043</text:p>
          </table:table-cell>
          <table:table-cell office:value-type="float" office:value="459330.5154815464" table:style-name="ce5">
            <text:p><text:s/>459,331<text:s/></text:p>
          </table:table-cell>
          <table:table-cell office:value-type="float" office:value="1.0736011559527059" table:style-name="ce6">
            <text:p>1.074</text:p>
          </table:table-cell>
          <table:table-cell office:value-type="float" office:value="493137.77238534053" table:style-name="ce5">
            <text:p><text:s/>493,13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93137.77238534053" table:style-name="ce5">
            <text:p><text:s/>493,138<text:s/></text:p>
          </table:table-cell>
          <table:table-cell office:value-type="float" office:value="0.98076489507297016" table:style-name="ce6">
            <text:p>0.981</text:p>
          </table:table-cell>
          <table:table-cell office:value-type="float" office:value="483652.21559002675" table:style-name="ce5">
            <text:p><text:s/>483,652<text:s/></text:p>
          </table:table-cell>
          <table:table-cell office:value-type="float" office:value="1.1084853400410677" table:style-name="ce6">
            <text:p>1.108</text:p>
          </table:table-cell>
          <table:table-cell office:value-type="float" office:value="536121.39065992646" table:style-name="ce5">
            <text:p><text:s/>536,12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36121.39065992646" table:style-name="ce5">
            <text:p><text:s/>536,121<text:s/></text:p>
          </table:table-cell>
          <table:table-cell office:value-type="float" office:value="1.0826970385450509" table:style-name="ce6">
            <text:p>1.083</text:p>
          </table:table-cell>
          <table:table-cell office:value-type="float" office:value="580457.0419681567" table:style-name="ce5">
            <text:p><text:s/>580,457<text:s/></text:p>
          </table:table-cell>
          <table:table-cell office:value-type="float" office:value="1.0766857870585664" table:style-name="ce6">
            <text:p>1.077</text:p>
          </table:table-cell>
          <table:table-cell office:value-type="float" office:value="624969.84708517208" table:style-name="ce5">
            <text:p><text:s/>624,97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24969.84708517208" table:style-name="ce5">
            <text:p><text:s/>624,970<text:s/></text:p>
          </table:table-cell>
          <table:table-cell office:value-type="float" office:value="0.99445562730166592" table:style-name="ce6">
            <text:p>0.994</text:p>
          </table:table-cell>
          <table:table-cell office:value-type="float" office:value="621504.78132771107" table:style-name="ce5">
            <text:p><text:s/>621,505<text:s/></text:p>
          </table:table-cell>
          <table:table-cell office:value-type="float" office:value="1.0702567315683871" table:style-name="ce6">
            <text:p>1.070</text:p>
          </table:table-cell>
          <table:table-cell office:value-type="float" office:value="665169.67591792112" table:style-name="ce5">
            <text:p><text:s/>665,17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65169.67591792112" table:style-name="ce5">
            <text:p><text:s/>665,170<text:s/></text:p>
          </table:table-cell>
          <table:table-cell office:value-type="float" office:value="0.9458574641944697" table:style-name="ce6">
            <text:p>0.946</text:p>
          </table:table-cell>
          <table:table-cell office:value-type="float" office:value="629155.70292278216" table:style-name="ce5">
            <text:p><text:s/>629,156<text:s/></text:p>
          </table:table-cell>
          <table:table-cell office:value-type="float" office:value="1.1081370755988702" table:style-name="ce6">
            <text:p>1.108</text:p>
          </table:table-cell>
          <table:table-cell office:value-type="float" office:value="697190.76073320326" table:style-name="ce5">
            <text:p><text:s/>697,19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97190.76073320326" table:style-name="ce5">
            <text:p><text:s/>697,191<text:s/></text:p>
          </table:table-cell>
          <table:table-cell office:value-type="float" office:value="0.97043591512654015" table:style-name="ce6">
            <text:p>0.970</text:p>
          </table:table-cell>
          <table:table-cell office:value-type="float" office:value="676578.9539098948" table:style-name="ce5">
            <text:p><text:s/>676,579<text:s/></text:p>
          </table:table-cell>
          <table:table-cell office:value-type="float" office:value="1.0668975424660463" table:style-name="ce6">
            <text:p>1.067</text:p>
          </table:table-cell>
          <table:table-cell office:value-type="float" office:value="721840.42321071518" table:style-name="ce5">
            <text:p><text:s/>721,84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21840.42321071518" table:style-name="ce5">
            <text:p><text:s/>721,840<text:s/></text:p>
          </table:table-cell>
          <table:table-cell office:value-type="float" office:value="1.0088372191867854" table:style-name="ce6">
            <text:p>1.009</text:p>
          </table:table-cell>
          <table:table-cell office:value-type="float" office:value="728219.48524851026" table:style-name="ce5">
            <text:p><text:s/>728,219<text:s/></text:p>
          </table:table-cell>
          <table:table-cell office:value-type="float" office:value="1.0252188697605249" table:style-name="ce6">
            <text:p>1.025</text:p>
          </table:table-cell>
          <table:table-cell office:value-type="float" office:value="746584.35760406894" table:style-name="ce5">
            <text:p><text:s/>746,58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46584.35760406894" table:style-name="ce5">
            <text:p><text:s/>746,584<text:s/></text:p>
          </table:table-cell>
          <table:table-cell office:value-type="float" office:value="1.0239658537574998" table:style-name="ce6">
            <text:p>1.024</text:p>
          </table:table-cell>
          <table:table-cell office:value-type="float" office:value="764476.88913604501" table:style-name="ce5">
            <text:p><text:s/>764,477<text:s/></text:p>
          </table:table-cell>
          <table:table-cell office:value-type="float" office:value="1.0806413504991998" table:style-name="ce6">
            <text:p>1.081</text:p>
          </table:table-cell>
          <table:table-cell office:value-type="float" office:value="826125.33790140285" table:style-name="ce5">
            <text:p><text:s/>826,12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6193.60863141813" table:style-name="ce5">
            <text:p><text:s/>106,19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06193.60863141813" table:style-name="ce5">
            <text:p><text:s/>106,194<text:s/></text:p>
          </table:table-cell>
          <table:table-cell office:value-type="float" office:value="1.0028313008648539" table:style-name="ce6">
            <text:p>1.003</text:p>
          </table:table-cell>
          <table:table-cell office:value-type="float" office:value="106494.27468737823" table:style-name="ce5">
            <text:p><text:s/>106,494<text:s/></text:p>
          </table:table-cell>
          <table:table-cell office:value-type="float" office:value="1.2331623843461195" table:style-name="ce6">
            <text:p>1.233</text:p>
          </table:table-cell>
          <table:table-cell office:value-type="float" office:value="131324.73369269795" table:style-name="ce5">
            <text:p><text:s/>131,32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31324.73369269795" table:style-name="ce5">
            <text:p><text:s/>131,325<text:s/></text:p>
          </table:table-cell>
          <table:table-cell office:value-type="float" office:value="1.0304092505316269" table:style-name="ce6">
            <text:p>1.030</text:p>
          </table:table-cell>
          <table:table-cell office:value-type="float" office:value="135318.22042055835" table:style-name="ce5">
            <text:p><text:s/>135,318<text:s/></text:p>
          </table:table-cell>
          <table:table-cell office:value-type="float" office:value="1.1251008333613661" table:style-name="ce6">
            <text:p>1.125</text:p>
          </table:table-cell>
          <table:table-cell office:value-type="float" office:value="152246.64256414725" table:style-name="ce5">
            <text:p><text:s/>152,2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2246.64256414725" table:style-name="ce5">
            <text:p><text:s/>152,247<text:s/></text:p>
          </table:table-cell>
          <table:table-cell office:value-type="float" office:value="0.96864987221613519" table:style-name="ce6">
            <text:p>0.969</text:p>
          </table:table-cell>
          <table:table-cell office:value-type="float" office:value="147473.69086509684" table:style-name="ce5">
            <text:p><text:s/>147,474<text:s/></text:p>
          </table:table-cell>
          <table:table-cell office:value-type="float" office:value="1.1042001552632386" table:style-name="ce6">
            <text:p>1.104</text:p>
          </table:table-cell>
          <table:table-cell office:value-type="float" office:value="162840.47235048277" table:style-name="ce5">
            <text:p><text:s/>162,84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62840.47235048277" table:style-name="ce5">
            <text:p><text:s/>162,840<text:s/></text:p>
          </table:table-cell>
          <table:table-cell office:value-type="float" office:value="1.0150735309081256" table:style-name="ce6">
            <text:p>1.015</text:p>
          </table:table-cell>
          <table:table-cell office:value-type="float" office:value="165295.05324355155" table:style-name="ce5">
            <text:p><text:s/>165,295<text:s/></text:p>
          </table:table-cell>
          <table:table-cell office:value-type="float" office:value="1.0101861120186069" table:style-name="ce6">
            <text:p>1.010</text:p>
          </table:table-cell>
          <table:table-cell office:value-type="float" office:value="166978.76717201195" table:style-name="ce5">
            <text:p><text:s/>166,97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6978.76717201195" table:style-name="ce5">
            <text:p><text:s/>166,979<text:s/></text:p>
          </table:table-cell>
          <table:table-cell office:value-type="float" office:value="1.0731182909533474" table:style-name="ce6">
            <text:p>1.073</text:p>
          </table:table-cell>
          <table:table-cell office:value-type="float" office:value="179187.96925312642" table:style-name="ce5">
            <text:p><text:s/>179,188<text:s/></text:p>
          </table:table-cell>
          <table:table-cell office:value-type="float" office:value="1.062303890340317" table:style-name="ce6">
            <text:p>1.062</text:p>
          </table:table-cell>
          <table:table-cell office:value-type="float" office:value="190352.07683977729" table:style-name="ce5">
            <text:p><text:s/>190,35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0352.07683977729" table:style-name="ce5">
            <text:p><text:s/>190,352<text:s/></text:p>
          </table:table-cell>
          <table:table-cell office:value-type="float" office:value="1.0259816983352086" table:style-name="ce6">
            <text:p>1.026</text:p>
          </table:table-cell>
          <table:table-cell office:value-type="float" office:value="195297.74707770883" table:style-name="ce5">
            <text:p><text:s/>195,298<text:s/></text:p>
          </table:table-cell>
          <table:table-cell office:value-type="float" office:value="1.1809182960136111" table:style-name="ce6">
            <text:p>1.181</text:p>
          </table:table-cell>
          <table:table-cell office:value-type="float" office:value="230630.68269430511" table:style-name="ce5">
            <text:p><text:s/>230,63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0630.68269430511" table:style-name="ce5">
            <text:p><text:s/>230,631<text:s/></text:p>
          </table:table-cell>
          <table:table-cell office:value-type="float" office:value="0.98465010471095293" table:style-name="ce6">
            <text:p>0.985</text:p>
          </table:table-cell>
          <table:table-cell office:value-type="float" office:value="227090.52586450611" table:style-name="ce5">
            <text:p><text:s/>227,091<text:s/></text:p>
          </table:table-cell>
          <table:table-cell office:value-type="float" office:value="0.95425246440957534" table:style-name="ce6">
            <text:p>0.954</text:p>
          </table:table-cell>
          <table:table-cell office:value-type="float" office:value="216701.69395027135" table:style-name="ce5">
            <text:p><text:s/>216,70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6701.69395027135" table:style-name="ce5">
            <text:p><text:s/>216,702<text:s/></text:p>
          </table:table-cell>
          <table:table-cell office:value-type="float" office:value="1.0542188913085575" table:style-name="ce6">
            <text:p>1.054</text:p>
          </table:table-cell>
          <table:table-cell office:value-type="float" office:value="228451.0195409414" table:style-name="ce5">
            <text:p><text:s/>228,451<text:s/></text:p>
          </table:table-cell>
          <table:table-cell office:value-type="float" office:value="1.0262282126423887" table:style-name="ce6">
            <text:p>1.026</text:p>
          </table:table-cell>
          <table:table-cell office:value-type="float" office:value="234442.88145983173" table:style-name="ce5">
            <text:p><text:s/>234,44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4442.88145983173" table:style-name="ce5">
            <text:p><text:s/>234,443<text:s/></text:p>
          </table:table-cell>
          <table:table-cell office:value-type="float" office:value="1.0432094422997571" table:style-name="ce6">
            <text:p>1.043</text:p>
          </table:table-cell>
          <table:table-cell office:value-type="float" office:value="244573.02761885914" table:style-name="ce5">
            <text:p><text:s/>244,573<text:s/></text:p>
          </table:table-cell>
          <table:table-cell office:value-type="float" office:value="1.0907349822568264" table:style-name="ce6">
            <text:p>1.091</text:p>
          </table:table-cell>
          <table:table-cell office:value-type="float" office:value="266764.35694035463" table:style-name="ce5">
            <text:p><text:s/>266,76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66764.35694035463" table:style-name="ce5">
            <text:p><text:s/>266,764<text:s/></text:p>
          </table:table-cell>
          <table:table-cell office:value-type="float" office:value="0.985982035986258" table:style-name="ce6">
            <text:p>0.986</text:p>
          </table:table-cell>
          <table:table-cell office:value-type="float" office:value="263024.86378461571" table:style-name="ce5">
            <text:p><text:s/>263,025<text:s/></text:p>
          </table:table-cell>
          <table:table-cell office:value-type="float" office:value="1.1049688355041982" table:style-name="ce6">
            <text:p>1.105</text:p>
          </table:table-cell>
          <table:table-cell office:value-type="float" office:value="290634.27744473721" table:style-name="ce5">
            <text:p><text:s/>290,63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90634.27744473721" table:style-name="ce5">
            <text:p><text:s/>290,634<text:s/></text:p>
          </table:table-cell>
          <table:table-cell office:value-type="float" office:value="1.0810261317837879" table:style-name="ce6">
            <text:p>1.081</text:p>
          </table:table-cell>
          <table:table-cell office:value-type="float" office:value="314183.24870986043" table:style-name="ce5">
            <text:p><text:s/>314,183<text:s/></text:p>
          </table:table-cell>
          <table:table-cell office:value-type="float" office:value="1.0767750619657832" table:style-name="ce6">
            <text:p>1.077</text:p>
          </table:table-cell>
          <table:table-cell office:value-type="float" office:value="338304.68709817104" table:style-name="ce5">
            <text:p><text:s/>338,30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8304.68709817104" table:style-name="ce5">
            <text:p><text:s/>338,305<text:s/></text:p>
          </table:table-cell>
          <table:table-cell office:value-type="float" office:value="0.9933540991778369" table:style-name="ce6">
            <text:p>0.993</text:p>
          </table:table-cell>
          <table:table-cell office:value-type="float" office:value="336056.34770004364" table:style-name="ce5">
            <text:p><text:s/>336,056<text:s/></text:p>
          </table:table-cell>
          <table:table-cell office:value-type="float" office:value="1.0570921833462976" table:style-name="ce6">
            <text:p>1.057</text:p>
          </table:table-cell>
          <table:table-cell office:value-type="float" office:value="355242.53831762169" table:style-name="ce5">
            <text:p><text:s/>355,24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55242.53831762169" table:style-name="ce5">
            <text:p><text:s/>355,243<text:s/></text:p>
          </table:table-cell>
          <table:table-cell office:value-type="float" office:value="0.93466047058817836" table:style-name="ce6">
            <text:p>0.935</text:p>
          </table:table-cell>
          <table:table-cell office:value-type="float" office:value="332031.1580368873" table:style-name="ce5">
            <text:p><text:s/>332,031<text:s/></text:p>
          </table:table-cell>
          <table:table-cell office:value-type="float" office:value="1.095599182810977" table:style-name="ce6">
            <text:p>1.096</text:p>
          </table:table-cell>
          <table:table-cell office:value-type="float" office:value="363773.06541299605" table:style-name="ce5">
            <text:p><text:s/>363,77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3773.06541299605" table:style-name="ce5">
            <text:p><text:s/>363,773<text:s/></text:p>
          </table:table-cell>
          <table:table-cell office:value-type="float" office:value="0.96189718165003113" table:style-name="ce6">
            <text:p>0.962</text:p>
          </table:table-cell>
          <table:table-cell office:value-type="float" office:value="349912.28638095333" table:style-name="ce5">
            <text:p><text:s/>349,912<text:s/></text:p>
          </table:table-cell>
          <table:table-cell office:value-type="float" office:value="1.0454490728662851" table:style-name="ce6">
            <text:p>1.045</text:p>
          </table:table-cell>
          <table:table-cell office:value-type="float" office:value="365815.47538148967" table:style-name="ce5">
            <text:p><text:s/>365,81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65815.47538148967" table:style-name="ce5">
            <text:p><text:s/>365,815<text:s/></text:p>
          </table:table-cell>
          <table:table-cell office:value-type="float" office:value="0.99977336767429092" table:style-name="ce6">
            <text:p>1.000</text:p>
          </table:table-cell>
          <table:table-cell office:value-type="float" office:value="365732.56976952363" table:style-name="ce5">
            <text:p><text:s/>365,733<text:s/></text:p>
          </table:table-cell>
          <table:table-cell office:value-type="float" office:value="1.0375922772561912" table:style-name="ce6">
            <text:p>1.038</text:p>
          </table:table-cell>
          <table:table-cell office:value-type="float" office:value="379481.2899339188" table:style-name="ce5">
            <text:p><text:s/>379,48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79481.2899339188" table:style-name="ce5">
            <text:p><text:s/>379,481<text:s/></text:p>
          </table:table-cell>
          <table:table-cell office:value-type="float" office:value="1.0302731859197969" table:style-name="ce6">
            <text:p>1.030</text:p>
          </table:table-cell>
          <table:table-cell office:value-type="float" office:value="390969.39757717267" table:style-name="ce5">
            <text:p><text:s/>390,969<text:s/></text:p>
          </table:table-cell>
          <table:table-cell office:value-type="float" office:value="1.0987852937336027" table:style-name="ce6">
            <text:p>1.099</text:p>
          </table:table-cell>
          <table:table-cell office:value-type="float" office:value="429591.42435768334" table:style-name="ce5">
            <text:p><text:s/>429,59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4497.627812336985" table:style-name="ce5">
            <text:p><text:s/>84,49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4497.627812336985" table:style-name="ce5">
            <text:p><text:s/>84,498<text:s/></text:p>
          </table:table-cell>
          <table:table-cell office:value-type="float" office:value="1.0222676719847565" table:style-name="ce6">
            <text:p>1.022</text:p>
          </table:table-cell>
          <table:table-cell office:value-type="float" office:value="86379.193271952143" table:style-name="ce5">
            <text:p><text:s/>86,379<text:s/></text:p>
          </table:table-cell>
          <table:table-cell office:value-type="float" office:value="1.1860971639198372" table:style-name="ce6">
            <text:p>1.186</text:p>
          </table:table-cell>
          <table:table-cell office:value-type="float" office:value="102454.11616154593" table:style-name="ce5">
            <text:p><text:s/>102,45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2454.11616154593" table:style-name="ce5">
            <text:p><text:s/>102,454<text:s/></text:p>
          </table:table-cell>
          <table:table-cell office:value-type="float" office:value="1.0306178814356286" table:style-name="ce6">
            <text:p>1.031</text:p>
          </table:table-cell>
          <table:table-cell office:value-type="float" office:value="105591.04414277227" table:style-name="ce5">
            <text:p><text:s/>105,591<text:s/></text:p>
          </table:table-cell>
          <table:table-cell office:value-type="float" office:value="1.0574919043333828" table:style-name="ce6">
            <text:p>1.057</text:p>
          </table:table-cell>
          <table:table-cell office:value-type="float" office:value="111661.67435109052" table:style-name="ce5">
            <text:p><text:s/>111,66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1661.67435109052" table:style-name="ce5">
            <text:p><text:s/>111,662<text:s/></text:p>
          </table:table-cell>
          <table:table-cell office:value-type="float" office:value="0.97033279823233543" table:style-name="ce6">
            <text:p>0.970</text:p>
          </table:table-cell>
          <table:table-cell office:value-type="float" office:value="108348.98492840146" table:style-name="ce5">
            <text:p><text:s/>108,349<text:s/></text:p>
          </table:table-cell>
          <table:table-cell office:value-type="float" office:value="1.0559386479389941" table:style-name="ce6">
            <text:p>1.056</text:p>
          </table:table-cell>
          <table:table-cell office:value-type="float" office:value="114409.88065085867" table:style-name="ce5">
            <text:p><text:s/>114,41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4409.88065085867" table:style-name="ce5">
            <text:p><text:s/>114,410<text:s/></text:p>
          </table:table-cell>
          <table:table-cell office:value-type="float" office:value="1.041949568514783" table:style-name="ce6">
            <text:p>1.042</text:p>
          </table:table-cell>
          <table:table-cell office:value-type="float" office:value="119209.32577799002" table:style-name="ce5">
            <text:p><text:s/>119,209<text:s/></text:p>
          </table:table-cell>
          <table:table-cell office:value-type="float" office:value="1.0466208467219369" table:style-name="ce6">
            <text:p>1.047</text:p>
          </table:table-cell>
          <table:table-cell office:value-type="float" office:value="124766.96548291114" table:style-name="ce5">
            <text:p><text:s/>124,7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4766.96548291114" table:style-name="ce5">
            <text:p><text:s/>124,767<text:s/></text:p>
          </table:table-cell>
          <table:table-cell office:value-type="float" office:value="1.0642711121713082" table:style-name="ce6">
            <text:p>1.064</text:p>
          </table:table-cell>
          <table:table-cell office:value-type="float" office:value="132785.87711673707" table:style-name="ce5">
            <text:p><text:s/>132,786<text:s/></text:p>
          </table:table-cell>
          <table:table-cell office:value-type="float" office:value="1.080608400261535" table:style-name="ce6">
            <text:p>1.081</text:p>
          </table:table-cell>
          <table:table-cell office:value-type="float" office:value="143489.53424844201" table:style-name="ce5">
            <text:p><text:s/>143,49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3489.53424844201" table:style-name="ce5">
            <text:p><text:s/>143,490<text:s/></text:p>
          </table:table-cell>
          <table:table-cell office:value-type="float" office:value="1.024871512760086" table:style-name="ce6">
            <text:p>1.025</text:p>
          </table:table-cell>
          <table:table-cell office:value-type="float" office:value="147058.33603044096" table:style-name="ce5">
            <text:p><text:s/>147,058<text:s/></text:p>
          </table:table-cell>
          <table:table-cell office:value-type="float" office:value="1.0956228660289682" table:style-name="ce6">
            <text:p>1.096</text:p>
          </table:table-cell>
          <table:table-cell office:value-type="float" office:value="161120.47559512281" table:style-name="ce5">
            <text:p><text:s/>161,12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1120.47559512281" table:style-name="ce5">
            <text:p><text:s/>161,120<text:s/></text:p>
          </table:table-cell>
          <table:table-cell office:value-type="float" office:value="0.9880908962688808" table:style-name="ce6">
            <text:p>0.988</text:p>
          </table:table-cell>
          <table:table-cell office:value-type="float" office:value="159201.67513805322" table:style-name="ce5">
            <text:p><text:s/>159,202<text:s/></text:p>
          </table:table-cell>
          <table:table-cell office:value-type="float" office:value="1.1001239591543301" table:style-name="ce6">
            <text:p>1.100</text:p>
          </table:table-cell>
          <table:table-cell office:value-type="float" office:value="175141.57715687659" table:style-name="ce5">
            <text:p><text:s/>175,14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5141.57715687659" table:style-name="ce5">
            <text:p><text:s/>175,142<text:s/></text:p>
          </table:table-cell>
          <table:table-cell office:value-type="float" office:value="1.0664181627048279" table:style-name="ce6">
            <text:p>1.066</text:p>
          </table:table-cell>
          <table:table-cell office:value-type="float" office:value="186774.15892486219" table:style-name="ce5">
            <text:p><text:s/>186,774<text:s/></text:p>
          </table:table-cell>
          <table:table-cell office:value-type="float" office:value="1.1018799816528773" table:style-name="ce6">
            <text:p>1.102</text:p>
          </table:table-cell>
          <table:table-cell office:value-type="float" office:value="205802.7068093587" table:style-name="ce5">
            <text:p><text:s/>205,80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5802.7068093587" table:style-name="ce5">
            <text:p><text:s/>205,803<text:s/></text:p>
          </table:table-cell>
          <table:table-cell office:value-type="float" office:value="1.0435114833626733" table:style-name="ce6">
            <text:p>1.044</text:p>
          </table:table-cell>
          <table:table-cell office:value-type="float" office:value="214757.48786268727" table:style-name="ce5">
            <text:p><text:s/>214,757<text:s/></text:p>
          </table:table-cell>
          <table:table-cell office:value-type="float" office:value="1.0540885800905144" table:style-name="ce6">
            <text:p>1.054</text:p>
          </table:table-cell>
          <table:table-cell office:value-type="float" office:value="226373.41544498591" table:style-name="ce5">
            <text:p><text:s/>226,37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26373.41544498591" table:style-name="ce5">
            <text:p><text:s/>226,373<text:s/></text:p>
          </table:table-cell>
          <table:table-cell office:value-type="float" office:value="0.97461687968845756" table:style-name="ce6">
            <text:p>0.975</text:p>
          </table:table-cell>
          <table:table-cell office:value-type="float" office:value="220627.35180541105" table:style-name="ce5">
            <text:p><text:s/>220,627<text:s/></text:p>
          </table:table-cell>
          <table:table-cell office:value-type="float" office:value="1.1126776041426818" table:style-name="ce6">
            <text:p>1.113</text:p>
          </table:table-cell>
          <table:table-cell office:value-type="float" office:value="245487.11321518934" table:style-name="ce5">
            <text:p><text:s/>245,48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45487.11321518934" table:style-name="ce5">
            <text:p><text:s/>245,487<text:s/></text:p>
          </table:table-cell>
          <table:table-cell office:value-type="float" office:value="1.0846752392451893" table:style-name="ce6">
            <text:p>1.085</text:p>
          </table:table-cell>
          <table:table-cell office:value-type="float" office:value="266273.79325829633" table:style-name="ce5">
            <text:p><text:s/>266,274<text:s/></text:p>
          </table:table-cell>
          <table:table-cell office:value-type="float" office:value="1.0765804493156572" table:style-name="ce6">
            <text:p>1.077</text:p>
          </table:table-cell>
          <table:table-cell office:value-type="float" office:value="286665.1599870011" table:style-name="ce5">
            <text:p><text:s/>286,66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6665.1599870011" table:style-name="ce5">
            <text:p><text:s/>286,665<text:s/></text:p>
          </table:table-cell>
          <table:table-cell office:value-type="float" office:value="0.99575558341519821" table:style-name="ce6">
            <text:p>0.996</text:p>
          </table:table-cell>
          <table:table-cell office:value-type="float" office:value="285448.43362766743" table:style-name="ce5">
            <text:p><text:s/>285,448<text:s/></text:p>
          </table:table-cell>
          <table:table-cell office:value-type="float" office:value="1.0857552576538623" table:style-name="ce6">
            <text:p>1.086</text:p>
          </table:table-cell>
          <table:table-cell office:value-type="float" office:value="309927.13760029944" table:style-name="ce5">
            <text:p><text:s/>309,92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09927.13760029944" table:style-name="ce5">
            <text:p><text:s/>309,927<text:s/></text:p>
          </table:table-cell>
          <table:table-cell office:value-type="float" office:value="0.9586916046993097" table:style-name="ce6">
            <text:p>0.959</text:p>
          </table:table-cell>
          <table:table-cell office:value-type="float" office:value="297124.54488589481" table:style-name="ce5">
            <text:p><text:s/>297,125<text:s/></text:p>
          </table:table-cell>
          <table:table-cell office:value-type="float" office:value="1.1221479378226733" table:style-name="ce6">
            <text:p>1.122</text:p>
          </table:table-cell>
          <table:table-cell office:value-type="float" office:value="333417.69532020722" table:style-name="ce5">
            <text:p><text:s/>333,41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3417.69532020722" table:style-name="ce5">
            <text:p><text:s/>333,418<text:s/></text:p>
          </table:table-cell>
          <table:table-cell office:value-type="float" office:value="0.97975204110033154" table:style-name="ce6">
            <text:p>0.980</text:p>
          </table:table-cell>
          <table:table-cell office:value-type="float" office:value="326666.66752894147" table:style-name="ce5">
            <text:p><text:s/>326,667<text:s/></text:p>
          </table:table-cell>
          <table:table-cell office:value-type="float" office:value="1.0898722863962942" table:style-name="ce6">
            <text:p>1.090</text:p>
          </table:table-cell>
          <table:table-cell office:value-type="float" office:value="356024.94782922551" table:style-name="ce5">
            <text:p><text:s/>356,02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6024.94782922551" table:style-name="ce5">
            <text:p><text:s/>356,025<text:s/></text:p>
          </table:table-cell>
          <table:table-cell office:value-type="float" office:value="1.0181503225803736" table:style-name="ce6">
            <text:p>1.018</text:p>
          </table:table-cell>
          <table:table-cell office:value-type="float" office:value="362486.91547898663" table:style-name="ce5">
            <text:p><text:s/>362,487<text:s/></text:p>
          </table:table-cell>
          <table:table-cell office:value-type="float" office:value="1.0127346726020821" table:style-name="ce6">
            <text:p>1.013</text:p>
          </table:table-cell>
          <table:table-cell office:value-type="float" office:value="367103.06767015014" table:style-name="ce5">
            <text:p><text:s/>367,1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67103.06767015014" table:style-name="ce5">
            <text:p><text:s/>367,103<text:s/></text:p>
          </table:table-cell>
          <table:table-cell office:value-type="float" office:value="1.0174458468281631" table:style-name="ce6">
            <text:p>1.017</text:p>
          </table:table-cell>
          <table:table-cell office:value-type="float" office:value="373507.4915588724" table:style-name="ce5">
            <text:p><text:s/>373,507<text:s/></text:p>
          </table:table-cell>
          <table:table-cell office:value-type="float" office:value="1.0616491569921234" table:style-name="ce6">
            <text:p>1.062</text:p>
          </table:table-cell>
          <table:table-cell office:value-type="float" office:value="396533.91354371951" table:style-name="ce5">
            <text:p><text:s/>396,53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7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587.29749685" table:style-name="ce5">
            <text:p><text:s/>14,58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587.29749685" table:style-name="ce5">
            <text:p><text:s/>14,587<text:s/></text:p>
          </table:table-cell>
          <table:table-cell office:value-type="float" office:value="1.1531542421346679" table:style-name="ce6">
            <text:p>1.153</text:p>
          </table:table-cell>
          <table:table-cell office:value-type="float" office:value="16821.403989773" table:style-name="ce5">
            <text:p><text:s/>16,821<text:s/></text:p>
          </table:table-cell>
          <table:table-cell office:value-type="float" office:value="1.3152033979028495" table:style-name="ce6">
            <text:p>1.315</text:p>
          </table:table-cell>
          <table:table-cell office:value-type="float" office:value="22123.567684845999" table:style-name="ce5">
            <text:p><text:s/>22,12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2123.567684845999" table:style-name="ce5">
            <text:p><text:s/>22,124<text:s/></text:p>
          </table:table-cell>
          <table:table-cell office:value-type="float" office:value="0.91084043436840778" table:style-name="ce6">
            <text:p>0.911</text:p>
          </table:table-cell>
          <table:table-cell office:value-type="float" office:value="20151.039999844001" table:style-name="ce5">
            <text:p><text:s/>20,151<text:s/></text:p>
          </table:table-cell>
          <table:table-cell office:value-type="float" office:value="1.078821515161366" table:style-name="ce6">
            <text:p>1.079</text:p>
          </table:table-cell>
          <table:table-cell office:value-type="float" office:value="21739.375504708998" table:style-name="ce5">
            <text:p><text:s/>21,73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739.375504708998" table:style-name="ce5">
            <text:p><text:s/>21,739<text:s/></text:p>
          </table:table-cell>
          <table:table-cell office:value-type="float" office:value="0.8161882777142595" table:style-name="ce6">
            <text:p>0.816</text:p>
          </table:table-cell>
          <table:table-cell office:value-type="float" office:value="17743.423451772" table:style-name="ce5">
            <text:p><text:s/>17,743<text:s/></text:p>
          </table:table-cell>
          <table:table-cell office:value-type="float" office:value="0.88470731280649784" table:style-name="ce6">
            <text:p>0.885</text:p>
          </table:table-cell>
          <table:table-cell office:value-type="float" office:value="15697.736482004999" table:style-name="ce5">
            <text:p><text:s/>15,69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697.736482004999" table:style-name="ce5">
            <text:p><text:s/>15,698<text:s/></text:p>
          </table:table-cell>
          <table:table-cell office:value-type="float" office:value="1.2921050259505522" table:style-name="ce6">
            <text:p>1.292</text:p>
          </table:table-cell>
          <table:table-cell office:value-type="float" office:value="20283.124204445998" table:style-name="ce5">
            <text:p><text:s/>20,283<text:s/></text:p>
          </table:table-cell>
          <table:table-cell office:value-type="float" office:value="0.954178443856875" table:style-name="ce6">
            <text:p>0.954</text:p>
          </table:table-cell>
          <table:table-cell office:value-type="float" office:value="19353.719889953998" table:style-name="ce5">
            <text:p><text:s/>19,35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353.719889953998" table:style-name="ce5">
            <text:p><text:s/>19,354<text:s/></text:p>
          </table:table-cell>
          <table:table-cell office:value-type="float" office:value="1.1056301066932956" table:style-name="ce6">
            <text:p>1.106</text:p>
          </table:table-cell>
          <table:table-cell office:value-type="float" office:value="21398.055386841999" table:style-name="ce5">
            <text:p><text:s/>21,398<text:s/></text:p>
          </table:table-cell>
          <table:table-cell office:value-type="float" office:value="1.0958906065542633" table:style-name="ce6">
            <text:p>1.096</text:p>
          </table:table-cell>
          <table:table-cell office:value-type="float" office:value="23449.927896967998" table:style-name="ce5">
            <text:p><text:s/>23,45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449.927896967998" table:style-name="ce5">
            <text:p><text:s/>23,450<text:s/></text:p>
          </table:table-cell>
          <table:table-cell office:value-type="float" office:value="0.96565659531477155" table:style-name="ce6">
            <text:p>0.966</text:p>
          </table:table-cell>
          <table:table-cell office:value-type="float" office:value="22644.577533362997" table:style-name="ce5">
            <text:p><text:s/>22,645<text:s/></text:p>
          </table:table-cell>
          <table:table-cell office:value-type="float" office:value="1.2604228918226674" table:style-name="ce6">
            <text:p>1.260</text:p>
          </table:table-cell>
          <table:table-cell office:value-type="float" office:value="28541.743898703997" table:style-name="ce5">
            <text:p><text:s/>28,54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8541.743898703997" table:style-name="ce5">
            <text:p><text:s/>28,542<text:s/></text:p>
          </table:table-cell>
          <table:table-cell office:value-type="float" office:value="0.99095068599716063" table:style-name="ce6">
            <text:p>0.991</text:p>
          </table:table-cell>
          <table:table-cell office:value-type="float" office:value="28283.460695976002" table:style-name="ce5">
            <text:p><text:s/>28,283<text:s/></text:p>
          </table:table-cell>
          <table:table-cell office:value-type="float" office:value="1.0004044871270166" table:style-name="ce6">
            <text:p>1.000</text:p>
          </table:table-cell>
          <table:table-cell office:value-type="float" office:value="28294.900991735001" table:style-name="ce5">
            <text:p><text:s/>28,29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294.900991735001" table:style-name="ce5">
            <text:p><text:s/>28,295<text:s/></text:p>
          </table:table-cell>
          <table:table-cell office:value-type="float" office:value="1.0834807861564515" table:style-name="ce6">
            <text:p>1.083</text:p>
          </table:table-cell>
          <table:table-cell office:value-type="float" office:value="30656.981570743999" table:style-name="ce5">
            <text:p><text:s/>30,657<text:s/></text:p>
          </table:table-cell>
          <table:table-cell office:value-type="float" office:value="0.93178299815508669" table:style-name="ce6">
            <text:p>0.932</text:p>
          </table:table-cell>
          <table:table-cell office:value-type="float" office:value="28565.65420237308" table:style-name="ce5">
            <text:p><text:s/>28,56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8565.65420237308" table:style-name="ce5">
            <text:p><text:s/>28,566<text:s/></text:p>
          </table:table-cell>
          <table:table-cell office:value-type="float" office:value="1.1128937911894448" table:style-name="ce6">
            <text:p>1.113</text:p>
          </table:table-cell>
          <table:table-cell office:value-type="float" office:value="31790.539203085671" table:style-name="ce5">
            <text:p><text:s/>31,791<text:s/></text:p>
          </table:table-cell>
          <table:table-cell office:value-type="float" office:value="1.0260536631281427" table:style-name="ce6">
            <text:p>1.026</text:p>
          </table:table-cell>
          <table:table-cell office:value-type="float" office:value="32618.799202144877" table:style-name="ce5">
            <text:p><text:s/>32,61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2618.799202144877" table:style-name="ce5">
            <text:p><text:s/>32,619<text:s/></text:p>
          </table:table-cell>
          <table:table-cell office:value-type="float" office:value="0.7824899643874117" table:style-name="ce6">
            <text:p>0.782</text:p>
          </table:table-cell>
          <table:table-cell office:value-type="float" office:value="25523.883026046478" table:style-name="ce5">
            <text:p><text:s/>25,524<text:s/></text:p>
          </table:table-cell>
          <table:table-cell office:value-type="float" office:value="1.1990963222507054" table:style-name="ce6">
            <text:p>1.199</text:p>
          </table:table-cell>
          <table:table-cell office:value-type="float" office:value="30605.594266089538" table:style-name="ce5">
            <text:p><text:s/>30,60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0605.594266089538" table:style-name="ce5">
            <text:p><text:s/>30,606<text:s/></text:p>
          </table:table-cell>
          <table:table-cell office:value-type="float" office:value="1.3648328798697689" table:style-name="ce6">
            <text:p>1.365</text:p>
          </table:table-cell>
          <table:table-cell office:value-type="float" office:value="41771.521362312669" table:style-name="ce5">
            <text:p><text:s/>41,772<text:s/></text:p>
          </table:table-cell>
          <table:table-cell office:value-type="float" office:value="1.1004512881372774" table:style-name="ce6">
            <text:p>1.100</text:p>
          </table:table-cell>
          <table:table-cell office:value-type="float" office:value="45967.524490610776" table:style-name="ce5">
            <text:p><text:s/>45,96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5967.524490610776" table:style-name="ce5">
            <text:p><text:s/>45,968<text:s/></text:p>
          </table:table-cell>
          <table:table-cell office:value-type="float" office:value="0.9776986835119259" table:style-name="ce6">
            <text:p>0.978</text:p>
          </table:table-cell>
          <table:table-cell office:value-type="float" office:value="44942.388178772366" table:style-name="ce5">
            <text:p><text:s/>44,942<text:s/></text:p>
          </table:table-cell>
          <table:table-cell office:value-type="float" office:value="1.0509002745880769" table:style-name="ce6">
            <text:p>1.051</text:p>
          </table:table-cell>
          <table:table-cell office:value-type="float" office:value="47229.968077715821" table:style-name="ce5">
            <text:p><text:s/>47,23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7229.968077715821" table:style-name="ce5">
            <text:p><text:s/>47,230<text:s/></text:p>
          </table:table-cell>
          <table:table-cell office:value-type="float" office:value="1.06882329884656" table:style-name="ce6">
            <text:p>1.069</text:p>
          </table:table-cell>
          <table:table-cell office:value-type="float" office:value="50480.490285241955" table:style-name="ce5">
            <text:p><text:s/>50,480<text:s/></text:p>
          </table:table-cell>
          <table:table-cell office:value-type="float" office:value="1.0503038178368118" table:style-name="ce6">
            <text:p>1.050</text:p>
          </table:table-cell>
          <table:table-cell office:value-type="float" office:value="53019.851672863711" table:style-name="ce5">
            <text:p><text:s/>53,02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3019.851672863711" table:style-name="ce5">
            <text:p><text:s/>53,020<text:s/></text:p>
          </table:table-cell>
          <table:table-cell office:value-type="float" office:value="0.99521729734327768" table:style-name="ce6">
            <text:p>0.995</text:p>
          </table:table-cell>
          <table:table-cell office:value-type="float" office:value="52766.273487408886" table:style-name="ce5">
            <text:p><text:s/>52,766<text:s/></text:p>
          </table:table-cell>
          <table:table-cell office:value-type="float" office:value="1.119006251325013" table:style-name="ce6">
            <text:p>1.119</text:p>
          </table:table-cell>
          <table:table-cell office:value-type="float" office:value="59045.789891535831" table:style-name="ce5">
            <text:p><text:s/>59,04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9045.789891535831" table:style-name="ce5">
            <text:p><text:s/>59,046<text:s/></text:p>
          </table:table-cell>
          <table:table-cell office:value-type="float" office:value="1.0919104111851425" table:style-name="ce6">
            <text:p>1.092</text:p>
          </table:table-cell>
          <table:table-cell office:value-type="float" office:value="64472.71271921842" table:style-name="ce5">
            <text:p><text:s/>64,473<text:s/></text:p>
          </table:table-cell>
          <table:table-cell office:value-type="float" office:value="0.88770868364241684" table:style-name="ce6">
            <text:p>0.888</text:p>
          </table:table-cell>
          <table:table-cell office:value-type="float" office:value="57232.986938833092" table:style-name="ce5">
            <text:p><text:s/>57,23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7232.986938833092" table:style-name="ce5">
            <text:p><text:s/>57,233<text:s/></text:p>
          </table:table-cell>
          <table:table-cell office:value-type="float" office:value="0.94659432210257954" table:style-name="ce6">
            <text:p>0.947</text:p>
          </table:table-cell>
          <table:table-cell office:value-type="float" office:value="54176.420473270497" table:style-name="ce5">
            <text:p><text:s/>54,176<text:s/></text:p>
          </table:table-cell>
          <table:table-cell office:value-type="float" office:value="1.141268561154569" table:style-name="ce6">
            <text:p>1.141</text:p>
          </table:table-cell>
          <table:table-cell office:value-type="float" office:value="61829.845442034362" table:style-name="ce5">
            <text:p><text:s/>61,83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376.8504853802997" table:style-name="ce5">
            <text:p><text:s/>5,37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376.8504853802997" table:style-name="ce5">
            <text:p><text:s/>5,377<text:s/></text:p>
          </table:table-cell>
          <table:table-cell office:value-type="float" office:value="1.1176263185352582" table:style-name="ce6">
            <text:p>1.118</text:p>
          </table:table-cell>
          <table:table-cell office:value-type="float" office:value="6009.3096132901001" table:style-name="ce5">
            <text:p><text:s/>6,009<text:s/></text:p>
          </table:table-cell>
          <table:table-cell office:value-type="float" office:value="1.3382304646496468" table:style-name="ce6">
            <text:p>1.338</text:p>
          </table:table-cell>
          <table:table-cell office:value-type="float" office:value="8041.8411960167996" table:style-name="ce5">
            <text:p><text:s/>8,04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041.8411960167996" table:style-name="ce5">
            <text:p><text:s/>8,042<text:s/></text:p>
          </table:table-cell>
          <table:table-cell office:value-type="float" office:value="0.94957304390013808" table:style-name="ce6">
            <text:p>0.950</text:p>
          </table:table-cell>
          <table:table-cell office:value-type="float" office:value="7636.3156230632003" table:style-name="ce5">
            <text:p><text:s/>7,636<text:s/></text:p>
          </table:table-cell>
          <table:table-cell office:value-type="float" office:value="1.1760045332419042" table:style-name="ce6">
            <text:p>1.176</text:p>
          </table:table-cell>
          <table:table-cell office:value-type="float" office:value="8980.3417899883007" table:style-name="ce5">
            <text:p><text:s/>8,98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980.3417899883007" table:style-name="ce5">
            <text:p><text:s/>8,980<text:s/></text:p>
          </table:table-cell>
          <table:table-cell office:value-type="float" office:value="0.85396382426975426" table:style-name="ce6">
            <text:p>0.854</text:p>
          </table:table-cell>
          <table:table-cell office:value-type="float" office:value="7668.8870182278997" table:style-name="ce5">
            <text:p><text:s/>7,669<text:s/></text:p>
          </table:table-cell>
          <table:table-cell office:value-type="float" office:value="0.98504456141089403" table:style-name="ce6">
            <text:p>0.985</text:p>
          </table:table-cell>
          <table:table-cell office:value-type="float" office:value="7554.1954493800004" table:style-name="ce5">
            <text:p><text:s/>7,55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554.1954493800004" table:style-name="ce5">
            <text:p><text:s/>7,554<text:s/></text:p>
          </table:table-cell>
          <table:table-cell office:value-type="float" office:value="1.2020376619420885" table:style-name="ce6">
            <text:p>1.202</text:p>
          </table:table-cell>
          <table:table-cell office:value-type="float" office:value="9080.4274358262992" table:style-name="ce5">
            <text:p><text:s/>9,080<text:s/></text:p>
          </table:table-cell>
          <table:table-cell office:value-type="float" office:value="0.97058298114910357" table:style-name="ce6">
            <text:p>0.971</text:p>
          </table:table-cell>
          <table:table-cell office:value-type="float" office:value="8813.3083307723991" table:style-name="ce5">
            <text:p><text:s/>8,81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813.3083307723991" table:style-name="ce5">
            <text:p><text:s/>8,813<text:s/></text:p>
          </table:table-cell>
          <table:table-cell office:value-type="float" office:value="1.0992957232887035" table:style-name="ce6">
            <text:p>1.099</text:p>
          </table:table-cell>
          <table:table-cell office:value-type="float" office:value="9688.4321560428016" table:style-name="ce5">
            <text:p><text:s/>9,688<text:s/></text:p>
          </table:table-cell>
          <table:table-cell office:value-type="float" office:value="1.0749561016218971" table:style-name="ce6">
            <text:p>1.075</text:p>
          </table:table-cell>
          <table:table-cell office:value-type="float" office:value="10414.639261288001" table:style-name="ce5">
            <text:p><text:s/>10,41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414.639261288001" table:style-name="ce5">
            <text:p><text:s/>10,415<text:s/></text:p>
          </table:table-cell>
          <table:table-cell office:value-type="float" office:value="0.97066507797887791" table:style-name="ce6">
            <text:p>0.971</text:p>
          </table:table-cell>
          <table:table-cell office:value-type="float" office:value="10109.126630680001" table:style-name="ce5">
            <text:p><text:s/>10,109<text:s/></text:p>
          </table:table-cell>
          <table:table-cell office:value-type="float" office:value="1.2568799653804834" table:style-name="ce6">
            <text:p>1.257</text:p>
          </table:table-cell>
          <table:table-cell office:value-type="float" office:value="12705.958729596001" table:style-name="ce5">
            <text:p><text:s/>12,70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705.958729596001" table:style-name="ce5">
            <text:p><text:s/>12,706<text:s/></text:p>
          </table:table-cell>
          <table:table-cell office:value-type="float" office:value="1.0016364807403761" table:style-name="ce6">
            <text:p>1.002</text:p>
          </table:table-cell>
          <table:table-cell office:value-type="float" office:value="12726.751786344999" table:style-name="ce5">
            <text:p><text:s/>12,727<text:s/></text:p>
          </table:table-cell>
          <table:table-cell office:value-type="float" office:value="0.99903106711264456" table:style-name="ce6">
            <text:p>0.999</text:p>
          </table:table-cell>
          <table:table-cell office:value-type="float" office:value="12714.420417989999" table:style-name="ce5">
            <text:p><text:s/>12,71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714.420417989999" table:style-name="ce5">
            <text:p><text:s/>12,714<text:s/></text:p>
          </table:table-cell>
          <table:table-cell office:value-type="float" office:value="1.0402697989319707" table:style-name="ce6">
            <text:p>1.040</text:p>
          </table:table-cell>
          <table:table-cell office:value-type="float" office:value="13226.427571759001" table:style-name="ce5">
            <text:p><text:s/>13,226<text:s/></text:p>
          </table:table-cell>
          <table:table-cell office:value-type="float" office:value="0.86213423765151853" table:style-name="ce6">
            <text:p>0.862</text:p>
          </table:table-cell>
          <table:table-cell office:value-type="float" office:value="11402.956051431471" table:style-name="ce5">
            <text:p><text:s/>11,40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402.956051431471" table:style-name="ce5">
            <text:p><text:s/>11,403<text:s/></text:p>
          </table:table-cell>
          <table:table-cell office:value-type="float" office:value="1.0755571853454133" table:style-name="ce6">
            <text:p>1.076</text:p>
          </table:table-cell>
          <table:table-cell office:value-type="float" office:value="12264.53131529508" table:style-name="ce5">
            <text:p><text:s/>12,265<text:s/></text:p>
          </table:table-cell>
          <table:table-cell office:value-type="float" office:value="1.120430586480613" table:style-name="ce6">
            <text:p>1.120</text:p>
          </table:table-cell>
          <table:table-cell office:value-type="float" office:value="13741.556014505912" table:style-name="ce5">
            <text:p><text:s/>13,74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741.556014505912" table:style-name="ce5">
            <text:p><text:s/>13,742<text:s/></text:p>
          </table:table-cell>
          <table:table-cell office:value-type="float" office:value="0.9287728031481336" table:style-name="ce6">
            <text:p>0.929</text:p>
          </table:table-cell>
          <table:table-cell office:value-type="float" office:value="12762.783499209749" table:style-name="ce5">
            <text:p><text:s/>12,763<text:s/></text:p>
          </table:table-cell>
          <table:table-cell office:value-type="float" office:value="1.1213729226043259" table:style-name="ce6">
            <text:p>1.121</text:p>
          </table:table-cell>
          <table:table-cell office:value-type="float" office:value="14311.839833075101" table:style-name="ce5">
            <text:p><text:s/>14,31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311.839833075101" table:style-name="ce5">
            <text:p><text:s/>14,312<text:s/></text:p>
          </table:table-cell>
          <table:table-cell office:value-type="float" office:value="1.1321237277459977" table:style-name="ce6">
            <text:p>1.132</text:p>
          </table:table-cell>
          <table:table-cell office:value-type="float" office:value="16202.773462724639" table:style-name="ce5">
            <text:p><text:s/>16,203<text:s/></text:p>
          </table:table-cell>
          <table:table-cell office:value-type="float" office:value="1.0605251364956214" table:style-name="ce6">
            <text:p>1.061</text:p>
          </table:table-cell>
          <table:table-cell office:value-type="float" office:value="17183.44853816368" table:style-name="ce5">
            <text:p><text:s/>17,18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183.44853816368" table:style-name="ce5">
            <text:p><text:s/>17,183<text:s/></text:p>
          </table:table-cell>
          <table:table-cell office:value-type="float" office:value="1.0046574642758863" table:style-name="ce6">
            <text:p>1.005</text:p>
          </table:table-cell>
          <table:table-cell office:value-type="float" office:value="17263.47983586671" table:style-name="ce5">
            <text:p><text:s/>17,263<text:s/></text:p>
          </table:table-cell>
          <table:table-cell office:value-type="float" office:value="1.0615140104865128" table:style-name="ce6">
            <text:p>1.062</text:p>
          </table:table-cell>
          <table:table-cell office:value-type="float" office:value="18325.425715523917" table:style-name="ce5">
            <text:p><text:s/>18,32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8325.425715523917" table:style-name="ce5">
            <text:p><text:s/>18,325<text:s/></text:p>
          </table:table-cell>
          <table:table-cell office:value-type="float" office:value="1.0278607950096064" table:style-name="ce6">
            <text:p>1.028</text:p>
          </table:table-cell>
          <table:table-cell office:value-type="float" office:value="18835.986644847901" table:style-name="ce5">
            <text:p><text:s/>18,836<text:s/></text:p>
          </table:table-cell>
          <table:table-cell office:value-type="float" office:value="1.1546171148938833" table:style-name="ce6">
            <text:p>1.155</text:p>
          </table:table-cell>
          <table:table-cell office:value-type="float" office:value="21748.352556054" table:style-name="ce5">
            <text:p><text:s/>21,74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748.352556054" table:style-name="ce5">
            <text:p><text:s/>21,748<text:s/></text:p>
          </table:table-cell>
          <table:table-cell office:value-type="float" office:value="0.99132356537182287" table:style-name="ce6">
            <text:p>0.991</text:p>
          </table:table-cell>
          <table:table-cell office:value-type="float" office:value="21559.654396830847" table:style-name="ce5">
            <text:p><text:s/>21,560<text:s/></text:p>
          </table:table-cell>
          <table:table-cell office:value-type="float" office:value="1.0564292076484887" table:style-name="ce6">
            <text:p>1.056</text:p>
          </table:table-cell>
          <table:table-cell office:value-type="float" office:value="22776.24861161927" table:style-name="ce5">
            <text:p><text:s/>22,77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776.24861161927" table:style-name="ce5">
            <text:p><text:s/>22,776<text:s/></text:p>
          </table:table-cell>
          <table:table-cell office:value-type="float" office:value="1.0563583605080538" table:style-name="ce6">
            <text:p>1.056</text:p>
          </table:table-cell>
          <table:table-cell office:value-type="float" office:value="24059.880641893971" table:style-name="ce5">
            <text:p><text:s/>24,060<text:s/></text:p>
          </table:table-cell>
          <table:table-cell office:value-type="float" office:value="0.98174879560699091" table:style-name="ce6">
            <text:p>0.982</text:p>
          </table:table-cell>
          <table:table-cell office:value-type="float" office:value="23620.758842627361" table:style-name="ce5">
            <text:p><text:s/>23,62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620.758842627361" table:style-name="ce5">
            <text:p><text:s/>23,621<text:s/></text:p>
          </table:table-cell>
          <table:table-cell office:value-type="float" office:value="0.97223689295471971" table:style-name="ce6">
            <text:p>0.972</text:p>
          </table:table-cell>
          <table:table-cell office:value-type="float" office:value="22964.973186388746" table:style-name="ce5">
            <text:p><text:s/>22,965<text:s/></text:p>
          </table:table-cell>
          <table:table-cell office:value-type="float" office:value="1.1424869767490939" table:style-name="ce6">
            <text:p>1.142</text:p>
          </table:table-cell>
          <table:table-cell office:value-type="float" office:value="26237.182786841291" table:style-name="ce5">
            <text:p><text:s/>26,23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210.4470114696996" table:style-name="ce5">
            <text:p><text:s/>9,21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210.4470114696996" table:style-name="ce5">
            <text:p><text:s/>9,210<text:s/></text:p>
          </table:table-cell>
          <table:table-cell office:value-type="float" office:value="1.1738946397518688" table:style-name="ce6">
            <text:p>1.174</text:p>
          </table:table-cell>
          <table:table-cell office:value-type="float" office:value="10812.094376482901" table:style-name="ce5">
            <text:p><text:s/>10,812<text:s/></text:p>
          </table:table-cell>
          <table:table-cell office:value-type="float" office:value="1.3024050658915807" table:style-name="ce6">
            <text:p>1.302</text:p>
          </table:table-cell>
          <table:table-cell office:value-type="float" office:value="14081.726488829201" table:style-name="ce5">
            <text:p><text:s/>14,08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081.726488829201" table:style-name="ce5">
            <text:p><text:s/>14,082<text:s/></text:p>
          </table:table-cell>
          <table:table-cell office:value-type="float" office:value="0.88872088139962979" table:style-name="ce6">
            <text:p>0.889</text:p>
          </table:table-cell>
          <table:table-cell office:value-type="float" office:value="12514.724376780801" table:style-name="ce5">
            <text:p><text:s/>12,515<text:s/></text:p>
          </table:table-cell>
          <table:table-cell office:value-type="float" office:value="1.0195217513853663" table:style-name="ce6">
            <text:p>1.020</text:p>
          </table:table-cell>
          <table:table-cell office:value-type="float" office:value="12759.033714720699" table:style-name="ce5">
            <text:p><text:s/>12,75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759.033714720699" table:style-name="ce5">
            <text:p><text:s/>12,759<text:s/></text:p>
          </table:table-cell>
          <table:table-cell office:value-type="float" office:value="0.7896002674497703" table:style-name="ce6">
            <text:p>0.790</text:p>
          </table:table-cell>
          <table:table-cell office:value-type="float" office:value="10074.536433544099" table:style-name="ce5">
            <text:p><text:s/>10,075<text:s/></text:p>
          </table:table-cell>
          <table:table-cell office:value-type="float" office:value="0.80832910639047639" table:style-name="ce6">
            <text:p>0.808</text:p>
          </table:table-cell>
          <table:table-cell office:value-type="float" office:value="8143.5410326249994" table:style-name="ce5">
            <text:p><text:s/>8,14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143.5410326249994" table:style-name="ce5">
            <text:p><text:s/>8,144<text:s/></text:p>
          </table:table-cell>
          <table:table-cell office:value-type="float" office:value="1.3756542422686864" table:style-name="ce6">
            <text:p>1.376</text:p>
          </table:table-cell>
          <table:table-cell office:value-type="float" office:value="11202.6967686197" table:style-name="ce5">
            <text:p><text:s/>11,203<text:s/></text:p>
          </table:table-cell>
          <table:table-cell office:value-type="float" office:value="0.94088162670855713" table:style-name="ce6">
            <text:p>0.941</text:p>
          </table:table-cell>
          <table:table-cell office:value-type="float" office:value="10540.411559181599" table:style-name="ce5">
            <text:p><text:s/>10,54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540.411559181599" table:style-name="ce5">
            <text:p><text:s/>10,540<text:s/></text:p>
          </table:table-cell>
          <table:table-cell office:value-type="float" office:value="1.1109265672457653" table:style-name="ce6">
            <text:p>1.111</text:p>
          </table:table-cell>
          <table:table-cell office:value-type="float" office:value="11709.623230799198" table:style-name="ce5">
            <text:p><text:s/>11,710<text:s/></text:p>
          </table:table-cell>
          <table:table-cell office:value-type="float" office:value="1.1132116190889878" table:style-name="ce6">
            <text:p>1.113</text:p>
          </table:table-cell>
          <table:table-cell office:value-type="float" office:value="13035.288635679999" table:style-name="ce5">
            <text:p><text:s/>13,0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035.288635679999" table:style-name="ce5">
            <text:p><text:s/>13,035<text:s/></text:p>
          </table:table-cell>
          <table:table-cell office:value-type="float" office:value="0.96165503143299402" table:style-name="ce6">
            <text:p>0.962</text:p>
          </table:table-cell>
          <table:table-cell office:value-type="float" office:value="12535.450902682998" table:style-name="ce5">
            <text:p><text:s/>12,535<text:s/></text:p>
          </table:table-cell>
          <table:table-cell office:value-type="float" office:value="1.2632800600510206" table:style-name="ce6">
            <text:p>1.263</text:p>
          </table:table-cell>
          <table:table-cell office:value-type="float" office:value="15835.785169107998" table:style-name="ce5">
            <text:p><text:s/>15,83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835.785169107998" table:style-name="ce5">
            <text:p><text:s/>15,836<text:s/></text:p>
          </table:table-cell>
          <table:table-cell office:value-type="float" office:value="0.9823768599727275" table:style-name="ce6">
            <text:p>0.982</text:p>
          </table:table-cell>
          <table:table-cell office:value-type="float" office:value="15556.708909631003" table:style-name="ce5">
            <text:p><text:s/>15,557<text:s/></text:p>
          </table:table-cell>
          <table:table-cell office:value-type="float" office:value="1.0015280651101777" table:style-name="ce6">
            <text:p>1.002</text:p>
          </table:table-cell>
          <table:table-cell office:value-type="float" office:value="15580.480573745001" table:style-name="ce5">
            <text:p><text:s/>15,58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580.480573745001" table:style-name="ce5">
            <text:p><text:s/>15,580<text:s/></text:p>
          </table:table-cell>
          <table:table-cell office:value-type="float" office:value="1.1187430269870877" table:style-name="ce6">
            <text:p>1.119</text:p>
          </table:table-cell>
          <table:table-cell office:value-type="float" office:value="17430.553998985" table:style-name="ce5">
            <text:p><text:s/>17,431<text:s/></text:p>
          </table:table-cell>
          <table:table-cell office:value-type="float" office:value="0.98463296989533511" table:style-name="ce6">
            <text:p>0.985</text:p>
          </table:table-cell>
          <table:table-cell office:value-type="float" office:value="17162.698150941611" table:style-name="ce5">
            <text:p><text:s/>17,16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162.698150941611" table:style-name="ce5">
            <text:p><text:s/>17,163<text:s/></text:p>
          </table:table-cell>
          <table:table-cell office:value-type="float" office:value="1.1377003613338803" table:style-name="ce6">
            <text:p>1.138</text:p>
          </table:table-cell>
          <table:table-cell office:value-type="float" office:value="19526.007887790587" table:style-name="ce5">
            <text:p><text:s/>19,526<text:s/></text:p>
          </table:table-cell>
          <table:table-cell office:value-type="float" office:value="0.96677432971041233" table:style-name="ce6">
            <text:p>0.967</text:p>
          </table:table-cell>
          <table:table-cell office:value-type="float" office:value="18877.243187638971" table:style-name="ce5">
            <text:p><text:s/>18,87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8877.243187638971" table:style-name="ce5">
            <text:p><text:s/>18,877<text:s/></text:p>
          </table:table-cell>
          <table:table-cell office:value-type="float" office:value="0.67600440382061933" table:style-name="ce6">
            <text:p>0.676</text:p>
          </table:table-cell>
          <table:table-cell office:value-type="float" office:value="12761.09952683673" table:style-name="ce5">
            <text:p><text:s/>12,761<text:s/></text:p>
          </table:table-cell>
          <table:table-cell office:value-type="float" office:value="1.2768299783845818" table:style-name="ce6">
            <text:p>1.277</text:p>
          </table:table-cell>
          <table:table-cell office:value-type="float" office:value="16293.754433014439" table:style-name="ce5">
            <text:p><text:s/>16,29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293.754433014439" table:style-name="ce5">
            <text:p><text:s/>16,294<text:s/></text:p>
          </table:table-cell>
          <table:table-cell office:value-type="float" office:value="1.5692361146538811" table:style-name="ce6">
            <text:p>1.569</text:p>
          </table:table-cell>
          <table:table-cell office:value-type="float" office:value="25568.747899588026" table:style-name="ce5">
            <text:p><text:s/>25,569<text:s/></text:p>
          </table:table-cell>
          <table:table-cell office:value-type="float" office:value="1.1257522685696657" table:style-name="ce6">
            <text:p>1.126</text:p>
          </table:table-cell>
          <table:table-cell office:value-type="float" office:value="28784.0759524471" table:style-name="ce5">
            <text:p><text:s/>28,78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784.0759524471" table:style-name="ce5">
            <text:p><text:s/>28,784<text:s/></text:p>
          </table:table-cell>
          <table:table-cell office:value-type="float" office:value="0.96160489531200388" table:style-name="ce6">
            <text:p>0.962</text:p>
          </table:table-cell>
          <table:table-cell office:value-type="float" office:value="27678.908342905659" table:style-name="ce5">
            <text:p><text:s/>27,679<text:s/></text:p>
          </table:table-cell>
          <table:table-cell office:value-type="float" office:value="1.0442804320207371" table:style-name="ce6">
            <text:p>1.044</text:p>
          </table:table-cell>
          <table:table-cell office:value-type="float" office:value="28904.542362191904" table:style-name="ce5">
            <text:p><text:s/>28,90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8904.542362191904" table:style-name="ce5">
            <text:p><text:s/>28,905<text:s/></text:p>
          </table:table-cell>
          <table:table-cell office:value-type="float" office:value="1.0947934495508951" table:style-name="ce6">
            <text:p>1.095</text:p>
          </table:table-cell>
          <table:table-cell office:value-type="float" office:value="31644.50364039405" table:style-name="ce5">
            <text:p><text:s/>31,645<text:s/></text:p>
          </table:table-cell>
          <table:table-cell office:value-type="float" office:value="0.98821265999861652" table:style-name="ce6">
            <text:p>0.988</text:p>
          </table:table-cell>
          <table:table-cell office:value-type="float" office:value="31271.499116809708" table:style-name="ce5">
            <text:p><text:s/>31,27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1271.499116809708" table:style-name="ce5">
            <text:p><text:s/>31,271<text:s/></text:p>
          </table:table-cell>
          <table:table-cell office:value-type="float" office:value="0.99792526651858537" table:style-name="ce6">
            <text:p>0.998</text:p>
          </table:table-cell>
          <table:table-cell office:value-type="float" office:value="31206.619090578035" table:style-name="ce5">
            <text:p><text:s/>31,207<text:s/></text:p>
          </table:table-cell>
          <table:table-cell office:value-type="float" office:value="1.1622387280930131" table:style-name="ce6">
            <text:p>1.162</text:p>
          </table:table-cell>
          <table:table-cell office:value-type="float" office:value="36269.541279916557" table:style-name="ce5">
            <text:p><text:s/>36,27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6269.541279916557" table:style-name="ce5">
            <text:p><text:s/>36,270<text:s/></text:p>
          </table:table-cell>
          <table:table-cell office:value-type="float" office:value="1.1142360959415316" table:style-name="ce6">
            <text:p>1.114</text:p>
          </table:table-cell>
          <table:table-cell office:value-type="float" office:value="40412.832077324449" table:style-name="ce5">
            <text:p><text:s/>40,413<text:s/></text:p>
          </table:table-cell>
          <table:table-cell office:value-type="float" office:value="0.83172166780821777" table:style-name="ce6">
            <text:p>0.832</text:p>
          </table:table-cell>
          <table:table-cell office:value-type="float" office:value="33612.228096205734" table:style-name="ce5">
            <text:p><text:s/>33,61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3612.228096205734" table:style-name="ce5">
            <text:p><text:s/>33,612<text:s/></text:p>
          </table:table-cell>
          <table:table-cell office:value-type="float" office:value="0.92857418429827365" table:style-name="ce6">
            <text:p>0.929</text:p>
          </table:table-cell>
          <table:table-cell office:value-type="float" office:value="31211.447286881754" table:style-name="ce5">
            <text:p><text:s/>31,211<text:s/></text:p>
          </table:table-cell>
          <table:table-cell office:value-type="float" office:value="1.1403720669548301" table:style-name="ce6">
            <text:p>1.140</text:p>
          </table:table-cell>
          <table:table-cell office:value-type="float" office:value="35592.662655193068" table:style-name="ce5">
            <text:p><text:s/>35,59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7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34.43448303681998" table:style-name="ce5">
            <text:p><text:s/>43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34.43448303681998" table:style-name="ce5">
            <text:p><text:s/>434<text:s/></text:p>
          </table:table-cell>
          <table:table-cell office:value-type="float" office:value="1.0167935609921224" table:style-name="ce6">
            <text:p>1.017</text:p>
          </table:table-cell>
          <table:table-cell office:value-type="float" office:value="441.73018502477998" table:style-name="ce5">
            <text:p><text:s/>442<text:s/></text:p>
          </table:table-cell>
          <table:table-cell office:value-type="float" office:value="1.1781012939065432" table:style-name="ce6">
            <text:p>1.178</text:p>
          </table:table-cell>
          <table:table-cell office:value-type="float" office:value="520.40290253526996" table:style-name="ce5">
            <text:p><text:s/>52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20.40290253526996" table:style-name="ce5">
            <text:p><text:s/>520<text:s/></text:p>
          </table:table-cell>
          <table:table-cell office:value-type="float" office:value="1.0059219112098461" table:style-name="ce6">
            <text:p>1.006</text:p>
          </table:table-cell>
          <table:table-cell office:value-type="float" office:value="523.48468231743004" table:style-name="ce5">
            <text:p><text:s/>523<text:s/></text:p>
          </table:table-cell>
          <table:table-cell office:value-type="float" office:value="1.1648957166495983" table:style-name="ce6">
            <text:p>1.165</text:p>
          </table:table-cell>
          <table:table-cell office:value-type="float" office:value="609.80506416324999" table:style-name="ce5">
            <text:p><text:s/>61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09.80506416324999" table:style-name="ce5">
            <text:p><text:s/>610<text:s/></text:p>
          </table:table-cell>
          <table:table-cell office:value-type="float" office:value="1.008016620224937" table:style-name="ce6">
            <text:p>1.008</text:p>
          </table:table-cell>
          <table:table-cell office:value-type="float" office:value="614.69363977389003" table:style-name="ce5">
            <text:p><text:s/>615<text:s/></text:p>
          </table:table-cell>
          <table:table-cell office:value-type="float" office:value="1.0092413900222388" table:style-name="ce6">
            <text:p>1.009</text:p>
          </table:table-cell>
          <table:table-cell office:value-type="float" office:value="620.37426344323001" table:style-name="ce5">
            <text:p><text:s/>62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20.37426344323001" table:style-name="ce5">
            <text:p><text:s/>620<text:s/></text:p>
          </table:table-cell>
          <table:table-cell office:value-type="float" office:value="1.004220654254268" table:style-name="ce6">
            <text:p>1.004</text:p>
          </table:table-cell>
          <table:table-cell office:value-type="float" office:value="622.99264871747005" table:style-name="ce5">
            <text:p><text:s/>623<text:s/></text:p>
          </table:table-cell>
          <table:table-cell office:value-type="float" office:value="0.82128660682023247" table:style-name="ce6">
            <text:p>0.821</text:p>
          </table:table-cell>
          <table:table-cell office:value-type="float" office:value="511.65551853912001" table:style-name="ce5">
            <text:p><text:s/>51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11.65551853912001" table:style-name="ce5">
            <text:p><text:s/>512<text:s/></text:p>
          </table:table-cell>
          <table:table-cell office:value-type="float" office:value="0.91856720156732874" table:style-name="ce6">
            <text:p>0.919</text:p>
          </table:table-cell>
          <table:table-cell office:value-type="float" office:value="469.98997783095996" table:style-name="ce5">
            <text:p><text:s/>470<text:s/></text:p>
          </table:table-cell>
          <table:table-cell office:value-type="float" office:value="1.3410272739710787" table:style-name="ce6">
            <text:p>1.341</text:p>
          </table:table-cell>
          <table:table-cell office:value-type="float" office:value="630.26937876438001" table:style-name="ce5">
            <text:p><text:s/>6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30.26937876438001" table:style-name="ce5">
            <text:p><text:s/>630<text:s/></text:p>
          </table:table-cell>
          <table:table-cell office:value-type="float" office:value="0.97601788588158478" table:style-name="ce6">
            <text:p>0.976</text:p>
          </table:table-cell>
          <table:table-cell office:value-type="float" office:value="615.15418659751003" table:style-name="ce5">
            <text:p><text:s/>615<text:s/></text:p>
          </table:table-cell>
          <table:table-cell office:value-type="float" office:value="1.2736632260192464" table:style-name="ce6">
            <text:p>1.274</text:p>
          </table:table-cell>
          <table:table-cell office:value-type="float" office:value="783.49926580102999" table:style-name="ce5">
            <text:p><text:s/>78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83.49926580102999" table:style-name="ce5">
            <text:p><text:s/>783<text:s/></text:p>
          </table:table-cell>
          <table:table-cell office:value-type="float" office:value="1.0175263879117242" table:style-name="ce6">
            <text:p>1.018</text:p>
          </table:table-cell>
          <table:table-cell office:value-type="float" office:value="797.23117786200999" table:style-name="ce5">
            <text:p><text:s/>797<text:s/></text:p>
          </table:table-cell>
          <table:table-cell office:value-type="float" office:value="0.9443565054838482" table:style-name="ce6">
            <text:p>0.944</text:p>
          </table:table-cell>
          <table:table-cell office:value-type="float" office:value="752.87044918853996" table:style-name="ce5">
            <text:p><text:s/>75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52.87044918853996" table:style-name="ce5">
            <text:p><text:s/>753<text:s/></text:p>
          </table:table-cell>
          <table:table-cell office:value-type="float" office:value="1.0281330276365328" table:style-name="ce6">
            <text:p>1.028</text:p>
          </table:table-cell>
          <table:table-cell office:value-type="float" office:value="774.05097434229003" table:style-name="ce5">
            <text:p><text:s/>774<text:s/></text:p>
          </table:table-cell>
          <table:table-cell office:value-type="float" office:value="1.0529041656345766" table:style-name="ce6">
            <text:p>1.053</text:p>
          </table:table-cell>
          <table:table-cell office:value-type="float" office:value="815.00149529849989" table:style-name="ce5">
            <text:p><text:s/>81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15.00149529849989" table:style-name="ce5">
            <text:p><text:s/>815<text:s/></text:p>
          </table:table-cell>
          <table:table-cell office:value-type="float" office:value="1.0026176176968347" table:style-name="ce6">
            <text:p>1.003</text:p>
          </table:table-cell>
          <table:table-cell office:value-type="float" office:value="817.13485763554002" table:style-name="ce5">
            <text:p><text:s/>817<text:s/></text:p>
          </table:table-cell>
          <table:table-cell office:value-type="float" office:value="1.13471259090419" table:style-name="ce6">
            <text:p>1.135</text:p>
          </table:table-cell>
          <table:table-cell office:value-type="float" office:value="927.21321142575005" table:style-name="ce5">
            <text:p><text:s/>92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927.21321142575005" table:style-name="ce5">
            <text:p><text:s/>927<text:s/></text:p>
          </table:table-cell>
          <table:table-cell office:value-type="float" office:value="0.95227701416243948" table:style-name="ce6">
            <text:p>0.952</text:p>
          </table:table-cell>
          <table:table-cell office:value-type="float" office:value="882.96382846847996" table:style-name="ce5">
            <text:p><text:s/>883<text:s/></text:p>
          </table:table-cell>
          <table:table-cell office:value-type="float" office:value="1.1825850085957119" table:style-name="ce6">
            <text:p>1.183</text:p>
          </table:table-cell>
          <table:table-cell office:value-type="float" office:value="1044.1797866791001" table:style-name="ce5">
            <text:p><text:s/>1,04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44.1797866791001" table:style-name="ce5">
            <text:p><text:s/>1,044<text:s/></text:p>
          </table:table-cell>
          <table:table-cell office:value-type="float" office:value="1.0627029426646251" table:style-name="ce6">
            <text:p>1.063</text:p>
          </table:table-cell>
          <table:table-cell office:value-type="float" office:value="1109.6529319748001" table:style-name="ce5">
            <text:p><text:s/>1,110<text:s/></text:p>
          </table:table-cell>
          <table:table-cell office:value-type="float" office:value="1.0895345368441438" table:style-name="ce6">
            <text:p>1.090</text:p>
          </table:table-cell>
          <table:table-cell office:value-type="float" office:value="1209.00519329691" table:style-name="ce5">
            <text:p><text:s/>1,20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09.00519329691" table:style-name="ce5">
            <text:p><text:s/>1,209<text:s/></text:p>
          </table:table-cell>
          <table:table-cell office:value-type="float" office:value="1.0226255500272463" table:style-name="ce6">
            <text:p>1.023</text:p>
          </table:table-cell>
          <table:table-cell office:value-type="float" office:value="1236.3596007810499" table:style-name="ce5">
            <text:p><text:s/>1,236<text:s/></text:p>
          </table:table-cell>
          <table:table-cell office:value-type="float" office:value="1.0648690127293177" table:style-name="ce6">
            <text:p>1.065</text:p>
          </table:table-cell>
          <table:table-cell office:value-type="float" office:value="1316.5610274621301" table:style-name="ce5">
            <text:p><text:s/>1,31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316.5610274621301" table:style-name="ce5">
            <text:p><text:s/>1,317<text:s/></text:p>
          </table:table-cell>
          <table:table-cell office:value-type="float" office:value="0.98340870542714098" table:style-name="ce6">
            <text:p>0.983</text:p>
          </table:table-cell>
          <table:table-cell office:value-type="float" office:value="1294.71757563236" table:style-name="ce5">
            <text:p><text:s/>1,295<text:s/></text:p>
          </table:table-cell>
          <table:table-cell office:value-type="float" office:value="0.89968660619606888" table:style-name="ce6">
            <text:p>0.900</text:p>
          </table:table-cell>
          <table:table-cell office:value-type="float" office:value="1164.8400616030801" table:style-name="ce5">
            <text:p><text:s/>1,16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64.8400616030801" table:style-name="ce5">
            <text:p><text:s/>1,165<text:s/></text:p>
          </table:table-cell>
          <table:table-cell office:value-type="float" office:value="0.862436858073927" table:style-name="ce6">
            <text:p>0.862</text:p>
          </table:table-cell>
          <table:table-cell office:value-type="float" office:value="1004.6010028876" table:style-name="ce5">
            <text:p><text:s/>1,005<text:s/></text:p>
          </table:table-cell>
          <table:table-cell office:value-type="float" office:value="1.037649082590008" table:style-name="ce6">
            <text:p>1.038</text:p>
          </table:table-cell>
          <table:table-cell office:value-type="float" office:value="1042.42330901532" table:style-name="ce5">
            <text:p><text:s/>1,04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42.42330901532" table:style-name="ce5">
            <text:p><text:s/>1,042<text:s/></text:p>
          </table:table-cell>
          <table:table-cell office:value-type="float" office:value="0.93077061649321835" table:style-name="ce6">
            <text:p>0.931</text:p>
          </table:table-cell>
          <table:table-cell office:value-type="float" office:value="970.25698597909002" table:style-name="ce5">
            <text:p><text:s/>970<text:s/></text:p>
          </table:table-cell>
          <table:table-cell office:value-type="float" office:value="0.89789825537117551" table:style-name="ce6">
            <text:p>0.898</text:p>
          </table:table-cell>
          <table:table-cell office:value-type="float" office:value="871.19205497231997" table:style-name="ce5">
            <text:p><text:s/>87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71.19205497231997" table:style-name="ce5">
            <text:p><text:s/>871<text:s/></text:p>
          </table:table-cell>
          <table:table-cell office:value-type="float" office:value="0.92362841356630154" table:style-name="ce6">
            <text:p>0.924</text:p>
          </table:table-cell>
          <table:table-cell office:value-type="float" office:value="804.65773564565006" table:style-name="ce5">
            <text:p><text:s/>805<text:s/></text:p>
          </table:table-cell>
          <table:table-cell office:value-type="float" office:value="1.3819661051957495" table:style-name="ce6">
            <text:p>1.382</text:p>
          </table:table-cell>
          <table:table-cell office:value-type="float" office:value="1112.00971694585" table:style-name="ce5">
            <text:p><text:s/>1,11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3.64171922383997" table:style-name="ce5">
            <text:p><text:s/>30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03.64171922383997" table:style-name="ce5">
            <text:p><text:s/>304<text:s/></text:p>
          </table:table-cell>
          <table:table-cell office:value-type="float" office:value="1.0028120377027985" table:style-name="ce6">
            <text:p>1.003</text:p>
          </table:table-cell>
          <table:table-cell office:value-type="float" office:value="304.49557118643997" table:style-name="ce5">
            <text:p><text:s/>304<text:s/></text:p>
          </table:table-cell>
          <table:table-cell office:value-type="float" office:value="1.0554717941143643" table:style-name="ce6">
            <text:p>1.055</text:p>
          </table:table-cell>
          <table:table-cell office:value-type="float" office:value="321.38648682002997" table:style-name="ce5">
            <text:p><text:s/>32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21.38648682002997" table:style-name="ce5">
            <text:p><text:s/>321<text:s/></text:p>
          </table:table-cell>
          <table:table-cell office:value-type="float" office:value="1.0152322943922698" table:style-name="ce6">
            <text:p>1.015</text:p>
          </table:table-cell>
          <table:table-cell office:value-type="float" office:value="326.28194040096997" table:style-name="ce5">
            <text:p><text:s/>326<text:s/></text:p>
          </table:table-cell>
          <table:table-cell office:value-type="float" office:value="1.0982851568609058" table:style-name="ce6">
            <text:p>1.098</text:p>
          </table:table-cell>
          <table:table-cell office:value-type="float" office:value="358.35061209416" table:style-name="ce5">
            <text:p><text:s/>35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58.35061209416" table:style-name="ce5">
            <text:p><text:s/>358<text:s/></text:p>
          </table:table-cell>
          <table:table-cell office:value-type="float" office:value="1.0165631220618661" table:style-name="ce6">
            <text:p>1.017</text:p>
          </table:table-cell>
          <table:table-cell office:value-type="float" office:value="364.28601702321998" table:style-name="ce5">
            <text:p><text:s/>364<text:s/></text:p>
          </table:table-cell>
          <table:table-cell office:value-type="float" office:value="0.87397066876400697" table:style-name="ce6">
            <text:p>0.874</text:p>
          </table:table-cell>
          <table:table-cell office:value-type="float" office:value="318.37529391916001" table:style-name="ce5">
            <text:p><text:s/>31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18.37529391916001" table:style-name="ce5">
            <text:p><text:s/>318<text:s/></text:p>
          </table:table-cell>
          <table:table-cell office:value-type="float" office:value="1.0002737599994243" table:style-name="ce6">
            <text:p>1.000</text:p>
          </table:table-cell>
          <table:table-cell office:value-type="float" office:value="318.46245233944001" table:style-name="ce5">
            <text:p><text:s/>318<text:s/></text:p>
          </table:table-cell>
          <table:table-cell office:value-type="float" office:value="1.0862527101889938" table:style-name="ce6">
            <text:p>1.086</text:p>
          </table:table-cell>
          <table:table-cell office:value-type="float" office:value="345.93070194715" table:style-name="ce5">
            <text:p><text:s/>34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45.93070194715" table:style-name="ce5">
            <text:p><text:s/>346<text:s/></text:p>
          </table:table-cell>
          <table:table-cell office:value-type="float" office:value="0.91643792069610452" table:style-name="ce6">
            <text:p>0.916</text:p>
          </table:table-cell>
          <table:table-cell office:value-type="float" office:value="317.02401319739005" table:style-name="ce5">
            <text:p><text:s/>317<text:s/></text:p>
          </table:table-cell>
          <table:table-cell office:value-type="float" office:value="1.3442079729795002" table:style-name="ce6">
            <text:p>1.344</text:p>
          </table:table-cell>
          <table:table-cell office:value-type="float" office:value="426.14620616588996" table:style-name="ce5">
            <text:p><text:s/>42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26.14620616588996" table:style-name="ce5">
            <text:p><text:s/>426<text:s/></text:p>
          </table:table-cell>
          <table:table-cell office:value-type="float" office:value="0.97699925949817246" table:style-name="ce6">
            <text:p>0.977</text:p>
          </table:table-cell>
          <table:table-cell office:value-type="float" office:value="416.34452786203002" table:style-name="ce5">
            <text:p><text:s/>416<text:s/></text:p>
          </table:table-cell>
          <table:table-cell office:value-type="float" office:value="1.2718716764835205" table:style-name="ce6">
            <text:p>1.272</text:p>
          </table:table-cell>
          <table:table-cell office:value-type="float" office:value="529.53681264661998" table:style-name="ce5">
            <text:p><text:s/>53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29.53681264661998" table:style-name="ce5">
            <text:p><text:s/>530<text:s/></text:p>
          </table:table-cell>
          <table:table-cell office:value-type="float" office:value="1.0259489781720801" table:style-name="ce6">
            <text:p>1.026</text:p>
          </table:table-cell>
          <table:table-cell office:value-type="float" office:value="543.27775183929998" table:style-name="ce5">
            <text:p><text:s/>543<text:s/></text:p>
          </table:table-cell>
          <table:table-cell office:value-type="float" office:value="0.95589716775694999" table:style-name="ce6">
            <text:p>0.956</text:p>
          </table:table-cell>
          <table:table-cell office:value-type="float" office:value="519.31766428854996" table:style-name="ce5">
            <text:p><text:s/>51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19.31766428854996" table:style-name="ce5">
            <text:p><text:s/>519<text:s/></text:p>
          </table:table-cell>
          <table:table-cell office:value-type="float" office:value="1.0008056315835956" table:style-name="ce6">
            <text:p>1.001</text:p>
          </table:table-cell>
          <table:table-cell office:value-type="float" office:value="519.73604300082002" table:style-name="ce5">
            <text:p><text:s/>520<text:s/></text:p>
          </table:table-cell>
          <table:table-cell office:value-type="float" office:value="0.79289432154046291" table:style-name="ce6">
            <text:p>0.793</text:p>
          </table:table-cell>
          <table:table-cell office:value-type="float" office:value="412.09575719525998" table:style-name="ce5">
            <text:p><text:s/>4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12.09575719525998" table:style-name="ce5">
            <text:p><text:s/>412<text:s/></text:p>
          </table:table-cell>
          <table:table-cell office:value-type="float" office:value="1.0185187117664112" table:style-name="ce6">
            <text:p>1.019</text:p>
          </table:table-cell>
          <table:table-cell office:value-type="float" office:value="419.72723974292001" table:style-name="ce5">
            <text:p><text:s/>420<text:s/></text:p>
          </table:table-cell>
          <table:table-cell office:value-type="float" office:value="1.2323219626098973" table:style-name="ce6">
            <text:p>1.232</text:p>
          </table:table-cell>
          <table:table-cell office:value-type="float" office:value="517.23909584083003" table:style-name="ce5">
            <text:p><text:s/>51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17.23909584083003" table:style-name="ce5">
            <text:p><text:s/>517<text:s/></text:p>
          </table:table-cell>
          <table:table-cell office:value-type="float" office:value="0.95809279201315367" table:style-name="ce6">
            <text:p>0.958</text:p>
          </table:table-cell>
          <table:table-cell office:value-type="float" office:value="495.56304947250004" table:style-name="ce5">
            <text:p><text:s/>496<text:s/></text:p>
          </table:table-cell>
          <table:table-cell office:value-type="float" office:value="1.287448685297863" table:style-name="ce6">
            <text:p>1.287</text:p>
          </table:table-cell>
          <table:table-cell office:value-type="float" office:value="638.01199652557" table:style-name="ce5">
            <text:p><text:s/>63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38.01199652557" table:style-name="ce5">
            <text:p><text:s/>638<text:s/></text:p>
          </table:table-cell>
          <table:table-cell office:value-type="float" office:value="1.0526725188917245" table:style-name="ce6">
            <text:p>1.053</text:p>
          </table:table-cell>
          <table:table-cell office:value-type="float" office:value="671.61769546571009" table:style-name="ce5">
            <text:p><text:s/>672<text:s/></text:p>
          </table:table-cell>
          <table:table-cell office:value-type="float" office:value="0.98904394155327058" table:style-name="ce6">
            <text:p>0.989</text:p>
          </table:table-cell>
          <table:table-cell office:value-type="float" office:value="664.25941274032994" table:style-name="ce5">
            <text:p><text:s/>66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64.25941274032994" table:style-name="ce5">
            <text:p><text:s/>664<text:s/></text:p>
          </table:table-cell>
          <table:table-cell office:value-type="float" office:value="1.0270081705622336" table:style-name="ce6">
            <text:p>1.027</text:p>
          </table:table-cell>
          <table:table-cell office:value-type="float" office:value="682.19984425718997" table:style-name="ce5">
            <text:p><text:s/>682<text:s/></text:p>
          </table:table-cell>
          <table:table-cell office:value-type="float" office:value="1.0206676989003891" table:style-name="ce6">
            <text:p>1.021</text:p>
          </table:table-cell>
          <table:table-cell office:value-type="float" office:value="696.29934522818996" table:style-name="ce5">
            <text:p><text:s/>69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96.29934522818996" table:style-name="ce5">
            <text:p><text:s/>696<text:s/></text:p>
          </table:table-cell>
          <table:table-cell office:value-type="float" office:value="0.99578997652537038" table:style-name="ce6">
            <text:p>0.996</text:p>
          </table:table-cell>
          <table:table-cell office:value-type="float" office:value="693.36790863941008" table:style-name="ce5">
            <text:p><text:s/>693<text:s/></text:p>
          </table:table-cell>
          <table:table-cell office:value-type="float" office:value="0.90743372240041409" table:style-name="ce6">
            <text:p>0.907</text:p>
          </table:table-cell>
          <table:table-cell office:value-type="float" office:value="629.18542232965001" table:style-name="ce5">
            <text:p><text:s/>62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29.18542232965001" table:style-name="ce5">
            <text:p><text:s/>629<text:s/></text:p>
          </table:table-cell>
          <table:table-cell office:value-type="float" office:value="0.866702504952509" table:style-name="ce6">
            <text:p>0.867</text:p>
          </table:table-cell>
          <table:table-cell office:value-type="float" office:value="545.31658161271002" table:style-name="ce5">
            <text:p><text:s/>545<text:s/></text:p>
          </table:table-cell>
          <table:table-cell office:value-type="float" office:value="1.0684296196980347" table:style-name="ce6">
            <text:p>1.068</text:p>
          </table:table-cell>
          <table:table-cell office:value-type="float" office:value="582.63238790750006" table:style-name="ce5">
            <text:p><text:s/>58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82.63238790750006" table:style-name="ce5">
            <text:p><text:s/>583<text:s/></text:p>
          </table:table-cell>
          <table:table-cell office:value-type="float" office:value="0.93866682039462357" table:style-name="ce6">
            <text:p>0.939</text:p>
          </table:table-cell>
          <table:table-cell office:value-type="float" office:value="546.89769101605998" table:style-name="ce5">
            <text:p><text:s/>547<text:s/></text:p>
          </table:table-cell>
          <table:table-cell office:value-type="float" office:value="0.92489884720637106" table:style-name="ce6">
            <text:p>0.925</text:p>
          </table:table-cell>
          <table:table-cell office:value-type="float" office:value="505.82504396057999" table:style-name="ce5">
            <text:p><text:s/>50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05.82504396057999" table:style-name="ce5">
            <text:p><text:s/>506<text:s/></text:p>
          </table:table-cell>
          <table:table-cell office:value-type="float" office:value="0.91846103285310199" table:style-name="ce6">
            <text:p>0.918</text:p>
          </table:table-cell>
          <table:table-cell office:value-type="float" office:value="464.580592319" table:style-name="ce5">
            <text:p><text:s/>465<text:s/></text:p>
          </table:table-cell>
          <table:table-cell office:value-type="float" office:value="1.518254569653992" table:style-name="ce6">
            <text:p>1.518</text:p>
          </table:table-cell>
          <table:table-cell office:value-type="float" office:value="705.35160726087997" table:style-name="ce5">
            <text:p><text:s/>70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0.79276381297998" table:style-name="ce5">
            <text:p><text:s/>13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0.79276381297998" table:style-name="ce5">
            <text:p><text:s/>131<text:s/></text:p>
          </table:table-cell>
          <table:table-cell office:value-type="float" office:value="1.0492523426951292" table:style-name="ce6">
            <text:p>1.049</text:p>
          </table:table-cell>
          <table:table-cell office:value-type="float" office:value="137.23461383833998" table:style-name="ce5">
            <text:p><text:s/>137<text:s/></text:p>
          </table:table-cell>
          <table:table-cell office:value-type="float" office:value="1.4501911008375621" table:style-name="ce6">
            <text:p>1.450</text:p>
          </table:table-cell>
          <table:table-cell office:value-type="float" office:value="199.01641571524002" table:style-name="ce5">
            <text:p><text:s/>19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99.01641571524002" table:style-name="ce5">
            <text:p><text:s/>199<text:s/></text:p>
          </table:table-cell>
          <table:table-cell office:value-type="float" office:value="0.9908868130688524" table:style-name="ce6">
            <text:p>0.991</text:p>
          </table:table-cell>
          <table:table-cell office:value-type="float" office:value="197.20274191646004" table:style-name="ce5">
            <text:p><text:s/>197<text:s/></text:p>
          </table:table-cell>
          <table:table-cell office:value-type="float" office:value="1.2751062669078521" table:style-name="ce6">
            <text:p>1.275</text:p>
          </table:table-cell>
          <table:table-cell office:value-type="float" office:value="251.45445206908994" table:style-name="ce5">
            <text:p><text:s/>25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1.45445206908994" table:style-name="ce5">
            <text:p><text:s/>251<text:s/></text:p>
          </table:table-cell>
          <table:table-cell office:value-type="float" office:value="0.9958369028275057" table:style-name="ce6">
            <text:p>0.996</text:p>
          </table:table-cell>
          <table:table-cell office:value-type="float" office:value="250.40762275067001" table:style-name="ce5">
            <text:p><text:s/>250<text:s/></text:p>
          </table:table-cell>
          <table:table-cell office:value-type="float" office:value="1.2060294579161805" table:style-name="ce6">
            <text:p>1.206</text:p>
          </table:table-cell>
          <table:table-cell office:value-type="float" office:value="301.99896952407005" table:style-name="ce5">
            <text:p><text:s/>30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01.99896952407005" table:style-name="ce5">
            <text:p><text:s/>302<text:s/></text:p>
          </table:table-cell>
          <table:table-cell office:value-type="float" office:value="1.0083815744734133" table:style-name="ce6">
            <text:p>1.008</text:p>
          </table:table-cell>
          <table:table-cell office:value-type="float" office:value="304.53019637803004" table:style-name="ce5">
            <text:p><text:s/>305<text:s/></text:p>
          </table:table-cell>
          <table:table-cell office:value-type="float" office:value="0.54419830467730268" table:style-name="ce6">
            <text:p>0.544</text:p>
          </table:table-cell>
          <table:table-cell office:value-type="float" office:value="165.72481659197004" table:style-name="ce5">
            <text:p><text:s/>16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5.72481659197004" table:style-name="ce5">
            <text:p><text:s/>166<text:s/></text:p>
          </table:table-cell>
          <table:table-cell office:value-type="float" office:value="0.92301182031286511" table:style-name="ce6">
            <text:p>0.923</text:p>
          </table:table-cell>
          <table:table-cell office:value-type="float" office:value="152.96596463356997" table:style-name="ce5">
            <text:p><text:s/>153<text:s/></text:p>
          </table:table-cell>
          <table:table-cell office:value-type="float" office:value="1.3344352326183617" table:style-name="ce6">
            <text:p>1.334</text:p>
          </table:table-cell>
          <table:table-cell office:value-type="float" office:value="204.12317259848999" table:style-name="ce5">
            <text:p><text:s/>20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4.12317259848999" table:style-name="ce5">
            <text:p><text:s/>204<text:s/></text:p>
          </table:table-cell>
          <table:table-cell office:value-type="float" office:value="0.9739690805538197" table:style-name="ce6">
            <text:p>0.974</text:p>
          </table:table-cell>
          <table:table-cell office:value-type="float" office:value="198.80965873547996" table:style-name="ce5">
            <text:p><text:s/>199<text:s/></text:p>
          </table:table-cell>
          <table:table-cell office:value-type="float" office:value="1.2774150650915403" table:style-name="ce6">
            <text:p>1.277</text:p>
          </table:table-cell>
          <table:table-cell office:value-type="float" office:value="253.96245315441007" table:style-name="ce5">
            <text:p><text:s/>25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53.96245315441007" table:style-name="ce5">
            <text:p><text:s/>254<text:s/></text:p>
          </table:table-cell>
          <table:table-cell office:value-type="float" office:value="0.99996445485705476" table:style-name="ce6">
            <text:p>1.000</text:p>
          </table:table-cell>
          <table:table-cell office:value-type="float" office:value="253.95342602270998" table:style-name="ce5">
            <text:p><text:s/>254<text:s/></text:p>
          </table:table-cell>
          <table:table-cell office:value-type="float" office:value="0.9196677853800812" table:style-name="ce6">
            <text:p>0.920</text:p>
          </table:table-cell>
          <table:table-cell office:value-type="float" office:value="233.55278489998997" table:style-name="ce5">
            <text:p><text:s/>23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3.55278489998997" table:style-name="ce5">
            <text:p><text:s/>234<text:s/></text:p>
          </table:table-cell>
          <table:table-cell office:value-type="float" office:value="1.0888970193627565" table:style-name="ce6">
            <text:p>1.089</text:p>
          </table:table-cell>
          <table:table-cell office:value-type="float" office:value="254.31493134147007" table:style-name="ce5">
            <text:p><text:s/>254<text:s/></text:p>
          </table:table-cell>
          <table:table-cell office:value-type="float" office:value="1.5842787365176612" table:style-name="ce6">
            <text:p>1.584</text:p>
          </table:table-cell>
          <table:table-cell office:value-type="float" office:value="402.90573810323997" table:style-name="ce5">
            <text:p><text:s/>40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02.90573810323997" table:style-name="ce5">
            <text:p><text:s/>403<text:s/></text:p>
          </table:table-cell>
          <table:table-cell office:value-type="float" office:value="0.98635382996404208" table:style-name="ce6">
            <text:p>0.986</text:p>
          </table:table-cell>
          <table:table-cell office:value-type="float" office:value="397.40761789262001" table:style-name="ce5">
            <text:p><text:s/>397<text:s/></text:p>
          </table:table-cell>
          <table:table-cell office:value-type="float" office:value="1.0316211796818033" table:style-name="ce6">
            <text:p>1.032</text:p>
          </table:table-cell>
          <table:table-cell office:value-type="float" office:value="409.97411558492001" table:style-name="ce5">
            <text:p><text:s/>41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09.97411558492001" table:style-name="ce5">
            <text:p><text:s/>410<text:s/></text:p>
          </table:table-cell>
          <table:table-cell office:value-type="float" office:value="0.94493960537792954" table:style-name="ce6">
            <text:p>0.945</text:p>
          </table:table-cell>
          <table:table-cell office:value-type="float" office:value="387.40077899597998" table:style-name="ce5">
            <text:p><text:s/>387<text:s/></text:p>
          </table:table-cell>
          <table:table-cell office:value-type="float" office:value="1.0484434006720074" table:style-name="ce6">
            <text:p>1.048</text:p>
          </table:table-cell>
          <table:table-cell office:value-type="float" office:value="406.16779015353001" table:style-name="ce5">
            <text:p><text:s/>40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06.16779015353001" table:style-name="ce5">
            <text:p><text:s/>406<text:s/></text:p>
          </table:table-cell>
          <table:table-cell office:value-type="float" office:value="1.0784588220142082" table:style-name="ce6">
            <text:p>1.078</text:p>
          </table:table-cell>
          <table:table-cell office:value-type="float" office:value="438.03523650909005" table:style-name="ce5">
            <text:p><text:s/>438<text:s/></text:p>
          </table:table-cell>
          <table:table-cell office:value-type="float" office:value="1.2436117808647469" table:style-name="ce6">
            <text:p>1.244</text:p>
          </table:table-cell>
          <table:table-cell office:value-type="float" office:value="544.74578055658003" table:style-name="ce5">
            <text:p><text:s/>54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44.74578055658003" table:style-name="ce5">
            <text:p><text:s/>545<text:s/></text:p>
          </table:table-cell>
          <table:table-cell office:value-type="float" office:value="1.0172814114460169" table:style-name="ce6">
            <text:p>1.017</text:p>
          </table:table-cell>
          <table:table-cell office:value-type="float" office:value="554.15975652385998" table:style-name="ce5">
            <text:p><text:s/>554<text:s/></text:p>
          </table:table-cell>
          <table:table-cell office:value-type="float" office:value="1.1192831578473419" table:style-name="ce6">
            <text:p>1.119</text:p>
          </table:table-cell>
          <table:table-cell office:value-type="float" office:value="620.26168223394018" table:style-name="ce5">
            <text:p><text:s/>62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20.26168223394018" table:style-name="ce5">
            <text:p><text:s/>620<text:s/></text:p>
          </table:table-cell>
          <table:table-cell office:value-type="float" office:value="0.9695096186292268" table:style-name="ce6">
            <text:p>0.970</text:p>
          </table:table-cell>
          <table:table-cell office:value-type="float" office:value="601.34966699295001" table:style-name="ce5">
            <text:p><text:s/>601<text:s/></text:p>
          </table:table-cell>
          <table:table-cell office:value-type="float" office:value="0.89075402993398489" table:style-name="ce6">
            <text:p>0.891</text:p>
          </table:table-cell>
          <table:table-cell office:value-type="float" office:value="535.65463927343001" table:style-name="ce5">
            <text:p><text:s/>53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35.65463927343001" table:style-name="ce5">
            <text:p><text:s/>536<text:s/></text:p>
          </table:table-cell>
          <table:table-cell office:value-type="float" office:value="0.85742638558656048" table:style-name="ce6">
            <text:p>0.857</text:p>
          </table:table-cell>
          <table:table-cell office:value-type="float" office:value="459.28442127488995" table:style-name="ce5">
            <text:p><text:s/>459<text:s/></text:p>
          </table:table-cell>
          <table:table-cell office:value-type="float" office:value="1.0011028021188353" table:style-name="ce6">
            <text:p>1.001</text:p>
          </table:table-cell>
          <table:table-cell office:value-type="float" office:value="459.79092110781994" table:style-name="ce5">
            <text:p><text:s/>46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59.79092110781994" table:style-name="ce5">
            <text:p><text:s/>460<text:s/></text:p>
          </table:table-cell>
          <table:table-cell office:value-type="float" office:value="0.92076479879808937" table:style-name="ce6">
            <text:p>0.921</text:p>
          </table:table-cell>
          <table:table-cell office:value-type="float" office:value="423.35929496302998" table:style-name="ce5">
            <text:p><text:s/>423<text:s/></text:p>
          </table:table-cell>
          <table:table-cell office:value-type="float" office:value="0.86301875347663215" table:style-name="ce6">
            <text:p>0.863</text:p>
          </table:table-cell>
          <table:table-cell office:value-type="float" office:value="365.36701101173998" table:style-name="ce5">
            <text:p><text:s/>36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65.36701101173998" table:style-name="ce5">
            <text:p><text:s/>365<text:s/></text:p>
          </table:table-cell>
          <table:table-cell office:value-type="float" office:value="0.93078229034674032" table:style-name="ce6">
            <text:p>0.931</text:p>
          </table:table-cell>
          <table:table-cell office:value-type="float" office:value="340.07714332665" table:style-name="ce5">
            <text:p><text:s/>340<text:s/></text:p>
          </table:table-cell>
          <table:table-cell office:value-type="float" office:value="1.1957819502569971" table:style-name="ce6">
            <text:p>1.196</text:p>
          </table:table-cell>
          <table:table-cell office:value-type="float" office:value="406.65810968496993" table:style-name="ce5">
            <text:p><text:s/>40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7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5279.126890009997" table:style-name="ce5">
            <text:p><text:s/>75,27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5279.126890009997" table:style-name="ce5">
            <text:p><text:s/>75,279<text:s/></text:p>
          </table:table-cell>
          <table:table-cell office:value-type="float" office:value="1.0025078092380486" table:style-name="ce6">
            <text:p>1.003</text:p>
          </table:table-cell>
          <table:table-cell office:value-type="float" office:value="75467.912579856988" table:style-name="ce5">
            <text:p><text:s/>75,468<text:s/></text:p>
          </table:table-cell>
          <table:table-cell office:value-type="float" office:value="1.2980548753090957" table:style-name="ce6">
            <text:p>1.298</text:p>
          </table:table-cell>
          <table:table-cell office:value-type="float" office:value="97961.491853684012" table:style-name="ce5">
            <text:p><text:s/>97,96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7961.491853684012" table:style-name="ce5">
            <text:p><text:s/>97,961<text:s/></text:p>
          </table:table-cell>
          <table:table-cell office:value-type="float" office:value="1.0531844691562857" table:style-name="ce6">
            <text:p>1.053</text:p>
          </table:table-cell>
          <table:table-cell office:value-type="float" office:value="103171.52179567999" table:style-name="ce5">
            <text:p><text:s/>103,172<text:s/></text:p>
          </table:table-cell>
          <table:table-cell office:value-type="float" office:value="1.1297484549980781" table:style-name="ce6">
            <text:p>1.130</text:p>
          </table:table-cell>
          <table:table-cell office:value-type="float" office:value="116557.86734847" table:style-name="ce5">
            <text:p><text:s/>116,55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6557.86734847" table:style-name="ce5">
            <text:p><text:s/>116,558<text:s/></text:p>
          </table:table-cell>
          <table:table-cell office:value-type="float" office:value="0.95497739139048443" table:style-name="ce6">
            <text:p>0.955</text:p>
          </table:table-cell>
          <table:table-cell office:value-type="float" office:value="111310.12810648" table:style-name="ce5">
            <text:p><text:s/>111,310<text:s/></text:p>
          </table:table-cell>
          <table:table-cell office:value-type="float" office:value="1.0906728215056509" table:style-name="ce6">
            <text:p>1.091</text:p>
          </table:table-cell>
          <table:table-cell office:value-type="float" office:value="121402.93148405" table:style-name="ce5">
            <text:p><text:s/>121,40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1402.93148405" table:style-name="ce5">
            <text:p><text:s/>121,403<text:s/></text:p>
          </table:table-cell>
          <table:table-cell office:value-type="float" office:value="0.98876394044035731" table:style-name="ce6">
            <text:p>0.989</text:p>
          </table:table-cell>
          <table:table-cell office:value-type="float" office:value="120038.84091517999" table:style-name="ce5">
            <text:p><text:s/>120,039<text:s/></text:p>
          </table:table-cell>
          <table:table-cell office:value-type="float" office:value="0.98245532490431053" table:style-name="ce6">
            <text:p>0.982</text:p>
          </table:table-cell>
          <table:table-cell office:value-type="float" office:value="117932.79845246" table:style-name="ce5">
            <text:p><text:s/>117,93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7932.79845246" table:style-name="ce5">
            <text:p><text:s/>117,933<text:s/></text:p>
          </table:table-cell>
          <table:table-cell office:value-type="float" office:value="1.0783002955812364" table:style-name="ce6">
            <text:p>1.078</text:p>
          </table:table-cell>
          <table:table-cell office:value-type="float" office:value="127166.97143000999" table:style-name="ce5">
            <text:p><text:s/>127,167<text:s/></text:p>
          </table:table-cell>
          <table:table-cell office:value-type="float" office:value="1.0490976212372594" table:style-name="ce6">
            <text:p>1.049</text:p>
          </table:table-cell>
          <table:table-cell office:value-type="float" office:value="133410.56722716999" table:style-name="ce5">
            <text:p><text:s/>133,41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3410.56722716999" table:style-name="ce5">
            <text:p><text:s/>133,411<text:s/></text:p>
          </table:table-cell>
          <table:table-cell office:value-type="float" office:value="1.0206031050770483" table:style-name="ce6">
            <text:p>1.021</text:p>
          </table:table-cell>
          <table:table-cell office:value-type="float" office:value="136159.23916214" table:style-name="ce5">
            <text:p><text:s/>136,159<text:s/></text:p>
          </table:table-cell>
          <table:table-cell office:value-type="float" office:value="1.2297272761114801" table:style-name="ce6">
            <text:p>1.230</text:p>
          </table:table-cell>
          <table:table-cell office:value-type="float" office:value="167438.73029226999" table:style-name="ce5">
            <text:p><text:s/>167,43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7438.73029226999" table:style-name="ce5">
            <text:p><text:s/>167,439<text:s/></text:p>
          </table:table-cell>
          <table:table-cell office:value-type="float" office:value="0.95404209672799201" table:style-name="ce6">
            <text:p>0.954</text:p>
          </table:table-cell>
          <table:table-cell office:value-type="float" office:value="159743.59732151002" table:style-name="ce5">
            <text:p><text:s/>159,744<text:s/></text:p>
          </table:table-cell>
          <table:table-cell office:value-type="float" office:value="0.95627563709522467" table:style-name="ce6">
            <text:p>0.956</text:p>
          </table:table-cell>
          <table:table-cell office:value-type="float" office:value="152758.91030051" table:style-name="ce5">
            <text:p><text:s/>152,75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2758.91030051" table:style-name="ce5">
            <text:p><text:s/>152,759<text:s/></text:p>
          </table:table-cell>
          <table:table-cell office:value-type="float" office:value="1.0539725827006796" table:style-name="ce6">
            <text:p>1.054</text:p>
          </table:table-cell>
          <table:table-cell office:value-type="float" office:value="161003.70321996999" table:style-name="ce5">
            <text:p><text:s/>161,004<text:s/></text:p>
          </table:table-cell>
          <table:table-cell office:value-type="float" office:value="1.0492598556471862" table:style-name="ce6">
            <text:p>1.049</text:p>
          </table:table-cell>
          <table:table-cell office:value-type="float" office:value="168934.72239924813" table:style-name="ce5">
            <text:p><text:s/>168,93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8934.72239924813" table:style-name="ce5">
            <text:p><text:s/>168,935<text:s/></text:p>
          </table:table-cell>
          <table:table-cell office:value-type="float" office:value="1.028813476646669" table:style-name="ce6">
            <text:p>1.029</text:p>
          </table:table-cell>
          <table:table-cell office:value-type="float" office:value="173802.31907791036" table:style-name="ce5">
            <text:p><text:s/>173,802<text:s/></text:p>
          </table:table-cell>
          <table:table-cell office:value-type="float" office:value="1.0934877416537563" table:style-name="ce6">
            <text:p>1.093</text:p>
          </table:table-cell>
          <table:table-cell office:value-type="float" office:value="190050.70538268975" table:style-name="ce5">
            <text:p><text:s/>190,05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90050.70538268975" table:style-name="ce5">
            <text:p><text:s/>190,051<text:s/></text:p>
          </table:table-cell>
          <table:table-cell office:value-type="float" office:value="0.95846225512624983" table:style-name="ce6">
            <text:p>0.958</text:p>
          </table:table-cell>
          <table:table-cell office:value-type="float" office:value="182156.42766942733" table:style-name="ce5">
            <text:p><text:s/>182,156<text:s/></text:p>
          </table:table-cell>
          <table:table-cell office:value-type="float" office:value="1.1126606441202105" table:style-name="ce6">
            <text:p>1.113</text:p>
          </table:table-cell>
          <table:table-cell office:value-type="float" office:value="202678.28814130154" table:style-name="ce5">
            <text:p><text:s/>202,67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02678.28814130154" table:style-name="ce5">
            <text:p><text:s/>202,678<text:s/></text:p>
          </table:table-cell>
          <table:table-cell office:value-type="float" office:value="1.0914988820904732" table:style-name="ce6">
            <text:p>1.091</text:p>
          </table:table-cell>
          <table:table-cell office:value-type="float" office:value="221223.12493024147" table:style-name="ce5">
            <text:p><text:s/>221,223<text:s/></text:p>
          </table:table-cell>
          <table:table-cell office:value-type="float" office:value="1.0787432293140282" table:style-name="ce6">
            <text:p>1.079</text:p>
          </table:table-cell>
          <table:table-cell office:value-type="float" office:value="238642.9481861894" table:style-name="ce5">
            <text:p><text:s/>238,64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8642.9481861894" table:style-name="ce5">
            <text:p><text:s/>238,643<text:s/></text:p>
          </table:table-cell>
          <table:table-cell office:value-type="float" office:value="0.9626997714413521" table:style-name="ce6">
            <text:p>0.963</text:p>
          </table:table-cell>
          <table:table-cell office:value-type="float" office:value="229741.51167493497" table:style-name="ce5">
            <text:p><text:s/>229,742<text:s/></text:p>
          </table:table-cell>
          <table:table-cell office:value-type="float" office:value="1.0792953911868741" table:style-name="ce6">
            <text:p>1.079</text:p>
          </table:table-cell>
          <table:table-cell office:value-type="float" office:value="247958.95471506275" table:style-name="ce5">
            <text:p><text:s/>247,95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47958.95471506275" table:style-name="ce5">
            <text:p><text:s/>247,959<text:s/></text:p>
          </table:table-cell>
          <table:table-cell office:value-type="float" office:value="0.90637760072209572" table:style-name="ce6">
            <text:p>0.906</text:p>
          </table:table-cell>
          <table:table-cell office:value-type="float" office:value="224744.44245219737" table:style-name="ce5">
            <text:p><text:s/>224,744<text:s/></text:p>
          </table:table-cell>
          <table:table-cell office:value-type="float" office:value="1.0769154225012052" table:style-name="ce6">
            <text:p>1.077</text:p>
          </table:table-cell>
          <table:table-cell office:value-type="float" office:value="242030.75619820593" table:style-name="ce5">
            <text:p><text:s/>242,03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2030.75619820593" table:style-name="ce5">
            <text:p><text:s/>242,031<text:s/></text:p>
          </table:table-cell>
          <table:table-cell office:value-type="float" office:value="0.95340491344311173" table:style-name="ce6">
            <text:p>0.953</text:p>
          </table:table-cell>
          <table:table-cell office:value-type="float" office:value="230753.31216372139" table:style-name="ce5">
            <text:p><text:s/>230,753<text:s/></text:p>
          </table:table-cell>
          <table:table-cell office:value-type="float" office:value="1.0619301027424271" table:style-name="ce6">
            <text:p>1.062</text:p>
          </table:table-cell>
          <table:table-cell office:value-type="float" office:value="245043.888494176" table:style-name="ce5">
            <text:p><text:s/>245,04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5043.888494176" table:style-name="ce5">
            <text:p><text:s/>245,044<text:s/></text:p>
          </table:table-cell>
          <table:table-cell office:value-type="float" office:value="0.98716273882783834" table:style-name="ce6">
            <text:p>0.987</text:p>
          </table:table-cell>
          <table:table-cell office:value-type="float" office:value="241898.19609893419" table:style-name="ce5">
            <text:p><text:s/>241,898<text:s/></text:p>
          </table:table-cell>
          <table:table-cell office:value-type="float" office:value="1.0201845760002128" table:style-name="ce6">
            <text:p>1.020</text:p>
          </table:table-cell>
          <table:table-cell office:value-type="float" office:value="246780.80862240752" table:style-name="ce5">
            <text:p><text:s/>246,78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6780.80862240752" table:style-name="ce5">
            <text:p><text:s/>246,781<text:s/></text:p>
          </table:table-cell>
          <table:table-cell office:value-type="float" office:value="1.0380396469861932" table:style-name="ce6">
            <text:p>1.038</text:p>
          </table:table-cell>
          <table:table-cell office:value-type="float" office:value="256168.26346537124" table:style-name="ce5">
            <text:p><text:s/>256,168<text:s/></text:p>
          </table:table-cell>
          <table:table-cell office:value-type="float" office:value="1.1051290295163858" table:style-name="ce6">
            <text:p>1.105</text:p>
          </table:table-cell>
          <table:table-cell office:value-type="float" office:value="283098.98439638357" table:style-name="ce5">
            <text:p><text:s/>283,09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9465.590010193999" table:style-name="ce5">
            <text:p><text:s/>59,46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9465.590010193999" table:style-name="ce5">
            <text:p><text:s/>59,466<text:s/></text:p>
          </table:table-cell>
          <table:table-cell office:value-type="float" office:value="0.99850510939173787" table:style-name="ce6">
            <text:p>0.999</text:p>
          </table:table-cell>
          <table:table-cell office:value-type="float" office:value="59376.695458172995" table:style-name="ce5">
            <text:p><text:s/>59,377<text:s/></text:p>
          </table:table-cell>
          <table:table-cell office:value-type="float" office:value="1.2979056800558311" table:style-name="ce6">
            <text:p>1.298</text:p>
          </table:table-cell>
          <table:table-cell office:value-type="float" office:value="77065.350298107995" table:style-name="ce5">
            <text:p><text:s/>77,06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7065.350298107995" table:style-name="ce5">
            <text:p><text:s/>77,065<text:s/></text:p>
          </table:table-cell>
          <table:table-cell office:value-type="float" office:value="1.045873036174414" table:style-name="ce6">
            <text:p>1.046</text:p>
          </table:table-cell>
          <table:table-cell office:value-type="float" office:value="80600.571900127004" table:style-name="ce5">
            <text:p><text:s/>80,601<text:s/></text:p>
          </table:table-cell>
          <table:table-cell office:value-type="float" office:value="1.1347254128522863" table:style-name="ce6">
            <text:p>1.135</text:p>
          </table:table-cell>
          <table:table-cell office:value-type="float" office:value="91459.517225502001" table:style-name="ce5">
            <text:p><text:s/>91,46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1459.517225502001" table:style-name="ce5">
            <text:p><text:s/>91,460<text:s/></text:p>
          </table:table-cell>
          <table:table-cell office:value-type="float" office:value="0.95430524563931673" table:style-name="ce6">
            <text:p>0.954</text:p>
          </table:table-cell>
          <table:table-cell office:value-type="float" office:value="87280.29705193601" table:style-name="ce5">
            <text:p><text:s/>87,280<text:s/></text:p>
          </table:table-cell>
          <table:table-cell office:value-type="float" office:value="1.1021984969002592" table:style-name="ce6">
            <text:p>1.102</text:p>
          </table:table-cell>
          <table:table-cell office:value-type="float" office:value="96200.212219651992" table:style-name="ce5">
            <text:p><text:s/>96,20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96200.212219651992" table:style-name="ce5">
            <text:p><text:s/>96,200<text:s/></text:p>
          </table:table-cell>
          <table:table-cell office:value-type="float" office:value="0.99206027914419748" table:style-name="ce6">
            <text:p>0.992</text:p>
          </table:table-cell>
          <table:table-cell office:value-type="float" office:value="95436.409388358996" table:style-name="ce5">
            <text:p><text:s/>95,436<text:s/></text:p>
          </table:table-cell>
          <table:table-cell office:value-type="float" office:value="0.97264107956288559" table:style-name="ce6">
            <text:p>0.973</text:p>
          </table:table-cell>
          <table:table-cell office:value-type="float" office:value="92825.372257098992" table:style-name="ce5">
            <text:p><text:s/>92,82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2825.372257098992" table:style-name="ce5">
            <text:p><text:s/>92,825<text:s/></text:p>
          </table:table-cell>
          <table:table-cell office:value-type="float" office:value="1.0828688294401396" table:style-name="ce6">
            <text:p>1.083</text:p>
          </table:table-cell>
          <table:table-cell office:value-type="float" office:value="100517.70219839" table:style-name="ce5">
            <text:p><text:s/>100,518<text:s/></text:p>
          </table:table-cell>
          <table:table-cell office:value-type="float" office:value="1.0528549363224013" table:style-name="ce6">
            <text:p>1.053</text:p>
          </table:table-cell>
          <table:table-cell office:value-type="float" office:value="105830.55894736" table:style-name="ce5">
            <text:p><text:s/>105,83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5830.55894736" table:style-name="ce5">
            <text:p><text:s/>105,831<text:s/></text:p>
          </table:table-cell>
          <table:table-cell office:value-type="float" office:value="1.0150875786764408" table:style-name="ce6">
            <text:p>1.015</text:p>
          </table:table-cell>
          <table:table-cell office:value-type="float" office:value="107427.28583185001" table:style-name="ce5">
            <text:p><text:s/>107,427<text:s/></text:p>
          </table:table-cell>
          <table:table-cell office:value-type="float" office:value="1.260562078192625" table:style-name="ce6">
            <text:p>1.261</text:p>
          </table:table-cell>
          <table:table-cell office:value-type="float" office:value="135418.76268278999" table:style-name="ce5">
            <text:p><text:s/>135,41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5418.76268278999" table:style-name="ce5">
            <text:p><text:s/>135,419<text:s/></text:p>
          </table:table-cell>
          <table:table-cell office:value-type="float" office:value="0.96956474725068664" table:style-name="ce6">
            <text:p>0.970</text:p>
          </table:table-cell>
          <table:table-cell office:value-type="float" office:value="131297.25841354" table:style-name="ce5">
            <text:p><text:s/>131,297<text:s/></text:p>
          </table:table-cell>
          <table:table-cell office:value-type="float" office:value="0.88775428208034701" table:style-name="ce6">
            <text:p>0.888</text:p>
          </table:table-cell>
          <table:table-cell office:value-type="float" office:value="116559.70338203" table:style-name="ce5">
            <text:p><text:s/>116,56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6559.70338203" table:style-name="ce5">
            <text:p><text:s/>116,560<text:s/></text:p>
          </table:table-cell>
          <table:table-cell office:value-type="float" office:value="1.046371351625911" table:style-name="ce6">
            <text:p>1.046</text:p>
          </table:table-cell>
          <table:table-cell office:value-type="float" office:value="121964.73437297001" table:style-name="ce5">
            <text:p><text:s/>121,965<text:s/></text:p>
          </table:table-cell>
          <table:table-cell office:value-type="float" office:value="1.047540577258238" table:style-name="ce6">
            <text:p>1.048</text:p>
          </table:table-cell>
          <table:table-cell office:value-type="float" office:value="127763.00825020864" table:style-name="ce5">
            <text:p><text:s/>127,76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7763.00825020864" table:style-name="ce5">
            <text:p><text:s/>127,763<text:s/></text:p>
          </table:table-cell>
          <table:table-cell office:value-type="float" office:value="1.0302536039537942" table:style-name="ce6">
            <text:p>1.030</text:p>
          </table:table-cell>
          <table:table-cell office:value-type="float" office:value="131628.29970175581" table:style-name="ce5">
            <text:p><text:s/>131,628<text:s/></text:p>
          </table:table-cell>
          <table:table-cell office:value-type="float" office:value="1.1138550570809691" table:style-name="ce6">
            <text:p>1.114</text:p>
          </table:table-cell>
          <table:table-cell office:value-type="float" office:value="146614.84727777011" table:style-name="ce5">
            <text:p><text:s/>146,61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6614.84727777011" table:style-name="ce5">
            <text:p><text:s/>146,615<text:s/></text:p>
          </table:table-cell>
          <table:table-cell office:value-type="float" office:value="0.96214207071618729" table:style-name="ce6">
            <text:p>0.962</text:p>
          </table:table-cell>
          <table:table-cell office:value-type="float" office:value="141064.31275757129" table:style-name="ce5">
            <text:p><text:s/>141,064<text:s/></text:p>
          </table:table-cell>
          <table:table-cell office:value-type="float" office:value="1.1201341420752897" table:style-name="ce6">
            <text:p>1.120</text:p>
          </table:table-cell>
          <table:table-cell office:value-type="float" office:value="158010.95294814245" table:style-name="ce5">
            <text:p><text:s/>158,01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8010.95294814245" table:style-name="ce5">
            <text:p><text:s/>158,011<text:s/></text:p>
          </table:table-cell>
          <table:table-cell office:value-type="float" office:value="1.0966911108517072" table:style-name="ce6">
            <text:p>1.097</text:p>
          </table:table-cell>
          <table:table-cell office:value-type="float" office:value="173289.20751543518" table:style-name="ce5">
            <text:p><text:s/>173,289<text:s/></text:p>
          </table:table-cell>
          <table:table-cell office:value-type="float" office:value="1.0878167744052589" table:style-name="ce6">
            <text:p>1.088</text:p>
          </table:table-cell>
          <table:table-cell office:value-type="float" office:value="188506.90675868426" table:style-name="ce5">
            <text:p><text:s/>188,50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8506.90675868426" table:style-name="ce5">
            <text:p><text:s/>188,507<text:s/></text:p>
          </table:table-cell>
          <table:table-cell office:value-type="float" office:value="0.9666470373267676" table:style-name="ce6">
            <text:p>0.967</text:p>
          </table:table-cell>
          <table:table-cell office:value-type="float" office:value="182219.64293391537" table:style-name="ce5">
            <text:p><text:s/>182,220<text:s/></text:p>
          </table:table-cell>
          <table:table-cell office:value-type="float" office:value="1.0742321931119165" table:style-name="ce6">
            <text:p>1.074</text:p>
          </table:table-cell>
          <table:table-cell office:value-type="float" office:value="195746.20665697029" table:style-name="ce5">
            <text:p><text:s/>195,74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95746.20665697029" table:style-name="ce5">
            <text:p><text:s/>195,746<text:s/></text:p>
          </table:table-cell>
          <table:table-cell office:value-type="float" office:value="0.91541196092218102" table:style-name="ce6">
            <text:p>0.915</text:p>
          </table:table-cell>
          <table:table-cell office:value-type="float" office:value="179188.41887893563" table:style-name="ce5">
            <text:p><text:s/>179,188<text:s/></text:p>
          </table:table-cell>
          <table:table-cell office:value-type="float" office:value="1.0473528079932661" table:style-name="ce6">
            <text:p>1.047</text:p>
          </table:table-cell>
          <table:table-cell office:value-type="float" office:value="187673.49367272679" table:style-name="ce5">
            <text:p><text:s/>187,67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7673.49367272679" table:style-name="ce5">
            <text:p><text:s/>187,673<text:s/></text:p>
          </table:table-cell>
          <table:table-cell office:value-type="float" office:value="0.95348209035347664" table:style-name="ce6">
            <text:p>0.953</text:p>
          </table:table-cell>
          <table:table-cell office:value-type="float" office:value="178943.31505101154" table:style-name="ce5">
            <text:p><text:s/>178,943<text:s/></text:p>
          </table:table-cell>
          <table:table-cell office:value-type="float" office:value="1.0491430368617827" table:style-name="ce6">
            <text:p>1.049</text:p>
          </table:table-cell>
          <table:table-cell office:value-type="float" office:value="187737.13297873296" table:style-name="ce5">
            <text:p><text:s/>187,73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7737.13297873296" table:style-name="ce5">
            <text:p><text:s/>187,737<text:s/></text:p>
          </table:table-cell>
          <table:table-cell office:value-type="float" office:value="0.98447920586509541" table:style-name="ce6">
            <text:p>0.984</text:p>
          </table:table-cell>
          <table:table-cell office:value-type="float" office:value="184823.30358629284" table:style-name="ce5">
            <text:p><text:s/>184,823<text:s/></text:p>
          </table:table-cell>
          <table:table-cell office:value-type="float" office:value="1.0175175468784881" table:style-name="ce6">
            <text:p>1.018</text:p>
          </table:table-cell>
          <table:table-cell office:value-type="float" office:value="188060.95447110274" table:style-name="ce5">
            <text:p><text:s/>188,06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8060.95447110274" table:style-name="ce5">
            <text:p><text:s/>188,061<text:s/></text:p>
          </table:table-cell>
          <table:table-cell office:value-type="float" office:value="1.0364860043449762" table:style-name="ce6">
            <text:p>1.036</text:p>
          </table:table-cell>
          <table:table-cell office:value-type="float" office:value="194922.5472730558" table:style-name="ce5">
            <text:p><text:s/>194,923<text:s/></text:p>
          </table:table-cell>
          <table:table-cell office:value-type="float" office:value="1.1233962425287158" table:style-name="ce6">
            <text:p>1.123</text:p>
          </table:table-cell>
          <table:table-cell office:value-type="float" office:value="218975.25719067684" table:style-name="ce5">
            <text:p><text:s/>218,97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813.536879815994" table:style-name="ce5">
            <text:p><text:s/>15,81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813.536879815994" table:style-name="ce5">
            <text:p><text:s/>15,814<text:s/></text:p>
          </table:table-cell>
          <table:table-cell office:value-type="float" office:value="1.0175596543631189" table:style-name="ce6">
            <text:p>1.018</text:p>
          </table:table-cell>
          <table:table-cell office:value-type="float" office:value="16091.217121683998" table:style-name="ce5">
            <text:p><text:s/>16,091<text:s/></text:p>
          </table:table-cell>
          <table:table-cell office:value-type="float" office:value="1.2986054067605022" table:style-name="ce6">
            <text:p>1.299</text:p>
          </table:table-cell>
          <table:table-cell office:value-type="float" office:value="20896.141555576003" table:style-name="ce5">
            <text:p><text:s/>20,89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896.141555576003" table:style-name="ce5">
            <text:p><text:s/>20,896<text:s/></text:p>
          </table:table-cell>
          <table:table-cell office:value-type="float" office:value="1.0801491670374945" table:style-name="ce6">
            <text:p>1.080</text:p>
          </table:table-cell>
          <table:table-cell office:value-type="float" office:value="22570.949895552993" table:style-name="ce5">
            <text:p><text:s/>22,571<text:s/></text:p>
          </table:table-cell>
          <table:table-cell office:value-type="float" office:value="1.11197580248552" table:style-name="ce6">
            <text:p>1.112</text:p>
          </table:table-cell>
          <table:table-cell office:value-type="float" office:value="25098.350122968001" table:style-name="ce5">
            <text:p><text:s/>25,09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098.350122968001" table:style-name="ce5">
            <text:p><text:s/>25,098<text:s/></text:p>
          </table:table-cell>
          <table:table-cell office:value-type="float" office:value="0.95742672075300328" table:style-name="ce6">
            <text:p>0.957</text:p>
          </table:table-cell>
          <table:table-cell office:value-type="float" office:value="24029.831054543993" table:style-name="ce5">
            <text:p><text:s/>24,030<text:s/></text:p>
          </table:table-cell>
          <table:table-cell office:value-type="float" office:value="1.0488096735758043" table:style-name="ce6">
            <text:p>1.049</text:p>
          </table:table-cell>
          <table:table-cell office:value-type="float" office:value="25202.719264398009" table:style-name="ce5">
            <text:p><text:s/>25,20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5202.719264398009" table:style-name="ce5">
            <text:p><text:s/>25,203<text:s/></text:p>
          </table:table-cell>
          <table:table-cell office:value-type="float" office:value="0.97618162820926258" table:style-name="ce6">
            <text:p>0.976</text:p>
          </table:table-cell>
          <table:table-cell office:value-type="float" office:value="24602.431526820998" table:style-name="ce5">
            <text:p><text:s/>24,602<text:s/></text:p>
          </table:table-cell>
          <table:table-cell office:value-type="float" office:value="1.020526209695553" table:style-name="ce6">
            <text:p>1.021</text:p>
          </table:table-cell>
          <table:table-cell office:value-type="float" office:value="25107.426195361008" table:style-name="ce5">
            <text:p><text:s/>25,10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107.426195361008" table:style-name="ce5">
            <text:p><text:s/>25,107<text:s/></text:p>
          </table:table-cell>
          <table:table-cell office:value-type="float" office:value="1.0614098404297556" table:style-name="ce6">
            <text:p>1.061</text:p>
          </table:table-cell>
          <table:table-cell office:value-type="float" office:value="26649.269231619994" table:style-name="ce5">
            <text:p><text:s/>26,649<text:s/></text:p>
          </table:table-cell>
          <table:table-cell office:value-type="float" office:value="1.034925499836433" table:style-name="ce6">
            <text:p>1.035</text:p>
          </table:table-cell>
          <table:table-cell office:value-type="float" office:value="27580.008279809997" table:style-name="ce5">
            <text:p><text:s/>27,58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580.008279809997" table:style-name="ce5">
            <text:p><text:s/>27,580<text:s/></text:p>
          </table:table-cell>
          <table:table-cell office:value-type="float" office:value="1.041767393207176" table:style-name="ce6">
            <text:p>1.042</text:p>
          </table:table-cell>
          <table:table-cell office:value-type="float" office:value="28731.953330289994" table:style-name="ce5">
            <text:p><text:s/>28,732<text:s/></text:p>
          </table:table-cell>
          <table:table-cell office:value-type="float" office:value="1.1144375476805362" table:style-name="ce6">
            <text:p>1.114</text:p>
          </table:table-cell>
          <table:table-cell office:value-type="float" office:value="32019.967609479994" table:style-name="ce5">
            <text:p><text:s/>32,02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2019.967609479994" table:style-name="ce5">
            <text:p><text:s/>32,020<text:s/></text:p>
          </table:table-cell>
          <table:table-cell office:value-type="float" office:value="0.88839374401953008" table:style-name="ce6">
            <text:p>0.888</text:p>
          </table:table-cell>
          <table:table-cell office:value-type="float" office:value="28446.338907970017" table:style-name="ce5">
            <text:p><text:s/>28,446<text:s/></text:p>
          </table:table-cell>
          <table:table-cell office:value-type="float" office:value="1.2725436139811235" table:style-name="ce6">
            <text:p>1.273</text:p>
          </table:table-cell>
          <table:table-cell office:value-type="float" office:value="36199.206918480013" table:style-name="ce5">
            <text:p><text:s/>36,19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6199.206918480013" table:style-name="ce5">
            <text:p><text:s/>36,199<text:s/></text:p>
          </table:table-cell>
          <table:table-cell office:value-type="float" office:value="1.078448180782388" table:style-name="ce6">
            <text:p>1.078</text:p>
          </table:table-cell>
          <table:table-cell office:value-type="float" office:value="39038.968846999996" table:style-name="ce5">
            <text:p><text:s/>39,039<text:s/></text:p>
          </table:table-cell>
          <table:table-cell office:value-type="float" office:value="1.0546311894250604" table:style-name="ce6">
            <text:p>1.055</text:p>
          </table:table-cell>
          <table:table-cell office:value-type="float" office:value="41171.714149039493" table:style-name="ce5">
            <text:p><text:s/>41,17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1171.714149039493" table:style-name="ce5">
            <text:p><text:s/>41,172<text:s/></text:p>
          </table:table-cell>
          <table:table-cell office:value-type="float" office:value="1.0243445104929756" table:style-name="ce6">
            <text:p>1.024</text:p>
          </table:table-cell>
          <table:table-cell office:value-type="float" office:value="42174.019376154574" table:style-name="ce5">
            <text:p><text:s/>42,174<text:s/></text:p>
          </table:table-cell>
          <table:table-cell office:value-type="float" office:value="1.0299198119465589" table:style-name="ce6">
            <text:p>1.030</text:p>
          </table:table-cell>
          <table:table-cell office:value-type="float" office:value="43435.858104919644" table:style-name="ce5">
            <text:p><text:s/>43,43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3435.858104919644" table:style-name="ce5">
            <text:p><text:s/>43,436<text:s/></text:p>
          </table:table-cell>
          <table:table-cell office:value-type="float" office:value="0.94604128258725151" table:style-name="ce6">
            <text:p>0.946</text:p>
          </table:table-cell>
          <table:table-cell office:value-type="float" office:value="41092.11491185605" table:style-name="ce5">
            <text:p><text:s/>41,092<text:s/></text:p>
          </table:table-cell>
          <table:table-cell office:value-type="float" office:value="1.0870050200378347" table:style-name="ce6">
            <text:p>1.087</text:p>
          </table:table-cell>
          <table:table-cell office:value-type="float" office:value="44667.335193159088" table:style-name="ce5">
            <text:p><text:s/>44,66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4667.335193159088" table:style-name="ce5">
            <text:p><text:s/>44,667<text:s/></text:p>
          </table:table-cell>
          <table:table-cell office:value-type="float" office:value="1.0731313432404508" table:style-name="ce6">
            <text:p>1.073</text:p>
          </table:table-cell>
          <table:table-cell office:value-type="float" office:value="47933.917414806274" table:style-name="ce5">
            <text:p><text:s/>47,934<text:s/></text:p>
          </table:table-cell>
          <table:table-cell office:value-type="float" office:value="1.0459408312832499" table:style-name="ce6">
            <text:p>1.046</text:p>
          </table:table-cell>
          <table:table-cell office:value-type="float" office:value="50136.04142750513" table:style-name="ce5">
            <text:p><text:s/>50,13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0136.04142750513" table:style-name="ce5">
            <text:p><text:s/>50,136<text:s/></text:p>
          </table:table-cell>
          <table:table-cell office:value-type="float" office:value="0.94785841458453535" table:style-name="ce6">
            <text:p>0.948</text:p>
          </table:table-cell>
          <table:table-cell office:value-type="float" office:value="47521.868741019593" table:style-name="ce5">
            <text:p><text:s/>47,522<text:s/></text:p>
          </table:table-cell>
          <table:table-cell office:value-type="float" office:value="1.0987099085399357" table:style-name="ce6">
            <text:p>1.099</text:p>
          </table:table-cell>
          <table:table-cell office:value-type="float" office:value="52212.748058092468" table:style-name="ce5">
            <text:p><text:s/>52,21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2212.748058092468" table:style-name="ce5">
            <text:p><text:s/>52,213<text:s/></text:p>
          </table:table-cell>
          <table:table-cell office:value-type="float" office:value="0.87250767805930451" table:style-name="ce6">
            <text:p>0.873</text:p>
          </table:table-cell>
          <table:table-cell office:value-type="float" office:value="45556.023573261722" table:style-name="ce5">
            <text:p><text:s/>45,556<text:s/></text:p>
          </table:table-cell>
          <table:table-cell office:value-type="float" office:value="1.1931959434094053" table:style-name="ce6">
            <text:p>1.193</text:p>
          </table:table-cell>
          <table:table-cell office:value-type="float" office:value="54357.262525479127" table:style-name="ce5">
            <text:p><text:s/>54,35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4357.262525479127" table:style-name="ce5">
            <text:p><text:s/>54,357<text:s/></text:p>
          </table:table-cell>
          <table:table-cell office:value-type="float" office:value="0.95313845299742117" table:style-name="ce6">
            <text:p>0.953</text:p>
          </table:table-cell>
          <table:table-cell office:value-type="float" office:value="51809.997112709869" table:style-name="ce5">
            <text:p><text:s/>51,810<text:s/></text:p>
          </table:table-cell>
          <table:table-cell office:value-type="float" office:value="1.106094551419782" table:style-name="ce6">
            <text:p>1.106</text:p>
          </table:table-cell>
          <table:table-cell office:value-type="float" office:value="57306.755515443023" table:style-name="ce5">
            <text:p><text:s/>57,30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7306.755515443023" table:style-name="ce5">
            <text:p><text:s/>57,307<text:s/></text:p>
          </table:table-cell>
          <table:table-cell office:value-type="float" office:value="0.99595400226873454" table:style-name="ce6">
            <text:p>0.996</text:p>
          </table:table-cell>
          <table:table-cell office:value-type="float" office:value="57074.89251264136" table:style-name="ce5">
            <text:p><text:s/>57,075<text:s/></text:p>
          </table:table-cell>
          <table:table-cell office:value-type="float" office:value="1.0288211079556406" table:style-name="ce6">
            <text:p>1.029</text:p>
          </table:table-cell>
          <table:table-cell office:value-type="float" office:value="58719.854151304782" table:style-name="ce5">
            <text:p><text:s/>58,72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8719.854151304782" table:style-name="ce5">
            <text:p><text:s/>58,720<text:s/></text:p>
          </table:table-cell>
          <table:table-cell office:value-type="float" office:value="1.0430154685756241" table:style-name="ce6">
            <text:p>1.043</text:p>
          </table:table-cell>
          <table:table-cell office:value-type="float" office:value="61245.716192315464" table:style-name="ce5">
            <text:p><text:s/>61,246<text:s/></text:p>
          </table:table-cell>
          <table:table-cell office:value-type="float" office:value="1.0469912214652548" table:style-name="ce6">
            <text:p>1.047</text:p>
          </table:table-cell>
          <table:table-cell office:value-type="float" office:value="64123.727205706695" table:style-name="ce5">
            <text:p><text:s/>64,12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7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670.4104614011003" table:style-name="ce5">
            <text:p><text:s/>4,67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670.4104614011003" table:style-name="ce5">
            <text:p><text:s/>4,670<text:s/></text:p>
          </table:table-cell>
          <table:table-cell office:value-type="float" office:value="1.0147198189860118" table:style-name="ce6">
            <text:p>1.015</text:p>
          </table:table-cell>
          <table:table-cell office:value-type="float" office:value="4739.1580579832998" table:style-name="ce5">
            <text:p><text:s/>4,739<text:s/></text:p>
          </table:table-cell>
          <table:table-cell office:value-type="float" office:value="1.1218248325305031" table:style-name="ce6">
            <text:p>1.122</text:p>
          </table:table-cell>
          <table:table-cell office:value-type="float" office:value="5316.5051947327001" table:style-name="ce5">
            <text:p><text:s/>5,31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316.5051947327001" table:style-name="ce5">
            <text:p><text:s/>5,317<text:s/></text:p>
          </table:table-cell>
          <table:table-cell office:value-type="float" office:value="1.0308228953293326" table:style-name="ce6">
            <text:p>1.031</text:p>
          </table:table-cell>
          <table:table-cell office:value-type="float" office:value="5480.3752778677999" table:style-name="ce5">
            <text:p><text:s/>5,480<text:s/></text:p>
          </table:table-cell>
          <table:table-cell office:value-type="float" office:value="1.0886884570727065" table:style-name="ce6">
            <text:p>1.089</text:p>
          </table:table-cell>
          <table:table-cell office:value-type="float" office:value="5966.4213054413003" table:style-name="ce5">
            <text:p><text:s/>5,96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966.4213054413003" table:style-name="ce5">
            <text:p><text:s/>5,966<text:s/></text:p>
          </table:table-cell>
          <table:table-cell office:value-type="float" office:value="1.0034857845009089" table:style-name="ce6">
            <text:p>1.003</text:p>
          </table:table-cell>
          <table:table-cell office:value-type="float" office:value="5987.2189643536994" table:style-name="ce5">
            <text:p><text:s/>5,987<text:s/></text:p>
          </table:table-cell>
          <table:table-cell office:value-type="float" office:value="1.0730458814319161" table:style-name="ce6">
            <text:p>1.073</text:p>
          </table:table-cell>
          <table:table-cell office:value-type="float" office:value="6424.5606509308009" table:style-name="ce5">
            <text:p><text:s/>6,42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424.5606509308009" table:style-name="ce5">
            <text:p><text:s/>6,425<text:s/></text:p>
          </table:table-cell>
          <table:table-cell office:value-type="float" office:value="1.0158866812925818" table:style-name="ce6">
            <text:p>1.016</text:p>
          </table:table-cell>
          <table:table-cell office:value-type="float" office:value="6526.625598437" table:style-name="ce5">
            <text:p><text:s/>6,527<text:s/></text:p>
          </table:table-cell>
          <table:table-cell office:value-type="float" office:value="1.1849076831665832" table:style-name="ce6">
            <text:p>1.185</text:p>
          </table:table-cell>
          <table:table-cell office:value-type="float" office:value="7733.4488167397003" table:style-name="ce5">
            <text:p><text:s/>7,73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733.4488167397003" table:style-name="ce5">
            <text:p><text:s/>7,733<text:s/></text:p>
          </table:table-cell>
          <table:table-cell office:value-type="float" office:value="1.0439480423133367" table:style-name="ce6">
            <text:p>1.044</text:p>
          </table:table-cell>
          <table:table-cell office:value-type="float" office:value="8073.3187525657995" table:style-name="ce5">
            <text:p><text:s/>8,073<text:s/></text:p>
          </table:table-cell>
          <table:table-cell office:value-type="float" office:value="1.0492233791189409" table:style-name="ce6">
            <text:p>1.049</text:p>
          </table:table-cell>
          <table:table-cell office:value-type="float" office:value="8470.7147822713996" table:style-name="ce5">
            <text:p><text:s/>8,47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470.7147822713996" table:style-name="ce5">
            <text:p><text:s/>8,471<text:s/></text:p>
          </table:table-cell>
          <table:table-cell office:value-type="float" office:value="1.0046180581025077" table:style-name="ce6">
            <text:p>1.005</text:p>
          </table:table-cell>
          <table:table-cell office:value-type="float" office:value="8509.8330353057008" table:style-name="ce5">
            <text:p><text:s/>8,510<text:s/></text:p>
          </table:table-cell>
          <table:table-cell office:value-type="float" office:value="1.002148243404172" table:style-name="ce6">
            <text:p>1.002</text:p>
          </table:table-cell>
          <table:table-cell office:value-type="float" office:value="8528.1142279943997" table:style-name="ce5">
            <text:p><text:s/>8,52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528.1142279943997" table:style-name="ce5">
            <text:p><text:s/>8,528<text:s/></text:p>
          </table:table-cell>
          <table:table-cell office:value-type="float" office:value="1.0232644758665199" table:style-name="ce6">
            <text:p>1.023</text:p>
          </table:table-cell>
          <table:table-cell office:value-type="float" office:value="8726.5163356385001" table:style-name="ce5">
            <text:p><text:s/>8,727<text:s/></text:p>
          </table:table-cell>
          <table:table-cell office:value-type="float" office:value="1.1896443161045676" table:style-name="ce6">
            <text:p>1.190</text:p>
          </table:table-cell>
          <table:table-cell office:value-type="float" office:value="10381.450558086" table:style-name="ce5">
            <text:p><text:s/>10,38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381.450558086" table:style-name="ce5">
            <text:p><text:s/>10,381<text:s/></text:p>
          </table:table-cell>
          <table:table-cell office:value-type="float" office:value="1.0702833167324279" table:style-name="ce6">
            <text:p>1.070</text:p>
          </table:table-cell>
          <table:table-cell office:value-type="float" office:value="11111.093335801999" table:style-name="ce5">
            <text:p><text:s/>11,111<text:s/></text:p>
          </table:table-cell>
          <table:table-cell office:value-type="float" office:value="1.0952266170908533" table:style-name="ce6">
            <text:p>1.095</text:p>
          </table:table-cell>
          <table:table-cell office:value-type="float" office:value="12169.165166351151" table:style-name="ce5">
            <text:p><text:s/>12,16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169.165166351151" table:style-name="ce5">
            <text:p><text:s/>12,169<text:s/></text:p>
          </table:table-cell>
          <table:table-cell office:value-type="float" office:value="1.127043706815938" table:style-name="ce6">
            <text:p>1.127</text:p>
          </table:table-cell>
          <table:table-cell office:value-type="float" office:value="13715.181017939791" table:style-name="ce5">
            <text:p><text:s/>13,715<text:s/></text:p>
          </table:table-cell>
          <table:table-cell office:value-type="float" office:value="0.93289048906007943" table:style-name="ce6">
            <text:p>0.933</text:p>
          </table:table-cell>
          <table:table-cell office:value-type="float" office:value="12794.761927373369" table:style-name="ce5">
            <text:p><text:s/>12,79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2794.761927373369" table:style-name="ce5">
            <text:p><text:s/>12,795<text:s/></text:p>
          </table:table-cell>
          <table:table-cell office:value-type="float" office:value="0.83067746393655661" table:style-name="ce6">
            <text:p>0.831</text:p>
          </table:table-cell>
          <table:table-cell office:value-type="float" office:value="10628.32038950252" table:style-name="ce5">
            <text:p><text:s/>10,628<text:s/></text:p>
          </table:table-cell>
          <table:table-cell office:value-type="float" office:value="1.2628175415671692" table:style-name="ce6">
            <text:p>1.263</text:p>
          </table:table-cell>
          <table:table-cell office:value-type="float" office:value="13421.629425259791" table:style-name="ce5">
            <text:p><text:s/>13,42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3421.629425259791" table:style-name="ce5">
            <text:p><text:s/>13,422<text:s/></text:p>
          </table:table-cell>
          <table:table-cell office:value-type="float" office:value="1.1858552510681679" table:style-name="ce6">
            <text:p>1.186</text:p>
          </table:table-cell>
          <table:table-cell office:value-type="float" office:value="15916.10973183536" table:style-name="ce5">
            <text:p><text:s/>15,916<text:s/></text:p>
          </table:table-cell>
          <table:table-cell office:value-type="float" office:value="0.82934708797747714" table:style-name="ce6">
            <text:p>0.829</text:p>
          </table:table-cell>
          <table:table-cell office:value-type="float" office:value="13199.979258027639" table:style-name="ce5">
            <text:p><text:s/>13,20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199.979258027639" table:style-name="ce5">
            <text:p><text:s/>13,200<text:s/></text:p>
          </table:table-cell>
          <table:table-cell office:value-type="float" office:value="1.101192129180274" table:style-name="ce6">
            <text:p>1.101</text:p>
          </table:table-cell>
          <table:table-cell office:value-type="float" office:value="14535.713264282909" table:style-name="ce5">
            <text:p><text:s/>14,536<text:s/></text:p>
          </table:table-cell>
          <table:table-cell office:value-type="float" office:value="1.0220033543660334" table:style-name="ce6">
            <text:p>1.022</text:p>
          </table:table-cell>
          <table:table-cell office:value-type="float" office:value="14855.54771419998" table:style-name="ce5">
            <text:p><text:s/>14,85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4855.54771419998" table:style-name="ce5">
            <text:p><text:s/>14,856<text:s/></text:p>
          </table:table-cell>
          <table:table-cell office:value-type="float" office:value="0.98895388094271497" table:style-name="ce6">
            <text:p>0.989</text:p>
          </table:table-cell>
          <table:table-cell office:value-type="float" office:value="14691.451565487749" table:style-name="ce5">
            <text:p><text:s/>14,691<text:s/></text:p>
          </table:table-cell>
          <table:table-cell office:value-type="float" office:value="1.2895619190617524" table:style-name="ce6">
            <text:p>1.290</text:p>
          </table:table-cell>
          <table:table-cell office:value-type="float" office:value="18945.536474593169" table:style-name="ce5">
            <text:p><text:s/>18,94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945.536474593169" table:style-name="ce5">
            <text:p><text:s/>18,946<text:s/></text:p>
          </table:table-cell>
          <table:table-cell office:value-type="float" office:value="0.98464632942890062" table:style-name="ce6">
            <text:p>0.985</text:p>
          </table:table-cell>
          <table:table-cell office:value-type="float" office:value="18654.652948769519" table:style-name="ce5">
            <text:p><text:s/>18,655<text:s/></text:p>
          </table:table-cell>
          <table:table-cell office:value-type="float" office:value="0.83371956519680224" table:style-name="ce6">
            <text:p>0.834</text:p>
          </table:table-cell>
          <table:table-cell office:value-type="float" office:value="15552.749145345369" table:style-name="ce5">
            <text:p><text:s/>15,55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552.749145345369" table:style-name="ce5">
            <text:p><text:s/>15,553<text:s/></text:p>
          </table:table-cell>
          <table:table-cell office:value-type="float" office:value="0.97159559365064907" table:style-name="ce6">
            <text:p>0.972</text:p>
          </table:table-cell>
          <table:table-cell office:value-type="float" office:value="15110.982538771459" table:style-name="ce5">
            <text:p><text:s/>15,111<text:s/></text:p>
          </table:table-cell>
          <table:table-cell office:value-type="float" office:value="1.3331882009930638" table:style-name="ce6">
            <text:p>1.333</text:p>
          </table:table-cell>
          <table:table-cell office:value-type="float" office:value="20145.783626102322" table:style-name="ce5">
            <text:p><text:s/>20,14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145.783626102322" table:style-name="ce5">
            <text:p><text:s/>20,146<text:s/></text:p>
          </table:table-cell>
          <table:table-cell office:value-type="float" office:value="1.0125808680690433" table:style-name="ce6">
            <text:p>1.013</text:p>
          </table:table-cell>
          <table:table-cell office:value-type="float" office:value="20399.235072049807" table:style-name="ce5">
            <text:p><text:s/>20,399<text:s/></text:p>
          </table:table-cell>
          <table:table-cell office:value-type="float" office:value="1.1147961306276988" table:style-name="ce6">
            <text:p>1.115</text:p>
          </table:table-cell>
          <table:table-cell office:value-type="float" office:value="22740.988326085971" table:style-name="ce5">
            <text:p><text:s/>22,74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23.2441947962998" table:style-name="ce5">
            <text:p><text:s/>2,42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423.2441947962998" table:style-name="ce5">
            <text:p><text:s/>2,423<text:s/></text:p>
          </table:table-cell>
          <table:table-cell office:value-type="float" office:value="1.0178314355052576" table:style-name="ce6">
            <text:p>1.018</text:p>
          </table:table-cell>
          <table:table-cell office:value-type="float" office:value="2466.4541173693001" table:style-name="ce5">
            <text:p><text:s/>2,466<text:s/></text:p>
          </table:table-cell>
          <table:table-cell office:value-type="float" office:value="1.2049408303902842" table:style-name="ce6">
            <text:p>1.205</text:p>
          </table:table-cell>
          <table:table-cell office:value-type="float" office:value="2971.9312723024996" table:style-name="ce5">
            <text:p><text:s/>2,97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971.9312723024996" table:style-name="ce5">
            <text:p><text:s/>2,972<text:s/></text:p>
          </table:table-cell>
          <table:table-cell office:value-type="float" office:value="1.0136170602691787" table:style-name="ce6">
            <text:p>1.014</text:p>
          </table:table-cell>
          <table:table-cell office:value-type="float" office:value="3012.4002395532998" table:style-name="ce5">
            <text:p><text:s/>3,012<text:s/></text:p>
          </table:table-cell>
          <table:table-cell office:value-type="float" office:value="1.0965434786825756" table:style-name="ce6">
            <text:p>1.097</text:p>
          </table:table-cell>
          <table:table-cell office:value-type="float" office:value="3303.2278378639999" table:style-name="ce5">
            <text:p><text:s/>3,30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303.2278378639999" table:style-name="ce5">
            <text:p><text:s/>3,303<text:s/></text:p>
          </table:table-cell>
          <table:table-cell office:value-type="float" office:value="1.0067398848967066" table:style-name="ce6">
            <text:p>1.007</text:p>
          </table:table-cell>
          <table:table-cell office:value-type="float" office:value="3325.4912132787999" table:style-name="ce5">
            <text:p><text:s/>3,325<text:s/></text:p>
          </table:table-cell>
          <table:table-cell office:value-type="float" office:value="1.1287851856400004" table:style-name="ce6">
            <text:p>1.129</text:p>
          </table:table-cell>
          <table:table-cell office:value-type="float" office:value="3753.7652165251002" table:style-name="ce5">
            <text:p><text:s/>3,75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753.7652165251002" table:style-name="ce5">
            <text:p><text:s/>3,754<text:s/></text:p>
          </table:table-cell>
          <table:table-cell office:value-type="float" office:value="1.0097654784456749" table:style-name="ce6">
            <text:p>1.010</text:p>
          </table:table-cell>
          <table:table-cell office:value-type="float" office:value="3790.4225298372003" table:style-name="ce5">
            <text:p><text:s/>3,790<text:s/></text:p>
          </table:table-cell>
          <table:table-cell office:value-type="float" office:value="1.2129836469749384" table:style-name="ce6">
            <text:p>1.213</text:p>
          </table:table-cell>
          <table:table-cell office:value-type="float" office:value="4597.7205438178999" table:style-name="ce5">
            <text:p><text:s/>4,59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597.7205438178999" table:style-name="ce5">
            <text:p><text:s/>4,598<text:s/></text:p>
          </table:table-cell>
          <table:table-cell office:value-type="float" office:value="1.0160978567311838" table:style-name="ce6">
            <text:p>1.016</text:p>
          </table:table-cell>
          <table:table-cell office:value-type="float" office:value="4671.7339904222999" table:style-name="ce5">
            <text:p><text:s/>4,672<text:s/></text:p>
          </table:table-cell>
          <table:table-cell office:value-type="float" office:value="1.1429848744724262" table:style-name="ce6">
            <text:p>1.143</text:p>
          </table:table-cell>
          <table:table-cell office:value-type="float" office:value="5339.7212886113994" table:style-name="ce5">
            <text:p><text:s/>5,34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339.7212886113994" table:style-name="ce5">
            <text:p><text:s/>5,340<text:s/></text:p>
          </table:table-cell>
          <table:table-cell office:value-type="float" office:value="1.0219596272165159" table:style-name="ce6">
            <text:p>1.022</text:p>
          </table:table-cell>
          <table:table-cell office:value-type="float" office:value="5456.9795775494003" table:style-name="ce5">
            <text:p><text:s/>5,457<text:s/></text:p>
          </table:table-cell>
          <table:table-cell office:value-type="float" office:value="1.0317334471573127" table:style-name="ce6">
            <text:p>1.032</text:p>
          </table:table-cell>
          <table:table-cell office:value-type="float" office:value="5630.1483506120994" table:style-name="ce5">
            <text:p><text:s/>5,63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630.1483506120994" table:style-name="ce5">
            <text:p><text:s/>5,630<text:s/></text:p>
          </table:table-cell>
          <table:table-cell office:value-type="float" office:value="0.98619125226608861" table:style-name="ce6">
            <text:p>0.986</text:p>
          </table:table-cell>
          <table:table-cell office:value-type="float" office:value="5552.4030523339998" table:style-name="ce5">
            <text:p><text:s/>5,552<text:s/></text:p>
          </table:table-cell>
          <table:table-cell office:value-type="float" office:value="1.1070999961857648" table:style-name="ce6">
            <text:p>1.107</text:p>
          </table:table-cell>
          <table:table-cell office:value-type="float" office:value="6147.0653980607995" table:style-name="ce5">
            <text:p><text:s/>6,14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147.0653980607995" table:style-name="ce5">
            <text:p><text:s/>6,147<text:s/></text:p>
          </table:table-cell>
          <table:table-cell office:value-type="float" office:value="1.1161598804419191" table:style-name="ce6">
            <text:p>1.116</text:p>
          </table:table-cell>
          <table:table-cell office:value-type="float" office:value="6861.1077797682001" table:style-name="ce5">
            <text:p><text:s/>6,861<text:s/></text:p>
          </table:table-cell>
          <table:table-cell office:value-type="float" office:value="0.94118800356443855" table:style-name="ce6">
            <text:p>0.941</text:p>
          </table:table-cell>
          <table:table-cell office:value-type="float" office:value="6457.5923334804693" table:style-name="ce5">
            <text:p><text:s/>6,45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457.5923334804693" table:style-name="ce5">
            <text:p><text:s/>6,458<text:s/></text:p>
          </table:table-cell>
          <table:table-cell office:value-type="float" office:value="1.124248702286246" table:style-name="ce6">
            <text:p>1.124</text:p>
          </table:table-cell>
          <table:table-cell office:value-type="float" office:value="7259.9398008090293" table:style-name="ce5">
            <text:p><text:s/>7,260<text:s/></text:p>
          </table:table-cell>
          <table:table-cell office:value-type="float" office:value="1.0075195793900957" table:style-name="ce6">
            <text:p>1.008</text:p>
          </table:table-cell>
          <table:table-cell office:value-type="float" office:value="7314.5314945085292" table:style-name="ce5">
            <text:p><text:s/>7,31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314.5314945085292" table:style-name="ce5">
            <text:p><text:s/>7,315<text:s/></text:p>
          </table:table-cell>
          <table:table-cell office:value-type="float" office:value="0.83111267126100574" table:style-name="ce6">
            <text:p>0.831</text:p>
          </table:table-cell>
          <table:table-cell office:value-type="float" office:value="6079.1998094237406" table:style-name="ce5">
            <text:p><text:s/>6,079<text:s/></text:p>
          </table:table-cell>
          <table:table-cell office:value-type="float" office:value="1.4197140770408569" table:style-name="ce6">
            <text:p>1.420</text:p>
          </table:table-cell>
          <table:table-cell office:value-type="float" office:value="8630.7255465829785" table:style-name="ce5">
            <text:p><text:s/>8,63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630.7255465829785" table:style-name="ce5">
            <text:p><text:s/>8,631<text:s/></text:p>
          </table:table-cell>
          <table:table-cell office:value-type="float" office:value="1.2211176455493682" table:style-name="ce6">
            <text:p>1.221</text:p>
          </table:table-cell>
          <table:table-cell office:value-type="float" office:value="10539.131258826192" table:style-name="ce5">
            <text:p><text:s/>10,539<text:s/></text:p>
          </table:table-cell>
          <table:table-cell office:value-type="float" office:value="0.89854303940206526" table:style-name="ce6">
            <text:p>0.899</text:p>
          </table:table-cell>
          <table:table-cell office:value-type="float" office:value="9469.8630339629999" table:style-name="ce5">
            <text:p><text:s/>9,47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469.8630339629999" table:style-name="ce5">
            <text:p><text:s/>9,470<text:s/></text:p>
          </table:table-cell>
          <table:table-cell office:value-type="float" office:value="1.1383250868504218" table:style-name="ce6">
            <text:p>1.138</text:p>
          </table:table-cell>
          <table:table-cell office:value-type="float" office:value="10779.78266059753" table:style-name="ce5">
            <text:p><text:s/>10,780<text:s/></text:p>
          </table:table-cell>
          <table:table-cell office:value-type="float" office:value="1.0299937000517028" table:style-name="ce6">
            <text:p>1.030</text:p>
          </table:table-cell>
          <table:table-cell office:value-type="float" office:value="11103.108228342038" table:style-name="ce5">
            <text:p><text:s/>11,10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103.108228342038" table:style-name="ce5">
            <text:p><text:s/>11,103<text:s/></text:p>
          </table:table-cell>
          <table:table-cell office:value-type="float" office:value="0.98524226466967102" table:style-name="ce6">
            <text:p>0.985</text:p>
          </table:table-cell>
          <table:table-cell office:value-type="float" office:value="10939.251495764169" table:style-name="ce5">
            <text:p><text:s/>10,939<text:s/></text:p>
          </table:table-cell>
          <table:table-cell office:value-type="float" office:value="1.1269883326499051" table:style-name="ce6">
            <text:p>1.127</text:p>
          </table:table-cell>
          <table:table-cell office:value-type="float" office:value="12328.408803649241" table:style-name="ce5">
            <text:p><text:s/>12,32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328.408803649241" table:style-name="ce5">
            <text:p><text:s/>12,328<text:s/></text:p>
          </table:table-cell>
          <table:table-cell office:value-type="float" office:value="0.93552339941864182" table:style-name="ce6">
            <text:p>0.936</text:p>
          </table:table-cell>
          <table:table-cell office:value-type="float" office:value="11533.51491341265" table:style-name="ce5">
            <text:p><text:s/>11,534<text:s/></text:p>
          </table:table-cell>
          <table:table-cell office:value-type="float" office:value="0.7316909704145399" table:style-name="ce6">
            <text:p>0.732</text:p>
          </table:table-cell>
          <table:table-cell office:value-type="float" office:value="8438.9687192854708" table:style-name="ce5">
            <text:p><text:s/>8,43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438.9687192854708" table:style-name="ce5">
            <text:p><text:s/>8,439<text:s/></text:p>
          </table:table-cell>
          <table:table-cell office:value-type="float" office:value="0.97037754243473995" table:style-name="ce6">
            <text:p>0.970</text:p>
          </table:table-cell>
          <table:table-cell office:value-type="float" office:value="8188.98572650388" table:style-name="ce5">
            <text:p><text:s/>8,189<text:s/></text:p>
          </table:table-cell>
          <table:table-cell office:value-type="float" office:value="1.4778053895851453" table:style-name="ce6">
            <text:p>1.478</text:p>
          </table:table-cell>
          <table:table-cell office:value-type="float" office:value="12101.72724186326" table:style-name="ce5">
            <text:p><text:s/>12,10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101.72724186326" table:style-name="ce5">
            <text:p><text:s/>12,102<text:s/></text:p>
          </table:table-cell>
          <table:table-cell office:value-type="float" office:value="1.0036650257933124" table:style-name="ce6">
            <text:p>1.004</text:p>
          </table:table-cell>
          <table:table-cell office:value-type="float" office:value="12146.080384348321" table:style-name="ce5">
            <text:p><text:s/>12,146<text:s/></text:p>
          </table:table-cell>
          <table:table-cell office:value-type="float" office:value="1.106560462552852" table:style-name="ce6">
            <text:p>1.107</text:p>
          </table:table-cell>
          <table:table-cell office:value-type="float" office:value="13440.3723283086" table:style-name="ce5">
            <text:p><text:s/>13,44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47.1662666048001" table:style-name="ce5">
            <text:p><text:s/>2,24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47.1662666048001" table:style-name="ce5">
            <text:p><text:s/>2,247<text:s/></text:p>
          </table:table-cell>
          <table:table-cell office:value-type="float" office:value="1.0113643900714941" table:style-name="ce6">
            <text:p>1.011</text:p>
          </table:table-cell>
          <table:table-cell office:value-type="float" office:value="2272.7039406140002" table:style-name="ce5">
            <text:p><text:s/>2,273<text:s/></text:p>
          </table:table-cell>
          <table:table-cell office:value-type="float" office:value="1.0316231166461496" table:style-name="ce6">
            <text:p>1.032</text:p>
          </table:table-cell>
          <table:table-cell office:value-type="float" office:value="2344.5739224302006" table:style-name="ce5">
            <text:p><text:s/>2,34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344.5739224302006" table:style-name="ce5">
            <text:p><text:s/>2,345<text:s/></text:p>
          </table:table-cell>
          <table:table-cell office:value-type="float" office:value="1.0526326402864667" table:style-name="ce6">
            <text:p>1.053</text:p>
          </table:table-cell>
          <table:table-cell office:value-type="float" office:value="2467.9750383144997" table:style-name="ce5">
            <text:p><text:s/>2,468<text:s/></text:p>
          </table:table-cell>
          <table:table-cell office:value-type="float" office:value="1.0791006498169953" table:style-name="ce6">
            <text:p>1.079</text:p>
          </table:table-cell>
          <table:table-cell office:value-type="float" office:value="2663.1934675773005" table:style-name="ce5">
            <text:p><text:s/>2,66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63.1934675773005" table:style-name="ce5">
            <text:p><text:s/>2,663<text:s/></text:p>
          </table:table-cell>
          <table:table-cell office:value-type="float" office:value="0.99944963949474752" table:style-name="ce6">
            <text:p>0.999</text:p>
          </table:table-cell>
          <table:table-cell office:value-type="float" office:value="2661.7277510748995" table:style-name="ce5">
            <text:p><text:s/>2,662<text:s/></text:p>
          </table:table-cell>
          <table:table-cell office:value-type="float" office:value="1.0034066907583388" table:style-name="ce6">
            <text:p>1.003</text:p>
          </table:table-cell>
          <table:table-cell office:value-type="float" office:value="2670.7954344057002" table:style-name="ce5">
            <text:p><text:s/>2,67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670.7954344057002" table:style-name="ce5">
            <text:p><text:s/>2,671<text:s/></text:p>
          </table:table-cell>
          <table:table-cell office:value-type="float" office:value="1.0244899453366987" table:style-name="ce6">
            <text:p>1.024</text:p>
          </table:table-cell>
          <table:table-cell office:value-type="float" office:value="2736.2030685998002" table:style-name="ce5">
            <text:p><text:s/>2,736<text:s/></text:p>
          </table:table-cell>
          <table:table-cell office:value-type="float" office:value="1.1460144566413522" table:style-name="ce6">
            <text:p>1.146</text:p>
          </table:table-cell>
          <table:table-cell office:value-type="float" office:value="3135.7282729218005" table:style-name="ce5">
            <text:p><text:s/>3,13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135.7282729218005" table:style-name="ce5">
            <text:p><text:s/>3,136<text:s/></text:p>
          </table:table-cell>
          <table:table-cell office:value-type="float" office:value="1.0847830124559803" table:style-name="ce6">
            <text:p>1.085</text:p>
          </table:table-cell>
          <table:table-cell office:value-type="float" office:value="3401.5847621434996" table:style-name="ce5">
            <text:p><text:s/>3,402<text:s/></text:p>
          </table:table-cell>
          <table:table-cell office:value-type="float" office:value="0.92045141091442739" table:style-name="ce6">
            <text:p>0.920</text:p>
          </table:table-cell>
          <table:table-cell office:value-type="float" office:value="3130.9934936600007" table:style-name="ce5">
            <text:p><text:s/>3,13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130.9934936600007" table:style-name="ce5">
            <text:p><text:s/>3,131<text:s/></text:p>
          </table:table-cell>
          <table:table-cell office:value-type="float" office:value="0.97504305388627355" table:style-name="ce6">
            <text:p>0.975</text:p>
          </table:table-cell>
          <table:table-cell office:value-type="float" office:value="3052.8534577563" table:style-name="ce5">
            <text:p><text:s/>3,053<text:s/></text:p>
          </table:table-cell>
          <table:table-cell office:value-type="float" office:value="0.94926465272007043" table:style-name="ce6">
            <text:p>0.949</text:p>
          </table:table-cell>
          <table:table-cell office:value-type="float" office:value="2897.9658773823003" table:style-name="ce5">
            <text:p><text:s/>2,89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897.9658773823003" table:style-name="ce5">
            <text:p><text:s/>2,898<text:s/></text:p>
          </table:table-cell>
          <table:table-cell office:value-type="float" office:value="1.0952900819424558" table:style-name="ce6">
            <text:p>1.095</text:p>
          </table:table-cell>
          <table:table-cell office:value-type="float" office:value="3174.1132833045008" table:style-name="ce5">
            <text:p><text:s/>3,174<text:s/></text:p>
          </table:table-cell>
          <table:table-cell office:value-type="float" office:value="1.3340371883693056" table:style-name="ce6">
            <text:p>1.334</text:p>
          </table:table-cell>
          <table:table-cell office:value-type="float" office:value="4234.385160025201" table:style-name="ce5">
            <text:p><text:s/>4,23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234.385160025201" table:style-name="ce5">
            <text:p><text:s/>4,234<text:s/></text:p>
          </table:table-cell>
          <table:table-cell office:value-type="float" office:value="1.0036842175236858" table:style-name="ce6">
            <text:p>1.004</text:p>
          </table:table-cell>
          <table:table-cell office:value-type="float" office:value="4249.9855560338001" table:style-name="ce5">
            <text:p><text:s/>4,250<text:s/></text:p>
          </table:table-cell>
          <table:table-cell office:value-type="float" office:value="1.3439040574530501" table:style-name="ce6">
            <text:p>1.344</text:p>
          </table:table-cell>
          <table:table-cell office:value-type="float" office:value="5711.5728328706809" table:style-name="ce5">
            <text:p><text:s/>5,7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711.5728328706809" table:style-name="ce5">
            <text:p><text:s/>5,712<text:s/></text:p>
          </table:table-cell>
          <table:table-cell office:value-type="float" office:value="1.1302037820440971" table:style-name="ce6">
            <text:p>1.130</text:p>
          </table:table-cell>
          <table:table-cell office:value-type="float" office:value="6455.2412171307615" table:style-name="ce5">
            <text:p><text:s/>6,455<text:s/></text:p>
          </table:table-cell>
          <table:table-cell office:value-type="float" office:value="0.84895827259274803" table:style-name="ce6">
            <text:p>0.849</text:p>
          </table:table-cell>
          <table:table-cell office:value-type="float" office:value="5480.2304328648397" table:style-name="ce5">
            <text:p><text:s/>5,48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480.2304328648397" table:style-name="ce5">
            <text:p><text:s/>5,480<text:s/></text:p>
          </table:table-cell>
          <table:table-cell office:value-type="float" office:value="0.83009658732555991" table:style-name="ce6">
            <text:p>0.830</text:p>
          </table:table-cell>
          <table:table-cell office:value-type="float" office:value="4549.1205800787793" table:style-name="ce5">
            <text:p><text:s/>4,549<text:s/></text:p>
          </table:table-cell>
          <table:table-cell office:value-type="float" office:value="1.0531494591848882" table:style-name="ce6">
            <text:p>1.053</text:p>
          </table:table-cell>
          <table:table-cell office:value-type="float" office:value="4790.9038786768115" table:style-name="ce5">
            <text:p><text:s/>4,79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790.9038786768115" table:style-name="ce5">
            <text:p><text:s/>4,791<text:s/></text:p>
          </table:table-cell>
          <table:table-cell office:value-type="float" office:value="1.1223306935755564" table:style-name="ce6">
            <text:p>1.122</text:p>
          </table:table-cell>
          <table:table-cell office:value-type="float" office:value="5376.9784730091687" table:style-name="ce5">
            <text:p><text:s/>5,377<text:s/></text:p>
          </table:table-cell>
          <table:table-cell office:value-type="float" office:value="0.69371976153311998" table:style-name="ce6">
            <text:p>0.694</text:p>
          </table:table-cell>
          <table:table-cell office:value-type="float" office:value="3730.1162240646399" table:style-name="ce5">
            <text:p><text:s/>3,73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730.1162240646399" table:style-name="ce5">
            <text:p><text:s/>3,730<text:s/></text:p>
          </table:table-cell>
          <table:table-cell office:value-type="float" office:value="1.0069205295680062" table:style-name="ce6">
            <text:p>1.007</text:p>
          </table:table-cell>
          <table:table-cell office:value-type="float" office:value="3755.9306036853791" table:style-name="ce5">
            <text:p><text:s/>3,756<text:s/></text:p>
          </table:table-cell>
          <table:table-cell office:value-type="float" office:value="0.99907050523670149" table:style-name="ce6">
            <text:p>0.999</text:p>
          </table:table-cell>
          <table:table-cell office:value-type="float" office:value="3752.4394858579408" table:style-name="ce5">
            <text:p><text:s/>3,75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752.4394858579408" table:style-name="ce5">
            <text:p><text:s/>3,752<text:s/></text:p>
          </table:table-cell>
          <table:table-cell office:value-type="float" office:value="0.99993619720310922" table:style-name="ce6">
            <text:p>1.000</text:p>
          </table:table-cell>
          <table:table-cell office:value-type="float" office:value="3752.2000697235794" table:style-name="ce5">
            <text:p><text:s/>3,752<text:s/></text:p>
          </table:table-cell>
          <table:table-cell office:value-type="float" office:value="1.7635327402548144" table:style-name="ce6">
            <text:p>1.764</text:p>
          </table:table-cell>
          <table:table-cell office:value-type="float" office:value="6617.1276709439298" table:style-name="ce5">
            <text:p><text:s/>6,61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617.1276709439298" table:style-name="ce5">
            <text:p><text:s/>6,617<text:s/></text:p>
          </table:table-cell>
          <table:table-cell office:value-type="float" office:value="1.076167544208958" table:style-name="ce6">
            <text:p>1.076</text:p>
          </table:table-cell>
          <table:table-cell office:value-type="float" office:value="7121.1380353568702" table:style-name="ce5">
            <text:p><text:s/>7,121<text:s/></text:p>
          </table:table-cell>
          <table:table-cell office:value-type="float" office:value="0.99896679305183522" table:style-name="ce6">
            <text:p>0.999</text:p>
          </table:table-cell>
          <table:table-cell office:value-type="float" office:value="7113.7804260598996" table:style-name="ce5">
            <text:p><text:s/>7,11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113.7804260598996" table:style-name="ce5">
            <text:p><text:s/>7,114<text:s/></text:p>
          </table:table-cell>
          <table:table-cell office:value-type="float" office:value="0.9730405491446209" table:style-name="ce6">
            <text:p>0.973</text:p>
          </table:table-cell>
          <table:table-cell office:value-type="float" office:value="6921.99681226758" table:style-name="ce5">
            <text:p><text:s/>6,922<text:s/></text:p>
          </table:table-cell>
          <table:table-cell office:value-type="float" office:value="1.1621005617891791" table:style-name="ce6">
            <text:p>1.162</text:p>
          </table:table-cell>
          <table:table-cell office:value-type="float" office:value="8044.0563842390611" table:style-name="ce5">
            <text:p><text:s/>8,0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044.0563842390611" table:style-name="ce5">
            <text:p><text:s/>8,044<text:s/></text:p>
          </table:table-cell>
          <table:table-cell office:value-type="float" office:value="1.0259941369720031" table:style-name="ce6">
            <text:p>1.026</text:p>
          </table:table-cell>
          <table:table-cell office:value-type="float" office:value="8253.154687701488" table:style-name="ce5">
            <text:p><text:s/>8,253<text:s/></text:p>
          </table:table-cell>
          <table:table-cell office:value-type="float" office:value="1.1269164761490256" table:style-name="ce6">
            <text:p>1.127</text:p>
          </table:table-cell>
          <table:table-cell office:value-type="float" office:value="9300.6159977773732" table:style-name="ce5">
            <text:p><text:s/>9,30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7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310.1598709281006" table:style-name="ce5">
            <text:p><text:s/>9,31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310.1598709281006" table:style-name="ce5">
            <text:p><text:s/>9,310<text:s/></text:p>
          </table:table-cell>
          <table:table-cell office:value-type="float" office:value="0.97018180095091899" table:style-name="ce6">
            <text:p>0.970</text:p>
          </table:table-cell>
          <table:table-cell office:value-type="float" office:value="9032.5476707180005" table:style-name="ce5">
            <text:p><text:s/>9,033<text:s/></text:p>
          </table:table-cell>
          <table:table-cell office:value-type="float" office:value="1.1841006354290091" table:style-name="ce6">
            <text:p>1.184</text:p>
          </table:table-cell>
          <table:table-cell office:value-type="float" office:value="10695.445436440001" table:style-name="ce5">
            <text:p><text:s/>10,69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695.445436440001" table:style-name="ce5">
            <text:p><text:s/>10,695<text:s/></text:p>
          </table:table-cell>
          <table:table-cell office:value-type="float" office:value="1.0237343852810579" table:style-name="ce6">
            <text:p>1.024</text:p>
          </table:table-cell>
          <table:table-cell office:value-type="float" office:value="10949.295259180999" table:style-name="ce5">
            <text:p><text:s/>10,949<text:s/></text:p>
          </table:table-cell>
          <table:table-cell office:value-type="float" office:value="1.0941101404204052" table:style-name="ce6">
            <text:p>1.094</text:p>
          </table:table-cell>
          <table:table-cell office:value-type="float" office:value="11979.734973527" table:style-name="ce5">
            <text:p><text:s/>11,98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979.734973527" table:style-name="ce5">
            <text:p><text:s/>11,980<text:s/></text:p>
          </table:table-cell>
          <table:table-cell office:value-type="float" office:value="1.0667357590554127" table:style-name="ce6">
            <text:p>1.067</text:p>
          </table:table-cell>
          <table:table-cell office:value-type="float" office:value="12779.211680267999" table:style-name="ce5">
            <text:p><text:s/>12,779<text:s/></text:p>
          </table:table-cell>
          <table:table-cell office:value-type="float" office:value="0.96212076750779296" table:style-name="ce6">
            <text:p>0.962</text:p>
          </table:table-cell>
          <table:table-cell office:value-type="float" office:value="12295.144949964" table:style-name="ce5">
            <text:p><text:s/>12,29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295.144949964" table:style-name="ce5">
            <text:p><text:s/>12,295<text:s/></text:p>
          </table:table-cell>
          <table:table-cell office:value-type="float" office:value="1.0119379428715423" table:style-name="ce6">
            <text:p>1.012</text:p>
          </table:table-cell>
          <table:table-cell office:value-type="float" office:value="12441.923687974" table:style-name="ce5">
            <text:p><text:s/>12,442<text:s/></text:p>
          </table:table-cell>
          <table:table-cell office:value-type="float" office:value="1.0290256219496878" table:style-name="ce6">
            <text:p>1.029</text:p>
          </table:table-cell>
          <table:table-cell office:value-type="float" office:value="12803.058261267999" table:style-name="ce5">
            <text:p><text:s/>12,80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803.058261267999" table:style-name="ce5">
            <text:p><text:s/>12,803<text:s/></text:p>
          </table:table-cell>
          <table:table-cell office:value-type="float" office:value="1.06230485085772" table:style-name="ce6">
            <text:p>1.062</text:p>
          </table:table-cell>
          <table:table-cell office:value-type="float" office:value="13600.750896759" table:style-name="ce5">
            <text:p><text:s/>13,601<text:s/></text:p>
          </table:table-cell>
          <table:table-cell office:value-type="float" office:value="1.0093044672540952" table:style-name="ce6">
            <text:p>1.009</text:p>
          </table:table-cell>
          <table:table-cell office:value-type="float" office:value="13727.298638109" table:style-name="ce5">
            <text:p><text:s/>13,72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727.298638109" table:style-name="ce5">
            <text:p><text:s/>13,727<text:s/></text:p>
          </table:table-cell>
          <table:table-cell office:value-type="float" office:value="1.057831911445642" table:style-name="ce6">
            <text:p>1.058</text:p>
          </table:table-cell>
          <table:table-cell office:value-type="float" office:value="14521.174557336" table:style-name="ce5">
            <text:p><text:s/>14,521<text:s/></text:p>
          </table:table-cell>
          <table:table-cell office:value-type="float" office:value="1.2045066115099994" table:style-name="ce6">
            <text:p>1.205</text:p>
          </table:table-cell>
          <table:table-cell office:value-type="float" office:value="17490.850761202" table:style-name="ce5">
            <text:p><text:s/>17,49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490.850761202" table:style-name="ce5">
            <text:p><text:s/>17,491<text:s/></text:p>
          </table:table-cell>
          <table:table-cell office:value-type="float" office:value="0.96883421893609833" table:style-name="ce6">
            <text:p>0.969</text:p>
          </table:table-cell>
          <table:table-cell office:value-type="float" office:value="16945.734735757" table:style-name="ce5">
            <text:p><text:s/>16,946<text:s/></text:p>
          </table:table-cell>
          <table:table-cell office:value-type="float" office:value="1.1089451601577622" table:style-name="ce6">
            <text:p>1.109</text:p>
          </table:table-cell>
          <table:table-cell office:value-type="float" office:value="18791.890520534998" table:style-name="ce5">
            <text:p><text:s/>18,79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791.890520534998" table:style-name="ce5">
            <text:p><text:s/>18,792<text:s/></text:p>
          </table:table-cell>
          <table:table-cell office:value-type="float" office:value="1.1319492878924249" table:style-name="ce6">
            <text:p>1.132</text:p>
          </table:table-cell>
          <table:table-cell office:value-type="float" office:value="21271.467092872001" table:style-name="ce5">
            <text:p><text:s/>21,271<text:s/></text:p>
          </table:table-cell>
          <table:table-cell office:value-type="float" office:value="1.0958503157448951" table:style-name="ce6">
            <text:p>1.096</text:p>
          </table:table-cell>
          <table:table-cell office:value-type="float" office:value="23310.34393008093" table:style-name="ce5">
            <text:p><text:s/>23,31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310.34393008093" table:style-name="ce5">
            <text:p><text:s/>23,310<text:s/></text:p>
          </table:table-cell>
          <table:table-cell office:value-type="float" office:value="1.0582885172228127" table:style-name="ce6">
            <text:p>1.058</text:p>
          </table:table-cell>
          <table:table-cell office:value-type="float" office:value="24669.069313719137" table:style-name="ce5">
            <text:p><text:s/>24,669<text:s/></text:p>
          </table:table-cell>
          <table:table-cell office:value-type="float" office:value="1.1005306157094119" table:style-name="ce6">
            <text:p>1.101</text:p>
          </table:table-cell>
          <table:table-cell office:value-type="float" office:value="27149.066040805483" table:style-name="ce5">
            <text:p><text:s/>27,14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7149.066040805483" table:style-name="ce5">
            <text:p><text:s/>27,149<text:s/></text:p>
          </table:table-cell>
          <table:table-cell office:value-type="float" office:value="1.0349202504083168" table:style-name="ce6">
            <text:p>1.035</text:p>
          </table:table-cell>
          <table:table-cell office:value-type="float" office:value="28097.11822530234" table:style-name="ce5">
            <text:p><text:s/>28,097<text:s/></text:p>
          </table:table-cell>
          <table:table-cell office:value-type="float" office:value="1.1944867597682947" table:style-name="ce6">
            <text:p>1.194</text:p>
          </table:table-cell>
          <table:table-cell office:value-type="float" office:value="33561.635707768088" table:style-name="ce5">
            <text:p><text:s/>33,56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3561.635707768088" table:style-name="ce5">
            <text:p><text:s/>33,562<text:s/></text:p>
          </table:table-cell>
          <table:table-cell office:value-type="float" office:value="1.0539217298132568" table:style-name="ce6">
            <text:p>1.054</text:p>
          </table:table-cell>
          <table:table-cell office:value-type="float" office:value="35371.337160493305" table:style-name="ce5">
            <text:p><text:s/>35,371<text:s/></text:p>
          </table:table-cell>
          <table:table-cell office:value-type="float" office:value="0.9625387204618111" table:style-name="ce6">
            <text:p>0.963</text:p>
          </table:table-cell>
          <table:table-cell office:value-type="float" office:value="34046.281611484541" table:style-name="ce5">
            <text:p><text:s/>34,04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4046.281611484541" table:style-name="ce5">
            <text:p><text:s/>34,046<text:s/></text:p>
          </table:table-cell>
          <table:table-cell office:value-type="float" office:value="0.97802101674172259" table:style-name="ce6">
            <text:p>0.978</text:p>
          </table:table-cell>
          <table:table-cell office:value-type="float" office:value="33297.978957939122" table:style-name="ce5">
            <text:p><text:s/>33,298<text:s/></text:p>
          </table:table-cell>
          <table:table-cell office:value-type="float" office:value="1.0532112662589406" table:style-name="ce6">
            <text:p>1.053</text:p>
          </table:table-cell>
          <table:table-cell office:value-type="float" office:value="35069.806582154619" table:style-name="ce5">
            <text:p><text:s/>35,07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5069.806582154619" table:style-name="ce5">
            <text:p><text:s/>35,070<text:s/></text:p>
          </table:table-cell>
          <table:table-cell office:value-type="float" office:value="0.92492670465058513" table:style-name="ce6">
            <text:p>0.925</text:p>
          </table:table-cell>
          <table:table-cell office:value-type="float" office:value="32437.000634765671" table:style-name="ce5">
            <text:p><text:s/>32,437<text:s/></text:p>
          </table:table-cell>
          <table:table-cell office:value-type="float" office:value="1.1248069630176873" table:style-name="ce6">
            <text:p>1.125</text:p>
          </table:table-cell>
          <table:table-cell office:value-type="float" office:value="36485.364173393573" table:style-name="ce5">
            <text:p><text:s/>36,48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485.364173393573" table:style-name="ce5">
            <text:p><text:s/>36,485<text:s/></text:p>
          </table:table-cell>
          <table:table-cell office:value-type="float" office:value="0.94095426685078243" table:style-name="ce6">
            <text:p>0.941</text:p>
          </table:table-cell>
          <table:table-cell office:value-type="float" office:value="34331.059096559351" table:style-name="ce5">
            <text:p><text:s/>34,331<text:s/></text:p>
          </table:table-cell>
          <table:table-cell office:value-type="float" office:value="1.0900361774202918" table:style-name="ce6">
            <text:p>1.090</text:p>
          </table:table-cell>
          <table:table-cell office:value-type="float" office:value="37422.096424403688" table:style-name="ce5">
            <text:p><text:s/>37,42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7422.096424403688" table:style-name="ce5">
            <text:p><text:s/>37,422<text:s/></text:p>
          </table:table-cell>
          <table:table-cell office:value-type="float" office:value="0.95849447511271546" table:style-name="ce6">
            <text:p>0.958</text:p>
          </table:table-cell>
          <table:table-cell office:value-type="float" office:value="35868.872669926241" table:style-name="ce5">
            <text:p><text:s/>35,869<text:s/></text:p>
          </table:table-cell>
          <table:table-cell office:value-type="float" office:value="0.95979064697389971" table:style-name="ce6">
            <text:p>0.960</text:p>
          </table:table-cell>
          <table:table-cell office:value-type="float" office:value="34426.608506092933" table:style-name="ce5">
            <text:p><text:s/>34,42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426.608506092933" table:style-name="ce5">
            <text:p><text:s/>34,427<text:s/></text:p>
          </table:table-cell>
          <table:table-cell office:value-type="float" office:value="0.99465666581559675" table:style-name="ce6">
            <text:p>0.995</text:p>
          </table:table-cell>
          <table:table-cell office:value-type="float" office:value="34242.655632009257" table:style-name="ce5">
            <text:p><text:s/>34,243<text:s/></text:p>
          </table:table-cell>
          <table:table-cell office:value-type="float" office:value="1.080854062668209" table:style-name="ce6">
            <text:p>1.081</text:p>
          </table:table-cell>
          <table:table-cell office:value-type="float" office:value="37011.313456405638" table:style-name="ce5">
            <text:p><text:s/>37,01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057.4409446123" table:style-name="ce5">
            <text:p><text:s/>5,05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057.4409446123" table:style-name="ce5">
            <text:p><text:s/>5,057<text:s/></text:p>
          </table:table-cell>
          <table:table-cell office:value-type="float" office:value="0.98829160748797651" table:style-name="ce6">
            <text:p>0.988</text:p>
          </table:table-cell>
          <table:table-cell office:value-type="float" office:value="4998.2264409263998" table:style-name="ce5">
            <text:p><text:s/>4,998<text:s/></text:p>
          </table:table-cell>
          <table:table-cell office:value-type="float" office:value="1.3543180032888744" table:style-name="ce6">
            <text:p>1.354</text:p>
          </table:table-cell>
          <table:table-cell office:value-type="float" office:value="6769.1880534611" table:style-name="ce5">
            <text:p><text:s/>6,76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769.1880534611" table:style-name="ce5">
            <text:p><text:s/>6,769<text:s/></text:p>
          </table:table-cell>
          <table:table-cell office:value-type="float" office:value="1.0067493733576127" table:style-name="ce6">
            <text:p>1.007</text:p>
          </table:table-cell>
          <table:table-cell office:value-type="float" office:value="6814.8758309617997" table:style-name="ce5">
            <text:p><text:s/>6,815<text:s/></text:p>
          </table:table-cell>
          <table:table-cell office:value-type="float" office:value="1.0868640242345184" table:style-name="ce6">
            <text:p>1.087</text:p>
          </table:table-cell>
          <table:table-cell office:value-type="float" office:value="7406.8433702976999" table:style-name="ce5">
            <text:p><text:s/>7,40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406.8433702976999" table:style-name="ce5">
            <text:p><text:s/>7,407<text:s/></text:p>
          </table:table-cell>
          <table:table-cell office:value-type="float" office:value="1.081782504632409" table:style-name="ce6">
            <text:p>1.082</text:p>
          </table:table-cell>
          <table:table-cell office:value-type="float" office:value="8012.5935725405998" table:style-name="ce5">
            <text:p><text:s/>8,013<text:s/></text:p>
          </table:table-cell>
          <table:table-cell office:value-type="float" office:value="0.97135967427005832" table:style-name="ce6">
            <text:p>0.971</text:p>
          </table:table-cell>
          <table:table-cell office:value-type="float" office:value="7783.1102826814003" table:style-name="ce5">
            <text:p><text:s/>7,78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783.1102826814003" table:style-name="ce5">
            <text:p><text:s/>7,783<text:s/></text:p>
          </table:table-cell>
          <table:table-cell office:value-type="float" office:value="1.0239510637032856" table:style-name="ce6">
            <text:p>1.024</text:p>
          </table:table-cell>
          <table:table-cell office:value-type="float" office:value="7969.5240528716004" table:style-name="ce5">
            <text:p><text:s/>7,970<text:s/></text:p>
          </table:table-cell>
          <table:table-cell office:value-type="float" office:value="1.0318321526441332" table:style-name="ce6">
            <text:p>1.032</text:p>
          </table:table-cell>
          <table:table-cell office:value-type="float" office:value="8223.2111590237" table:style-name="ce5">
            <text:p><text:s/>8,2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223.2111590237" table:style-name="ce5">
            <text:p><text:s/>8,223<text:s/></text:p>
          </table:table-cell>
          <table:table-cell office:value-type="float" office:value="1.0477959479734877" table:style-name="ce6">
            <text:p>1.048</text:p>
          </table:table-cell>
          <table:table-cell office:value-type="float" office:value="8616.2473317553995" table:style-name="ce5">
            <text:p><text:s/>8,616<text:s/></text:p>
          </table:table-cell>
          <table:table-cell office:value-type="float" office:value="0.99427131576239891" table:style-name="ce6">
            <text:p>0.994</text:p>
          </table:table-cell>
          <table:table-cell office:value-type="float" office:value="8566.8875714786991" table:style-name="ce5">
            <text:p><text:s/>8,56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566.8875714786991" table:style-name="ce5">
            <text:p><text:s/>8,567<text:s/></text:p>
          </table:table-cell>
          <table:table-cell office:value-type="float" office:value="1.0722734918912364" table:style-name="ce6">
            <text:p>1.072</text:p>
          </table:table-cell>
          <table:table-cell office:value-type="float" office:value="9186.0464509090998" table:style-name="ce5">
            <text:p><text:s/>9,186<text:s/></text:p>
          </table:table-cell>
          <table:table-cell office:value-type="float" office:value="1.2538910333926176" table:style-name="ce6">
            <text:p>1.254</text:p>
          </table:table-cell>
          <table:table-cell office:value-type="float" office:value="11518.301277122999" table:style-name="ce5">
            <text:p><text:s/>11,51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518.301277122999" table:style-name="ce5">
            <text:p><text:s/>11,518<text:s/></text:p>
          </table:table-cell>
          <table:table-cell office:value-type="float" office:value="0.95104189543036055" table:style-name="ce6">
            <text:p>0.951</text:p>
          </table:table-cell>
          <table:table-cell office:value-type="float" office:value="10954.387078733" table:style-name="ce5">
            <text:p><text:s/>10,954<text:s/></text:p>
          </table:table-cell>
          <table:table-cell office:value-type="float" office:value="1.0309066108407188" table:style-name="ce6">
            <text:p>1.031</text:p>
          </table:table-cell>
          <table:table-cell office:value-type="float" office:value="11292.950057173999" table:style-name="ce5">
            <text:p><text:s/>11,29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292.950057173999" table:style-name="ce5">
            <text:p><text:s/>11,293<text:s/></text:p>
          </table:table-cell>
          <table:table-cell office:value-type="float" office:value="1.1243506270059089" table:style-name="ce6">
            <text:p>1.124</text:p>
          </table:table-cell>
          <table:table-cell office:value-type="float" office:value="12697.235477530001" table:style-name="ce5">
            <text:p><text:s/>12,697<text:s/></text:p>
          </table:table-cell>
          <table:table-cell office:value-type="float" office:value="1.0314943919892057" table:style-name="ce6">
            <text:p>1.031</text:p>
          </table:table-cell>
          <table:table-cell office:value-type="float" office:value="13097.12718883858" table:style-name="ce5">
            <text:p><text:s/>13,09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097.12718883858" table:style-name="ce5">
            <text:p><text:s/>13,097<text:s/></text:p>
          </table:table-cell>
          <table:table-cell office:value-type="float" office:value="1.0479787792505972" table:style-name="ce6">
            <text:p>1.048</text:p>
          </table:table-cell>
          <table:table-cell office:value-type="float" office:value="13725.511363048861" table:style-name="ce5">
            <text:p><text:s/>13,726<text:s/></text:p>
          </table:table-cell>
          <table:table-cell office:value-type="float" office:value="1.0949310513406829" table:style-name="ce6">
            <text:p>1.095</text:p>
          </table:table-cell>
          <table:table-cell office:value-type="float" office:value="15028.48858693158" table:style-name="ce5">
            <text:p><text:s/>15,02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028.48858693158" table:style-name="ce5">
            <text:p><text:s/>15,028<text:s/></text:p>
          </table:table-cell>
          <table:table-cell office:value-type="float" office:value="1.038159360414985" table:style-name="ce6">
            <text:p>1.038</text:p>
          </table:table-cell>
          <table:table-cell office:value-type="float" office:value="15601.96609941279" table:style-name="ce5">
            <text:p><text:s/>15,602<text:s/></text:p>
          </table:table-cell>
          <table:table-cell office:value-type="float" office:value="1.1557792377401617" table:style-name="ce6">
            <text:p>1.156</text:p>
          </table:table-cell>
          <table:table-cell office:value-type="float" office:value="18032.428485627159" table:style-name="ce5">
            <text:p><text:s/>18,03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032.428485627159" table:style-name="ce5">
            <text:p><text:s/>18,032<text:s/></text:p>
          </table:table-cell>
          <table:table-cell office:value-type="float" office:value="1.0488923547616842" table:style-name="ce6">
            <text:p>1.049</text:p>
          </table:table-cell>
          <table:table-cell office:value-type="float" office:value="18914.076376361139" table:style-name="ce5">
            <text:p><text:s/>18,914<text:s/></text:p>
          </table:table-cell>
          <table:table-cell office:value-type="float" office:value="1.0051783675097141" table:style-name="ce6">
            <text:p>1.005</text:p>
          </table:table-cell>
          <table:table-cell office:value-type="float" office:value="19012.020414944742" table:style-name="ce5">
            <text:p><text:s/>19,01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012.020414944742" table:style-name="ce5">
            <text:p><text:s/>19,012<text:s/></text:p>
          </table:table-cell>
          <table:table-cell office:value-type="float" office:value="0.97237934229356981" table:style-name="ce6">
            <text:p>0.972</text:p>
          </table:table-cell>
          <table:table-cell office:value-type="float" office:value="18486.89590675589" table:style-name="ce5">
            <text:p><text:s/>18,487<text:s/></text:p>
          </table:table-cell>
          <table:table-cell office:value-type="float" office:value="1.0385782994355603" table:style-name="ce6">
            <text:p>1.039</text:p>
          </table:table-cell>
          <table:table-cell office:value-type="float" office:value="19200.088912680752" table:style-name="ce5">
            <text:p><text:s/>19,20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9200.088912680752" table:style-name="ce5">
            <text:p><text:s/>19,200<text:s/></text:p>
          </table:table-cell>
          <table:table-cell office:value-type="float" office:value="0.9209003831163225" table:style-name="ce6">
            <text:p>0.921</text:p>
          </table:table-cell>
          <table:table-cell office:value-type="float" office:value="17681.369235555161" table:style-name="ce5">
            <text:p><text:s/>17,681<text:s/></text:p>
          </table:table-cell>
          <table:table-cell office:value-type="float" office:value="1.1626632094253584" table:style-name="ce6">
            <text:p>1.163</text:p>
          </table:table-cell>
          <table:table-cell office:value-type="float" office:value="20557.477502445359" table:style-name="ce5">
            <text:p><text:s/>20,55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557.477502445359" table:style-name="ce5">
            <text:p><text:s/>20,557<text:s/></text:p>
          </table:table-cell>
          <table:table-cell office:value-type="float" office:value="0.93933117825107038" table:style-name="ce6">
            <text:p>0.939</text:p>
          </table:table-cell>
          <table:table-cell office:value-type="float" office:value="19310.279564241871" table:style-name="ce5">
            <text:p><text:s/>19,310<text:s/></text:p>
          </table:table-cell>
          <table:table-cell office:value-type="float" office:value="1.0636214225662797" table:style-name="ce6">
            <text:p>1.064</text:p>
          </table:table-cell>
          <table:table-cell office:value-type="float" office:value="20538.827020271499" table:style-name="ce5">
            <text:p><text:s/>20,53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538.827020271499" table:style-name="ce5">
            <text:p><text:s/>20,539<text:s/></text:p>
          </table:table-cell>
          <table:table-cell office:value-type="float" office:value="0.97212770939367688" table:style-name="ce6">
            <text:p>0.972</text:p>
          </table:table-cell>
          <table:table-cell office:value-type="float" office:value="19966.362864849492" table:style-name="ce5">
            <text:p><text:s/>19,966<text:s/></text:p>
          </table:table-cell>
          <table:table-cell office:value-type="float" office:value="0.97431385491484412" table:style-name="ce6">
            <text:p>0.974</text:p>
          </table:table-cell>
          <table:table-cell office:value-type="float" office:value="19453.503971480099" table:style-name="ce5">
            <text:p><text:s/>19,45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453.503971480099" table:style-name="ce5">
            <text:p><text:s/>19,454<text:s/></text:p>
          </table:table-cell>
          <table:table-cell office:value-type="float" office:value="1.010099155253271" table:style-name="ce6">
            <text:p>1.010</text:p>
          </table:table-cell>
          <table:table-cell office:value-type="float" office:value="19649.9679283082" table:style-name="ce5">
            <text:p><text:s/>19,650<text:s/></text:p>
          </table:table-cell>
          <table:table-cell office:value-type="float" office:value="1.1129095061229457" table:style-name="ce6">
            <text:p>1.113</text:p>
          </table:table-cell>
          <table:table-cell office:value-type="float" office:value="21868.6361024252" table:style-name="ce5">
            <text:p><text:s/>21,86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52.7189263158007" table:style-name="ce5">
            <text:p><text:s/>4,25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252.7189263158007" table:style-name="ce5">
            <text:p><text:s/>4,253<text:s/></text:p>
          </table:table-cell>
          <table:table-cell office:value-type="float" office:value="0.94864516082340722" table:style-name="ce6">
            <text:p>0.949</text:p>
          </table:table-cell>
          <table:table-cell office:value-type="float" office:value="4034.3212297916002" table:style-name="ce5">
            <text:p><text:s/>4,034<text:s/></text:p>
          </table:table-cell>
          <table:table-cell office:value-type="float" office:value="0.97321387151456917" table:style-name="ce6">
            <text:p>0.973</text:p>
          </table:table-cell>
          <table:table-cell office:value-type="float" office:value="3926.2573829789008" table:style-name="ce5">
            <text:p><text:s/>3,92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926.2573829789008" table:style-name="ce5">
            <text:p><text:s/>3,926<text:s/></text:p>
          </table:table-cell>
          <table:table-cell office:value-type="float" office:value="1.0530179315657509" table:style-name="ce6">
            <text:p>1.053</text:p>
          </table:table-cell>
          <table:table-cell office:value-type="float" office:value="4134.4194282192002" table:style-name="ce5">
            <text:p><text:s/>4,134<text:s/></text:p>
          </table:table-cell>
          <table:table-cell office:value-type="float" office:value="1.1060541105281525" table:style-name="ce6">
            <text:p>1.106</text:p>
          </table:table-cell>
          <table:table-cell office:value-type="float" office:value="4572.8916032293009" table:style-name="ce5">
            <text:p><text:s/>4,57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572.8916032293009" table:style-name="ce5">
            <text:p><text:s/>4,573<text:s/></text:p>
          </table:table-cell>
          <table:table-cell office:value-type="float" office:value="1.0423641147236669" table:style-name="ce6">
            <text:p>1.042</text:p>
          </table:table-cell>
          <table:table-cell office:value-type="float" office:value="4766.6181077273995" table:style-name="ce5">
            <text:p><text:s/>4,767<text:s/></text:p>
          </table:table-cell>
          <table:table-cell office:value-type="float" office:value="0.94659034252564067" table:style-name="ce6">
            <text:p>0.947</text:p>
          </table:table-cell>
          <table:table-cell office:value-type="float" office:value="4512.0346672826008" table:style-name="ce5">
            <text:p><text:s/>4,51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512.0346672826008" table:style-name="ce5">
            <text:p><text:s/>4,512<text:s/></text:p>
          </table:table-cell>
          <table:table-cell office:value-type="float" office:value="0.99121570752379218" table:style-name="ce6">
            <text:p>0.991</text:p>
          </table:table-cell>
          <table:table-cell office:value-type="float" office:value="4472.3996351024007" table:style-name="ce5">
            <text:p><text:s/>4,472<text:s/></text:p>
          </table:table-cell>
          <table:table-cell office:value-type="float" office:value="1.024024567549505" table:style-name="ce6">
            <text:p>1.024</text:p>
          </table:table-cell>
          <table:table-cell office:value-type="float" office:value="4579.8471022443" table:style-name="ce5">
            <text:p><text:s/>4,58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579.8471022443" table:style-name="ce5">
            <text:p><text:s/>4,580<text:s/></text:p>
          </table:table-cell>
          <table:table-cell office:value-type="float" office:value="1.0883558891214957" table:style-name="ce6">
            <text:p>1.088</text:p>
          </table:table-cell>
          <table:table-cell office:value-type="float" office:value="4984.5035650036007" table:style-name="ce5">
            <text:p><text:s/>4,985<text:s/></text:p>
          </table:table-cell>
          <table:table-cell office:value-type="float" office:value="1.035290876881251" table:style-name="ce6">
            <text:p>1.035</text:p>
          </table:table-cell>
          <table:table-cell office:value-type="float" office:value="5160.4110666302995" table:style-name="ce5">
            <text:p><text:s/>5,1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160.4110666302995" table:style-name="ce5">
            <text:p><text:s/>5,160<text:s/></text:p>
          </table:table-cell>
          <table:table-cell office:value-type="float" office:value="1.0338571942313677" table:style-name="ce6">
            <text:p>1.034</text:p>
          </table:table-cell>
          <table:table-cell office:value-type="float" office:value="5335.1281064269006" table:style-name="ce5">
            <text:p><text:s/>5,335<text:s/></text:p>
          </table:table-cell>
          <table:table-cell office:value-type="float" office:value="1.1194763021499403" table:style-name="ce6">
            <text:p>1.119</text:p>
          </table:table-cell>
          <table:table-cell office:value-type="float" office:value="5972.5494840790006" table:style-name="ce5">
            <text:p><text:s/>5,97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972.5494840790006" table:style-name="ce5">
            <text:p><text:s/>5,973<text:s/></text:p>
          </table:table-cell>
          <table:table-cell office:value-type="float" office:value="1.0031474285805602" table:style-name="ce6">
            <text:p>1.003</text:p>
          </table:table-cell>
          <table:table-cell office:value-type="float" office:value="5991.347657024" table:style-name="ce5">
            <text:p><text:s/>5,991<text:s/></text:p>
          </table:table-cell>
          <table:table-cell office:value-type="float" office:value="1.2516283301586684" table:style-name="ce6">
            <text:p>1.252</text:p>
          </table:table-cell>
          <table:table-cell office:value-type="float" office:value="7498.9404633610002" table:style-name="ce5">
            <text:p><text:s/>7,49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498.9404633610002" table:style-name="ce5">
            <text:p><text:s/>7,499<text:s/></text:p>
          </table:table-cell>
          <table:table-cell office:value-type="float" office:value="1.1433924108658757" table:style-name="ce6">
            <text:p>1.143</text:p>
          </table:table-cell>
          <table:table-cell office:value-type="float" office:value="8574.2316153420015" table:style-name="ce5">
            <text:p><text:s/>8,574<text:s/></text:p>
          </table:table-cell>
          <table:table-cell office:value-type="float" office:value="1.1911524203483945" table:style-name="ce6">
            <text:p>1.191</text:p>
          </table:table-cell>
          <table:table-cell office:value-type="float" office:value="10213.21674124235" table:style-name="ce5">
            <text:p><text:s/>10,21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213.21674124235" table:style-name="ce5">
            <text:p><text:s/>10,213<text:s/></text:p>
          </table:table-cell>
          <table:table-cell office:value-type="float" office:value="1.0715094203845408" table:style-name="ce6">
            <text:p>1.072</text:p>
          </table:table-cell>
          <table:table-cell office:value-type="float" office:value="10943.557950670278" table:style-name="ce5">
            <text:p><text:s/>10,944<text:s/></text:p>
          </table:table-cell>
          <table:table-cell office:value-type="float" office:value="1.1075536410104661" table:style-name="ce6">
            <text:p>1.108</text:p>
          </table:table-cell>
          <table:table-cell office:value-type="float" office:value="12120.577453873901" table:style-name="ce5">
            <text:p><text:s/>12,12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120.577453873901" table:style-name="ce5">
            <text:p><text:s/>12,121<text:s/></text:p>
          </table:table-cell>
          <table:table-cell office:value-type="float" office:value="1.0309040285779396" table:style-name="ce6">
            <text:p>1.031</text:p>
          </table:table-cell>
          <table:table-cell office:value-type="float" office:value="12495.152125889552" table:style-name="ce5">
            <text:p><text:s/>12,495<text:s/></text:p>
          </table:table-cell>
          <table:table-cell office:value-type="float" office:value="1.2428185800127167" table:style-name="ce6">
            <text:p>1.243</text:p>
          </table:table-cell>
          <table:table-cell office:value-type="float" office:value="15529.207222140931" table:style-name="ce5">
            <text:p><text:s/>15,52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529.207222140931" table:style-name="ce5">
            <text:p><text:s/>15,529<text:s/></text:p>
          </table:table-cell>
          <table:table-cell office:value-type="float" office:value="1.0597618119660388" table:style-name="ce6">
            <text:p>1.060</text:p>
          </table:table-cell>
          <table:table-cell office:value-type="float" office:value="16457.260784132166" table:style-name="ce5">
            <text:p><text:s/>16,457<text:s/></text:p>
          </table:table-cell>
          <table:table-cell office:value-type="float" office:value="0.91353363076287863" table:style-name="ce6">
            <text:p>0.914</text:p>
          </table:table-cell>
          <table:table-cell office:value-type="float" office:value="15034.261196539799" table:style-name="ce5">
            <text:p><text:s/>15,03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034.261196539799" table:style-name="ce5">
            <text:p><text:s/>15,034<text:s/></text:p>
          </table:table-cell>
          <table:table-cell office:value-type="float" office:value="0.98515536331057407" table:style-name="ce6">
            <text:p>0.985</text:p>
          </table:table-cell>
          <table:table-cell office:value-type="float" office:value="14811.083051183232" table:style-name="ce5">
            <text:p><text:s/>14,811<text:s/></text:p>
          </table:table-cell>
          <table:table-cell office:value-type="float" office:value="1.0714758410733549" table:style-name="ce6">
            <text:p>1.071</text:p>
          </table:table-cell>
          <table:table-cell office:value-type="float" office:value="15869.717669473866" table:style-name="ce5">
            <text:p><text:s/>15,87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869.717669473866" table:style-name="ce5">
            <text:p><text:s/>15,870<text:s/></text:p>
          </table:table-cell>
          <table:table-cell office:value-type="float" office:value="0.9297979779182618" table:style-name="ce6">
            <text:p>0.930</text:p>
          </table:table-cell>
          <table:table-cell office:value-type="float" office:value="14755.63139921051" table:style-name="ce5">
            <text:p><text:s/>14,756<text:s/></text:p>
          </table:table-cell>
          <table:table-cell office:value-type="float" office:value="1.0794446025400459" table:style-name="ce6">
            <text:p>1.079</text:p>
          </table:table-cell>
          <table:table-cell office:value-type="float" office:value="15927.886670948212" table:style-name="ce5">
            <text:p><text:s/>15,92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927.886670948212" table:style-name="ce5">
            <text:p><text:s/>15,928<text:s/></text:p>
          </table:table-cell>
          <table:table-cell office:value-type="float" office:value="0.94304912149549269" table:style-name="ce6">
            <text:p>0.943</text:p>
          </table:table-cell>
          <table:table-cell office:value-type="float" office:value="15020.779532317478" table:style-name="ce5">
            <text:p><text:s/>15,021<text:s/></text:p>
          </table:table-cell>
          <table:table-cell office:value-type="float" office:value="1.1239942219914438" table:style-name="ce6">
            <text:p>1.124</text:p>
          </table:table-cell>
          <table:table-cell office:value-type="float" office:value="16883.269404132188" table:style-name="ce5">
            <text:p><text:s/>16,88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883.269404132188" table:style-name="ce5">
            <text:p><text:s/>16,883<text:s/></text:p>
          </table:table-cell>
          <table:table-cell office:value-type="float" office:value="0.9419093793044967" table:style-name="ce6">
            <text:p>0.942</text:p>
          </table:table-cell>
          <table:table-cell office:value-type="float" office:value="15902.509805076748" table:style-name="ce5">
            <text:p><text:s/>15,903<text:s/></text:p>
          </table:table-cell>
          <table:table-cell office:value-type="float" office:value="0.94155606367447686" table:style-name="ce6">
            <text:p>0.942</text:p>
          </table:table-cell>
          <table:table-cell office:value-type="float" office:value="14973.104534612836" table:style-name="ce5">
            <text:p><text:s/>14,97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973.104534612836" table:style-name="ce5">
            <text:p><text:s/>14,973<text:s/></text:p>
          </table:table-cell>
          <table:table-cell office:value-type="float" office:value="0.97459332297905354" table:style-name="ce6">
            <text:p>0.975</text:p>
          </table:table-cell>
          <table:table-cell office:value-type="float" office:value="14592.687703701058" table:style-name="ce5">
            <text:p><text:s/>14,593<text:s/></text:p>
          </table:table-cell>
          <table:table-cell office:value-type="float" office:value="1.0376894004344306" table:style-name="ce6">
            <text:p>1.038</text:p>
          </table:table-cell>
          <table:table-cell office:value-type="float" office:value="15142.677353980438" table:style-name="ce5">
            <text:p><text:s/>15,14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7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323.277187215999" table:style-name="ce5">
            <text:p><text:s/>15,32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323.277187215999" table:style-name="ce5">
            <text:p><text:s/>15,323<text:s/></text:p>
          </table:table-cell>
          <table:table-cell office:value-type="float" office:value="0.99234185319117629" table:style-name="ce6">
            <text:p>0.992</text:p>
          </table:table-cell>
          <table:table-cell office:value-type="float" office:value="15205.929280924" table:style-name="ce5">
            <text:p><text:s/>15,206<text:s/></text:p>
          </table:table-cell>
          <table:table-cell office:value-type="float" office:value="1.3049015187956516" table:style-name="ce6">
            <text:p>1.305</text:p>
          </table:table-cell>
          <table:table-cell office:value-type="float" office:value="19842.240213376997" table:style-name="ce5">
            <text:p><text:s/>19,84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9842.240213376997" table:style-name="ce5">
            <text:p><text:s/>19,842<text:s/></text:p>
          </table:table-cell>
          <table:table-cell office:value-type="float" office:value="1.0882743431834454" table:style-name="ce6">
            <text:p>1.088</text:p>
          </table:table-cell>
          <table:table-cell office:value-type="float" office:value="21593.800935501" table:style-name="ce5">
            <text:p><text:s/>21,594<text:s/></text:p>
          </table:table-cell>
          <table:table-cell office:value-type="float" office:value="1.0447548058252292" table:style-name="ce6">
            <text:p>1.045</text:p>
          </table:table-cell>
          <table:table-cell office:value-type="float" office:value="22560.227303397998" table:style-name="ce5">
            <text:p><text:s/>22,56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560.227303397998" table:style-name="ce5">
            <text:p><text:s/>22,560<text:s/></text:p>
          </table:table-cell>
          <table:table-cell office:value-type="float" office:value="0.97998619091413186" table:style-name="ce6">
            <text:p>0.980</text:p>
          </table:table-cell>
          <table:table-cell office:value-type="float" office:value="22108.711221214002" table:style-name="ce5">
            <text:p><text:s/>22,109<text:s/></text:p>
          </table:table-cell>
          <table:table-cell office:value-type="float" office:value="1.1275020489852059" table:style-name="ce6">
            <text:p>1.128</text:p>
          </table:table-cell>
          <table:table-cell office:value-type="float" office:value="24927.617202341" table:style-name="ce5">
            <text:p><text:s/>24,92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4927.617202341" table:style-name="ce5">
            <text:p><text:s/>24,928<text:s/></text:p>
          </table:table-cell>
          <table:table-cell office:value-type="float" office:value="1.0267746048263418" table:style-name="ce6">
            <text:p>1.027</text:p>
          </table:table-cell>
          <table:table-cell office:value-type="float" office:value="25595.044302195998" table:style-name="ce5">
            <text:p><text:s/>25,595<text:s/></text:p>
          </table:table-cell>
          <table:table-cell office:value-type="float" office:value="1.1205722074095892" table:style-name="ce6">
            <text:p>1.121</text:p>
          </table:table-cell>
          <table:table-cell office:value-type="float" office:value="28681.095292458001" table:style-name="ce5">
            <text:p><text:s/>28,68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8681.095292458001" table:style-name="ce5">
            <text:p><text:s/>28,681<text:s/></text:p>
          </table:table-cell>
          <table:table-cell office:value-type="float" office:value="1.0502390900222665" table:style-name="ce6">
            <text:p>1.050</text:p>
          </table:table-cell>
          <table:table-cell office:value-type="float" office:value="30122.007420793001" table:style-name="ce5">
            <text:p><text:s/>30,122<text:s/></text:p>
          </table:table-cell>
          <table:table-cell office:value-type="float" office:value="1.1039732684099628" table:style-name="ce6">
            <text:p>1.104</text:p>
          </table:table-cell>
          <table:table-cell office:value-type="float" office:value="33253.890983402001" table:style-name="ce5">
            <text:p><text:s/>33,25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3253.890983402001" table:style-name="ce5">
            <text:p><text:s/>33,254<text:s/></text:p>
          </table:table-cell>
          <table:table-cell office:value-type="float" office:value="1.0372251937259571" table:style-name="ce6">
            <text:p>1.037</text:p>
          </table:table-cell>
          <table:table-cell office:value-type="float" office:value="34491.773517401001" table:style-name="ce5">
            <text:p><text:s/>34,492<text:s/></text:p>
          </table:table-cell>
          <table:table-cell office:value-type="float" office:value="1.1733366888743999" table:style-name="ce6">
            <text:p>1.173</text:p>
          </table:table-cell>
          <table:table-cell office:value-type="float" office:value="40470.463332313004" table:style-name="ce5">
            <text:p><text:s/>40,47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0470.463332313004" table:style-name="ce5">
            <text:p><text:s/>40,470<text:s/></text:p>
          </table:table-cell>
          <table:table-cell office:value-type="float" office:value="0.98428120918904616" table:style-name="ce6">
            <text:p>0.984</text:p>
          </table:table-cell>
          <table:table-cell office:value-type="float" office:value="39834.316585169996" table:style-name="ce5">
            <text:p><text:s/>39,834<text:s/></text:p>
          </table:table-cell>
          <table:table-cell office:value-type="float" office:value="1.0280141136387777" table:style-name="ce6">
            <text:p>1.028</text:p>
          </table:table-cell>
          <table:table-cell office:value-type="float" office:value="40950.23965671" table:style-name="ce5">
            <text:p><text:s/>40,95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0950.23965671" table:style-name="ce5">
            <text:p><text:s/>40,950<text:s/></text:p>
          </table:table-cell>
          <table:table-cell office:value-type="float" office:value="1.1090327200453487" table:style-name="ce6">
            <text:p>1.109</text:p>
          </table:table-cell>
          <table:table-cell office:value-type="float" office:value="45415.155672989997" table:style-name="ce5">
            <text:p><text:s/>45,415<text:s/></text:p>
          </table:table-cell>
          <table:table-cell office:value-type="float" office:value="0.98969010062753382" table:style-name="ce6">
            <text:p>0.990</text:p>
          </table:table-cell>
          <table:table-cell office:value-type="float" office:value="44946.929988016585" table:style-name="ce5">
            <text:p><text:s/>44,94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4946.929988016585" table:style-name="ce5">
            <text:p><text:s/>44,947<text:s/></text:p>
          </table:table-cell>
          <table:table-cell office:value-type="float" office:value="1.0465829259819743" table:style-name="ce6">
            <text:p>1.047</text:p>
          </table:table-cell>
          <table:table-cell office:value-type="float" office:value="47040.689500765351" table:style-name="ce5">
            <text:p><text:s/>47,041<text:s/></text:p>
          </table:table-cell>
          <table:table-cell office:value-type="float" office:value="1.0853625331340924" table:style-name="ce6">
            <text:p>1.085</text:p>
          </table:table-cell>
          <table:table-cell office:value-type="float" office:value="51056.201916924983" table:style-name="ce5">
            <text:p><text:s/>51,05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1056.201916924983" table:style-name="ce5">
            <text:p><text:s/>51,056<text:s/></text:p>
          </table:table-cell>
          <table:table-cell office:value-type="float" office:value="1.0460212170876781" table:style-name="ce6">
            <text:p>1.046</text:p>
          </table:table-cell>
          <table:table-cell office:value-type="float" office:value="53405.87046901611" table:style-name="ce5">
            <text:p><text:s/>53,406<text:s/></text:p>
          </table:table-cell>
          <table:table-cell office:value-type="float" office:value="1.0894349641491752" table:style-name="ce6">
            <text:p>1.089</text:p>
          </table:table-cell>
          <table:table-cell office:value-type="float" office:value="58182.222579768058" table:style-name="ce5">
            <text:p><text:s/>58,18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8182.222579768058" table:style-name="ce5">
            <text:p><text:s/>58,182<text:s/></text:p>
          </table:table-cell>
          <table:table-cell office:value-type="float" office:value="1.0699353542607097" table:style-name="ce6">
            <text:p>1.070</text:p>
          </table:table-cell>
          <table:table-cell office:value-type="float" office:value="62251.21692755961" table:style-name="ce5">
            <text:p><text:s/>62,251<text:s/></text:p>
          </table:table-cell>
          <table:table-cell office:value-type="float" office:value="1.1403661622673795" table:style-name="ce6">
            <text:p>1.140</text:p>
          </table:table-cell>
          <table:table-cell office:value-type="float" office:value="70989.181344155295" table:style-name="ce5">
            <text:p><text:s/>70,98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0989.181344155295" table:style-name="ce5">
            <text:p><text:s/>70,989<text:s/></text:p>
          </table:table-cell>
          <table:table-cell office:value-type="float" office:value="1.0296722208582016" table:style-name="ce6">
            <text:p>1.030</text:p>
          </table:table-cell>
          <table:table-cell office:value-type="float" office:value="73095.588011541986" table:style-name="ce5">
            <text:p><text:s/>73,096<text:s/></text:p>
          </table:table-cell>
          <table:table-cell office:value-type="float" office:value="1.0064113495977838" table:style-name="ce6">
            <text:p>1.006</text:p>
          </table:table-cell>
          <table:table-cell office:value-type="float" office:value="73564.229380339559" table:style-name="ce5">
            <text:p><text:s/>73,56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3564.229380339559" table:style-name="ce5">
            <text:p><text:s/>73,564<text:s/></text:p>
          </table:table-cell>
          <table:table-cell office:value-type="float" office:value="0.90808496162583552" table:style-name="ce6">
            <text:p>0.908</text:p>
          </table:table-cell>
          <table:table-cell office:value-type="float" office:value="66802.570413879803" table:style-name="ce5">
            <text:p><text:s/>66,803<text:s/></text:p>
          </table:table-cell>
          <table:table-cell office:value-type="float" office:value="1.1844757841890226" table:style-name="ce6">
            <text:p>1.184</text:p>
          </table:table-cell>
          <table:table-cell office:value-type="float" office:value="79126.026976822672" table:style-name="ce5">
            <text:p><text:s/>79,12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9126.026976822672" table:style-name="ce5">
            <text:p><text:s/>79,126<text:s/></text:p>
          </table:table-cell>
          <table:table-cell office:value-type="float" office:value="0.95157439451764503" table:style-name="ce6">
            <text:p>0.952</text:p>
          </table:table-cell>
          <table:table-cell office:value-type="float" office:value="75294.301211056882" table:style-name="ce5">
            <text:p><text:s/>75,294<text:s/></text:p>
          </table:table-cell>
          <table:table-cell office:value-type="float" office:value="1.0658867184658087" table:style-name="ce6">
            <text:p>1.066</text:p>
          </table:table-cell>
          <table:table-cell office:value-type="float" office:value="80255.195637029581" table:style-name="ce5">
            <text:p><text:s/>80,25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0255.195637029581" table:style-name="ce5">
            <text:p><text:s/>80,255<text:s/></text:p>
          </table:table-cell>
          <table:table-cell office:value-type="float" office:value="1.059769791401588" table:style-name="ce6">
            <text:p>1.060</text:p>
          </table:table-cell>
          <table:table-cell office:value-type="float" office:value="85052.031939148481" table:style-name="ce5">
            <text:p><text:s/>85,052<text:s/></text:p>
          </table:table-cell>
          <table:table-cell office:value-type="float" office:value="1.0193663749995003" table:style-name="ce6">
            <text:p>1.019</text:p>
          </table:table-cell>
          <table:table-cell office:value-type="float" office:value="86699.181484151501" table:style-name="ce5">
            <text:p><text:s/>86,69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6699.181484151501" table:style-name="ce5">
            <text:p><text:s/>86,699<text:s/></text:p>
          </table:table-cell>
          <table:table-cell office:value-type="float" office:value="1.0497450690289429" table:style-name="ce6">
            <text:p>1.050</text:p>
          </table:table-cell>
          <table:table-cell office:value-type="float" office:value="91012.038251833466" table:style-name="ce5">
            <text:p><text:s/>91,012<text:s/></text:p>
          </table:table-cell>
          <table:table-cell office:value-type="float" office:value="1.0271613357711675" table:style-name="ce6">
            <text:p>1.027</text:p>
          </table:table-cell>
          <table:table-cell office:value-type="float" office:value="93484.046782009857" table:style-name="ce5">
            <text:p><text:s/>93,48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382.0093747392993" table:style-name="ce5">
            <text:p><text:s/>7,38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382.0093747392993" table:style-name="ce5">
            <text:p><text:s/>7,382<text:s/></text:p>
          </table:table-cell>
          <table:table-cell office:value-type="float" office:value="0.99820266044122052" table:style-name="ce6">
            <text:p>0.998</text:p>
          </table:table-cell>
          <table:table-cell office:value-type="float" office:value="7368.7413972668" table:style-name="ce5">
            <text:p><text:s/>7,369<text:s/></text:p>
          </table:table-cell>
          <table:table-cell office:value-type="float" office:value="1.0659573110582052" table:style-name="ce6">
            <text:p>1.066</text:p>
          </table:table-cell>
          <table:table-cell office:value-type="float" office:value="7854.7637657138002" table:style-name="ce5">
            <text:p><text:s/>7,85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854.7637657138002" table:style-name="ce5">
            <text:p><text:s/>7,855<text:s/></text:p>
          </table:table-cell>
          <table:table-cell office:value-type="float" office:value="1.0717386762018033" table:style-name="ce6">
            <text:p>1.072</text:p>
          </table:table-cell>
          <table:table-cell office:value-type="float" office:value="8418.2541201439999" table:style-name="ce5">
            <text:p><text:s/>8,418<text:s/></text:p>
          </table:table-cell>
          <table:table-cell office:value-type="float" office:value="1.1416991908768839" table:style-name="ce6">
            <text:p>1.142</text:p>
          </table:table-cell>
          <table:table-cell office:value-type="float" office:value="9611.1139175644003" table:style-name="ce5">
            <text:p><text:s/>9,61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611.1139175644003" table:style-name="ce5">
            <text:p><text:s/>9,611<text:s/></text:p>
          </table:table-cell>
          <table:table-cell office:value-type="float" office:value="0.98610748479679489" table:style-name="ce6">
            <text:p>0.986</text:p>
          </table:table-cell>
          <table:table-cell office:value-type="float" office:value="9477.5913713449008" table:style-name="ce5">
            <text:p><text:s/>9,478<text:s/></text:p>
          </table:table-cell>
          <table:table-cell office:value-type="float" office:value="1.0950907995238048" table:style-name="ce6">
            <text:p>1.095</text:p>
          </table:table-cell>
          <table:table-cell office:value-type="float" office:value="10378.823112406" table:style-name="ce5">
            <text:p><text:s/>10,37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0378.823112406" table:style-name="ce5">
            <text:p><text:s/>10,379<text:s/></text:p>
          </table:table-cell>
          <table:table-cell office:value-type="float" office:value="1.0349246072027882" table:style-name="ce6">
            <text:p>1.035</text:p>
          </table:table-cell>
          <table:table-cell office:value-type="float" office:value="10741.299432833999" table:style-name="ce5">
            <text:p><text:s/>10,741<text:s/></text:p>
          </table:table-cell>
          <table:table-cell office:value-type="float" office:value="1.0889076184656772" table:style-name="ce6">
            <text:p>1.089</text:p>
          </table:table-cell>
          <table:table-cell office:value-type="float" office:value="11696.282784634001" table:style-name="ce5">
            <text:p><text:s/>11,69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696.282784634001" table:style-name="ce5">
            <text:p><text:s/>11,696<text:s/></text:p>
          </table:table-cell>
          <table:table-cell office:value-type="float" office:value="1.0414151740388309" table:style-name="ce6">
            <text:p>1.041</text:p>
          </table:table-cell>
          <table:table-cell office:value-type="float" office:value="12180.686371767" table:style-name="ce5">
            <text:p><text:s/>12,181<text:s/></text:p>
          </table:table-cell>
          <table:table-cell office:value-type="float" office:value="1.0753837359452345" table:style-name="ce6">
            <text:p>1.075</text:p>
          </table:table-cell>
          <table:table-cell office:value-type="float" office:value="13098.912016848" table:style-name="ce5">
            <text:p><text:s/>13,09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098.912016848" table:style-name="ce5">
            <text:p><text:s/>13,099<text:s/></text:p>
          </table:table-cell>
          <table:table-cell office:value-type="float" office:value="1.044738314963735" table:style-name="ce6">
            <text:p>1.045</text:p>
          </table:table-cell>
          <table:table-cell office:value-type="float" office:value="13684.935268339999" table:style-name="ce5">
            <text:p><text:s/>13,685<text:s/></text:p>
          </table:table-cell>
          <table:table-cell office:value-type="float" office:value="1.1085492364741154" table:style-name="ce6">
            <text:p>1.109</text:p>
          </table:table-cell>
          <table:table-cell office:value-type="float" office:value="15170.424542916" table:style-name="ce5">
            <text:p><text:s/>15,17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170.424542916" table:style-name="ce5">
            <text:p><text:s/>15,170<text:s/></text:p>
          </table:table-cell>
          <table:table-cell office:value-type="float" office:value="1.0130440730281607" table:style-name="ce6">
            <text:p>1.013</text:p>
          </table:table-cell>
          <table:table-cell office:value-type="float" office:value="15368.308668521999" table:style-name="ce5">
            <text:p><text:s/>15,368<text:s/></text:p>
          </table:table-cell>
          <table:table-cell office:value-type="float" office:value="1.0355595326111158" table:style-name="ce6">
            <text:p>1.036</text:p>
          </table:table-cell>
          <table:table-cell office:value-type="float" office:value="15914.798541798" table:style-name="ce5">
            <text:p><text:s/>15,91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914.798541798" table:style-name="ce5">
            <text:p><text:s/>15,915<text:s/></text:p>
          </table:table-cell>
          <table:table-cell office:value-type="float" office:value="1.093683485078571" table:style-name="ce6">
            <text:p>1.094</text:p>
          </table:table-cell>
          <table:table-cell office:value-type="float" office:value="17405.752333516997" table:style-name="ce5">
            <text:p><text:s/>17,406<text:s/></text:p>
          </table:table-cell>
          <table:table-cell office:value-type="float" office:value="0.93537054045079959" table:style-name="ce6">
            <text:p>0.935</text:p>
          </table:table-cell>
          <table:table-cell office:value-type="float" office:value="16280.827967154561" table:style-name="ce5">
            <text:p><text:s/>16,28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280.827967154561" table:style-name="ce5">
            <text:p><text:s/>16,281<text:s/></text:p>
          </table:table-cell>
          <table:table-cell office:value-type="float" office:value="1.0710330398813432" table:style-name="ce6">
            <text:p>1.071</text:p>
          </table:table-cell>
          <table:table-cell office:value-type="float" office:value="17437.304669446738" table:style-name="ce5">
            <text:p><text:s/>17,437<text:s/></text:p>
          </table:table-cell>
          <table:table-cell office:value-type="float" office:value="1.0698451490140071" table:style-name="ce6">
            <text:p>1.070</text:p>
          </table:table-cell>
          <table:table-cell office:value-type="float" office:value="18655.215812486887" table:style-name="ce5">
            <text:p><text:s/>18,65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8655.215812486887" table:style-name="ce5">
            <text:p><text:s/>18,655<text:s/></text:p>
          </table:table-cell>
          <table:table-cell office:value-type="float" office:value="1.0631645363474489" table:style-name="ce6">
            <text:p>1.063</text:p>
          </table:table-cell>
          <table:table-cell office:value-type="float" office:value="19833.563869744219" table:style-name="ce5">
            <text:p><text:s/>19,834<text:s/></text:p>
          </table:table-cell>
          <table:table-cell office:value-type="float" office:value="1.083216131003029" table:style-name="ce6">
            <text:p>1.083</text:p>
          </table:table-cell>
          <table:table-cell office:value-type="float" office:value="21484.0363189858" table:style-name="ce5">
            <text:p><text:s/>21,48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484.0363189858" table:style-name="ce5">
            <text:p><text:s/>21,484<text:s/></text:p>
          </table:table-cell>
          <table:table-cell office:value-type="float" office:value="1.0706631691155926" table:style-name="ce6">
            <text:p>1.071</text:p>
          </table:table-cell>
          <table:table-cell office:value-type="float" office:value="23002.166410679827" table:style-name="ce5">
            <text:p><text:s/>23,002<text:s/></text:p>
          </table:table-cell>
          <table:table-cell office:value-type="float" office:value="1.1382780709503686" table:style-name="ce6">
            <text:p>1.138</text:p>
          </table:table-cell>
          <table:table-cell office:value-type="float" office:value="26182.861609627998" table:style-name="ce5">
            <text:p><text:s/>26,18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182.861609627998" table:style-name="ce5">
            <text:p><text:s/>26,183<text:s/></text:p>
          </table:table-cell>
          <table:table-cell office:value-type="float" office:value="1.0398227571702809" table:style-name="ce6">
            <text:p>1.040</text:p>
          </table:table-cell>
          <table:table-cell office:value-type="float" office:value="27225.535349531288" table:style-name="ce5">
            <text:p><text:s/>27,226<text:s/></text:p>
          </table:table-cell>
          <table:table-cell office:value-type="float" office:value="0.99439254913551278" table:style-name="ce6">
            <text:p>0.994</text:p>
          </table:table-cell>
          <table:table-cell office:value-type="float" office:value="27072.869497799431" table:style-name="ce5">
            <text:p><text:s/>27,07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7072.869497799431" table:style-name="ce5">
            <text:p><text:s/>27,073<text:s/></text:p>
          </table:table-cell>
          <table:table-cell office:value-type="float" office:value="0.91111838746722873" table:style-name="ce6">
            <text:p>0.911</text:p>
          </table:table-cell>
          <table:table-cell office:value-type="float" office:value="24666.589200945738" table:style-name="ce5">
            <text:p><text:s/>24,667<text:s/></text:p>
          </table:table-cell>
          <table:table-cell office:value-type="float" office:value="1.210296477720034" table:style-name="ce6">
            <text:p>1.210</text:p>
          </table:table-cell>
          <table:table-cell office:value-type="float" office:value="29853.886027271659" table:style-name="ce5">
            <text:p><text:s/>29,85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853.886027271659" table:style-name="ce5">
            <text:p><text:s/>29,854<text:s/></text:p>
          </table:table-cell>
          <table:table-cell office:value-type="float" office:value="0.9607209884309873" table:style-name="ce6">
            <text:p>0.961</text:p>
          </table:table-cell>
          <table:table-cell office:value-type="float" office:value="28681.254892626468" table:style-name="ce5">
            <text:p><text:s/>28,681<text:s/></text:p>
          </table:table-cell>
          <table:table-cell office:value-type="float" office:value="1.0400352327551921" table:style-name="ce6">
            <text:p>1.040</text:p>
          </table:table-cell>
          <table:table-cell office:value-type="float" office:value="29829.51560796376" table:style-name="ce5">
            <text:p><text:s/>29,83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9829.51560796376" table:style-name="ce5">
            <text:p><text:s/>29,830<text:s/></text:p>
          </table:table-cell>
          <table:table-cell office:value-type="float" office:value="1.0635950383846144" table:style-name="ce6">
            <text:p>1.064</text:p>
          </table:table-cell>
          <table:table-cell office:value-type="float" office:value="31726.52479804667" table:style-name="ce5">
            <text:p><text:s/>31,727<text:s/></text:p>
          </table:table-cell>
          <table:table-cell office:value-type="float" office:value="1.0589870779699886" table:style-name="ce6">
            <text:p>1.059</text:p>
          </table:table-cell>
          <table:table-cell office:value-type="float" office:value="33597.97979002582" table:style-name="ce5">
            <text:p><text:s/>33,59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3597.97979002582" table:style-name="ce5">
            <text:p><text:s/>33,598<text:s/></text:p>
          </table:table-cell>
          <table:table-cell office:value-type="float" office:value="1.0521401512385213" table:style-name="ce6">
            <text:p>1.052</text:p>
          </table:table-cell>
          <table:table-cell office:value-type="float" office:value="35349.783537586547" table:style-name="ce5">
            <text:p><text:s/>35,350<text:s/></text:p>
          </table:table-cell>
          <table:table-cell office:value-type="float" office:value="1.0228559779175981" table:style-name="ce6">
            <text:p>1.023</text:p>
          </table:table-cell>
          <table:table-cell office:value-type="float" office:value="36157.737409513495" table:style-name="ce5">
            <text:p><text:s/>36,15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941.2678124766999" table:style-name="ce5">
            <text:p><text:s/>7,94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941.2678124766999" table:style-name="ce5">
            <text:p><text:s/>7,941<text:s/></text:p>
          </table:table-cell>
          <table:table-cell office:value-type="float" office:value="0.98689378934482253" table:style-name="ce6">
            <text:p>0.987</text:p>
          </table:table-cell>
          <table:table-cell office:value-type="float" office:value="7837.1878836571996" table:style-name="ce5">
            <text:p><text:s/>7,837<text:s/></text:p>
          </table:table-cell>
          <table:table-cell office:value-type="float" office:value="1.5295634895598904" table:style-name="ce6">
            <text:p>1.530</text:p>
          </table:table-cell>
          <table:table-cell office:value-type="float" office:value="11987.476447663199" table:style-name="ce5">
            <text:p><text:s/>11,98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987.476447663199" table:style-name="ce5">
            <text:p><text:s/>11,987<text:s/></text:p>
          </table:table-cell>
          <table:table-cell office:value-type="float" office:value="1.0991092973471825" table:style-name="ce6">
            <text:p>1.099</text:p>
          </table:table-cell>
          <table:table-cell office:value-type="float" office:value="13175.546815356998" table:style-name="ce5">
            <text:p><text:s/>13,176<text:s/></text:p>
          </table:table-cell>
          <table:table-cell office:value-type="float" office:value="0.98281411521687467" table:style-name="ce6">
            <text:p>0.983</text:p>
          </table:table-cell>
          <table:table-cell office:value-type="float" office:value="12949.1133858336" table:style-name="ce5">
            <text:p><text:s/>12,94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949.1133858336" table:style-name="ce5">
            <text:p><text:s/>12,949<text:s/></text:p>
          </table:table-cell>
          <table:table-cell office:value-type="float" office:value="0.97544283330529913" table:style-name="ce6">
            <text:p>0.975</text:p>
          </table:table-cell>
          <table:table-cell office:value-type="float" office:value="12631.119849869101" table:style-name="ce5">
            <text:p><text:s/>12,631<text:s/></text:p>
          </table:table-cell>
          <table:table-cell office:value-type="float" office:value="1.151821395320366" table:style-name="ce6">
            <text:p>1.152</text:p>
          </table:table-cell>
          <table:table-cell office:value-type="float" office:value="14548.794089935" table:style-name="ce5">
            <text:p><text:s/>14,54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548.794089935" table:style-name="ce5">
            <text:p><text:s/>14,549<text:s/></text:p>
          </table:table-cell>
          <table:table-cell office:value-type="float" office:value="1.0209605536748896" table:style-name="ce6">
            <text:p>1.021</text:p>
          </table:table-cell>
          <table:table-cell office:value-type="float" office:value="14853.744869361999" table:style-name="ce5">
            <text:p><text:s/>14,854<text:s/></text:p>
          </table:table-cell>
          <table:table-cell office:value-type="float" office:value="1.1434700580361816" table:style-name="ce6">
            <text:p>1.143</text:p>
          </table:table-cell>
          <table:table-cell office:value-type="float" office:value="16984.812507824001" table:style-name="ce5">
            <text:p><text:s/>16,98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984.812507824001" table:style-name="ce5">
            <text:p><text:s/>16,985<text:s/></text:p>
          </table:table-cell>
          <table:table-cell office:value-type="float" office:value="1.0563155195714635" table:style-name="ce6">
            <text:p>1.056</text:p>
          </table:table-cell>
          <table:table-cell office:value-type="float" office:value="17941.321049026003" table:style-name="ce5">
            <text:p><text:s/>17,941<text:s/></text:p>
          </table:table-cell>
          <table:table-cell office:value-type="float" office:value="1.1233832175166485" table:style-name="ce6">
            <text:p>1.123</text:p>
          </table:table-cell>
          <table:table-cell office:value-type="float" office:value="20154.978966554001" table:style-name="ce5">
            <text:p><text:s/>20,15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154.978966554001" table:style-name="ce5">
            <text:p><text:s/>20,155<text:s/></text:p>
          </table:table-cell>
          <table:table-cell office:value-type="float" office:value="1.0323423449654163" table:style-name="ce6">
            <text:p>1.032</text:p>
          </table:table-cell>
          <table:table-cell office:value-type="float" office:value="20806.838249061002" table:style-name="ce5">
            <text:p><text:s/>20,807<text:s/></text:p>
          </table:table-cell>
          <table:table-cell office:value-type="float" office:value="1.2159482611702803" table:style-name="ce6">
            <text:p>1.216</text:p>
          </table:table-cell>
          <table:table-cell office:value-type="float" office:value="25300.038789397004" table:style-name="ce5">
            <text:p><text:s/>25,30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5300.038789397004" table:style-name="ce5">
            <text:p><text:s/>25,300<text:s/></text:p>
          </table:table-cell>
          <table:table-cell office:value-type="float" office:value="0.96703440339788971" table:style-name="ce6">
            <text:p>0.967</text:p>
          </table:table-cell>
          <table:table-cell office:value-type="float" office:value="24466.007916647999" table:style-name="ce5">
            <text:p><text:s/>24,466<text:s/></text:p>
          </table:table-cell>
          <table:table-cell office:value-type="float" office:value="1.0232744630919752" table:style-name="ce6">
            <text:p>1.023</text:p>
          </table:table-cell>
          <table:table-cell office:value-type="float" office:value="25035.441114911999" table:style-name="ce5">
            <text:p><text:s/>25,03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5035.441114911999" table:style-name="ce5">
            <text:p><text:s/>25,035<text:s/></text:p>
          </table:table-cell>
          <table:table-cell office:value-type="float" office:value="1.1187900868576908" table:style-name="ce6">
            <text:p>1.119</text:p>
          </table:table-cell>
          <table:table-cell office:value-type="float" office:value="28009.403339473" table:style-name="ce5">
            <text:p><text:s/>28,009<text:s/></text:p>
          </table:table-cell>
          <table:table-cell office:value-type="float" office:value="1.023445650499222" table:style-name="ce6">
            <text:p>1.023</text:p>
          </table:table-cell>
          <table:table-cell office:value-type="float" office:value="28666.102020862025" table:style-name="ce5">
            <text:p><text:s/>28,66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8666.102020862025" table:style-name="ce5">
            <text:p><text:s/>28,666<text:s/></text:p>
          </table:table-cell>
          <table:table-cell office:value-type="float" office:value="1.0326965560149919" table:style-name="ce6">
            <text:p>1.033</text:p>
          </table:table-cell>
          <table:table-cell office:value-type="float" office:value="29603.38483131861" table:style-name="ce5">
            <text:p><text:s/>29,603<text:s/></text:p>
          </table:table-cell>
          <table:table-cell office:value-type="float" office:value="1.0945027499071587" table:style-name="ce6">
            <text:p>1.095</text:p>
          </table:table-cell>
          <table:table-cell office:value-type="float" office:value="32400.986104438092" table:style-name="ce5">
            <text:p><text:s/>32,40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2400.986104438092" table:style-name="ce5">
            <text:p><text:s/>32,401<text:s/></text:p>
          </table:table-cell>
          <table:table-cell office:value-type="float" office:value="1.036150766864264" table:style-name="ce6">
            <text:p>1.036</text:p>
          </table:table-cell>
          <table:table-cell office:value-type="float" office:value="33572.306599271891" table:style-name="ce5">
            <text:p><text:s/>33,572<text:s/></text:p>
          </table:table-cell>
          <table:table-cell office:value-type="float" office:value="1.0931088738948356" table:style-name="ce6">
            <text:p>1.093</text:p>
          </table:table-cell>
          <table:table-cell office:value-type="float" office:value="36698.186260782255" table:style-name="ce5">
            <text:p><text:s/>36,69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6698.186260782255" table:style-name="ce5">
            <text:p><text:s/>36,698<text:s/></text:p>
          </table:table-cell>
          <table:table-cell office:value-type="float" office:value="1.0695092732368496" table:style-name="ce6">
            <text:p>1.070</text:p>
          </table:table-cell>
          <table:table-cell office:value-type="float" office:value="39249.050516879775" table:style-name="ce5">
            <text:p><text:s/>39,249<text:s/></text:p>
          </table:table-cell>
          <table:table-cell office:value-type="float" office:value="1.1415899020348914" table:style-name="ce6">
            <text:p>1.142</text:p>
          </table:table-cell>
          <table:table-cell office:value-type="float" office:value="44806.319734527293" table:style-name="ce5">
            <text:p><text:s/>44,80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4806.319734527293" table:style-name="ce5">
            <text:p><text:s/>44,806<text:s/></text:p>
          </table:table-cell>
          <table:table-cell office:value-type="float" office:value="1.023740689567586" table:style-name="ce6">
            <text:p>1.024</text:p>
          </table:table-cell>
          <table:table-cell office:value-type="float" office:value="45870.052662010705" table:style-name="ce5">
            <text:p><text:s/>45,870<text:s/></text:p>
          </table:table-cell>
          <table:table-cell office:value-type="float" office:value="1.0135449423855574" table:style-name="ce6">
            <text:p>1.014</text:p>
          </table:table-cell>
          <table:table-cell office:value-type="float" office:value="46491.35988254012" table:style-name="ce5">
            <text:p><text:s/>46,49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6491.35988254012" table:style-name="ce5">
            <text:p><text:s/>46,491<text:s/></text:p>
          </table:table-cell>
          <table:table-cell office:value-type="float" office:value="0.90631853573201837" table:style-name="ce6">
            <text:p>0.906</text:p>
          </table:table-cell>
          <table:table-cell office:value-type="float" office:value="42135.981212934064" table:style-name="ce5">
            <text:p><text:s/>42,136<text:s/></text:p>
          </table:table-cell>
          <table:table-cell office:value-type="float" office:value="1.1693602363394455" table:style-name="ce6">
            <text:p>1.169</text:p>
          </table:table-cell>
          <table:table-cell office:value-type="float" office:value="49272.140949551016" table:style-name="ce5">
            <text:p><text:s/>49,27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9272.140949551016" table:style-name="ce5">
            <text:p><text:s/>49,272<text:s/></text:p>
          </table:table-cell>
          <table:table-cell office:value-type="float" office:value="0.94603249260381839" table:style-name="ce6">
            <text:p>0.946</text:p>
          </table:table-cell>
          <table:table-cell office:value-type="float" office:value="46613.046318430417" table:style-name="ce5">
            <text:p><text:s/>46,613<text:s/></text:p>
          </table:table-cell>
          <table:table-cell office:value-type="float" office:value="1.0817932748825283" table:style-name="ce6">
            <text:p>1.082</text:p>
          </table:table-cell>
          <table:table-cell office:value-type="float" office:value="50425.680029065828" table:style-name="ce5">
            <text:p><text:s/>50,42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0425.680029065828" table:style-name="ce5">
            <text:p><text:s/>50,426<text:s/></text:p>
          </table:table-cell>
          <table:table-cell office:value-type="float" office:value="1.0575069510290094" table:style-name="ce6">
            <text:p>1.058</text:p>
          </table:table-cell>
          <table:table-cell office:value-type="float" office:value="53325.507141101814" table:style-name="ce5">
            <text:p><text:s/>53,326<text:s/></text:p>
          </table:table-cell>
          <table:table-cell office:value-type="float" office:value="0.99579365562557887" table:style-name="ce6">
            <text:p>0.996</text:p>
          </table:table-cell>
          <table:table-cell office:value-type="float" office:value="53101.201694125688" table:style-name="ce5">
            <text:p><text:s/>53,10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3101.201694125688" table:style-name="ce5">
            <text:p><text:s/>53,101<text:s/></text:p>
          </table:table-cell>
          <table:table-cell office:value-type="float" office:value="1.0482296621999903" table:style-name="ce6">
            <text:p>1.048</text:p>
          </table:table-cell>
          <table:table-cell office:value-type="float" office:value="55662.254714246919" table:style-name="ce5">
            <text:p><text:s/>55,662<text:s/></text:p>
          </table:table-cell>
          <table:table-cell office:value-type="float" office:value="1.0298955668754741" table:style-name="ce6">
            <text:p>1.030</text:p>
          </table:table-cell>
          <table:table-cell office:value-type="float" office:value="57326.309372496362" table:style-name="ce5">
            <text:p><text:s/>57,32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7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692.4374338027992" table:style-name="ce5">
            <text:p><text:s/>9,69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692.4374338027992" table:style-name="ce5">
            <text:p><text:s/>9,692<text:s/></text:p>
          </table:table-cell>
          <table:table-cell office:value-type="float" office:value="0.98947112544848681" table:style-name="ce6">
            <text:p>0.989</text:p>
          </table:table-cell>
          <table:table-cell office:value-type="float" office:value="9590.3869759639001" table:style-name="ce5">
            <text:p><text:s/>9,590<text:s/></text:p>
          </table:table-cell>
          <table:table-cell office:value-type="float" office:value="0.95308069027940623" table:style-name="ce6">
            <text:p>0.953</text:p>
          </table:table-cell>
          <table:table-cell office:value-type="float" office:value="9140.4126390983001" table:style-name="ce5">
            <text:p><text:s/>9,14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140.4126390983001" table:style-name="ce5">
            <text:p><text:s/>9,140<text:s/></text:p>
          </table:table-cell>
          <table:table-cell office:value-type="float" office:value="1.0103515416178994" table:style-name="ce6">
            <text:p>1.010</text:p>
          </table:table-cell>
          <table:table-cell office:value-type="float" office:value="9235.0300009367002" table:style-name="ce5">
            <text:p><text:s/>9,235<text:s/></text:p>
          </table:table-cell>
          <table:table-cell office:value-type="float" office:value="1.1155209982511254" table:style-name="ce6">
            <text:p>1.116</text:p>
          </table:table-cell>
          <table:table-cell office:value-type="float" office:value="10301.869885524" table:style-name="ce5">
            <text:p><text:s/>10,30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301.869885524" table:style-name="ce5">
            <text:p><text:s/>10,302<text:s/></text:p>
          </table:table-cell>
          <table:table-cell office:value-type="float" office:value="1.0263342487632479" table:style-name="ce6">
            <text:p>1.026</text:p>
          </table:table-cell>
          <table:table-cell office:value-type="float" office:value="10573.161889816" table:style-name="ce5">
            <text:p><text:s/>10,573<text:s/></text:p>
          </table:table-cell>
          <table:table-cell office:value-type="float" office:value="1.1895247937561724" table:style-name="ce6">
            <text:p>1.190</text:p>
          </table:table-cell>
          <table:table-cell office:value-type="float" office:value="12577.038216334" table:style-name="ce5">
            <text:p><text:s/>12,57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577.038216334" table:style-name="ce5">
            <text:p><text:s/>12,577<text:s/></text:p>
          </table:table-cell>
          <table:table-cell office:value-type="float" office:value="1.0203959259273661" table:style-name="ce6">
            <text:p>1.020</text:p>
          </table:table-cell>
          <table:table-cell office:value-type="float" office:value="12833.55855618" table:style-name="ce5">
            <text:p><text:s/>12,834<text:s/></text:p>
          </table:table-cell>
          <table:table-cell office:value-type="float" office:value="1.0201365254457468" table:style-name="ce6">
            <text:p>1.020</text:p>
          </table:table-cell>
          <table:table-cell office:value-type="float" office:value="13091.981834606" table:style-name="ce5">
            <text:p><text:s/>13,09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091.981834606" table:style-name="ce5">
            <text:p><text:s/>13,092<text:s/></text:p>
          </table:table-cell>
          <table:table-cell office:value-type="float" office:value="1.0862927132338172" table:style-name="ce6">
            <text:p>1.086</text:p>
          </table:table-cell>
          <table:table-cell office:value-type="float" office:value="14221.724468722001" table:style-name="ce5">
            <text:p><text:s/>14,222<text:s/></text:p>
          </table:table-cell>
          <table:table-cell office:value-type="float" office:value="1.1216412239966183" table:style-name="ce6">
            <text:p>1.122</text:p>
          </table:table-cell>
          <table:table-cell office:value-type="float" office:value="15951.672440440001" table:style-name="ce5">
            <text:p><text:s/>15,95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951.672440440001" table:style-name="ce5">
            <text:p><text:s/>15,952<text:s/></text:p>
          </table:table-cell>
          <table:table-cell office:value-type="float" office:value="1.0729469451352338" table:style-name="ce6">
            <text:p>1.073</text:p>
          </table:table-cell>
          <table:table-cell office:value-type="float" office:value="17115.298214768001" table:style-name="ce5">
            <text:p><text:s/>17,115<text:s/></text:p>
          </table:table-cell>
          <table:table-cell office:value-type="float" office:value="1.0267012290837372" table:style-name="ce6">
            <text:p>1.027</text:p>
          </table:table-cell>
          <table:table-cell office:value-type="float" office:value="17572.297713237" table:style-name="ce5">
            <text:p><text:s/>17,57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572.297713237" table:style-name="ce5">
            <text:p><text:s/>17,572<text:s/></text:p>
          </table:table-cell>
          <table:table-cell office:value-type="float" office:value="0.97951635478359456" table:style-name="ce6">
            <text:p>0.980</text:p>
          </table:table-cell>
          <table:table-cell office:value-type="float" office:value="17212.353001242001" table:style-name="ce5">
            <text:p><text:s/>17,212<text:s/></text:p>
          </table:table-cell>
          <table:table-cell office:value-type="float" office:value="1.0705519741320884" table:style-name="ce6">
            <text:p>1.071</text:p>
          </table:table-cell>
          <table:table-cell office:value-type="float" office:value="18426.718484937999" table:style-name="ce5">
            <text:p><text:s/>18,42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426.718484937999" table:style-name="ce5">
            <text:p><text:s/>18,427<text:s/></text:p>
          </table:table-cell>
          <table:table-cell office:value-type="float" office:value="1.0895260831156368" table:style-name="ce6">
            <text:p>1.090</text:p>
          </table:table-cell>
          <table:table-cell office:value-type="float" office:value="20076.390415569" table:style-name="ce5">
            <text:p><text:s/>20,076<text:s/></text:p>
          </table:table-cell>
          <table:table-cell office:value-type="float" office:value="1.098013274772085" table:style-name="ce6">
            <text:p>1.098</text:p>
          </table:table-cell>
          <table:table-cell office:value-type="float" office:value="22044.143185801819" table:style-name="ce5">
            <text:p><text:s/>22,04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044.143185801819" table:style-name="ce5">
            <text:p><text:s/>22,044<text:s/></text:p>
          </table:table-cell>
          <table:table-cell office:value-type="float" office:value="1.0478341605672898" table:style-name="ce6">
            <text:p>1.048</text:p>
          </table:table-cell>
          <table:table-cell office:value-type="float" office:value="23098.606270519791" table:style-name="ce5">
            <text:p><text:s/>23,099<text:s/></text:p>
          </table:table-cell>
          <table:table-cell office:value-type="float" office:value="1.0083337181392005" table:style-name="ce6">
            <text:p>1.008</text:p>
          </table:table-cell>
          <table:table-cell office:value-type="float" office:value="23291.103544586669" table:style-name="ce5">
            <text:p><text:s/>23,29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3291.103544586669" table:style-name="ce5">
            <text:p><text:s/>23,291<text:s/></text:p>
          </table:table-cell>
          <table:table-cell office:value-type="float" office:value="1.006164235945481" table:style-name="ce6">
            <text:p>1.006</text:p>
          </table:table-cell>
          <table:table-cell office:value-type="float" office:value="23434.67540226613" table:style-name="ce5">
            <text:p><text:s/>23,435<text:s/></text:p>
          </table:table-cell>
          <table:table-cell office:value-type="float" office:value="1.0370004199032081" table:style-name="ce6">
            <text:p>1.037</text:p>
          </table:table-cell>
          <table:table-cell office:value-type="float" office:value="24301.76823244536" table:style-name="ce5">
            <text:p><text:s/>24,30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4301.76823244536" table:style-name="ce5">
            <text:p><text:s/>24,302<text:s/></text:p>
          </table:table-cell>
          <table:table-cell office:value-type="float" office:value="1.071011691880575" table:style-name="ce6">
            <text:p>1.071</text:p>
          </table:table-cell>
          <table:table-cell office:value-type="float" office:value="26027.477910320911" table:style-name="ce5">
            <text:p><text:s/>26,027<text:s/></text:p>
          </table:table-cell>
          <table:table-cell office:value-type="float" office:value="1.0761707630942776" table:style-name="ce6">
            <text:p>1.076</text:p>
          </table:table-cell>
          <table:table-cell office:value-type="float" office:value="28010.01076416951" table:style-name="ce5">
            <text:p><text:s/>28,01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010.01076416951" table:style-name="ce5">
            <text:p><text:s/>28,010<text:s/></text:p>
          </table:table-cell>
          <table:table-cell office:value-type="float" office:value="1.0067171091430653" table:style-name="ce6">
            <text:p>1.007</text:p>
          </table:table-cell>
          <table:table-cell office:value-type="float" office:value="28198.15706357087" table:style-name="ce5">
            <text:p><text:s/>28,198<text:s/></text:p>
          </table:table-cell>
          <table:table-cell office:value-type="float" office:value="1.0216482812038152" table:style-name="ce6">
            <text:p>1.022</text:p>
          </table:table-cell>
          <table:table-cell office:value-type="float" office:value="28808.5986971124" table:style-name="ce5">
            <text:p><text:s/>28,80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8808.5986971124" table:style-name="ce5">
            <text:p><text:s/>28,809<text:s/></text:p>
          </table:table-cell>
          <table:table-cell office:value-type="float" office:value="0.95278360749334323" table:style-name="ce6">
            <text:p>0.953</text:p>
          </table:table-cell>
          <table:table-cell office:value-type="float" office:value="27448.360593462781" table:style-name="ce5">
            <text:p><text:s/>27,448<text:s/></text:p>
          </table:table-cell>
          <table:table-cell office:value-type="float" office:value="1.2145318697671936" table:style-name="ce6">
            <text:p>1.215</text:p>
          </table:table-cell>
          <table:table-cell office:value-type="float" office:value="33336.908713622506" table:style-name="ce5">
            <text:p><text:s/>33,33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336.908713622506" table:style-name="ce5">
            <text:p><text:s/>33,337<text:s/></text:p>
          </table:table-cell>
          <table:table-cell office:value-type="float" office:value="0.96734678134844454" table:style-name="ce6">
            <text:p>0.967</text:p>
          </table:table-cell>
          <table:table-cell office:value-type="float" office:value="32248.35134422965" table:style-name="ce5">
            <text:p><text:s/>32,248<text:s/></text:p>
          </table:table-cell>
          <table:table-cell office:value-type="float" office:value="0.98519622249582062" table:style-name="ce6">
            <text:p>0.985</text:p>
          </table:table-cell>
          <table:table-cell office:value-type="float" office:value="31770.953926053069" table:style-name="ce5">
            <text:p><text:s/>31,77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770.953926053069" table:style-name="ce5">
            <text:p><text:s/>31,771<text:s/></text:p>
          </table:table-cell>
          <table:table-cell office:value-type="float" office:value="0.9998194102042528" table:style-name="ce6">
            <text:p>1.000</text:p>
          </table:table-cell>
          <table:table-cell office:value-type="float" office:value="31765.216415972871" table:style-name="ce5">
            <text:p><text:s/>31,765<text:s/></text:p>
          </table:table-cell>
          <table:table-cell office:value-type="float" office:value="1.0482597016361643" table:style-name="ce6">
            <text:p>1.048</text:p>
          </table:table-cell>
          <table:table-cell office:value-type="float" office:value="33298.196282615907" table:style-name="ce5">
            <text:p><text:s/>33,29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3298.196282615907" table:style-name="ce5">
            <text:p><text:s/>33,298<text:s/></text:p>
          </table:table-cell>
          <table:table-cell office:value-type="float" office:value="1.0227458319053646" table:style-name="ce6">
            <text:p>1.023</text:p>
          </table:table-cell>
          <table:table-cell office:value-type="float" office:value="34055.591458012132" table:style-name="ce5">
            <text:p><text:s/>34,056<text:s/></text:p>
          </table:table-cell>
          <table:table-cell office:value-type="float" office:value="1.170624245788217" table:style-name="ce6">
            <text:p>1.171</text:p>
          </table:table-cell>
          <table:table-cell office:value-type="float" office:value="39866.301065407097" table:style-name="ce5">
            <text:p><text:s/>39,86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497.0578098121005" table:style-name="ce5">
            <text:p><text:s/>6,49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497.0578098121005" table:style-name="ce5">
            <text:p><text:s/>6,497<text:s/></text:p>
          </table:table-cell>
          <table:table-cell office:value-type="float" office:value="0.986912703905653" table:style-name="ce6">
            <text:p>0.987</text:p>
          </table:table-cell>
          <table:table-cell office:value-type="float" office:value="6412.0288905129992" table:style-name="ce5">
            <text:p><text:s/>6,412<text:s/></text:p>
          </table:table-cell>
          <table:table-cell office:value-type="float" office:value="0.89515057434636547" table:style-name="ce6">
            <text:p>0.895</text:p>
          </table:table-cell>
          <table:table-cell office:value-type="float" office:value="5739.7313440682001" table:style-name="ce5">
            <text:p><text:s/>5,74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739.7313440682001" table:style-name="ce5">
            <text:p><text:s/>5,740<text:s/></text:p>
          </table:table-cell>
          <table:table-cell office:value-type="float" office:value="0.99814965828883684" table:style-name="ce6">
            <text:p>0.998</text:p>
          </table:table-cell>
          <table:table-cell office:value-type="float" office:value="5729.1108797513998" table:style-name="ce5">
            <text:p><text:s/>5,729<text:s/></text:p>
          </table:table-cell>
          <table:table-cell office:value-type="float" office:value="1.1323809781816807" table:style-name="ce6">
            <text:p>1.132</text:p>
          </table:table-cell>
          <table:table-cell office:value-type="float" office:value="6487.5361821241995" table:style-name="ce5">
            <text:p><text:s/>6,48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487.5361821241995" table:style-name="ce5">
            <text:p><text:s/>6,488<text:s/></text:p>
          </table:table-cell>
          <table:table-cell office:value-type="float" office:value="1.0172839916963339" table:style-name="ce6">
            <text:p>1.017</text:p>
          </table:table-cell>
          <table:table-cell office:value-type="float" office:value="6599.6667036257004" table:style-name="ce5">
            <text:p><text:s/>6,600<text:s/></text:p>
          </table:table-cell>
          <table:table-cell office:value-type="float" office:value="1.2707707105976376" table:style-name="ce6">
            <text:p>1.271</text:p>
          </table:table-cell>
          <table:table-cell office:value-type="float" office:value="8386.663146674" table:style-name="ce5">
            <text:p><text:s/>8,38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386.663146674" table:style-name="ce5">
            <text:p><text:s/>8,387<text:s/></text:p>
          </table:table-cell>
          <table:table-cell office:value-type="float" office:value="1.0241961234781174" table:style-name="ce6">
            <text:p>1.024</text:p>
          </table:table-cell>
          <table:table-cell office:value-type="float" office:value="8589.5878837402997" table:style-name="ce5">
            <text:p><text:s/>8,590<text:s/></text:p>
          </table:table-cell>
          <table:table-cell office:value-type="float" office:value="1.0738124865542815" table:style-name="ce6">
            <text:p>1.074</text:p>
          </table:table-cell>
          <table:table-cell office:value-type="float" office:value="9223.6067239157001" table:style-name="ce5">
            <text:p><text:s/>9,22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223.6067239157001" table:style-name="ce5">
            <text:p><text:s/>9,224<text:s/></text:p>
          </table:table-cell>
          <table:table-cell office:value-type="float" office:value="1.0781529701392749" table:style-name="ce6">
            <text:p>1.078</text:p>
          </table:table-cell>
          <table:table-cell office:value-type="float" office:value="9944.4589847863008" table:style-name="ce5">
            <text:p><text:s/>9,944<text:s/></text:p>
          </table:table-cell>
          <table:table-cell office:value-type="float" office:value="1.0920046384454327" table:style-name="ce6">
            <text:p>1.092</text:p>
          </table:table-cell>
          <table:table-cell office:value-type="float" office:value="10859.395338216998" table:style-name="ce5">
            <text:p><text:s/>10,85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859.395338216998" table:style-name="ce5">
            <text:p><text:s/>10,859<text:s/></text:p>
          </table:table-cell>
          <table:table-cell office:value-type="float" office:value="1.0711097598133663" table:style-name="ce6">
            <text:p>1.071</text:p>
          </table:table-cell>
          <table:table-cell office:value-type="float" office:value="11631.604332436002" table:style-name="ce5">
            <text:p><text:s/>11,632<text:s/></text:p>
          </table:table-cell>
          <table:table-cell office:value-type="float" office:value="1.0166082793265494" table:style-name="ce6">
            <text:p>1.017</text:p>
          </table:table-cell>
          <table:table-cell office:value-type="float" office:value="11824.785266204999" table:style-name="ce5">
            <text:p><text:s/>11,82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824.785266204999" table:style-name="ce5">
            <text:p><text:s/>11,825<text:s/></text:p>
          </table:table-cell>
          <table:table-cell office:value-type="float" office:value="0.98592940816020436" table:style-name="ce6">
            <text:p>0.986</text:p>
          </table:table-cell>
          <table:table-cell office:value-type="float" office:value="11658.403539131001" table:style-name="ce5">
            <text:p><text:s/>11,658<text:s/></text:p>
          </table:table-cell>
          <table:table-cell office:value-type="float" office:value="1.1073943819579199" table:style-name="ce6">
            <text:p>1.107</text:p>
          </table:table-cell>
          <table:table-cell office:value-type="float" office:value="12910.450581832001" table:style-name="ce5">
            <text:p><text:s/>12,91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910.450581832001" table:style-name="ce5">
            <text:p><text:s/>12,910<text:s/></text:p>
          </table:table-cell>
          <table:table-cell office:value-type="float" office:value="1.07829504651708" table:style-name="ce6">
            <text:p>1.078</text:p>
          </table:table-cell>
          <table:table-cell office:value-type="float" office:value="13921.274910693" table:style-name="ce5">
            <text:p><text:s/>13,921<text:s/></text:p>
          </table:table-cell>
          <table:table-cell office:value-type="float" office:value="0.94913636952295466" table:style-name="ce6">
            <text:p>0.949</text:p>
          </table:table-cell>
          <table:table-cell office:value-type="float" office:value="13213.18832786615" table:style-name="ce5">
            <text:p><text:s/>13,21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213.18832786615" table:style-name="ce5">
            <text:p><text:s/>13,213<text:s/></text:p>
          </table:table-cell>
          <table:table-cell office:value-type="float" office:value="1.0560158675104709" table:style-name="ce6">
            <text:p>1.056</text:p>
          </table:table-cell>
          <table:table-cell office:value-type="float" office:value="13953.3365346308" table:style-name="ce5">
            <text:p><text:s/>13,953<text:s/></text:p>
          </table:table-cell>
          <table:table-cell office:value-type="float" office:value="0.99681028471592603" table:style-name="ce6">
            <text:p>0.997</text:p>
          </table:table-cell>
          <table:table-cell office:value-type="float" office:value="13908.82936382246" table:style-name="ce5">
            <text:p><text:s/>13,90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908.82936382246" table:style-name="ce5">
            <text:p><text:s/>13,909<text:s/></text:p>
          </table:table-cell>
          <table:table-cell office:value-type="float" office:value="1.0176932982929139" table:style-name="ce6">
            <text:p>1.018</text:p>
          </table:table-cell>
          <table:table-cell office:value-type="float" office:value="14154.922430661811" table:style-name="ce5">
            <text:p><text:s/>14,155<text:s/></text:p>
          </table:table-cell>
          <table:table-cell office:value-type="float" office:value="0.99237044811764885" table:style-name="ce6">
            <text:p>0.992</text:p>
          </table:table-cell>
          <table:table-cell office:value-type="float" office:value="14046.92671558642" table:style-name="ce5">
            <text:p><text:s/>14,04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046.92671558642" table:style-name="ce5">
            <text:p><text:s/>14,047<text:s/></text:p>
          </table:table-cell>
          <table:table-cell office:value-type="float" office:value="1.0736868546075395" table:style-name="ce6">
            <text:p>1.074</text:p>
          </table:table-cell>
          <table:table-cell office:value-type="float" office:value="15082.000562160601" table:style-name="ce5">
            <text:p><text:s/>15,082<text:s/></text:p>
          </table:table-cell>
          <table:table-cell office:value-type="float" office:value="1.0919209452154599" table:style-name="ce6">
            <text:p>1.092</text:p>
          </table:table-cell>
          <table:table-cell office:value-type="float" office:value="16468.3523095745" table:style-name="ce5">
            <text:p><text:s/>16,46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468.3523095745" table:style-name="ce5">
            <text:p><text:s/>16,468<text:s/></text:p>
          </table:table-cell>
          <table:table-cell office:value-type="float" office:value="1.017246113628135" table:style-name="ce6">
            <text:p>1.017</text:p>
          </table:table-cell>
          <table:table-cell office:value-type="float" office:value="16752.367384773581" table:style-name="ce5">
            <text:p><text:s/>16,752<text:s/></text:p>
          </table:table-cell>
          <table:table-cell office:value-type="float" office:value="0.96321623546510704" table:style-name="ce6">
            <text:p>0.963</text:p>
          </table:table-cell>
          <table:table-cell office:value-type="float" office:value="16136.152247490048" table:style-name="ce5">
            <text:p><text:s/>16,13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6136.152247490048" table:style-name="ce5">
            <text:p><text:s/>16,136<text:s/></text:p>
          </table:table-cell>
          <table:table-cell office:value-type="float" office:value="0.95734311351976509" table:style-name="ce6">
            <text:p>0.957</text:p>
          </table:table-cell>
          <table:table-cell office:value-type="float" office:value="15447.83423284108" table:style-name="ce5">
            <text:p><text:s/>15,448<text:s/></text:p>
          </table:table-cell>
          <table:table-cell office:value-type="float" office:value="1.3203101139690565" table:style-name="ce6">
            <text:p>1.320</text:p>
          </table:table-cell>
          <table:table-cell office:value-type="float" office:value="20395.931776537498" table:style-name="ce5">
            <text:p><text:s/>20,39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395.931776537498" table:style-name="ce5">
            <text:p><text:s/>20,396<text:s/></text:p>
          </table:table-cell>
          <table:table-cell office:value-type="float" office:value="0.97208513547493525" table:style-name="ce6">
            <text:p>0.972</text:p>
          </table:table-cell>
          <table:table-cell office:value-type="float" office:value="19826.582104132991" table:style-name="ce5">
            <text:p><text:s/>19,827<text:s/></text:p>
          </table:table-cell>
          <table:table-cell office:value-type="float" office:value="0.95563321715316252" table:style-name="ce6">
            <text:p>0.956</text:p>
          </table:table-cell>
          <table:table-cell office:value-type="float" office:value="18946.940441323928" table:style-name="ce5">
            <text:p><text:s/>18,94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946.940441323928" table:style-name="ce5">
            <text:p><text:s/>18,947<text:s/></text:p>
          </table:table-cell>
          <table:table-cell office:value-type="float" office:value="1.0019712754242083" table:style-name="ce6">
            <text:p>1.002</text:p>
          </table:table-cell>
          <table:table-cell office:value-type="float" office:value="18984.290079379847" table:style-name="ce5">
            <text:p><text:s/>18,984<text:s/></text:p>
          </table:table-cell>
          <table:table-cell office:value-type="float" office:value="1.0779649492480812" table:style-name="ce6">
            <text:p>1.078</text:p>
          </table:table-cell>
          <table:table-cell office:value-type="float" office:value="20464.399291929549" table:style-name="ce5">
            <text:p><text:s/>20,46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464.399291929549" table:style-name="ce5">
            <text:p><text:s/>20,464<text:s/></text:p>
          </table:table-cell>
          <table:table-cell office:value-type="float" office:value="1.0240129987623661" table:style-name="ce6">
            <text:p>1.024</text:p>
          </table:table-cell>
          <table:table-cell office:value-type="float" office:value="20955.81088679922" table:style-name="ce5">
            <text:p><text:s/>20,956<text:s/></text:p>
          </table:table-cell>
          <table:table-cell office:value-type="float" office:value="1.1858697574913766" table:style-name="ce6">
            <text:p>1.186</text:p>
          </table:table-cell>
          <table:table-cell office:value-type="float" office:value="24850.86237436374" table:style-name="ce5">
            <text:p><text:s/>24,85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95.3796239906987" table:style-name="ce5">
            <text:p><text:s/>3,19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195.3796239906987" table:style-name="ce5">
            <text:p><text:s/>3,195<text:s/></text:p>
          </table:table-cell>
          <table:table-cell office:value-type="float" office:value="0.99467307783651049" table:style-name="ce6">
            <text:p>0.995</text:p>
          </table:table-cell>
          <table:table-cell office:value-type="float" office:value="3178.3580854509" table:style-name="ce5">
            <text:p><text:s/>3,178<text:s/></text:p>
          </table:table-cell>
          <table:table-cell office:value-type="float" office:value="1.069949075466637" table:style-name="ce6">
            <text:p>1.070</text:p>
          </table:table-cell>
          <table:table-cell office:value-type="float" office:value="3400.681295030101" table:style-name="ce5">
            <text:p><text:s/>3,40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400.681295030101" table:style-name="ce5">
            <text:p><text:s/>3,401<text:s/></text:p>
          </table:table-cell>
          <table:table-cell office:value-type="float" office:value="1.0309461008030947" table:style-name="ce6">
            <text:p>1.031</text:p>
          </table:table-cell>
          <table:table-cell office:value-type="float" office:value="3505.9191211853008" table:style-name="ce5">
            <text:p><text:s/>3,506<text:s/></text:p>
          </table:table-cell>
          <table:table-cell office:value-type="float" office:value="1.0879696797198872" table:style-name="ce6">
            <text:p>1.088</text:p>
          </table:table-cell>
          <table:table-cell office:value-type="float" office:value="3814.3337033998005" table:style-name="ce5">
            <text:p><text:s/>3,81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814.3337033998005" table:style-name="ce5">
            <text:p><text:s/>3,814<text:s/></text:p>
          </table:table-cell>
          <table:table-cell office:value-type="float" office:value="1.0417272045832371" table:style-name="ce6">
            <text:p>1.042</text:p>
          </table:table-cell>
          <table:table-cell office:value-type="float" office:value="3973.4951861903" table:style-name="ce5">
            <text:p><text:s/>3,973<text:s/></text:p>
          </table:table-cell>
          <table:table-cell office:value-type="float" office:value="1.0545816399182906" table:style-name="ce6">
            <text:p>1.055</text:p>
          </table:table-cell>
          <table:table-cell office:value-type="float" office:value="4190.37506966" table:style-name="ce5">
            <text:p><text:s/>4,19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190.37506966" table:style-name="ce5">
            <text:p><text:s/>4,190<text:s/></text:p>
          </table:table-cell>
          <table:table-cell office:value-type="float" office:value="1.0127901683951286" table:style-name="ce6">
            <text:p>1.013</text:p>
          </table:table-cell>
          <table:table-cell office:value-type="float" office:value="4243.9706724397001" table:style-name="ce5">
            <text:p><text:s/>4,244<text:s/></text:p>
          </table:table-cell>
          <table:table-cell office:value-type="float" office:value="0.91149902043656572" table:style-name="ce6">
            <text:p>0.911</text:p>
          </table:table-cell>
          <table:table-cell office:value-type="float" office:value="3868.3751106903001" table:style-name="ce5">
            <text:p><text:s/>3,86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868.3751106903001" table:style-name="ce5">
            <text:p><text:s/>3,868<text:s/></text:p>
          </table:table-cell>
          <table:table-cell office:value-type="float" office:value="1.105700807585962" table:style-name="ce6">
            <text:p>1.106</text:p>
          </table:table-cell>
          <table:table-cell office:value-type="float" office:value="4277.2654839356992" table:style-name="ce5">
            <text:p><text:s/>4,277<text:s/></text:p>
          </table:table-cell>
          <table:table-cell office:value-type="float" office:value="1.1905450155825665" table:style-name="ce6">
            <text:p>1.191</text:p>
          </table:table-cell>
          <table:table-cell office:value-type="float" office:value="5092.2771022230017" table:style-name="ce5">
            <text:p><text:s/>5,09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092.2771022230017" table:style-name="ce5">
            <text:p><text:s/>5,092<text:s/></text:p>
          </table:table-cell>
          <table:table-cell office:value-type="float" office:value="1.0768647841135996" table:style-name="ce6">
            <text:p>1.077</text:p>
          </table:table-cell>
          <table:table-cell office:value-type="float" office:value="5483.6938823319988" table:style-name="ce5">
            <text:p><text:s/>5,484<text:s/></text:p>
          </table:table-cell>
          <table:table-cell office:value-type="float" office:value="1.0481096447688303" table:style-name="ce6">
            <text:p>1.048</text:p>
          </table:table-cell>
          <table:table-cell office:value-type="float" office:value="5747.5124470319997" table:style-name="ce5">
            <text:p><text:s/>5,74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747.5124470319997" table:style-name="ce5">
            <text:p><text:s/>5,748<text:s/></text:p>
          </table:table-cell>
          <table:table-cell office:value-type="float" office:value="0.96632230261267982" table:style-name="ce6">
            <text:p>0.966</text:p>
          </table:table-cell>
          <table:table-cell office:value-type="float" office:value="5553.9494621109998" table:style-name="ce5">
            <text:p><text:s/>5,554<text:s/></text:p>
          </table:table-cell>
          <table:table-cell office:value-type="float" office:value="0.99321535796066129" table:style-name="ce6">
            <text:p>0.993</text:p>
          </table:table-cell>
          <table:table-cell office:value-type="float" office:value="5516.2679031059988" table:style-name="ce5">
            <text:p><text:s/>5,51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516.2679031059988" table:style-name="ce5">
            <text:p><text:s/>5,516<text:s/></text:p>
          </table:table-cell>
          <table:table-cell office:value-type="float" office:value="1.1158115619095095" table:style-name="ce6">
            <text:p>1.116</text:p>
          </table:table-cell>
          <table:table-cell office:value-type="float" office:value="6155.1155048759992" table:style-name="ce5">
            <text:p><text:s/>6,155<text:s/></text:p>
          </table:table-cell>
          <table:table-cell office:value-type="float" office:value="1.434734222443089" table:style-name="ce6">
            <text:p>1.435</text:p>
          </table:table-cell>
          <table:table-cell office:value-type="float" office:value="8830.9548579356688" table:style-name="ce5">
            <text:p><text:s/>8,83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830.9548579356688" table:style-name="ce5">
            <text:p><text:s/>8,831<text:s/></text:p>
          </table:table-cell>
          <table:table-cell office:value-type="float" office:value="1.0355924000303174" table:style-name="ce6">
            <text:p>1.036</text:p>
          </table:table-cell>
          <table:table-cell office:value-type="float" office:value="9145.2697358889909" table:style-name="ce5">
            <text:p><text:s/>9,145<text:s/></text:p>
          </table:table-cell>
          <table:table-cell office:value-type="float" office:value="1.0259155226384562" table:style-name="ce6">
            <text:p>1.026</text:p>
          </table:table-cell>
          <table:table-cell office:value-type="float" office:value="9382.2741807642105" table:style-name="ce5">
            <text:p><text:s/>9,38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382.2741807642105" table:style-name="ce5">
            <text:p><text:s/>9,382<text:s/></text:p>
          </table:table-cell>
          <table:table-cell office:value-type="float" office:value="0.98907288284432326" table:style-name="ce6">
            <text:p>0.989</text:p>
          </table:table-cell>
          <table:table-cell office:value-type="float" office:value="9279.7529716043191" table:style-name="ce5">
            <text:p><text:s/>9,280<text:s/></text:p>
          </table:table-cell>
          <table:table-cell office:value-type="float" office:value="1.1050769937775664" table:style-name="ce6">
            <text:p>1.105</text:p>
          </table:table-cell>
          <table:table-cell office:value-type="float" office:value="10254.841516858938" table:style-name="ce5">
            <text:p><text:s/>10,25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254.841516858938" table:style-name="ce5">
            <text:p><text:s/>10,255<text:s/></text:p>
          </table:table-cell>
          <table:table-cell office:value-type="float" office:value="1.0673472944624223" table:style-name="ce6">
            <text:p>1.067</text:p>
          </table:table-cell>
          <table:table-cell office:value-type="float" office:value="10945.477348160312" table:style-name="ce5">
            <text:p><text:s/>10,945<text:s/></text:p>
          </table:table-cell>
          <table:table-cell office:value-type="float" office:value="1.0544682600375492" table:style-name="ce6">
            <text:p>1.054</text:p>
          </table:table-cell>
          <table:table-cell office:value-type="float" office:value="11541.65845459501" table:style-name="ce5">
            <text:p><text:s/>11,54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541.65845459501" table:style-name="ce5">
            <text:p><text:s/>11,542<text:s/></text:p>
          </table:table-cell>
          <table:table-cell office:value-type="float" office:value="0.99169367416521026" table:style-name="ce6">
            <text:p>0.992</text:p>
          </table:table-cell>
          <table:table-cell office:value-type="float" office:value="11445.78967879729" table:style-name="ce5">
            <text:p><text:s/>11,446<text:s/></text:p>
          </table:table-cell>
          <table:table-cell office:value-type="float" office:value="1.1071710039454401" table:style-name="ce6">
            <text:p>1.107</text:p>
          </table:table-cell>
          <table:table-cell office:value-type="float" office:value="12672.44644962235" table:style-name="ce5">
            <text:p><text:s/>12,67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672.44644962235" table:style-name="ce5">
            <text:p><text:s/>12,672<text:s/></text:p>
          </table:table-cell>
          <table:table-cell office:value-type="float" office:value="0.9469778711102248" table:style-name="ce6">
            <text:p>0.947</text:p>
          </table:table-cell>
          <table:table-cell office:value-type="float" office:value="12000.526360621699" table:style-name="ce5">
            <text:p><text:s/>12,001<text:s/></text:p>
          </table:table-cell>
          <table:table-cell office:value-type="float" office:value="1.0783674439105677" table:style-name="ce6">
            <text:p>1.078</text:p>
          </table:table-cell>
          <table:table-cell office:value-type="float" office:value="12940.97693708501" table:style-name="ce5">
            <text:p><text:s/>12,94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940.97693708501" table:style-name="ce5">
            <text:p><text:s/>12,941<text:s/></text:p>
          </table:table-cell>
          <table:table-cell office:value-type="float" office:value="0.95987878662387083" table:style-name="ce6">
            <text:p>0.960</text:p>
          </table:table-cell>
          <table:table-cell office:value-type="float" office:value="12421.769240096657" table:style-name="ce5">
            <text:p><text:s/>12,422<text:s/></text:p>
          </table:table-cell>
          <table:table-cell office:value-type="float" office:value="1.0323822023141491" table:style-name="ce6">
            <text:p>1.032</text:p>
          </table:table-cell>
          <table:table-cell office:value-type="float" office:value="12824.013484729141" table:style-name="ce5">
            <text:p><text:s/>12,82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824.013484729141" table:style-name="ce5">
            <text:p><text:s/>12,824<text:s/></text:p>
          </table:table-cell>
          <table:table-cell office:value-type="float" office:value="0.99664011986673062" table:style-name="ce6">
            <text:p>0.997</text:p>
          </table:table-cell>
          <table:table-cell office:value-type="float" office:value="12780.926336593022" table:style-name="ce5">
            <text:p><text:s/>12,781<text:s/></text:p>
          </table:table-cell>
          <table:table-cell office:value-type="float" office:value="1.0041366840478505" table:style-name="ce6">
            <text:p>1.004</text:p>
          </table:table-cell>
          <table:table-cell office:value-type="float" office:value="12833.79699068636" table:style-name="ce5">
            <text:p><text:s/>12,83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833.79699068636" table:style-name="ce5">
            <text:p><text:s/>12,834<text:s/></text:p>
          </table:table-cell>
          <table:table-cell office:value-type="float" office:value="1.020725244502432" table:style-name="ce6">
            <text:p>1.021</text:p>
          </table:table-cell>
          <table:table-cell office:value-type="float" office:value="13099.78057121291" table:style-name="ce5">
            <text:p><text:s/>13,100<text:s/></text:p>
          </table:table-cell>
          <table:table-cell office:value-type="float" office:value="1.1462358937553621" table:style-name="ce6">
            <text:p>1.146</text:p>
          </table:table-cell>
          <table:table-cell office:value-type="float" office:value="15015.438691043359" table:style-name="ce5">
            <text:p><text:s/>15,01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7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56.9066500951999" table:style-name="ce5">
            <text:p><text:s/>3,15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156.9066500951999" table:style-name="ce5">
            <text:p><text:s/>3,157<text:s/></text:p>
          </table:table-cell>
          <table:table-cell office:value-type="float" office:value="1.0131096686413745" table:style-name="ce6">
            <text:p>1.013</text:p>
          </table:table-cell>
          <table:table-cell office:value-type="float" office:value="3198.2926502097002" table:style-name="ce5">
            <text:p><text:s/>3,198<text:s/></text:p>
          </table:table-cell>
          <table:table-cell office:value-type="float" office:value="1.0467311692897772" table:style-name="ce6">
            <text:p>1.047</text:p>
          </table:table-cell>
          <table:table-cell office:value-type="float" office:value="3347.7526054849" table:style-name="ce5">
            <text:p><text:s/>3,34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347.7526054849" table:style-name="ce5">
            <text:p><text:s/>3,348<text:s/></text:p>
          </table:table-cell>
          <table:table-cell office:value-type="float" office:value="1.0186757034067468" table:style-name="ce6">
            <text:p>1.019</text:p>
          </table:table-cell>
          <table:table-cell office:value-type="float" office:value="3410.2742402241001" table:style-name="ce5">
            <text:p><text:s/>3,410<text:s/></text:p>
          </table:table-cell>
          <table:table-cell office:value-type="float" office:value="1.0434598109496791" table:style-name="ce6">
            <text:p>1.043</text:p>
          </table:table-cell>
          <table:table-cell office:value-type="float" office:value="3558.4841139907999" table:style-name="ce5">
            <text:p><text:s/>3,55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558.4841139907999" table:style-name="ce5">
            <text:p><text:s/>3,558<text:s/></text:p>
          </table:table-cell>
          <table:table-cell office:value-type="float" office:value="1.0384821691307553" table:style-name="ce6">
            <text:p>1.038</text:p>
          </table:table-cell>
          <table:table-cell office:value-type="float" office:value="3695.4223015145003" table:style-name="ce5">
            <text:p><text:s/>3,695<text:s/></text:p>
          </table:table-cell>
          <table:table-cell office:value-type="float" office:value="1.0323801262003425" table:style-name="ce6">
            <text:p>1.032</text:p>
          </table:table-cell>
          <table:table-cell office:value-type="float" office:value="3815.0805420011002" table:style-name="ce5">
            <text:p><text:s/>3,81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815.0805420011002" table:style-name="ce5">
            <text:p><text:s/>3,815<text:s/></text:p>
          </table:table-cell>
          <table:table-cell office:value-type="float" office:value="1.029588631828698" table:style-name="ce6">
            <text:p>1.030</text:p>
          </table:table-cell>
          <table:table-cell office:value-type="float" office:value="3927.9635555551999" table:style-name="ce5">
            <text:p><text:s/>3,928<text:s/></text:p>
          </table:table-cell>
          <table:table-cell office:value-type="float" office:value="1.0926074796066136" table:style-name="ce6">
            <text:p>1.093</text:p>
          </table:table-cell>
          <table:table-cell office:value-type="float" office:value="4291.7223604217997" table:style-name="ce5">
            <text:p><text:s/>4,29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291.7223604217997" table:style-name="ce5">
            <text:p><text:s/>4,292<text:s/></text:p>
          </table:table-cell>
          <table:table-cell office:value-type="float" office:value="1.0297432797700254" table:style-name="ce6">
            <text:p>1.030</text:p>
          </table:table-cell>
          <table:table-cell office:value-type="float" office:value="4419.3722592831" table:style-name="ce5">
            <text:p><text:s/>4,419<text:s/></text:p>
          </table:table-cell>
          <table:table-cell office:value-type="float" office:value="1.1890174764003263" table:style-name="ce6">
            <text:p>1.189</text:p>
          </table:table-cell>
          <table:table-cell office:value-type="float" office:value="5254.7108510063999" table:style-name="ce5">
            <text:p><text:s/>5,25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254.7108510063999" table:style-name="ce5">
            <text:p><text:s/>5,255<text:s/></text:p>
          </table:table-cell>
          <table:table-cell office:value-type="float" office:value="1.0315492444647545" table:style-name="ce6">
            <text:p>1.032</text:p>
          </table:table-cell>
          <table:table-cell office:value-type="float" office:value="5420.4930082363999" table:style-name="ce5">
            <text:p><text:s/>5,420<text:s/></text:p>
          </table:table-cell>
          <table:table-cell office:value-type="float" office:value="1.023913686774826" table:style-name="ce6">
            <text:p>1.024</text:p>
          </table:table-cell>
          <table:table-cell office:value-type="float" office:value="5550.1169802004997" table:style-name="ce5">
            <text:p><text:s/>5,5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550.1169802004997" table:style-name="ce5">
            <text:p><text:s/>5,550<text:s/></text:p>
          </table:table-cell>
          <table:table-cell office:value-type="float" office:value="1.0149455907864313" table:style-name="ce6">
            <text:p>1.015</text:p>
          </table:table-cell>
          <table:table-cell office:value-type="float" office:value="5633.0667574034005" table:style-name="ce5">
            <text:p><text:s/>5,633<text:s/></text:p>
          </table:table-cell>
          <table:table-cell office:value-type="float" office:value="1.1158385837035572" table:style-name="ce6">
            <text:p>1.116</text:p>
          </table:table-cell>
          <table:table-cell office:value-type="float" office:value="6285.5932324885998" table:style-name="ce5">
            <text:p><text:s/>6,28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285.5932324885998" table:style-name="ce5">
            <text:p><text:s/>6,286<text:s/></text:p>
          </table:table-cell>
          <table:table-cell office:value-type="float" office:value="1.0590584810378394" table:style-name="ce6">
            <text:p>1.059</text:p>
          </table:table-cell>
          <table:table-cell office:value-type="float" office:value="6656.8108212211" table:style-name="ce5">
            <text:p><text:s/>6,657<text:s/></text:p>
          </table:table-cell>
          <table:table-cell office:value-type="float" office:value="1.2516031897994524" table:style-name="ce6">
            <text:p>1.252</text:p>
          </table:table-cell>
          <table:table-cell office:value-type="float" office:value="8331.6856577318395" table:style-name="ce5">
            <text:p><text:s/>8,33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331.6856577318395" table:style-name="ce5">
            <text:p><text:s/>8,332<text:s/></text:p>
          </table:table-cell>
          <table:table-cell office:value-type="float" office:value="1.0838092419275864" table:style-name="ce6">
            <text:p>1.084</text:p>
          </table:table-cell>
          <table:table-cell office:value-type="float" office:value="9029.9579166852891" table:style-name="ce5">
            <text:p><text:s/>9,030<text:s/></text:p>
          </table:table-cell>
          <table:table-cell office:value-type="float" office:value="1.0572375261369253" table:style-name="ce6">
            <text:p>1.057</text:p>
          </table:table-cell>
          <table:table-cell office:value-type="float" office:value="9546.8103689568998" table:style-name="ce5">
            <text:p><text:s/>9,54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9546.8103689568998" table:style-name="ce5">
            <text:p><text:s/>9,547<text:s/></text:p>
          </table:table-cell>
          <table:table-cell office:value-type="float" office:value="1.0472119095141121" table:style-name="ce6">
            <text:p>1.047</text:p>
          </table:table-cell>
          <table:table-cell office:value-type="float" office:value="9997.5335162444808" table:style-name="ce5">
            <text:p><text:s/>9,998<text:s/></text:p>
          </table:table-cell>
          <table:table-cell office:value-type="float" office:value="1.0798520056995005" table:style-name="ce6">
            <text:p>1.080</text:p>
          </table:table-cell>
          <table:table-cell office:value-type="float" office:value="10795.856619564582" table:style-name="ce5">
            <text:p><text:s/>10,79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795.856619564582" table:style-name="ce5">
            <text:p><text:s/>10,796<text:s/></text:p>
          </table:table-cell>
          <table:table-cell office:value-type="float" office:value="0.98228154820215863" table:style-name="ce6">
            <text:p>0.982</text:p>
          </table:table-cell>
          <table:table-cell office:value-type="float" office:value="10604.57075443442" table:style-name="ce5">
            <text:p><text:s/>10,605<text:s/></text:p>
          </table:table-cell>
          <table:table-cell office:value-type="float" office:value="1.0759511264284611" table:style-name="ce6">
            <text:p>1.076</text:p>
          </table:table-cell>
          <table:table-cell office:value-type="float" office:value="11409.99984852403" table:style-name="ce5">
            <text:p><text:s/>11,41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409.99984852403" table:style-name="ce5">
            <text:p><text:s/>11,410<text:s/></text:p>
          </table:table-cell>
          <table:table-cell office:value-type="float" office:value="1.02347915957929" table:style-name="ce6">
            <text:p>1.023</text:p>
          </table:table-cell>
          <table:table-cell office:value-type="float" office:value="11677.8970557672" table:style-name="ce5">
            <text:p><text:s/>11,678<text:s/></text:p>
          </table:table-cell>
          <table:table-cell office:value-type="float" office:value="1.0802284130930915" table:style-name="ce6">
            <text:p>1.080</text:p>
          </table:table-cell>
          <table:table-cell office:value-type="float" office:value="12614.79620481589" table:style-name="ce5">
            <text:p><text:s/>12,61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2614.79620481589" table:style-name="ce5">
            <text:p><text:s/>12,615<text:s/></text:p>
          </table:table-cell>
          <table:table-cell office:value-type="float" office:value="0.91932961209118302" table:style-name="ce6">
            <text:p>0.919</text:p>
          </table:table-cell>
          <table:table-cell office:value-type="float" office:value="11597.15570158272" table:style-name="ce5">
            <text:p><text:s/>11,597<text:s/></text:p>
          </table:table-cell>
          <table:table-cell office:value-type="float" office:value="1.2302440975475992" table:style-name="ce6">
            <text:p>1.230</text:p>
          </table:table-cell>
          <table:table-cell office:value-type="float" office:value="14267.33235021263" table:style-name="ce5">
            <text:p><text:s/>14,26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267.33235021263" table:style-name="ce5">
            <text:p><text:s/>14,267<text:s/></text:p>
          </table:table-cell>
          <table:table-cell office:value-type="float" office:value="0.97522383274618107" table:style-name="ce6">
            <text:p>0.975</text:p>
          </table:table-cell>
          <table:table-cell office:value-type="float" office:value="13913.84253763794" table:style-name="ce5">
            <text:p><text:s/>13,914<text:s/></text:p>
          </table:table-cell>
          <table:table-cell office:value-type="float" office:value="1.035414636926419" table:style-name="ce6">
            <text:p>1.035</text:p>
          </table:table-cell>
          <table:table-cell office:value-type="float" office:value="14406.596219359752" table:style-name="ce5">
            <text:p><text:s/>14,40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406.596219359752" table:style-name="ce5">
            <text:p><text:s/>14,407<text:s/></text:p>
          </table:table-cell>
          <table:table-cell office:value-type="float" office:value="1.0401647157195042" table:style-name="ce6">
            <text:p>1.040</text:p>
          </table:table-cell>
          <table:table-cell office:value-type="float" office:value="14985.233060996019" table:style-name="ce5">
            <text:p><text:s/>14,985<text:s/></text:p>
          </table:table-cell>
          <table:table-cell office:value-type="float" office:value="1.1089721091323821" table:style-name="ce6">
            <text:p>1.109</text:p>
          </table:table-cell>
          <table:table-cell office:value-type="float" office:value="16618.20551349306" table:style-name="ce5">
            <text:p><text:s/>16,61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618.20551349306" table:style-name="ce5">
            <text:p><text:s/>16,618<text:s/></text:p>
          </table:table-cell>
          <table:table-cell office:value-type="float" office:value="1.0430131558484774" table:style-name="ce6">
            <text:p>1.043</text:p>
          </table:table-cell>
          <table:table-cell office:value-type="float" office:value="17333.006977166962" table:style-name="ce5">
            <text:p><text:s/>17,333<text:s/></text:p>
          </table:table-cell>
          <table:table-cell office:value-type="float" office:value="0.94934119896155145" table:style-name="ce6">
            <text:p>0.949</text:p>
          </table:table-cell>
          <table:table-cell office:value-type="float" office:value="16454.937625312621" table:style-name="ce5">
            <text:p><text:s/>16,45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12.8074068136" table:style-name="ce5">
            <text:p><text:s/>1,81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812.8074068136" table:style-name="ce5">
            <text:p><text:s/>1,813<text:s/></text:p>
          </table:table-cell>
          <table:table-cell office:value-type="float" office:value="1.0003075875703089" table:style-name="ce6">
            <text:p>1.000</text:p>
          </table:table-cell>
          <table:table-cell office:value-type="float" office:value="1813.3650038393" table:style-name="ce5">
            <text:p><text:s/>1,813<text:s/></text:p>
          </table:table-cell>
          <table:table-cell office:value-type="float" office:value="1.1840206876475996" table:style-name="ce6">
            <text:p>1.184</text:p>
          </table:table-cell>
          <table:table-cell office:value-type="float" office:value="2147.0616788018997" table:style-name="ce5">
            <text:p><text:s/>2,14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147.0616788018997" table:style-name="ce5">
            <text:p><text:s/>2,147<text:s/></text:p>
          </table:table-cell>
          <table:table-cell office:value-type="float" office:value="1.0171203462606682" table:style-name="ce6">
            <text:p>1.017</text:p>
          </table:table-cell>
          <table:table-cell office:value-type="float" office:value="2183.8201181859999" table:style-name="ce5">
            <text:p><text:s/>2,184<text:s/></text:p>
          </table:table-cell>
          <table:table-cell office:value-type="float" office:value="1.0123631256895036" table:style-name="ce6">
            <text:p>1.012</text:p>
          </table:table-cell>
          <table:table-cell office:value-type="float" office:value="2210.8189607904001" table:style-name="ce5">
            <text:p><text:s/>2,21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10.8189607904001" table:style-name="ce5">
            <text:p><text:s/>2,211<text:s/></text:p>
          </table:table-cell>
          <table:table-cell office:value-type="float" office:value="1.0410665193896027" table:style-name="ce6">
            <text:p>1.041</text:p>
          </table:table-cell>
          <table:table-cell office:value-type="float" office:value="2301.6096005106001" table:style-name="ce5">
            <text:p><text:s/>2,302<text:s/></text:p>
          </table:table-cell>
          <table:table-cell office:value-type="float" office:value="1.0722712608993281" table:style-name="ce6">
            <text:p>1.072</text:p>
          </table:table-cell>
          <table:table-cell office:value-type="float" office:value="2467.9498284374999" table:style-name="ce5">
            <text:p><text:s/>2,46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467.9498284374999" table:style-name="ce5">
            <text:p><text:s/>2,468<text:s/></text:p>
          </table:table-cell>
          <table:table-cell office:value-type="float" office:value="1.0229780272475812" table:style-name="ce6">
            <text:p>1.023</text:p>
          </table:table-cell>
          <table:table-cell office:value-type="float" office:value="2524.6584468410001" table:style-name="ce5">
            <text:p><text:s/>2,525<text:s/></text:p>
          </table:table-cell>
          <table:table-cell office:value-type="float" office:value="1.0651501802980554" table:style-name="ce6">
            <text:p>1.065</text:p>
          </table:table-cell>
          <table:table-cell office:value-type="float" office:value="2689.1403998436999" table:style-name="ce5">
            <text:p><text:s/>2,68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689.1403998436999" table:style-name="ce5">
            <text:p><text:s/>2,689<text:s/></text:p>
          </table:table-cell>
          <table:table-cell office:value-type="float" office:value="1.0285511768920887" table:style-name="ce6">
            <text:p>1.029</text:p>
          </table:table-cell>
          <table:table-cell office:value-type="float" office:value="2765.9185230872999" table:style-name="ce5">
            <text:p><text:s/>2,766<text:s/></text:p>
          </table:table-cell>
          <table:table-cell office:value-type="float" office:value="1.1193087010766167" table:style-name="ce6">
            <text:p>1.119</text:p>
          </table:table-cell>
          <table:table-cell office:value-type="float" office:value="3095.9166693605998" table:style-name="ce5">
            <text:p><text:s/>3,09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095.9166693605998" table:style-name="ce5">
            <text:p><text:s/>3,096<text:s/></text:p>
          </table:table-cell>
          <table:table-cell office:value-type="float" office:value="1.0257143745448878" table:style-name="ce6">
            <text:p>1.026</text:p>
          </table:table-cell>
          <table:table-cell office:value-type="float" office:value="3175.5262301563002" table:style-name="ce5">
            <text:p><text:s/>3,176<text:s/></text:p>
          </table:table-cell>
          <table:table-cell office:value-type="float" office:value="1.2140449215910727" table:style-name="ce6">
            <text:p>1.214</text:p>
          </table:table-cell>
          <table:table-cell office:value-type="float" office:value="3855.2314931005003" table:style-name="ce5">
            <text:p><text:s/>3,85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855.2314931005003" table:style-name="ce5">
            <text:p><text:s/>3,855<text:s/></text:p>
          </table:table-cell>
          <table:table-cell office:value-type="float" office:value="1.0270512706785415" table:style-name="ce6">
            <text:p>1.027</text:p>
          </table:table-cell>
          <table:table-cell office:value-type="float" office:value="3959.5204037487997" table:style-name="ce5">
            <text:p><text:s/>3,960<text:s/></text:p>
          </table:table-cell>
          <table:table-cell office:value-type="float" office:value="0.95528979297881889" table:style-name="ce6">
            <text:p>0.955</text:p>
          </table:table-cell>
          <table:table-cell office:value-type="float" office:value="3782.4894267926002" table:style-name="ce5">
            <text:p><text:s/>3,78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782.4894267926002" table:style-name="ce5">
            <text:p><text:s/>3,782<text:s/></text:p>
          </table:table-cell>
          <table:table-cell office:value-type="float" office:value="1.0639585841020158" table:style-name="ce6">
            <text:p>1.064</text:p>
          </table:table-cell>
          <table:table-cell office:value-type="float" office:value="4024.4120949110998" table:style-name="ce5">
            <text:p><text:s/>4,024<text:s/></text:p>
          </table:table-cell>
          <table:table-cell office:value-type="float" office:value="1.2324961938446364" table:style-name="ce6">
            <text:p>1.232</text:p>
          </table:table-cell>
          <table:table-cell office:value-type="float" office:value="4960.0725894402503" table:style-name="ce5">
            <text:p><text:s/>4,96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960.0725894402503" table:style-name="ce5">
            <text:p><text:s/>4,960<text:s/></text:p>
          </table:table-cell>
          <table:table-cell office:value-type="float" office:value="1.0915946762191437" table:style-name="ce6">
            <text:p>1.092</text:p>
          </table:table-cell>
          <table:table-cell office:value-type="float" office:value="5414.3888322934799" table:style-name="ce5">
            <text:p><text:s/>5,414<text:s/></text:p>
          </table:table-cell>
          <table:table-cell office:value-type="float" office:value="1.0776990844828407" table:style-name="ce6">
            <text:p>1.078</text:p>
          </table:table-cell>
          <table:table-cell office:value-type="float" office:value="5835.0818875967998" table:style-name="ce5">
            <text:p><text:s/>5,83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835.0818875967998" table:style-name="ce5">
            <text:p><text:s/>5,835<text:s/></text:p>
          </table:table-cell>
          <table:table-cell office:value-type="float" office:value="1.0495604402579555" table:style-name="ce6">
            <text:p>1.050</text:p>
          </table:table-cell>
          <table:table-cell office:value-type="float" office:value="6124.2711148873195" table:style-name="ce5">
            <text:p><text:s/>6,124<text:s/></text:p>
          </table:table-cell>
          <table:table-cell office:value-type="float" office:value="0.96090541558924358" table:style-name="ce6">
            <text:p>0.961</text:p>
          </table:table-cell>
          <table:table-cell office:value-type="float" office:value="5884.8452808319998" table:style-name="ce5">
            <text:p><text:s/>5,88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884.8452808319998" table:style-name="ce5">
            <text:p><text:s/>5,885<text:s/></text:p>
          </table:table-cell>
          <table:table-cell office:value-type="float" office:value="0.98986513297545231" table:style-name="ce6">
            <text:p>0.990</text:p>
          </table:table-cell>
          <table:table-cell office:value-type="float" office:value="5825.2031564507306" table:style-name="ce5">
            <text:p><text:s/>5,825<text:s/></text:p>
          </table:table-cell>
          <table:table-cell office:value-type="float" office:value="1.2011410376631797" table:style-name="ce6">
            <text:p>1.201</text:p>
          </table:table-cell>
          <table:table-cell office:value-type="float" office:value="6996.89056393806" table:style-name="ce5">
            <text:p><text:s/>6,99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996.89056393806" table:style-name="ce5">
            <text:p><text:s/>6,997<text:s/></text:p>
          </table:table-cell>
          <table:table-cell office:value-type="float" office:value="1.0271076379737671" table:style-name="ce6">
            <text:p>1.027</text:p>
          </table:table-cell>
          <table:table-cell office:value-type="float" office:value="7186.55974028736" table:style-name="ce5">
            <text:p><text:s/>7,187<text:s/></text:p>
          </table:table-cell>
          <table:table-cell office:value-type="float" office:value="1.0047335990223618" table:style-name="ce6">
            <text:p>1.005</text:p>
          </table:table-cell>
          <table:table-cell office:value-type="float" office:value="7220.5780324481293" table:style-name="ce5">
            <text:p><text:s/>7,22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220.5780324481293" table:style-name="ce5">
            <text:p><text:s/>7,221<text:s/></text:p>
          </table:table-cell>
          <table:table-cell office:value-type="float" office:value="0.91854718316017525" table:style-name="ce6">
            <text:p>0.919</text:p>
          </table:table-cell>
          <table:table-cell office:value-type="float" office:value="6632.4416124934705" table:style-name="ce5">
            <text:p><text:s/>6,632<text:s/></text:p>
          </table:table-cell>
          <table:table-cell office:value-type="float" office:value="1.1283811884141344" table:style-name="ce6">
            <text:p>1.128</text:p>
          </table:table-cell>
          <table:table-cell office:value-type="float" office:value="7483.9223487927402" table:style-name="ce5">
            <text:p><text:s/>7,48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483.9223487927402" table:style-name="ce5">
            <text:p><text:s/>7,484<text:s/></text:p>
          </table:table-cell>
          <table:table-cell office:value-type="float" office:value="0.98184252996463139" table:style-name="ce6">
            <text:p>0.982</text:p>
          </table:table-cell>
          <table:table-cell office:value-type="float" office:value="7348.0332529975103" table:style-name="ce5">
            <text:p><text:s/>7,348<text:s/></text:p>
          </table:table-cell>
          <table:table-cell office:value-type="float" office:value="1.0817066753742008" table:style-name="ce6">
            <text:p>1.082</text:p>
          </table:table-cell>
          <table:table-cell office:value-type="float" office:value="7948.41662063901" table:style-name="ce5">
            <text:p><text:s/>7,94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948.41662063901" table:style-name="ce5">
            <text:p><text:s/>7,948<text:s/></text:p>
          </table:table-cell>
          <table:table-cell office:value-type="float" office:value="1.0414698997890626" table:style-name="ce6">
            <text:p>1.041</text:p>
          </table:table-cell>
          <table:table-cell office:value-type="float" office:value="8278.03666137863" table:style-name="ce5">
            <text:p><text:s/>8,278<text:s/></text:p>
          </table:table-cell>
          <table:table-cell office:value-type="float" office:value="1.134285984470627" table:style-name="ce6">
            <text:p>1.134</text:p>
          </table:table-cell>
          <table:table-cell office:value-type="float" office:value="9389.6609639358012" table:style-name="ce5">
            <text:p><text:s/>9,39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389.6609639358012" table:style-name="ce5">
            <text:p><text:s/>9,390<text:s/></text:p>
          </table:table-cell>
          <table:table-cell office:value-type="float" office:value="1.0349860965528408" table:style-name="ce6">
            <text:p>1.035</text:p>
          </table:table-cell>
          <table:table-cell office:value-type="float" office:value="9718.1685490184991" table:style-name="ce5">
            <text:p><text:s/>9,718<text:s/></text:p>
          </table:table-cell>
          <table:table-cell office:value-type="float" office:value="0.91807708561031109" table:style-name="ce6">
            <text:p>0.918</text:p>
          </table:table-cell>
          <table:table-cell office:value-type="float" office:value="8922.0278589526897" table:style-name="ce5">
            <text:p><text:s/>8,92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44.0992432815999" table:style-name="ce5">
            <text:p><text:s/>1,34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44.0992432815999" table:style-name="ce5">
            <text:p><text:s/>1,344<text:s/></text:p>
          </table:table-cell>
          <table:table-cell office:value-type="float" office:value="1.030376033088984" table:style-name="ce6">
            <text:p>1.030</text:p>
          </table:table-cell>
          <table:table-cell office:value-type="float" office:value="1384.9276463704002" table:style-name="ce5">
            <text:p><text:s/>1,385<text:s/></text:p>
          </table:table-cell>
          <table:table-cell office:value-type="float" office:value="0.86697014810106132" table:style-name="ce6">
            <text:p>0.867</text:p>
          </table:table-cell>
          <table:table-cell office:value-type="float" office:value="1200.690926683" table:style-name="ce5">
            <text:p><text:s/>1,20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00.690926683" table:style-name="ce5">
            <text:p><text:s/>1,201<text:s/></text:p>
          </table:table-cell>
          <table:table-cell office:value-type="float" office:value="1.0214569751320375" table:style-name="ce6">
            <text:p>1.021</text:p>
          </table:table-cell>
          <table:table-cell office:value-type="float" office:value="1226.4541220381002" table:style-name="ce5">
            <text:p><text:s/>1,226<text:s/></text:p>
          </table:table-cell>
          <table:table-cell office:value-type="float" office:value="1.0988304649837803" table:style-name="ce6">
            <text:p>1.099</text:p>
          </table:table-cell>
          <table:table-cell office:value-type="float" office:value="1347.6651532003998" table:style-name="ce5">
            <text:p><text:s/>1,34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47.6651532003998" table:style-name="ce5">
            <text:p><text:s/>1,348<text:s/></text:p>
          </table:table-cell>
          <table:table-cell office:value-type="float" office:value="1.0342425918588978" table:style-name="ce6">
            <text:p>1.034</text:p>
          </table:table-cell>
          <table:table-cell office:value-type="float" office:value="1393.8127010039" table:style-name="ce5">
            <text:p><text:s/>1,394<text:s/></text:p>
          </table:table-cell>
          <table:table-cell office:value-type="float" office:value="0.96650770407912268" table:style-name="ce6">
            <text:p>0.967</text:p>
          </table:table-cell>
          <table:table-cell office:value-type="float" office:value="1347.1307135636" table:style-name="ce5">
            <text:p><text:s/>1,34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47.1307135636" table:style-name="ce5">
            <text:p><text:s/>1,347<text:s/></text:p>
          </table:table-cell>
          <table:table-cell office:value-type="float" office:value="1.0416992906367641" table:style-name="ce6">
            <text:p>1.042</text:p>
          </table:table-cell>
          <table:table-cell office:value-type="float" office:value="1403.3051087142001" table:style-name="ce5">
            <text:p><text:s/>1,403<text:s/></text:p>
          </table:table-cell>
          <table:table-cell office:value-type="float" office:value="1.1420053633571468" table:style-name="ce6">
            <text:p>1.142</text:p>
          </table:table-cell>
          <table:table-cell office:value-type="float" office:value="1602.5819605781003" table:style-name="ce5">
            <text:p><text:s/>1,60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02.5819605781003" table:style-name="ce5">
            <text:p><text:s/>1,603<text:s/></text:p>
          </table:table-cell>
          <table:table-cell office:value-type="float" office:value="1.0317436342534076" table:style-name="ce6">
            <text:p>1.032</text:p>
          </table:table-cell>
          <table:table-cell office:value-type="float" office:value="1653.4537361958003" table:style-name="ce5">
            <text:p><text:s/>1,653<text:s/></text:p>
          </table:table-cell>
          <table:table-cell office:value-type="float" office:value="1.3056272058828007" table:style-name="ce6">
            <text:p>1.306</text:p>
          </table:table-cell>
          <table:table-cell office:value-type="float" office:value="2158.7941816458001" table:style-name="ce5">
            <text:p><text:s/>2,15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58.7941816458001" table:style-name="ce5">
            <text:p><text:s/>2,159<text:s/></text:p>
          </table:table-cell>
          <table:table-cell office:value-type="float" office:value="1.0399170042086199" table:style-name="ce6">
            <text:p>1.040</text:p>
          </table:table-cell>
          <table:table-cell office:value-type="float" office:value="2244.9667780800996" table:style-name="ce5">
            <text:p><text:s/>2,245<text:s/></text:p>
          </table:table-cell>
          <table:table-cell office:value-type="float" office:value="0.75497130008733093" table:style-name="ce6">
            <text:p>0.755</text:p>
          </table:table-cell>
          <table:table-cell office:value-type="float" office:value="1694.8854870999994" table:style-name="ce5">
            <text:p><text:s/>1,69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94.8854870999994" table:style-name="ce5">
            <text:p><text:s/>1,695<text:s/></text:p>
          </table:table-cell>
          <table:table-cell office:value-type="float" office:value="0.98740969014850044" table:style-name="ce6">
            <text:p>0.987</text:p>
          </table:table-cell>
          <table:table-cell office:value-type="float" office:value="1673.5463536546006" table:style-name="ce5">
            <text:p><text:s/>1,674<text:s/></text:p>
          </table:table-cell>
          <table:table-cell office:value-type="float" office:value="1.4956883627572406" table:style-name="ce6">
            <text:p>1.496</text:p>
          </table:table-cell>
          <table:table-cell office:value-type="float" office:value="2503.1038056959997" table:style-name="ce5">
            <text:p><text:s/>2,50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503.1038056959997" table:style-name="ce5">
            <text:p><text:s/>2,503<text:s/></text:p>
          </table:table-cell>
          <table:table-cell office:value-type="float" office:value="1.0516538388538981" table:style-name="ce6">
            <text:p>1.052</text:p>
          </table:table-cell>
          <table:table-cell office:value-type="float" office:value="2632.3987263099998" table:style-name="ce5">
            <text:p><text:s/>2,632<text:s/></text:p>
          </table:table-cell>
          <table:table-cell office:value-type="float" office:value="1.2808139719083489" table:style-name="ce6">
            <text:p>1.281</text:p>
          </table:table-cell>
          <table:table-cell office:value-type="float" office:value="3371.6130682915896" table:style-name="ce5">
            <text:p><text:s/>3,37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371.6130682915896" table:style-name="ce5">
            <text:p><text:s/>3,372<text:s/></text:p>
          </table:table-cell>
          <table:table-cell office:value-type="float" office:value="1.0723558757066489" table:style-name="ce6">
            <text:p>1.072</text:p>
          </table:table-cell>
          <table:table-cell office:value-type="float" office:value="3615.5690843918096" table:style-name="ce5">
            <text:p><text:s/>3,616<text:s/></text:p>
          </table:table-cell>
          <table:table-cell office:value-type="float" office:value="1.0265959229996198" table:style-name="ce6">
            <text:p>1.027</text:p>
          </table:table-cell>
          <table:table-cell office:value-type="float" office:value="3711.7284813601" table:style-name="ce5">
            <text:p><text:s/>3,71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711.7284813601" table:style-name="ce5">
            <text:p><text:s/>3,712<text:s/></text:p>
          </table:table-cell>
          <table:table-cell office:value-type="float" office:value="1.0435198643457533" table:style-name="ce6">
            <text:p>1.044</text:p>
          </table:table-cell>
          <table:table-cell office:value-type="float" office:value="3873.2624013571603" table:style-name="ce5">
            <text:p><text:s/>3,873<text:s/></text:p>
          </table:table-cell>
          <table:table-cell office:value-type="float" office:value="1.2679263189118821" table:style-name="ce6">
            <text:p>1.268</text:p>
          </table:table-cell>
          <table:table-cell office:value-type="float" office:value="4911.011338732581" table:style-name="ce5">
            <text:p><text:s/>4,91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911.011338732581" table:style-name="ce5">
            <text:p><text:s/>4,911<text:s/></text:p>
          </table:table-cell>
          <table:table-cell office:value-type="float" office:value="0.97319416884448362" table:style-name="ce6">
            <text:p>0.973</text:p>
          </table:table-cell>
          <table:table-cell office:value-type="float" office:value="4779.3675979836889" table:style-name="ce5">
            <text:p><text:s/>4,779<text:s/></text:p>
          </table:table-cell>
          <table:table-cell office:value-type="float" office:value="0.92336678318021936" table:style-name="ce6">
            <text:p>0.923</text:p>
          </table:table-cell>
          <table:table-cell office:value-type="float" office:value="4413.1092845859712" table:style-name="ce5">
            <text:p><text:s/>4,41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413.1092845859712" table:style-name="ce5">
            <text:p><text:s/>4,413<text:s/></text:p>
          </table:table-cell>
          <table:table-cell office:value-type="float" office:value="1.0177262845420807" table:style-name="ce6">
            <text:p>1.018</text:p>
          </table:table-cell>
          <table:table-cell office:value-type="float" office:value="4491.3373154798401" table:style-name="ce5">
            <text:p><text:s/>4,491<text:s/></text:p>
          </table:table-cell>
          <table:table-cell office:value-type="float" office:value="1.2010271759763069" table:style-name="ce6">
            <text:p>1.201</text:p>
          </table:table-cell>
          <table:table-cell office:value-type="float" office:value="5394.2181723677595" table:style-name="ce5">
            <text:p><text:s/>5,39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394.2181723677595" table:style-name="ce5">
            <text:p><text:s/>5,394<text:s/></text:p>
          </table:table-cell>
          <table:table-cell office:value-type="float" office:value="0.92037695370226713" table:style-name="ce6">
            <text:p>0.920</text:p>
          </table:table-cell>
          <table:table-cell office:value-type="float" office:value="4964.7140890892497" table:style-name="ce5">
            <text:p><text:s/>4,965<text:s/></text:p>
          </table:table-cell>
          <table:table-cell office:value-type="float" office:value="1.3663244004982107" table:style-name="ce6">
            <text:p>1.366</text:p>
          </table:table-cell>
          <table:table-cell office:value-type="float" office:value="6783.4100014198893" table:style-name="ce5">
            <text:p><text:s/>6,78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783.4100014198893" table:style-name="ce5">
            <text:p><text:s/>6,783<text:s/></text:p>
          </table:table-cell>
          <table:table-cell office:value-type="float" office:value="0.96792163281684107" table:style-name="ce6">
            <text:p>0.968</text:p>
          </table:table-cell>
          <table:table-cell office:value-type="float" office:value="6565.8092846404297" table:style-name="ce5">
            <text:p><text:s/>6,566<text:s/></text:p>
          </table:table-cell>
          <table:table-cell office:value-type="float" office:value="0.98360755220663043" table:style-name="ce6">
            <text:p>0.984</text:p>
          </table:table-cell>
          <table:table-cell office:value-type="float" office:value="6458.1795987207406" table:style-name="ce5">
            <text:p><text:s/>6,45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458.1795987207406" table:style-name="ce5">
            <text:p><text:s/>6,458<text:s/></text:p>
          </table:table-cell>
          <table:table-cell office:value-type="float" office:value="1.0385583579846518" table:style-name="ce6">
            <text:p>1.039</text:p>
          </table:table-cell>
          <table:table-cell office:value-type="float" office:value="6707.1963996173899" table:style-name="ce5">
            <text:p><text:s/>6,707<text:s/></text:p>
          </table:table-cell>
          <table:table-cell office:value-type="float" office:value="1.0777296680874902" table:style-name="ce6">
            <text:p>1.078</text:p>
          </table:table-cell>
          <table:table-cell office:value-type="float" office:value="7228.5445495572585" table:style-name="ce5">
            <text:p><text:s/>7,22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228.5445495572585" table:style-name="ce5">
            <text:p><text:s/>7,229<text:s/></text:p>
          </table:table-cell>
          <table:table-cell office:value-type="float" office:value="1.053440063340948" table:style-name="ce6">
            <text:p>1.053</text:p>
          </table:table-cell>
          <table:table-cell office:value-type="float" office:value="7614.8384281484623" table:style-name="ce5">
            <text:p><text:s/>7,615<text:s/></text:p>
          </table:table-cell>
          <table:table-cell office:value-type="float" office:value="0.98924091921823576" table:style-name="ce6">
            <text:p>0.989</text:p>
          </table:table-cell>
          <table:table-cell office:value-type="float" office:value="7532.9097663599305" table:style-name="ce5">
            <text:p><text:s/>7,53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7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620.0330435977003" table:style-name="ce5">
            <text:p><text:s/>5,62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620.0330435977003" table:style-name="ce5">
            <text:p><text:s/>5,620<text:s/></text:p>
          </table:table-cell>
          <table:table-cell office:value-type="float" office:value="1.0612449297844091" table:style-name="ce6">
            <text:p>1.061</text:p>
          </table:table-cell>
          <table:table-cell office:value-type="float" office:value="5964.2315727389005" table:style-name="ce5">
            <text:p><text:s/>5,964<text:s/></text:p>
          </table:table-cell>
          <table:table-cell office:value-type="float" office:value="1.0922139231358239" table:style-name="ce6">
            <text:p>1.092</text:p>
          </table:table-cell>
          <table:table-cell office:value-type="float" office:value="6514.2167645516993" table:style-name="ce5">
            <text:p><text:s/>6,51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514.2167645516993" table:style-name="ce5">
            <text:p><text:s/>6,514<text:s/></text:p>
          </table:table-cell>
          <table:table-cell office:value-type="float" office:value="1.0603569286164609" table:style-name="ce6">
            <text:p>1.060</text:p>
          </table:table-cell>
          <table:table-cell office:value-type="float" office:value="6907.3948808018995" table:style-name="ce5">
            <text:p><text:s/>6,907<text:s/></text:p>
          </table:table-cell>
          <table:table-cell office:value-type="float" office:value="1.1375318996669137" table:style-name="ce6">
            <text:p>1.138</text:p>
          </table:table-cell>
          <table:table-cell office:value-type="float" office:value="7857.3820205080992" table:style-name="ce5">
            <text:p><text:s/>7,85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857.3820205080992" table:style-name="ce5">
            <text:p><text:s/>7,857<text:s/></text:p>
          </table:table-cell>
          <table:table-cell office:value-type="float" office:value="1.0448374201504738" table:style-name="ce6">
            <text:p>1.045</text:p>
          </table:table-cell>
          <table:table-cell office:value-type="float" office:value="8209.6867594443993" table:style-name="ce5">
            <text:p><text:s/>8,210<text:s/></text:p>
          </table:table-cell>
          <table:table-cell office:value-type="float" office:value="1.0454739028836546" table:style-name="ce6">
            <text:p>1.045</text:p>
          </table:table-cell>
          <table:table-cell office:value-type="float" office:value="8583.0132578486009" table:style-name="ce5">
            <text:p><text:s/>8,58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583.0132578486009" table:style-name="ce5">
            <text:p><text:s/>8,583<text:s/></text:p>
          </table:table-cell>
          <table:table-cell office:value-type="float" office:value="1.0266803806744556" table:style-name="ce6">
            <text:p>1.027</text:p>
          </table:table-cell>
          <table:table-cell office:value-type="float" office:value="8812.0113189018994" table:style-name="ce5">
            <text:p><text:s/>8,812<text:s/></text:p>
          </table:table-cell>
          <table:table-cell office:value-type="float" office:value="1.022153929478421" table:style-name="ce6">
            <text:p>1.022</text:p>
          </table:table-cell>
          <table:table-cell office:value-type="float" office:value="9007.2319962238998" table:style-name="ce5">
            <text:p><text:s/>9,00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007.2319962238998" table:style-name="ce5">
            <text:p><text:s/>9,007<text:s/></text:p>
          </table:table-cell>
          <table:table-cell office:value-type="float" office:value="1.0946776089319128" table:style-name="ce6">
            <text:p>1.095</text:p>
          </table:table-cell>
          <table:table-cell office:value-type="float" office:value="9860.0151847214001" table:style-name="ce5">
            <text:p><text:s/>9,860<text:s/></text:p>
          </table:table-cell>
          <table:table-cell office:value-type="float" office:value="1.0412671005834864" table:style-name="ce6">
            <text:p>1.041</text:p>
          </table:table-cell>
          <table:table-cell office:value-type="float" office:value="10266.909423104" table:style-name="ce5">
            <text:p><text:s/>10,26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266.909423104" table:style-name="ce5">
            <text:p><text:s/>10,267<text:s/></text:p>
          </table:table-cell>
          <table:table-cell office:value-type="float" office:value="1.0704816024820081" table:style-name="ce6">
            <text:p>1.070</text:p>
          </table:table-cell>
          <table:table-cell office:value-type="float" office:value="10990.537651782" table:style-name="ce5">
            <text:p><text:s/>10,991<text:s/></text:p>
          </table:table-cell>
          <table:table-cell office:value-type="float" office:value="0.97147645868051136" table:style-name="ce6">
            <text:p>0.971</text:p>
          </table:table-cell>
          <table:table-cell office:value-type="float" office:value="10677.048596948" table:style-name="ce5">
            <text:p><text:s/>10,67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677.048596948" table:style-name="ce5">
            <text:p><text:s/>10,677<text:s/></text:p>
          </table:table-cell>
          <table:table-cell office:value-type="float" office:value="0.94476232579454722" table:style-name="ce6">
            <text:p>0.945</text:p>
          </table:table-cell>
          <table:table-cell office:value-type="float" office:value="10087.273265074" table:style-name="ce5">
            <text:p><text:s/>10,087<text:s/></text:p>
          </table:table-cell>
          <table:table-cell office:value-type="float" office:value="1.0945375378617745" table:style-name="ce6">
            <text:p>1.095</text:p>
          </table:table-cell>
          <table:table-cell office:value-type="float" office:value="11040.899243292999" table:style-name="ce5">
            <text:p><text:s/>11,04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040.899243292999" table:style-name="ce5">
            <text:p><text:s/>11,041<text:s/></text:p>
          </table:table-cell>
          <table:table-cell office:value-type="float" office:value="0.94148857689925625" table:style-name="ce6">
            <text:p>0.941</text:p>
          </table:table-cell>
          <table:table-cell office:value-type="float" office:value="10394.880516256" table:style-name="ce5">
            <text:p><text:s/>10,395<text:s/></text:p>
          </table:table-cell>
          <table:table-cell office:value-type="float" office:value="0.94365639106931065" table:style-name="ce6">
            <text:p>0.944</text:p>
          </table:table-cell>
          <table:table-cell office:value-type="float" office:value="9809.1954335668288" table:style-name="ce5">
            <text:p><text:s/>9,80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809.1954335668288" table:style-name="ce5">
            <text:p><text:s/>9,809<text:s/></text:p>
          </table:table-cell>
          <table:table-cell office:value-type="float" office:value="1.0405929405562013" table:style-name="ce6">
            <text:p>1.041</text:p>
          </table:table-cell>
          <table:table-cell office:value-type="float" office:value="10207.37952070577" table:style-name="ce5">
            <text:p><text:s/>10,207<text:s/></text:p>
          </table:table-cell>
          <table:table-cell office:value-type="float" office:value="1.1183960205017369" table:style-name="ce6">
            <text:p>1.118</text:p>
          </table:table-cell>
          <table:table-cell office:value-type="float" office:value="11415.89263570826" table:style-name="ce5">
            <text:p><text:s/>11,41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1415.89263570826" table:style-name="ce5">
            <text:p><text:s/>11,416<text:s/></text:p>
          </table:table-cell>
          <table:table-cell office:value-type="float" office:value="1.1547474691446122" table:style-name="ce6">
            <text:p>1.155</text:p>
          </table:table-cell>
          <table:table-cell office:value-type="float" office:value="13182.473129110729" table:style-name="ce5">
            <text:p><text:s/>13,182<text:s/></text:p>
          </table:table-cell>
          <table:table-cell office:value-type="float" office:value="0.96922893114784958" table:style-name="ce6">
            <text:p>0.969</text:p>
          </table:table-cell>
          <table:table-cell office:value-type="float" office:value="12776.83434081324" table:style-name="ce5">
            <text:p><text:s/>12,77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2776.83434081324" table:style-name="ce5">
            <text:p><text:s/>12,777<text:s/></text:p>
          </table:table-cell>
          <table:table-cell office:value-type="float" office:value="0.98107175362952181" table:style-name="ce6">
            <text:p>0.981</text:p>
          </table:table-cell>
          <table:table-cell office:value-type="float" office:value="12534.99127257554" table:style-name="ce5">
            <text:p><text:s/>12,535<text:s/></text:p>
          </table:table-cell>
          <table:table-cell office:value-type="float" office:value="1.026395528794408" table:style-name="ce6">
            <text:p>1.026</text:p>
          </table:table-cell>
          <table:table-cell office:value-type="float" office:value="12865.858995648461" table:style-name="ce5">
            <text:p><text:s/>12,86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865.858995648461" table:style-name="ce5">
            <text:p><text:s/>12,866<text:s/></text:p>
          </table:table-cell>
          <table:table-cell office:value-type="float" office:value="1.0290898587353301" table:style-name="ce6">
            <text:p>1.029</text:p>
          </table:table-cell>
          <table:table-cell office:value-type="float" office:value="13240.125016340549" table:style-name="ce5">
            <text:p><text:s/>13,240<text:s/></text:p>
          </table:table-cell>
          <table:table-cell office:value-type="float" office:value="1.3185499912935468" table:style-name="ce6">
            <text:p>1.319</text:p>
          </table:table-cell>
          <table:table-cell office:value-type="float" office:value="17457.766725021302" table:style-name="ce5">
            <text:p><text:s/>17,45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7457.766725021302" table:style-name="ce5">
            <text:p><text:s/>17,458<text:s/></text:p>
          </table:table-cell>
          <table:table-cell office:value-type="float" office:value="0.94064753768625142" table:style-name="ce6">
            <text:p>0.941</text:p>
          </table:table-cell>
          <table:table-cell office:value-type="float" office:value="16421.605283392259" table:style-name="ce5">
            <text:p><text:s/>16,422<text:s/></text:p>
          </table:table-cell>
          <table:table-cell office:value-type="float" office:value="1.0083278505205371" table:style-name="ce6">
            <text:p>1.008</text:p>
          </table:table-cell>
          <table:table-cell office:value-type="float" office:value="16558.361957499612" table:style-name="ce5">
            <text:p><text:s/>16,55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558.361957499612" table:style-name="ce5">
            <text:p><text:s/>16,558<text:s/></text:p>
          </table:table-cell>
          <table:table-cell office:value-type="float" office:value="0.98287378706638673" table:style-name="ce6">
            <text:p>0.983</text:p>
          </table:table-cell>
          <table:table-cell office:value-type="float" office:value="16274.77992478363" table:style-name="ce5">
            <text:p><text:s/>16,275<text:s/></text:p>
          </table:table-cell>
          <table:table-cell office:value-type="float" office:value="1.0341490291989726" table:style-name="ce6">
            <text:p>1.034</text:p>
          </table:table-cell>
          <table:table-cell office:value-type="float" office:value="16830.54785964192" table:style-name="ce5">
            <text:p><text:s/>16,83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830.54785964192" table:style-name="ce5">
            <text:p><text:s/>16,831<text:s/></text:p>
          </table:table-cell>
          <table:table-cell office:value-type="float" office:value="1.050967868297604" table:style-name="ce6">
            <text:p>1.051</text:p>
          </table:table-cell>
          <table:table-cell office:value-type="float" office:value="17688.36500632867" table:style-name="ce5">
            <text:p><text:s/>17,688<text:s/></text:p>
          </table:table-cell>
          <table:table-cell office:value-type="float" office:value="1.0704305519883193" table:style-name="ce6">
            <text:p>1.070</text:p>
          </table:table-cell>
          <table:table-cell office:value-type="float" office:value="18934.16631749527" table:style-name="ce5">
            <text:p><text:s/>18,93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934.16631749527" table:style-name="ce5">
            <text:p><text:s/>18,934<text:s/></text:p>
          </table:table-cell>
          <table:table-cell office:value-type="float" office:value="1.0073857613982546" table:style-name="ce6">
            <text:p>1.007</text:p>
          </table:table-cell>
          <table:table-cell office:value-type="float" office:value="19074.009552191157" table:style-name="ce5">
            <text:p><text:s/>19,074<text:s/></text:p>
          </table:table-cell>
          <table:table-cell office:value-type="float" office:value="1.0175444414370878" table:style-name="ce6">
            <text:p>1.018</text:p>
          </table:table-cell>
          <table:table-cell office:value-type="float" office:value="19408.652395750032" table:style-name="ce5">
            <text:p><text:s/>19,40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96.988261423" table:style-name="ce5">
            <text:p><text:s/>2,79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796.988261423" table:style-name="ce5">
            <text:p><text:s/>2,797<text:s/></text:p>
          </table:table-cell>
          <table:table-cell office:value-type="float" office:value="1.0765764100489046" table:style-name="ce6">
            <text:p>1.077</text:p>
          </table:table-cell>
          <table:table-cell office:value-type="float" office:value="3011.1715814317004" table:style-name="ce5">
            <text:p><text:s/>3,011<text:s/></text:p>
          </table:table-cell>
          <table:table-cell office:value-type="float" office:value="1.2406241214107758" table:style-name="ce6">
            <text:p>1.241</text:p>
          </table:table-cell>
          <table:table-cell office:value-type="float" office:value="3735.7320976307997" table:style-name="ce5">
            <text:p><text:s/>3,73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735.7320976307997" table:style-name="ce5">
            <text:p><text:s/>3,736<text:s/></text:p>
          </table:table-cell>
          <table:table-cell office:value-type="float" office:value="1.0407121322848218" table:style-name="ce6">
            <text:p>1.041</text:p>
          </table:table-cell>
          <table:table-cell office:value-type="float" office:value="3887.8217169702002" table:style-name="ce5">
            <text:p><text:s/>3,888<text:s/></text:p>
          </table:table-cell>
          <table:table-cell office:value-type="float" office:value="1.0363066672582666" table:style-name="ce6">
            <text:p>1.036</text:p>
          </table:table-cell>
          <table:table-cell office:value-type="float" office:value="4028.9755664077002" table:style-name="ce5">
            <text:p><text:s/>4,02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028.9755664077002" table:style-name="ce5">
            <text:p><text:s/>4,029<text:s/></text:p>
          </table:table-cell>
          <table:table-cell office:value-type="float" office:value="1.0341250943783675" table:style-name="ce6">
            <text:p>1.034</text:p>
          </table:table-cell>
          <table:table-cell office:value-type="float" office:value="4166.4647378595" table:style-name="ce5">
            <text:p><text:s/>4,166<text:s/></text:p>
          </table:table-cell>
          <table:table-cell office:value-type="float" office:value="1.1184654851486335" table:style-name="ce6">
            <text:p>1.118</text:p>
          </table:table-cell>
          <table:table-cell office:value-type="float" office:value="4660.0470043846999" table:style-name="ce5">
            <text:p><text:s/>4,66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660.0470043846999" table:style-name="ce5">
            <text:p><text:s/>4,660<text:s/></text:p>
          </table:table-cell>
          <table:table-cell office:value-type="float" office:value="1.0419049027502856" table:style-name="ce6">
            <text:p>1.042</text:p>
          </table:table-cell>
          <table:table-cell office:value-type="float" office:value="4855.3258209152" table:style-name="ce5">
            <text:p><text:s/>4,855<text:s/></text:p>
          </table:table-cell>
          <table:table-cell office:value-type="float" office:value="1.0244072371448931" table:style-name="ce6">
            <text:p>1.024</text:p>
          </table:table-cell>
          <table:table-cell office:value-type="float" office:value="4973.8309096419998" table:style-name="ce5">
            <text:p><text:s/>4,97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973.8309096419998" table:style-name="ce5">
            <text:p><text:s/>4,974<text:s/></text:p>
          </table:table-cell>
          <table:table-cell office:value-type="float" office:value="1.091510410500296" table:style-name="ce6">
            <text:p>1.092</text:p>
          </table:table-cell>
          <table:table-cell office:value-type="float" office:value="5428.9882179424003" table:style-name="ce5">
            <text:p><text:s/>5,429<text:s/></text:p>
          </table:table-cell>
          <table:table-cell office:value-type="float" office:value="1.0383915382028392" table:style-name="ce6">
            <text:p>1.038</text:p>
          </table:table-cell>
          <table:table-cell office:value-type="float" office:value="5637.4154265143006" table:style-name="ce5">
            <text:p><text:s/>5,63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637.4154265143006" table:style-name="ce5">
            <text:p><text:s/>5,637<text:s/></text:p>
          </table:table-cell>
          <table:table-cell office:value-type="float" office:value="1.0663169313417196" table:style-name="ce6">
            <text:p>1.066</text:p>
          </table:table-cell>
          <table:table-cell office:value-type="float" office:value="6011.2715182991997" table:style-name="ce5">
            <text:p><text:s/>6,011<text:s/></text:p>
          </table:table-cell>
          <table:table-cell office:value-type="float" office:value="0.86552870049053965" table:style-name="ce6">
            <text:p>0.866</text:p>
          </table:table-cell>
          <table:table-cell office:value-type="float" office:value="5202.9280255292997" table:style-name="ce5">
            <text:p><text:s/>5,20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202.9280255292997" table:style-name="ce5">
            <text:p><text:s/>5,203<text:s/></text:p>
          </table:table-cell>
          <table:table-cell office:value-type="float" office:value="0.94436967741514066" table:style-name="ce6">
            <text:p>0.944</text:p>
          </table:table-cell>
          <table:table-cell office:value-type="float" office:value="4913.4874610832994" table:style-name="ce5">
            <text:p><text:s/>4,913<text:s/></text:p>
          </table:table-cell>
          <table:table-cell office:value-type="float" office:value="1.0332899639398159" table:style-name="ce6">
            <text:p>1.033</text:p>
          </table:table-cell>
          <table:table-cell office:value-type="float" office:value="5077.0572814814996" table:style-name="ce5">
            <text:p><text:s/>5,07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077.0572814814996" table:style-name="ce5">
            <text:p><text:s/>5,077<text:s/></text:p>
          </table:table-cell>
          <table:table-cell office:value-type="float" office:value="0.92891298606454076" table:style-name="ce6">
            <text:p>0.929</text:p>
          </table:table-cell>
          <table:table-cell office:value-type="float" office:value="4716.1444397616997" table:style-name="ce5">
            <text:p><text:s/>4,716<text:s/></text:p>
          </table:table-cell>
          <table:table-cell office:value-type="float" office:value="0.94209232872939541" table:style-name="ce6">
            <text:p>0.942</text:p>
          </table:table-cell>
          <table:table-cell office:value-type="float" office:value="4443.04349787929" table:style-name="ce5">
            <text:p><text:s/>4,44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443.04349787929" table:style-name="ce5">
            <text:p><text:s/>4,443<text:s/></text:p>
          </table:table-cell>
          <table:table-cell office:value-type="float" office:value="1.033127250883912" table:style-name="ce6">
            <text:p>1.033</text:p>
          </table:table-cell>
          <table:table-cell office:value-type="float" office:value="4590.2293145216699" table:style-name="ce5">
            <text:p><text:s/>4,590<text:s/></text:p>
          </table:table-cell>
          <table:table-cell office:value-type="float" office:value="1.133448150458185" table:style-name="ce6">
            <text:p>1.133</text:p>
          </table:table-cell>
          <table:table-cell office:value-type="float" office:value="5202.7869267235301" table:style-name="ce5">
            <text:p><text:s/>5,20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202.7869267235301" table:style-name="ce5">
            <text:p><text:s/>5,203<text:s/></text:p>
          </table:table-cell>
          <table:table-cell office:value-type="float" office:value="1.1814749244478127" table:style-name="ce6">
            <text:p>1.181</text:p>
          </table:table-cell>
          <table:table-cell office:value-type="float" office:value="6146.9622911687502" table:style-name="ce5">
            <text:p><text:s/>6,147<text:s/></text:p>
          </table:table-cell>
          <table:table-cell office:value-type="float" office:value="0.99752793571083698" table:style-name="ce6">
            <text:p>0.998</text:p>
          </table:table-cell>
          <table:table-cell office:value-type="float" office:value="6131.7666052019194" table:style-name="ce5">
            <text:p><text:s/>6,13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131.7666052019194" table:style-name="ce5">
            <text:p><text:s/>6,132<text:s/></text:p>
          </table:table-cell>
          <table:table-cell office:value-type="float" office:value="0.96102214315751999" table:style-name="ce6">
            <text:p>0.961</text:p>
          </table:table-cell>
          <table:table-cell office:value-type="float" office:value="5892.7634842728594" table:style-name="ce5">
            <text:p><text:s/>5,893<text:s/></text:p>
          </table:table-cell>
          <table:table-cell office:value-type="float" office:value="1.032448499208158" table:style-name="ce6">
            <text:p>1.032</text:p>
          </table:table-cell>
          <table:table-cell office:value-type="float" office:value="6083.9748155261495" table:style-name="ce5">
            <text:p><text:s/>6,08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083.9748155261495" table:style-name="ce5">
            <text:p><text:s/>6,084<text:s/></text:p>
          </table:table-cell>
          <table:table-cell office:value-type="float" office:value="1.0215112036071508" table:style-name="ce6">
            <text:p>1.022</text:p>
          </table:table-cell>
          <table:table-cell office:value-type="float" office:value="6214.84843652371" table:style-name="ce5">
            <text:p><text:s/>6,215<text:s/></text:p>
          </table:table-cell>
          <table:table-cell office:value-type="float" office:value="1.3479862829106419" table:style-name="ce6">
            <text:p>1.348</text:p>
          </table:table-cell>
          <table:table-cell office:value-type="float" office:value="8377.5304428026102" table:style-name="ce5">
            <text:p><text:s/>8,37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377.5304428026102" table:style-name="ce5">
            <text:p><text:s/>8,378<text:s/></text:p>
          </table:table-cell>
          <table:table-cell office:value-type="float" office:value="0.92832030626608741" table:style-name="ce6">
            <text:p>0.928</text:p>
          </table:table-cell>
          <table:table-cell office:value-type="float" office:value="7777.0316264159901" table:style-name="ce5">
            <text:p><text:s/>7,777<text:s/></text:p>
          </table:table-cell>
          <table:table-cell office:value-type="float" office:value="1.0022324915499323" table:style-name="ce6">
            <text:p>1.002</text:p>
          </table:table-cell>
          <table:table-cell office:value-type="float" office:value="7794.3937838055199" table:style-name="ce5">
            <text:p><text:s/>7,79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794.3937838055199" table:style-name="ce5">
            <text:p><text:s/>7,794<text:s/></text:p>
          </table:table-cell>
          <table:table-cell office:value-type="float" office:value="0.98543539839890348" table:style-name="ce6">
            <text:p>0.985</text:p>
          </table:table-cell>
          <table:table-cell office:value-type="float" office:value="7680.8715436223301" table:style-name="ce5">
            <text:p><text:s/>7,681<text:s/></text:p>
          </table:table-cell>
          <table:table-cell office:value-type="float" office:value="1.0332697016146617" table:style-name="ce6">
            <text:p>1.033</text:p>
          </table:table-cell>
          <table:table-cell office:value-type="float" office:value="7936.4118480191901" table:style-name="ce5">
            <text:p><text:s/>7,93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936.4118480191901" table:style-name="ce5">
            <text:p><text:s/>7,936<text:s/></text:p>
          </table:table-cell>
          <table:table-cell office:value-type="float" office:value="1.0416576506034445" table:style-name="ce6">
            <text:p>1.042</text:p>
          </table:table-cell>
          <table:table-cell office:value-type="float" office:value="8267.0241198290096" table:style-name="ce5">
            <text:p><text:s/>8,267<text:s/></text:p>
          </table:table-cell>
          <table:table-cell office:value-type="float" office:value="1.0646745170956751" table:style-name="ce6">
            <text:p>1.065</text:p>
          </table:table-cell>
          <table:table-cell office:value-type="float" office:value="8801.6899125972504" table:style-name="ce5">
            <text:p><text:s/>8,80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801.6899125972504" table:style-name="ce5">
            <text:p><text:s/>8,802<text:s/></text:p>
          </table:table-cell>
          <table:table-cell office:value-type="float" office:value="1.0072216136232144" table:style-name="ce6">
            <text:p>1.007</text:p>
          </table:table-cell>
          <table:table-cell office:value-type="float" office:value="8865.2523163773712" table:style-name="ce5">
            <text:p><text:s/>8,865<text:s/></text:p>
          </table:table-cell>
          <table:table-cell office:value-type="float" office:value="1.0097441115699173" table:style-name="ce6">
            <text:p>1.010</text:p>
          </table:table-cell>
          <table:table-cell office:value-type="float" office:value="8951.6363240436185" table:style-name="ce5">
            <text:p><text:s/>8,95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823.0447821747002" table:style-name="ce5">
            <text:p><text:s/>2,82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823.0447821747002" table:style-name="ce5">
            <text:p><text:s/>2,823<text:s/></text:p>
          </table:table-cell>
          <table:table-cell office:value-type="float" office:value="1.0460549580911516" table:style-name="ce6">
            <text:p>1.046</text:p>
          </table:table-cell>
          <table:table-cell office:value-type="float" office:value="2953.0599913072001" table:style-name="ce5">
            <text:p><text:s/>2,953<text:s/></text:p>
          </table:table-cell>
          <table:table-cell office:value-type="float" office:value="0.94088324487135711" table:style-name="ce6">
            <text:p>0.941</text:p>
          </table:table-cell>
          <table:table-cell office:value-type="float" office:value="2778.4846669209001" table:style-name="ce5">
            <text:p><text:s/>2,77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778.4846669209001" table:style-name="ce5">
            <text:p><text:s/>2,778<text:s/></text:p>
          </table:table-cell>
          <table:table-cell office:value-type="float" office:value="1.0867697777069156" table:style-name="ce6">
            <text:p>1.087</text:p>
          </table:table-cell>
          <table:table-cell office:value-type="float" office:value="3019.5731638316997" table:style-name="ce5">
            <text:p><text:s/>3,020<text:s/></text:p>
          </table:table-cell>
          <table:table-cell office:value-type="float" office:value="1.2678634516814713" table:style-name="ce6">
            <text:p>1.268</text:p>
          </table:table-cell>
          <table:table-cell office:value-type="float" office:value="3828.4064541003995" table:style-name="ce5">
            <text:p><text:s/>3,82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828.4064541003995" table:style-name="ce5">
            <text:p><text:s/>3,828<text:s/></text:p>
          </table:table-cell>
          <table:table-cell office:value-type="float" office:value="1.0561109615867519" table:style-name="ce6">
            <text:p>1.056</text:p>
          </table:table-cell>
          <table:table-cell office:value-type="float" office:value="4043.2220215848997" table:style-name="ce5">
            <text:p><text:s/>4,043<text:s/></text:p>
          </table:table-cell>
          <table:table-cell office:value-type="float" office:value="0.97025744134776448" table:style-name="ce6">
            <text:p>0.970</text:p>
          </table:table-cell>
          <table:table-cell office:value-type="float" office:value="3922.9662534639006" table:style-name="ce5">
            <text:p><text:s/>3,92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922.9662534639006" table:style-name="ce5">
            <text:p><text:s/>3,923<text:s/></text:p>
          </table:table-cell>
          <table:table-cell office:value-type="float" office:value="1.008595344018834" table:style-name="ce6">
            <text:p>1.009</text:p>
          </table:table-cell>
          <table:table-cell office:value-type="float" office:value="3956.6854979866989" table:style-name="ce5">
            <text:p><text:s/>3,957<text:s/></text:p>
          </table:table-cell>
          <table:table-cell office:value-type="float" office:value="1.0193888517634864" table:style-name="ce6">
            <text:p>1.019</text:p>
          </table:table-cell>
          <table:table-cell office:value-type="float" office:value="4033.4010865818996" table:style-name="ce5">
            <text:p><text:s/>4,03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033.4010865818996" table:style-name="ce5">
            <text:p><text:s/>4,033<text:s/></text:p>
          </table:table-cell>
          <table:table-cell office:value-type="float" office:value="1.0985832729405216" table:style-name="ce6">
            <text:p>1.099</text:p>
          </table:table-cell>
          <table:table-cell office:value-type="float" office:value="4431.0269667789989" table:style-name="ce5">
            <text:p><text:s/>4,431<text:s/></text:p>
          </table:table-cell>
          <table:table-cell office:value-type="float" office:value="1.0447903006004429" table:style-name="ce6">
            <text:p>1.045</text:p>
          </table:table-cell>
          <table:table-cell office:value-type="float" office:value="4629.4939965897001" table:style-name="ce5">
            <text:p><text:s/>4,62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629.4939965897001" table:style-name="ce5">
            <text:p><text:s/>4,629<text:s/></text:p>
          </table:table-cell>
          <table:table-cell office:value-type="float" office:value="1.0755529950251059" table:style-name="ce6">
            <text:p>1.076</text:p>
          </table:table-cell>
          <table:table-cell office:value-type="float" office:value="4979.2661334827999" table:style-name="ce5">
            <text:p><text:s/>4,979<text:s/></text:p>
          </table:table-cell>
          <table:table-cell office:value-type="float" office:value="1.0993830063848726" table:style-name="ce6">
            <text:p>1.099</text:p>
          </table:table-cell>
          <table:table-cell office:value-type="float" office:value="5474.1205714186999" table:style-name="ce5">
            <text:p><text:s/>5,47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474.1205714186999" table:style-name="ce5">
            <text:p><text:s/>5,474<text:s/></text:p>
          </table:table-cell>
          <table:table-cell office:value-type="float" office:value="0.94513552204237183" table:style-name="ce6">
            <text:p>0.945</text:p>
          </table:table-cell>
          <table:table-cell office:value-type="float" office:value="5173.7858039906996" table:style-name="ce5">
            <text:p><text:s/>5,174<text:s/></text:p>
          </table:table-cell>
          <table:table-cell office:value-type="float" office:value="1.1527036850291339" table:style-name="ce6">
            <text:p>1.153</text:p>
          </table:table-cell>
          <table:table-cell office:value-type="float" office:value="5963.8419618114995" table:style-name="ce5">
            <text:p><text:s/>5,96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963.8419618114995" table:style-name="ce5">
            <text:p><text:s/>5,964<text:s/></text:p>
          </table:table-cell>
          <table:table-cell office:value-type="float" office:value="0.95219425881121122" table:style-name="ce6">
            <text:p>0.952</text:p>
          </table:table-cell>
          <table:table-cell office:value-type="float" office:value="5678.7360764943005" table:style-name="ce5">
            <text:p><text:s/>5,679<text:s/></text:p>
          </table:table-cell>
          <table:table-cell office:value-type="float" office:value="0.94495533220840744" table:style-name="ce6">
            <text:p>0.945</text:p>
          </table:table-cell>
          <table:table-cell office:value-type="float" office:value="5366.1519356875397" table:style-name="ce5">
            <text:p><text:s/>5,36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366.1519356875397" table:style-name="ce5">
            <text:p><text:s/>5,366<text:s/></text:p>
          </table:table-cell>
          <table:table-cell office:value-type="float" office:value="1.0467743503174591" table:style-name="ce6">
            <text:p>1.047</text:p>
          </table:table-cell>
          <table:table-cell office:value-type="float" office:value="5617.1502061841002" table:style-name="ce5">
            <text:p><text:s/>5,617<text:s/></text:p>
          </table:table-cell>
          <table:table-cell office:value-type="float" office:value="1.1060957035018439" table:style-name="ce6">
            <text:p>1.106</text:p>
          </table:table-cell>
          <table:table-cell office:value-type="float" office:value="6213.10570898473" table:style-name="ce5">
            <text:p><text:s/>6,21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213.10570898473" table:style-name="ce5">
            <text:p><text:s/>6,213<text:s/></text:p>
          </table:table-cell>
          <table:table-cell office:value-type="float" office:value="1.1323661897089528" table:style-name="ce6">
            <text:p>1.132</text:p>
          </table:table-cell>
          <table:table-cell office:value-type="float" office:value="7035.5108379419798" table:style-name="ce5">
            <text:p><text:s/>7,036<text:s/></text:p>
          </table:table-cell>
          <table:table-cell office:value-type="float" office:value="0.94450394415924588" table:style-name="ce6">
            <text:p>0.945</text:p>
          </table:table-cell>
          <table:table-cell office:value-type="float" office:value="6645.0677356113201" table:style-name="ce5">
            <text:p><text:s/>6,64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645.0677356113201" table:style-name="ce5">
            <text:p><text:s/>6,645<text:s/></text:p>
          </table:table-cell>
          <table:table-cell office:value-type="float" office:value="0.99957262327163043" table:style-name="ce6">
            <text:p>1.000</text:p>
          </table:table-cell>
          <table:table-cell office:value-type="float" office:value="6642.2277883026809" table:style-name="ce5">
            <text:p><text:s/>6,642<text:s/></text:p>
          </table:table-cell>
          <table:table-cell office:value-type="float" office:value="1.0210255348462411" table:style-name="ce6">
            <text:p>1.021</text:p>
          </table:table-cell>
          <table:table-cell office:value-type="float" office:value="6781.8841801223107" table:style-name="ce5">
            <text:p><text:s/>6,78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781.8841801223107" table:style-name="ce5">
            <text:p><text:s/>6,782<text:s/></text:p>
          </table:table-cell>
          <table:table-cell office:value-type="float" office:value="1.0358886104849609" table:style-name="ce6">
            <text:p>1.036</text:p>
          </table:table-cell>
          <table:table-cell office:value-type="float" office:value="7025.2765798168393" table:style-name="ce5">
            <text:p><text:s/>7,025<text:s/></text:p>
          </table:table-cell>
          <table:table-cell office:value-type="float" office:value="1.2925094377501971" table:style-name="ce6">
            <text:p>1.293</text:p>
          </table:table-cell>
          <table:table-cell office:value-type="float" office:value="9080.2362822186915" table:style-name="ce5">
            <text:p><text:s/>9,08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080.2362822186915" table:style-name="ce5">
            <text:p><text:s/>9,080<text:s/></text:p>
          </table:table-cell>
          <table:table-cell office:value-type="float" office:value="0.95202078319310313" table:style-name="ce6">
            <text:p>0.952</text:p>
          </table:table-cell>
          <table:table-cell office:value-type="float" office:value="8644.5736569762685" table:style-name="ce5">
            <text:p><text:s/>8,645<text:s/></text:p>
          </table:table-cell>
          <table:table-cell office:value-type="float" office:value="1.013811498571878" table:style-name="ce6">
            <text:p>1.014</text:p>
          </table:table-cell>
          <table:table-cell office:value-type="float" office:value="8763.9681736940911" table:style-name="ce5">
            <text:p><text:s/>8,76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763.9681736940911" table:style-name="ce5">
            <text:p><text:s/>8,764<text:s/></text:p>
          </table:table-cell>
          <table:table-cell office:value-type="float" office:value="0.98059557164490374" table:style-name="ce6">
            <text:p>0.981</text:p>
          </table:table-cell>
          <table:table-cell office:value-type="float" office:value="8593.9083811613" table:style-name="ce5">
            <text:p><text:s/>8,594<text:s/></text:p>
          </table:table-cell>
          <table:table-cell office:value-type="float" office:value="1.0349349349731909" table:style-name="ce6">
            <text:p>1.035</text:p>
          </table:table-cell>
          <table:table-cell office:value-type="float" office:value="8894.1360116227297" table:style-name="ce5">
            <text:p><text:s/>8,89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894.1360116227297" table:style-name="ce5">
            <text:p><text:s/>8,894<text:s/></text:p>
          </table:table-cell>
          <table:table-cell office:value-type="float" office:value="1.0592755579842703" table:style-name="ce6">
            <text:p>1.059</text:p>
          </table:table-cell>
          <table:table-cell office:value-type="float" office:value="9421.34088649966" table:style-name="ce5">
            <text:p><text:s/>9,421<text:s/></text:p>
          </table:table-cell>
          <table:table-cell office:value-type="float" office:value="1.0754813488828732" table:style-name="ce6">
            <text:p>1.075</text:p>
          </table:table-cell>
          <table:table-cell office:value-type="float" office:value="10132.47640489802" table:style-name="ce5">
            <text:p><text:s/>10,13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132.47640489802" table:style-name="ce5">
            <text:p><text:s/>10,132<text:s/></text:p>
          </table:table-cell>
          <table:table-cell office:value-type="float" office:value="1.0075283502144543" table:style-name="ce6">
            <text:p>1.008</text:p>
          </table:table-cell>
          <table:table-cell office:value-type="float" office:value="10208.757235813788" table:style-name="ce5">
            <text:p><text:s/>10,209<text:s/></text:p>
          </table:table-cell>
          <table:table-cell office:value-type="float" office:value="1.0243182230861261" table:style-name="ce6">
            <text:p>1.024</text:p>
          </table:table-cell>
          <table:table-cell office:value-type="float" office:value="10457.016071706412" table:style-name="ce5">
            <text:p><text:s/>10,45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7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860.5306083504001" table:style-name="ce5">
            <text:p><text:s/>7,86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860.5306083504001" table:style-name="ce5">
            <text:p><text:s/>7,861<text:s/></text:p>
          </table:table-cell>
          <table:table-cell office:value-type="float" office:value="0.97970128260785638" table:style-name="ce6">
            <text:p>0.980</text:p>
          </table:table-cell>
          <table:table-cell office:value-type="float" office:value="7700.9719189792004" table:style-name="ce5">
            <text:p><text:s/>7,701<text:s/></text:p>
          </table:table-cell>
          <table:table-cell office:value-type="float" office:value="0.97411172485846076" table:style-name="ce6">
            <text:p>0.974</text:p>
          </table:table-cell>
          <table:table-cell office:value-type="float" office:value="7501.6070390834002" table:style-name="ce5">
            <text:p><text:s/>7,50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501.6070390834002" table:style-name="ce5">
            <text:p><text:s/>7,502<text:s/></text:p>
          </table:table-cell>
          <table:table-cell office:value-type="float" office:value="1.0113215753860492" table:style-name="ce6">
            <text:p>1.011</text:p>
          </table:table-cell>
          <table:table-cell office:value-type="float" office:value="7586.5370486928996" table:style-name="ce5">
            <text:p><text:s/>7,587<text:s/></text:p>
          </table:table-cell>
          <table:table-cell office:value-type="float" office:value="1.067288845023495" table:style-name="ce6">
            <text:p>1.067</text:p>
          </table:table-cell>
          <table:table-cell office:value-type="float" office:value="8097.0263644274" table:style-name="ce5">
            <text:p><text:s/>8,09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097.0263644274" table:style-name="ce5">
            <text:p><text:s/>8,097<text:s/></text:p>
          </table:table-cell>
          <table:table-cell office:value-type="float" office:value="0.98702093816626324" table:style-name="ce6">
            <text:p>0.987</text:p>
          </table:table-cell>
          <table:table-cell office:value-type="float" office:value="7991.9345585740994" table:style-name="ce5">
            <text:p><text:s/>7,992<text:s/></text:p>
          </table:table-cell>
          <table:table-cell office:value-type="float" office:value="1.1947786325419354" table:style-name="ce6">
            <text:p>1.195</text:p>
          </table:table-cell>
          <table:table-cell office:value-type="float" office:value="9548.5926432577999" table:style-name="ce5">
            <text:p><text:s/>9,54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548.5926432577999" table:style-name="ce5">
            <text:p><text:s/>9,549<text:s/></text:p>
          </table:table-cell>
          <table:table-cell office:value-type="float" office:value="1.0725089438765691" table:style-name="ce6">
            <text:p>1.073</text:p>
          </table:table-cell>
          <table:table-cell office:value-type="float" office:value="10240.951011327999" table:style-name="ce5">
            <text:p><text:s/>10,241<text:s/></text:p>
          </table:table-cell>
          <table:table-cell office:value-type="float" office:value="1.031087865161628" table:style-name="ce6">
            <text:p>1.031</text:p>
          </table:table-cell>
          <table:table-cell office:value-type="float" office:value="10559.320315495001" table:style-name="ce5">
            <text:p><text:s/>10,55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559.320315495001" table:style-name="ce5">
            <text:p><text:s/>10,559<text:s/></text:p>
          </table:table-cell>
          <table:table-cell office:value-type="float" office:value="1.1607088192162156" table:style-name="ce6">
            <text:p>1.161</text:p>
          </table:table-cell>
          <table:table-cell office:value-type="float" office:value="12256.296215124001" table:style-name="ce5">
            <text:p><text:s/>12,256<text:s/></text:p>
          </table:table-cell>
          <table:table-cell office:value-type="float" office:value="0.97315535602811221" table:style-name="ce6">
            <text:p>0.973</text:p>
          </table:table-cell>
          <table:table-cell office:value-type="float" office:value="11927.280306815001" table:style-name="ce5">
            <text:p><text:s/>11,92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927.280306815001" table:style-name="ce5">
            <text:p><text:s/>11,927<text:s/></text:p>
          </table:table-cell>
          <table:table-cell office:value-type="float" office:value="1.1051144335888246" table:style-name="ce6">
            <text:p>1.105</text:p>
          </table:table-cell>
          <table:table-cell office:value-type="float" office:value="13181.009620520999" table:style-name="ce5">
            <text:p><text:s/>13,181<text:s/></text:p>
          </table:table-cell>
          <table:table-cell office:value-type="float" office:value="0.93373803831565083" table:style-name="ce6">
            <text:p>0.934</text:p>
          </table:table-cell>
          <table:table-cell office:value-type="float" office:value="12307.610066084999" table:style-name="ce5">
            <text:p><text:s/>12,30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307.610066084999" table:style-name="ce5">
            <text:p><text:s/>12,308<text:s/></text:p>
          </table:table-cell>
          <table:table-cell office:value-type="float" office:value="1.1028303062485292" table:style-name="ce6">
            <text:p>1.103</text:p>
          </table:table-cell>
          <table:table-cell office:value-type="float" office:value="13573.205378368" table:style-name="ce5">
            <text:p><text:s/>13,573<text:s/></text:p>
          </table:table-cell>
          <table:table-cell office:value-type="float" office:value="1.0239841375594172" table:style-name="ce6">
            <text:p>1.024</text:p>
          </table:table-cell>
          <table:table-cell office:value-type="float" office:value="13898.747003285" table:style-name="ce5">
            <text:p><text:s/>13,89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898.747003285" table:style-name="ce5">
            <text:p><text:s/>13,899<text:s/></text:p>
          </table:table-cell>
          <table:table-cell office:value-type="float" office:value="1.072981682319367" table:style-name="ce6">
            <text:p>1.073</text:p>
          </table:table-cell>
          <table:table-cell office:value-type="float" office:value="14913.100941716" table:style-name="ce5">
            <text:p><text:s/>14,913<text:s/></text:p>
          </table:table-cell>
          <table:table-cell office:value-type="float" office:value="1.0972762979326682" table:style-name="ce6">
            <text:p>1.097</text:p>
          </table:table-cell>
          <table:table-cell office:value-type="float" office:value="16363.79219202232" table:style-name="ce5">
            <text:p><text:s/>16,36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363.79219202232" table:style-name="ce5">
            <text:p><text:s/>16,364<text:s/></text:p>
          </table:table-cell>
          <table:table-cell office:value-type="float" office:value="1.0311226873501875" table:style-name="ce6">
            <text:p>1.031</text:p>
          </table:table-cell>
          <table:table-cell office:value-type="float" office:value="16873.077380278071" table:style-name="ce5">
            <text:p><text:s/>16,873<text:s/></text:p>
          </table:table-cell>
          <table:table-cell office:value-type="float" office:value="1.031238033680846" table:style-name="ce6">
            <text:p>1.031</text:p>
          </table:table-cell>
          <table:table-cell office:value-type="float" office:value="17400.159139782718" table:style-name="ce5">
            <text:p><text:s/>17,40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7400.159139782718" table:style-name="ce5">
            <text:p><text:s/>17,400<text:s/></text:p>
          </table:table-cell>
          <table:table-cell office:value-type="float" office:value="1.0635428702721692" table:style-name="ce6">
            <text:p>1.064</text:p>
          </table:table-cell>
          <table:table-cell office:value-type="float" office:value="18505.81519471703" table:style-name="ce5">
            <text:p><text:s/>18,506<text:s/></text:p>
          </table:table-cell>
          <table:table-cell office:value-type="float" office:value="1.0533689027704829" table:style-name="ce6">
            <text:p>1.053</text:p>
          </table:table-cell>
          <table:table-cell office:value-type="float" office:value="19493.450246532411" table:style-name="ce5">
            <text:p><text:s/>19,49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9493.450246532411" table:style-name="ce5">
            <text:p><text:s/>19,493<text:s/></text:p>
          </table:table-cell>
          <table:table-cell office:value-type="float" office:value="1.0675086495945931" table:style-name="ce6">
            <text:p>1.068</text:p>
          </table:table-cell>
          <table:table-cell office:value-type="float" office:value="20809.426748615198" table:style-name="ce5">
            <text:p><text:s/>20,809<text:s/></text:p>
          </table:table-cell>
          <table:table-cell office:value-type="float" office:value="1.0379462674058408" table:style-name="ce6">
            <text:p>1.038</text:p>
          </table:table-cell>
          <table:table-cell office:value-type="float" office:value="21599.06682058041" table:style-name="ce5">
            <text:p><text:s/>21,59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599.06682058041" table:style-name="ce5">
            <text:p><text:s/>21,599<text:s/></text:p>
          </table:table-cell>
          <table:table-cell office:value-type="float" office:value="1.0147142705521481" table:style-name="ce6">
            <text:p>1.015</text:p>
          </table:table-cell>
          <table:table-cell office:value-type="float" office:value="21916.881333452358" table:style-name="ce5">
            <text:p><text:s/>21,917<text:s/></text:p>
          </table:table-cell>
          <table:table-cell office:value-type="float" office:value="1.1259722984148535" table:style-name="ce6">
            <text:p>1.126</text:p>
          </table:table-cell>
          <table:table-cell office:value-type="float" office:value="24677.801249112948" table:style-name="ce5">
            <text:p><text:s/>24,67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4677.801249112948" table:style-name="ce5">
            <text:p><text:s/>24,678<text:s/></text:p>
          </table:table-cell>
          <table:table-cell office:value-type="float" office:value="0.98804506724846342" table:style-name="ce6">
            <text:p>0.988</text:p>
          </table:table-cell>
          <table:table-cell office:value-type="float" office:value="24382.779794724018" table:style-name="ce5">
            <text:p><text:s/>24,383<text:s/></text:p>
          </table:table-cell>
          <table:table-cell office:value-type="float" office:value="1.1345843336712842" table:style-name="ce6">
            <text:p>1.135</text:p>
          </table:table-cell>
          <table:table-cell office:value-type="float" office:value="27664.319966450599" table:style-name="ce5">
            <text:p><text:s/>27,66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664.319966450599" table:style-name="ce5">
            <text:p><text:s/>27,664<text:s/></text:p>
          </table:table-cell>
          <table:table-cell office:value-type="float" office:value="0.96367850036118241" table:style-name="ce6">
            <text:p>0.964</text:p>
          </table:table-cell>
          <table:table-cell office:value-type="float" office:value="26659.510378781029" table:style-name="ce5">
            <text:p><text:s/>26,660<text:s/></text:p>
          </table:table-cell>
          <table:table-cell office:value-type="float" office:value="1.1684440646388454" table:style-name="ce6">
            <text:p>1.168</text:p>
          </table:table-cell>
          <table:table-cell office:value-type="float" office:value="31150.146668264388" table:style-name="ce5">
            <text:p><text:s/>31,15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150.146668264388" table:style-name="ce5">
            <text:p><text:s/>31,150<text:s/></text:p>
          </table:table-cell>
          <table:table-cell office:value-type="float" office:value="1.0141670208386004" table:style-name="ce6">
            <text:p>1.014</text:p>
          </table:table-cell>
          <table:table-cell office:value-type="float" office:value="31591.451445239152" table:style-name="ce5">
            <text:p><text:s/>31,591<text:s/></text:p>
          </table:table-cell>
          <table:table-cell office:value-type="float" office:value="1.0235244636062417" table:style-name="ce6">
            <text:p>1.024</text:p>
          </table:table-cell>
          <table:table-cell office:value-type="float" office:value="32334.623395031027" table:style-name="ce5">
            <text:p><text:s/>32,33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2334.623395031027" table:style-name="ce5">
            <text:p><text:s/>32,335<text:s/></text:p>
          </table:table-cell>
          <table:table-cell office:value-type="float" office:value="1.0531300714983705" table:style-name="ce6">
            <text:p>1.053</text:p>
          </table:table-cell>
          <table:table-cell office:value-type="float" office:value="34052.564247881906" table:style-name="ce5">
            <text:p><text:s/>34,053<text:s/></text:p>
          </table:table-cell>
          <table:table-cell office:value-type="float" office:value="0.99870032374028928" table:style-name="ce6">
            <text:p>0.999</text:p>
          </table:table-cell>
          <table:table-cell office:value-type="float" office:value="34008.306938546659" table:style-name="ce5">
            <text:p><text:s/>34,00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515.4402068807999" table:style-name="ce5">
            <text:p><text:s/>2,51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515.4402068807999" table:style-name="ce5">
            <text:p><text:s/>2,515<text:s/></text:p>
          </table:table-cell>
          <table:table-cell office:value-type="float" office:value="0.98054680669910332" table:style-name="ce6">
            <text:p>0.981</text:p>
          </table:table-cell>
          <table:table-cell office:value-type="float" office:value="2466.5068622995" table:style-name="ce5">
            <text:p><text:s/>2,467<text:s/></text:p>
          </table:table-cell>
          <table:table-cell office:value-type="float" office:value="0.9877101692135819" table:style-name="ce6">
            <text:p>0.988</text:p>
          </table:table-cell>
          <table:table-cell office:value-type="float" office:value="2436.1939103282998" table:style-name="ce5">
            <text:p><text:s/>2,43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436.1939103282998" table:style-name="ce5">
            <text:p><text:s/>2,436<text:s/></text:p>
          </table:table-cell>
          <table:table-cell office:value-type="float" office:value="1.0056701575707241" table:style-name="ce6">
            <text:p>1.006</text:p>
          </table:table-cell>
          <table:table-cell office:value-type="float" office:value="2450.0075136727" table:style-name="ce5">
            <text:p><text:s/>2,450<text:s/></text:p>
          </table:table-cell>
          <table:table-cell office:value-type="float" office:value="1.1324032695820687" table:style-name="ce6">
            <text:p>1.132</text:p>
          </table:table-cell>
          <table:table-cell office:value-type="float" office:value="2774.3965189836003" table:style-name="ce5">
            <text:p><text:s/>2,7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74.3965189836003" table:style-name="ce5">
            <text:p><text:s/>2,774<text:s/></text:p>
          </table:table-cell>
          <table:table-cell office:value-type="float" office:value="0.9946771381781756" table:style-name="ce6">
            <text:p>0.995</text:p>
          </table:table-cell>
          <table:table-cell office:value-type="float" office:value="2759.6287896741001" table:style-name="ce5">
            <text:p><text:s/>2,760<text:s/></text:p>
          </table:table-cell>
          <table:table-cell office:value-type="float" office:value="1.1729537363253721" table:style-name="ce6">
            <text:p>1.173</text:p>
          </table:table-cell>
          <table:table-cell office:value-type="float" office:value="3236.9168997192996" table:style-name="ce5">
            <text:p><text:s/>3,23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236.9168997192996" table:style-name="ce5">
            <text:p><text:s/>3,237<text:s/></text:p>
          </table:table-cell>
          <table:table-cell office:value-type="float" office:value="1.0864608986446547" table:style-name="ce6">
            <text:p>1.086</text:p>
          </table:table-cell>
          <table:table-cell office:value-type="float" office:value="3516.7836437071001" table:style-name="ce5">
            <text:p><text:s/>3,517<text:s/></text:p>
          </table:table-cell>
          <table:table-cell office:value-type="float" office:value="1.0489102244791735" table:style-name="ce6">
            <text:p>1.049</text:p>
          </table:table-cell>
          <table:table-cell office:value-type="float" office:value="3688.7903211655002" table:style-name="ce5">
            <text:p><text:s/>3,68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688.7903211655002" table:style-name="ce5">
            <text:p><text:s/>3,689<text:s/></text:p>
          </table:table-cell>
          <table:table-cell office:value-type="float" office:value="1.160036453937636" table:style-name="ce6">
            <text:p>1.160</text:p>
          </table:table-cell>
          <table:table-cell office:value-type="float" office:value="4279.1312434843003" table:style-name="ce5">
            <text:p><text:s/>4,279<text:s/></text:p>
          </table:table-cell>
          <table:table-cell office:value-type="float" office:value="0.98767936798513079" table:style-name="ce6">
            <text:p>0.988</text:p>
          </table:table-cell>
          <table:table-cell office:value-type="float" office:value="4226.4096420900005" table:style-name="ce5">
            <text:p><text:s/>4,22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226.4096420900005" table:style-name="ce5">
            <text:p><text:s/>4,226<text:s/></text:p>
          </table:table-cell>
          <table:table-cell office:value-type="float" office:value="1.1029718689788879" table:style-name="ce6">
            <text:p>1.103</text:p>
          </table:table-cell>
          <table:table-cell office:value-type="float" office:value="4661.6109420064004" table:style-name="ce5">
            <text:p><text:s/>4,662<text:s/></text:p>
          </table:table-cell>
          <table:table-cell office:value-type="float" office:value="1.0172452657218105" table:style-name="ce6">
            <text:p>1.017</text:p>
          </table:table-cell>
          <table:table-cell office:value-type="float" office:value="4742.0016613929993" table:style-name="ce5">
            <text:p><text:s/>4,74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742.0016613929993" table:style-name="ce5">
            <text:p><text:s/>4,742<text:s/></text:p>
          </table:table-cell>
          <table:table-cell office:value-type="float" office:value="1.1089039793301121" table:style-name="ce6">
            <text:p>1.109</text:p>
          </table:table-cell>
          <table:table-cell office:value-type="float" office:value="5258.4245123086994" table:style-name="ce5">
            <text:p><text:s/>5,258<text:s/></text:p>
          </table:table-cell>
          <table:table-cell office:value-type="float" office:value="1.0510454730466696" table:style-name="ce6">
            <text:p>1.051</text:p>
          </table:table-cell>
          <table:table-cell office:value-type="float" office:value="5526.8432790197003" table:style-name="ce5">
            <text:p><text:s/>5,52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526.8432790197003" table:style-name="ce5">
            <text:p><text:s/>5,527<text:s/></text:p>
          </table:table-cell>
          <table:table-cell office:value-type="float" office:value="1.0781112859848763" table:style-name="ce6">
            <text:p>1.078</text:p>
          </table:table-cell>
          <table:table-cell office:value-type="float" office:value="5958.5521149808001" table:style-name="ce5">
            <text:p><text:s/>5,959<text:s/></text:p>
          </table:table-cell>
          <table:table-cell office:value-type="float" office:value="1.0761473977996168" table:style-name="ce6">
            <text:p>1.076</text:p>
          </table:table-cell>
          <table:table-cell office:value-type="float" office:value="6412.2803531899899" table:style-name="ce5">
            <text:p><text:s/>6,4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412.2803531899899" table:style-name="ce5">
            <text:p><text:s/>6,412<text:s/></text:p>
          </table:table-cell>
          <table:table-cell office:value-type="float" office:value="1.0159819968211727" table:style-name="ce6">
            <text:p>1.016</text:p>
          </table:table-cell>
          <table:table-cell office:value-type="float" office:value="6514.76139741114" table:style-name="ce5">
            <text:p><text:s/>6,515<text:s/></text:p>
          </table:table-cell>
          <table:table-cell office:value-type="float" office:value="1.0796738626072697" table:style-name="ce6">
            <text:p>1.080</text:p>
          </table:table-cell>
          <table:table-cell office:value-type="float" office:value="7033.8176019076209" table:style-name="ce5">
            <text:p><text:s/>7,03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033.8176019076209" table:style-name="ce5">
            <text:p><text:s/>7,034<text:s/></text:p>
          </table:table-cell>
          <table:table-cell office:value-type="float" office:value="1.0699265599063952" table:style-name="ce6">
            <text:p>1.070</text:p>
          </table:table-cell>
          <table:table-cell office:value-type="float" office:value="7525.6682698180703" table:style-name="ce5">
            <text:p><text:s/>7,526<text:s/></text:p>
          </table:table-cell>
          <table:table-cell office:value-type="float" office:value="1.0217835667064663" table:style-name="ce6">
            <text:p>1.022</text:p>
          </table:table-cell>
          <table:table-cell office:value-type="float" office:value="7689.6041665843895" table:style-name="ce5">
            <text:p><text:s/>7,69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689.6041665843895" table:style-name="ce5">
            <text:p><text:s/>7,690<text:s/></text:p>
          </table:table-cell>
          <table:table-cell office:value-type="float" office:value="1.078638378739448" table:style-name="ce6">
            <text:p>1.079</text:p>
          </table:table-cell>
          <table:table-cell office:value-type="float" office:value="8294.3021713926901" table:style-name="ce5">
            <text:p><text:s/>8,294<text:s/></text:p>
          </table:table-cell>
          <table:table-cell office:value-type="float" office:value="1.044645073446588" table:style-name="ce6">
            <text:p>1.045</text:p>
          </table:table-cell>
          <table:table-cell office:value-type="float" office:value="8664.6019010227101" table:style-name="ce5">
            <text:p><text:s/>8,66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664.6019010227101" table:style-name="ce5">
            <text:p><text:s/>8,665<text:s/></text:p>
          </table:table-cell>
          <table:table-cell office:value-type="float" office:value="1.0230661883886447" table:style-name="ce6">
            <text:p>1.023</text:p>
          </table:table-cell>
          <table:table-cell office:value-type="float" office:value="8864.4612407843088" table:style-name="ce5">
            <text:p><text:s/>8,864<text:s/></text:p>
          </table:table-cell>
          <table:table-cell office:value-type="float" office:value="1.0519846796326564" table:style-name="ce6">
            <text:p>1.052</text:p>
          </table:table-cell>
          <table:table-cell office:value-type="float" office:value="9325.277418502581" table:style-name="ce5">
            <text:p><text:s/>9,32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325.277418502581" table:style-name="ce5">
            <text:p><text:s/>9,325<text:s/></text:p>
          </table:table-cell>
          <table:table-cell office:value-type="float" office:value="1.0136077211982093" table:style-name="ce6">
            <text:p>1.014</text:p>
          </table:table-cell>
          <table:table-cell office:value-type="float" office:value="9452.173193709521" table:style-name="ce5">
            <text:p><text:s/>9,452<text:s/></text:p>
          </table:table-cell>
          <table:table-cell office:value-type="float" office:value="1.1002295521050058" table:style-name="ce6">
            <text:p>1.100</text:p>
          </table:table-cell>
          <table:table-cell office:value-type="float" office:value="10399.560279333969" table:style-name="ce5">
            <text:p><text:s/>10,40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399.560279333969" table:style-name="ce5">
            <text:p><text:s/>10,400<text:s/></text:p>
          </table:table-cell>
          <table:table-cell office:value-type="float" office:value="0.94942352205431191" table:style-name="ce6">
            <text:p>0.949</text:p>
          </table:table-cell>
          <table:table-cell office:value-type="float" office:value="9873.5871482213806" table:style-name="ce5">
            <text:p><text:s/>9,874<text:s/></text:p>
          </table:table-cell>
          <table:table-cell office:value-type="float" office:value="1.0942571594871684" table:style-name="ce6">
            <text:p>1.094</text:p>
          </table:table-cell>
          <table:table-cell office:value-type="float" office:value="10804.243426761739" table:style-name="ce5">
            <text:p><text:s/>10,80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804.243426761739" table:style-name="ce5">
            <text:p><text:s/>10,804<text:s/></text:p>
          </table:table-cell>
          <table:table-cell office:value-type="float" office:value="1.0122166723296249" table:style-name="ce6">
            <text:p>1.012</text:p>
          </table:table-cell>
          <table:table-cell office:value-type="float" office:value="10936.23532847599" table:style-name="ce5">
            <text:p><text:s/>10,936<text:s/></text:p>
          </table:table-cell>
          <table:table-cell office:value-type="float" office:value="1.0254323528989164" table:style-name="ce6">
            <text:p>1.025</text:p>
          </table:table-cell>
          <table:table-cell office:value-type="float" office:value="11214.36952473539" table:style-name="ce5">
            <text:p><text:s/>11,2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214.36952473539" table:style-name="ce5">
            <text:p><text:s/>11,214<text:s/></text:p>
          </table:table-cell>
          <table:table-cell office:value-type="float" office:value="1.0581131540696762" table:style-name="ce6">
            <text:p>1.058</text:p>
          </table:table-cell>
          <table:table-cell office:value-type="float" office:value="11866.07190872062" table:style-name="ce5">
            <text:p><text:s/>11,866<text:s/></text:p>
          </table:table-cell>
          <table:table-cell office:value-type="float" office:value="1.0298447089205998" table:style-name="ce6">
            <text:p>1.030</text:p>
          </table:table-cell>
          <table:table-cell office:value-type="float" office:value="12220.21137086729" table:style-name="ce5">
            <text:p><text:s/>12,22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345.0904014696007" table:style-name="ce5">
            <text:p><text:s/>5,34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345.0904014696007" table:style-name="ce5">
            <text:p><text:s/>5,345<text:s/></text:p>
          </table:table-cell>
          <table:table-cell office:value-type="float" office:value="0.97930337253800537" table:style-name="ce6">
            <text:p>0.979</text:p>
          </table:table-cell>
          <table:table-cell office:value-type="float" office:value="5234.4650566797009" table:style-name="ce5">
            <text:p><text:s/>5,234<text:s/></text:p>
          </table:table-cell>
          <table:table-cell office:value-type="float" office:value="0.96770406792402341" table:style-name="ce6">
            <text:p>0.968</text:p>
          </table:table-cell>
          <table:table-cell office:value-type="float" office:value="5065.4131287550999" table:style-name="ce5">
            <text:p><text:s/>5,06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065.4131287550999" table:style-name="ce5">
            <text:p><text:s/>5,065<text:s/></text:p>
          </table:table-cell>
          <table:table-cell office:value-type="float" office:value="1.0140396063376134" table:style-name="ce6">
            <text:p>1.014</text:p>
          </table:table-cell>
          <table:table-cell office:value-type="float" office:value="5136.5295350201995" table:style-name="ce5">
            <text:p><text:s/>5,137<text:s/></text:p>
          </table:table-cell>
          <table:table-cell office:value-type="float" office:value="1.0362307486318909" table:style-name="ce6">
            <text:p>1.036</text:p>
          </table:table-cell>
          <table:table-cell office:value-type="float" office:value="5322.6298454438001" table:style-name="ce5">
            <text:p><text:s/>5,32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322.6298454438001" table:style-name="ce5">
            <text:p><text:s/>5,323<text:s/></text:p>
          </table:table-cell>
          <table:table-cell office:value-type="float" office:value="0.98303017884643651" table:style-name="ce6">
            <text:p>0.983</text:p>
          </table:table-cell>
          <table:table-cell office:value-type="float" office:value="5232.3057688999997" table:style-name="ce5">
            <text:p><text:s/>5,232<text:s/></text:p>
          </table:table-cell>
          <table:table-cell office:value-type="float" office:value="1.2062895446695996" table:style-name="ce6">
            <text:p>1.206</text:p>
          </table:table-cell>
          <table:table-cell office:value-type="float" office:value="6311.6757435384998" table:style-name="ce5">
            <text:p><text:s/>6,31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311.6757435384998" table:style-name="ce5">
            <text:p><text:s/>6,312<text:s/></text:p>
          </table:table-cell>
          <table:table-cell office:value-type="float" office:value="1.0653537413585739" table:style-name="ce6">
            <text:p>1.065</text:p>
          </table:table-cell>
          <table:table-cell office:value-type="float" office:value="6724.1673676208993" table:style-name="ce5">
            <text:p><text:s/>6,724<text:s/></text:p>
          </table:table-cell>
          <table:table-cell office:value-type="float" office:value="1.0217666543241302" table:style-name="ce6">
            <text:p>1.022</text:p>
          </table:table-cell>
          <table:table-cell office:value-type="float" office:value="6870.5299943295004" table:style-name="ce5">
            <text:p><text:s/>6,87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870.5299943295004" table:style-name="ce5">
            <text:p><text:s/>6,871<text:s/></text:p>
          </table:table-cell>
          <table:table-cell office:value-type="float" office:value="1.1610698124050904" table:style-name="ce6">
            <text:p>1.161</text:p>
          </table:table-cell>
          <table:table-cell office:value-type="float" office:value="7977.1649716396996" table:style-name="ce5">
            <text:p><text:s/>7,977<text:s/></text:p>
          </table:table-cell>
          <table:table-cell office:value-type="float" office:value="0.96536434837477014" table:style-name="ce6">
            <text:p>0.965</text:p>
          </table:table-cell>
          <table:table-cell office:value-type="float" office:value="7700.8706647250001" table:style-name="ce5">
            <text:p><text:s/>7,70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700.8706647250001" table:style-name="ce5">
            <text:p><text:s/>7,701<text:s/></text:p>
          </table:table-cell>
          <table:table-cell office:value-type="float" office:value="1.1062903208515098" table:style-name="ce6">
            <text:p>1.106</text:p>
          </table:table-cell>
          <table:table-cell office:value-type="float" office:value="8519.3986785145989" table:style-name="ce5">
            <text:p><text:s/>8,519<text:s/></text:p>
          </table:table-cell>
          <table:table-cell office:value-type="float" office:value="0.88804488323477559" table:style-name="ce6">
            <text:p>0.888</text:p>
          </table:table-cell>
          <table:table-cell office:value-type="float" office:value="7565.6084046919996" table:style-name="ce5">
            <text:p><text:s/>7,56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565.6084046919996" table:style-name="ce5">
            <text:p><text:s/>7,566<text:s/></text:p>
          </table:table-cell>
          <table:table-cell office:value-type="float" office:value="1.0990234256510929" table:style-name="ce6">
            <text:p>1.099</text:p>
          </table:table-cell>
          <table:table-cell office:value-type="float" office:value="8314.7808660593" table:style-name="ce5">
            <text:p><text:s/>8,315<text:s/></text:p>
          </table:table-cell>
          <table:table-cell office:value-type="float" office:value="1.0068700377227227" table:style-name="ce6">
            <text:p>1.007</text:p>
          </table:table-cell>
          <table:table-cell office:value-type="float" office:value="8371.9037242652994" table:style-name="ce5">
            <text:p><text:s/>8,37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371.9037242652994" table:style-name="ce5">
            <text:p><text:s/>8,372<text:s/></text:p>
          </table:table-cell>
          <table:table-cell office:value-type="float" office:value="1.0695952941719993" table:style-name="ce6">
            <text:p>1.070</text:p>
          </table:table-cell>
          <table:table-cell office:value-type="float" office:value="8954.5488267351993" table:style-name="ce5">
            <text:p><text:s/>8,955<text:s/></text:p>
          </table:table-cell>
          <table:table-cell office:value-type="float" office:value="1.1113359289661298" table:style-name="ce6">
            <text:p>1.111</text:p>
          </table:table-cell>
          <table:table-cell office:value-type="float" office:value="9951.5118388323281" table:style-name="ce5">
            <text:p><text:s/>9,95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951.5118388323281" table:style-name="ce5">
            <text:p><text:s/>9,952<text:s/></text:p>
          </table:table-cell>
          <table:table-cell office:value-type="float" office:value="1.040878627350589" table:style-name="ce6">
            <text:p>1.041</text:p>
          </table:table-cell>
          <table:table-cell office:value-type="float" office:value="10358.31598286693" table:style-name="ce5">
            <text:p><text:s/>10,358<text:s/></text:p>
          </table:table-cell>
          <table:table-cell office:value-type="float" office:value="1.0007747934144358" table:style-name="ce6">
            <text:p>1.001</text:p>
          </table:table-cell>
          <table:table-cell office:value-type="float" office:value="10366.3415378751" table:style-name="ce5">
            <text:p><text:s/>10,36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366.3415378751" table:style-name="ce5">
            <text:p><text:s/>10,366<text:s/></text:p>
          </table:table-cell>
          <table:table-cell office:value-type="float" office:value="1.0592113799049765" table:style-name="ce6">
            <text:p>1.059</text:p>
          </table:table-cell>
          <table:table-cell office:value-type="float" office:value="10980.14692489896" table:style-name="ce5">
            <text:p><text:s/>10,980<text:s/></text:p>
          </table:table-cell>
          <table:table-cell office:value-type="float" office:value="1.0750171341679602" table:style-name="ce6">
            <text:p>1.075</text:p>
          </table:table-cell>
          <table:table-cell office:value-type="float" office:value="11803.846079948022" table:style-name="ce5">
            <text:p><text:s/>11,80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803.846079948022" table:style-name="ce5">
            <text:p><text:s/>11,804<text:s/></text:p>
          </table:table-cell>
          <table:table-cell office:value-type="float" office:value="1.0602581982564807" table:style-name="ce6">
            <text:p>1.060</text:p>
          </table:table-cell>
          <table:table-cell office:value-type="float" office:value="12515.124577222512" table:style-name="ce5">
            <text:p><text:s/>12,515<text:s/></text:p>
          </table:table-cell>
          <table:table-cell office:value-type="float" office:value="1.0335066854307136" table:style-name="ce6">
            <text:p>1.034</text:p>
          </table:table-cell>
          <table:table-cell office:value-type="float" office:value="12934.464919557699" table:style-name="ce5">
            <text:p><text:s/>12,93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934.464919557699" table:style-name="ce5">
            <text:p><text:s/>12,934<text:s/></text:p>
          </table:table-cell>
          <table:table-cell office:value-type="float" office:value="1.0091194474486529" table:style-name="ce6">
            <text:p>1.009</text:p>
          </table:table-cell>
          <table:table-cell office:value-type="float" office:value="13052.42009266805" table:style-name="ce5">
            <text:p><text:s/>13,052<text:s/></text:p>
          </table:table-cell>
          <table:table-cell office:value-type="float" office:value="1.1762204803103418" table:style-name="ce6">
            <text:p>1.176</text:p>
          </table:table-cell>
          <table:table-cell office:value-type="float" office:value="15352.523830610369" table:style-name="ce5">
            <text:p><text:s/>15,35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352.523830610369" table:style-name="ce5">
            <text:p><text:s/>15,353<text:s/></text:p>
          </table:table-cell>
          <table:table-cell office:value-type="float" office:value="0.97251805408341796" table:style-name="ce6">
            <text:p>0.973</text:p>
          </table:table-cell>
          <table:table-cell office:value-type="float" office:value="14930.606601014499" table:style-name="ce5">
            <text:p><text:s/>14,931<text:s/></text:p>
          </table:table-cell>
          <table:table-cell office:value-type="float" office:value="1.1563334396570017" table:style-name="ce6">
            <text:p>1.156</text:p>
          </table:table-cell>
          <table:table-cell office:value-type="float" office:value="17264.759687116632" table:style-name="ce5">
            <text:p><text:s/>17,26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264.759687116632" table:style-name="ce5">
            <text:p><text:s/>17,265<text:s/></text:p>
          </table:table-cell>
          <table:table-cell office:value-type="float" office:value="0.97226509576531772" table:style-name="ce6">
            <text:p>0.972</text:p>
          </table:table-cell>
          <table:table-cell office:value-type="float" office:value="16785.923230559649" table:style-name="ce5">
            <text:p><text:s/>16,786<text:s/></text:p>
          </table:table-cell>
          <table:table-cell office:value-type="float" office:value="1.2120812756048991" table:style-name="ce6">
            <text:p>1.212</text:p>
          </table:table-cell>
          <table:table-cell office:value-type="float" office:value="20345.903241502649" table:style-name="ce5">
            <text:p><text:s/>20,34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345.903241502649" table:style-name="ce5">
            <text:p><text:s/>20,346<text:s/></text:p>
          </table:table-cell>
          <table:table-cell office:value-type="float" office:value="1.0152027104222909" table:style-name="ce6">
            <text:p>1.015</text:p>
          </table:table-cell>
          <table:table-cell office:value-type="float" office:value="20655.21611676316" table:style-name="ce5">
            <text:p><text:s/>20,655<text:s/></text:p>
          </table:table-cell>
          <table:table-cell office:value-type="float" office:value="1.0225143010319349" table:style-name="ce6">
            <text:p>1.023</text:p>
          </table:table-cell>
          <table:table-cell office:value-type="float" office:value="21120.253870295641" table:style-name="ce5">
            <text:p><text:s/>21,12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120.253870295641" table:style-name="ce5">
            <text:p><text:s/>21,120<text:s/></text:p>
          </table:table-cell>
          <table:table-cell office:value-type="float" office:value="1.0504841691493705" table:style-name="ce6">
            <text:p>1.050</text:p>
          </table:table-cell>
          <table:table-cell office:value-type="float" office:value="22186.49233916129" table:style-name="ce5">
            <text:p><text:s/>22,186<text:s/></text:p>
          </table:table-cell>
          <table:table-cell office:value-type="float" office:value="0.98204327365535338" table:style-name="ce6">
            <text:p>0.982</text:p>
          </table:table-cell>
          <table:table-cell office:value-type="float" office:value="21788.095567679371" table:style-name="ce5">
            <text:p><text:s/>21,78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7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641.717039867" table:style-name="ce5">
            <text:p><text:s/>11,64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641.717039867" table:style-name="ce5">
            <text:p><text:s/>11,642<text:s/></text:p>
          </table:table-cell>
          <table:table-cell office:value-type="float" office:value="1.0340542974065041" table:style-name="ce6">
            <text:p>1.034</text:p>
          </table:table-cell>
          <table:table-cell office:value-type="float" office:value="12038.167534265" table:style-name="ce5">
            <text:p><text:s/>12,038<text:s/></text:p>
          </table:table-cell>
          <table:table-cell office:value-type="float" office:value="1.043980861139953" table:style-name="ce6">
            <text:p>1.044</text:p>
          </table:table-cell>
          <table:table-cell office:value-type="float" office:value="12567.616508969" table:style-name="ce5">
            <text:p><text:s/>12,56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567.616508969" table:style-name="ce5">
            <text:p><text:s/>12,568<text:s/></text:p>
          </table:table-cell>
          <table:table-cell office:value-type="float" office:value="1.0326634984105412" table:style-name="ce6">
            <text:p>1.033</text:p>
          </table:table-cell>
          <table:table-cell office:value-type="float" office:value="12978.118830833999" table:style-name="ce5">
            <text:p><text:s/>12,978<text:s/></text:p>
          </table:table-cell>
          <table:table-cell office:value-type="float" office:value="1.0307278004955187" table:style-name="ce6">
            <text:p>1.031</text:p>
          </table:table-cell>
          <table:table-cell office:value-type="float" office:value="13376.907877075" table:style-name="ce5">
            <text:p><text:s/>13,37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376.907877075" table:style-name="ce5">
            <text:p><text:s/>13,377<text:s/></text:p>
          </table:table-cell>
          <table:table-cell office:value-type="float" office:value="1.0360294968844015" table:style-name="ce6">
            <text:p>1.036</text:p>
          </table:table-cell>
          <table:table-cell office:value-type="float" office:value="13858.871137754999" table:style-name="ce5">
            <text:p><text:s/>13,859<text:s/></text:p>
          </table:table-cell>
          <table:table-cell office:value-type="float" office:value="1.0582969233369954" table:style-name="ce6">
            <text:p>1.058</text:p>
          </table:table-cell>
          <table:table-cell office:value-type="float" office:value="14666.800686009999" table:style-name="ce5">
            <text:p><text:s/>14,66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666.800686009999" table:style-name="ce5">
            <text:p><text:s/>14,667<text:s/></text:p>
          </table:table-cell>
          <table:table-cell office:value-type="float" office:value="1.0282515110206849" table:style-name="ce6">
            <text:p>1.028</text:p>
          </table:table-cell>
          <table:table-cell office:value-type="float" office:value="15081.159967228999" table:style-name="ce5">
            <text:p><text:s/>15,081<text:s/></text:p>
          </table:table-cell>
          <table:table-cell office:value-type="float" office:value="0.990852909178355" table:style-name="ce6">
            <text:p>0.991</text:p>
          </table:table-cell>
          <table:table-cell office:value-type="float" office:value="14943.211227313001" table:style-name="ce5">
            <text:p><text:s/>14,94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943.211227313001" table:style-name="ce5">
            <text:p><text:s/>14,943<text:s/></text:p>
          </table:table-cell>
          <table:table-cell office:value-type="float" office:value="1.0559227223998269" table:style-name="ce6">
            <text:p>1.056</text:p>
          </table:table-cell>
          <table:table-cell office:value-type="float" office:value="15778.87628054" table:style-name="ce5">
            <text:p><text:s/>15,779<text:s/></text:p>
          </table:table-cell>
          <table:table-cell office:value-type="float" office:value="1.0777354585368497" table:style-name="ce6">
            <text:p>1.078</text:p>
          </table:table-cell>
          <table:table-cell office:value-type="float" office:value="17005.454463403999" table:style-name="ce5">
            <text:p><text:s/>17,00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005.454463403999" table:style-name="ce5">
            <text:p><text:s/>17,005<text:s/></text:p>
          </table:table-cell>
          <table:table-cell office:value-type="float" office:value="0.99697598205830573" table:style-name="ce6">
            <text:p>0.997</text:p>
          </table:table-cell>
          <table:table-cell office:value-type="float" office:value="16954.029664000002" table:style-name="ce5">
            <text:p><text:s/>16,954<text:s/></text:p>
          </table:table-cell>
          <table:table-cell office:value-type="float" office:value="0.99499944780980176" table:style-name="ce6">
            <text:p>0.995</text:p>
          </table:table-cell>
          <table:table-cell office:value-type="float" office:value="16869.250153830999" table:style-name="ce5">
            <text:p><text:s/>16,86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869.250153830999" table:style-name="ce5">
            <text:p><text:s/>16,869<text:s/></text:p>
          </table:table-cell>
          <table:table-cell office:value-type="float" office:value="1.0090774939065816" table:style-name="ce6">
            <text:p>1.009</text:p>
          </table:table-cell>
          <table:table-cell office:value-type="float" office:value="17022.380669311002" table:style-name="ce5">
            <text:p><text:s/>17,022<text:s/></text:p>
          </table:table-cell>
          <table:table-cell office:value-type="float" office:value="1.0572497318840917" table:style-name="ce6">
            <text:p>1.057</text:p>
          </table:table-cell>
          <table:table-cell office:value-type="float" office:value="17996.907398658001" table:style-name="ce5">
            <text:p><text:s/>17,99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996.907398658001" table:style-name="ce5">
            <text:p><text:s/>17,997<text:s/></text:p>
          </table:table-cell>
          <table:table-cell office:value-type="float" office:value="1.0105005364861239" table:style-name="ce6">
            <text:p>1.011</text:p>
          </table:table-cell>
          <table:table-cell office:value-type="float" office:value="18185.884581435002" table:style-name="ce5">
            <text:p><text:s/>18,186<text:s/></text:p>
          </table:table-cell>
          <table:table-cell office:value-type="float" office:value="1.0221692924654708" table:style-name="ce6">
            <text:p>1.022</text:p>
          </table:table-cell>
          <table:table-cell office:value-type="float" office:value="18589.05277546413" table:style-name="ce5">
            <text:p><text:s/>18,58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589.05277546413" table:style-name="ce5">
            <text:p><text:s/>18,589<text:s/></text:p>
          </table:table-cell>
          <table:table-cell office:value-type="float" office:value="1.0303845867585206" table:style-name="ce6">
            <text:p>1.030</text:p>
          </table:table-cell>
          <table:table-cell office:value-type="float" office:value="19153.873462278938" table:style-name="ce5">
            <text:p><text:s/>19,154<text:s/></text:p>
          </table:table-cell>
          <table:table-cell office:value-type="float" office:value="1.1128067658330141" table:style-name="ce6">
            <text:p>1.113</text:p>
          </table:table-cell>
          <table:table-cell office:value-type="float" office:value="21314.559980733422" table:style-name="ce5">
            <text:p><text:s/>21,31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1314.559980733422" table:style-name="ce5">
            <text:p><text:s/>21,315<text:s/></text:p>
          </table:table-cell>
          <table:table-cell office:value-type="float" office:value="1.0421095869789725" table:style-name="ce6">
            <text:p>1.042</text:p>
          </table:table-cell>
          <table:table-cell office:value-type="float" office:value="22212.107298160641" table:style-name="ce5">
            <text:p><text:s/>22,212<text:s/></text:p>
          </table:table-cell>
          <table:table-cell office:value-type="float" office:value="1.1099168953869862" table:style-name="ce6">
            <text:p>1.110</text:p>
          </table:table-cell>
          <table:table-cell office:value-type="float" office:value="24653.593172377077" table:style-name="ce5">
            <text:p><text:s/>24,65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4653.593172377077" table:style-name="ce5">
            <text:p><text:s/>24,654<text:s/></text:p>
          </table:table-cell>
          <table:table-cell office:value-type="float" office:value="1.0519939426293143" table:style-name="ce6">
            <text:p>1.052</text:p>
          </table:table-cell>
          <table:table-cell office:value-type="float" office:value="25935.430681388112" table:style-name="ce5">
            <text:p><text:s/>25,935<text:s/></text:p>
          </table:table-cell>
          <table:table-cell office:value-type="float" office:value="1.1151093260890659" table:style-name="ce6">
            <text:p>1.115</text:p>
          </table:table-cell>
          <table:table-cell office:value-type="float" office:value="28920.840628952381" table:style-name="ce5">
            <text:p><text:s/>28,92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920.840628952381" table:style-name="ce5">
            <text:p><text:s/>28,921<text:s/></text:p>
          </table:table-cell>
          <table:table-cell office:value-type="float" office:value="1.0129518703108502" table:style-name="ce6">
            <text:p>1.013</text:p>
          </table:table-cell>
          <table:table-cell office:value-type="float" office:value="29295.419606059342" table:style-name="ce5">
            <text:p><text:s/>29,295<text:s/></text:p>
          </table:table-cell>
          <table:table-cell office:value-type="float" office:value="1.064729552152091" table:style-name="ce6">
            <text:p>1.065</text:p>
          </table:table-cell>
          <table:table-cell office:value-type="float" office:value="31191.698997267151" table:style-name="ce5">
            <text:p><text:s/>31,19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1191.698997267151" table:style-name="ce5">
            <text:p><text:s/>31,192<text:s/></text:p>
          </table:table-cell>
          <table:table-cell office:value-type="float" office:value="0.99305178771062685" table:style-name="ce6">
            <text:p>0.993</text:p>
          </table:table-cell>
          <table:table-cell office:value-type="float" office:value="30974.972450967911" table:style-name="ce5">
            <text:p><text:s/>30,975<text:s/></text:p>
          </table:table-cell>
          <table:table-cell office:value-type="float" office:value="1.0783102996929557" table:style-name="ce6">
            <text:p>1.078</text:p>
          </table:table-cell>
          <table:table-cell office:value-type="float" office:value="33400.631826584249" table:style-name="ce5">
            <text:p><text:s/>33,40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400.631826584249" table:style-name="ce5">
            <text:p><text:s/>33,401<text:s/></text:p>
          </table:table-cell>
          <table:table-cell office:value-type="float" office:value="1.0055366391825786" table:style-name="ce6">
            <text:p>1.006</text:p>
          </table:table-cell>
          <table:table-cell office:value-type="float" office:value="33585.559073478202" table:style-name="ce5">
            <text:p><text:s/>33,586<text:s/></text:p>
          </table:table-cell>
          <table:table-cell office:value-type="float" office:value="1.056690073209815" table:style-name="ce6">
            <text:p>1.057</text:p>
          </table:table-cell>
          <table:table-cell office:value-type="float" office:value="35489.52687614625" table:style-name="ce5">
            <text:p><text:s/>35,49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489.52687614625" table:style-name="ce5">
            <text:p><text:s/>35,490<text:s/></text:p>
          </table:table-cell>
          <table:table-cell office:value-type="float" office:value="1.016787226463552" table:style-name="ce6">
            <text:p>1.017</text:p>
          </table:table-cell>
          <table:table-cell office:value-type="float" office:value="36085.297600900427" table:style-name="ce5">
            <text:p><text:s/>36,085<text:s/></text:p>
          </table:table-cell>
          <table:table-cell office:value-type="float" office:value="1.0134841116983178" table:style-name="ce6">
            <text:p>1.013</text:p>
          </table:table-cell>
          <table:table-cell office:value-type="float" office:value="36571.875784418007" table:style-name="ce5">
            <text:p><text:s/>36,57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6571.875784418007" table:style-name="ce5">
            <text:p><text:s/>36,572<text:s/></text:p>
          </table:table-cell>
          <table:table-cell office:value-type="float" office:value="1.018313114777865" table:style-name="ce6">
            <text:p>1.018</text:p>
          </table:table-cell>
          <table:table-cell office:value-type="float" office:value="37241.620743299871" table:style-name="ce5">
            <text:p><text:s/>37,242<text:s/></text:p>
          </table:table-cell>
          <table:table-cell office:value-type="float" office:value="1.0214598123583651" table:style-name="ce6">
            <text:p>1.021</text:p>
          </table:table-cell>
          <table:table-cell office:value-type="float" office:value="38040.818936372489" table:style-name="ce5">
            <text:p><text:s/>38,04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31.3924627887002" table:style-name="ce5">
            <text:p><text:s/>1,33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331.3924627887002" table:style-name="ce5">
            <text:p><text:s/>1,331<text:s/></text:p>
          </table:table-cell>
          <table:table-cell office:value-type="float" office:value="1.0215277436017367" table:style-name="ce6">
            <text:p>1.022</text:p>
          </table:table-cell>
          <table:table-cell office:value-type="float" office:value="1360.0543383608999" table:style-name="ce5">
            <text:p><text:s/>1,360<text:s/></text:p>
          </table:table-cell>
          <table:table-cell office:value-type="float" office:value="1.1487655942484929" table:style-name="ce6">
            <text:p>1.149</text:p>
          </table:table-cell>
          <table:table-cell office:value-type="float" office:value="1562.3836302174" table:style-name="ce5">
            <text:p><text:s/>1,56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562.3836302174" table:style-name="ce5">
            <text:p><text:s/>1,562<text:s/></text:p>
          </table:table-cell>
          <table:table-cell office:value-type="float" office:value="0.91549294198216336" table:style-name="ce6">
            <text:p>0.915</text:p>
          </table:table-cell>
          <table:table-cell office:value-type="float" office:value="1430.3511861324998" table:style-name="ce5">
            <text:p><text:s/>1,430<text:s/></text:p>
          </table:table-cell>
          <table:table-cell office:value-type="float" office:value="1.0420180706290076" table:style-name="ce6">
            <text:p>1.042</text:p>
          </table:table-cell>
          <table:table-cell office:value-type="float" office:value="1490.4517832957001" table:style-name="ce5">
            <text:p><text:s/>1,49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90.4517832957001" table:style-name="ce5">
            <text:p><text:s/>1,490<text:s/></text:p>
          </table:table-cell>
          <table:table-cell office:value-type="float" office:value="1.065514693805514" table:style-name="ce6">
            <text:p>1.066</text:p>
          </table:table-cell>
          <table:table-cell office:value-type="float" office:value="1588.0982755102" table:style-name="ce5">
            <text:p><text:s/>1,588<text:s/></text:p>
          </table:table-cell>
          <table:table-cell office:value-type="float" office:value="1.0937776380467101" table:style-name="ce6">
            <text:p>1.094</text:p>
          </table:table-cell>
          <table:table-cell office:value-type="float" office:value="1737.0263807736001" table:style-name="ce5">
            <text:p><text:s/>1,73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737.0263807736001" table:style-name="ce5">
            <text:p><text:s/>1,737<text:s/></text:p>
          </table:table-cell>
          <table:table-cell office:value-type="float" office:value="0.93367936561384024" table:style-name="ce6">
            <text:p>0.934</text:p>
          </table:table-cell>
          <table:table-cell office:value-type="float" office:value="1621.8256892551999" table:style-name="ce5">
            <text:p><text:s/>1,622<text:s/></text:p>
          </table:table-cell>
          <table:table-cell office:value-type="float" office:value="1.0121442093695934" table:style-name="ce6">
            <text:p>1.012</text:p>
          </table:table-cell>
          <table:table-cell office:value-type="float" office:value="1641.5214799865" table:style-name="ce5">
            <text:p><text:s/>1,64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41.5214799865" table:style-name="ce5">
            <text:p><text:s/>1,642<text:s/></text:p>
          </table:table-cell>
          <table:table-cell office:value-type="float" office:value="0.99318703652876239" table:style-name="ce6">
            <text:p>0.993</text:p>
          </table:table-cell>
          <table:table-cell office:value-type="float" office:value="1630.3378541061002" table:style-name="ce5">
            <text:p><text:s/>1,630<text:s/></text:p>
          </table:table-cell>
          <table:table-cell office:value-type="float" office:value="1.0617144016899898" table:style-name="ce6">
            <text:p>1.062</text:p>
          </table:table-cell>
          <table:table-cell office:value-type="float" office:value="1730.9531793248" table:style-name="ce5">
            <text:p><text:s/>1,73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30.9531793248" table:style-name="ce5">
            <text:p><text:s/>1,731<text:s/></text:p>
          </table:table-cell>
          <table:table-cell office:value-type="float" office:value="1.0246545541321035" table:style-name="ce6">
            <text:p>1.025</text:p>
          </table:table-cell>
          <table:table-cell office:value-type="float" office:value="1773.6290581846001" table:style-name="ce5">
            <text:p><text:s/>1,774<text:s/></text:p>
          </table:table-cell>
          <table:table-cell office:value-type="float" office:value="0.95847881351054454" table:style-name="ce6">
            <text:p>0.958</text:p>
          </table:table-cell>
          <table:table-cell office:value-type="float" office:value="1699.9858752966002" table:style-name="ce5">
            <text:p><text:s/>1,70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99.9858752966002" table:style-name="ce5">
            <text:p><text:s/>1,700<text:s/></text:p>
          </table:table-cell>
          <table:table-cell office:value-type="float" office:value="0.981059892918003" table:style-name="ce6">
            <text:p>0.981</text:p>
          </table:table-cell>
          <table:table-cell office:value-type="float" office:value="1667.7879607806001" table:style-name="ce5">
            <text:p><text:s/>1,668<text:s/></text:p>
          </table:table-cell>
          <table:table-cell office:value-type="float" office:value="1.0275572145523757" table:style-name="ce6">
            <text:p>1.028</text:p>
          </table:table-cell>
          <table:table-cell office:value-type="float" office:value="1713.7475514437001" table:style-name="ce5">
            <text:p><text:s/>1,71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13.7475514437001" table:style-name="ce5">
            <text:p><text:s/>1,714<text:s/></text:p>
          </table:table-cell>
          <table:table-cell office:value-type="float" office:value="0.73580054106500381" table:style-name="ce6">
            <text:p>0.736</text:p>
          </table:table-cell>
          <table:table-cell office:value-type="float" office:value="1260.9763756011" table:style-name="ce5">
            <text:p><text:s/>1,261<text:s/></text:p>
          </table:table-cell>
          <table:table-cell office:value-type="float" office:value="1.0445583404841396" table:style-name="ce6">
            <text:p>1.045</text:p>
          </table:table-cell>
          <table:table-cell office:value-type="float" office:value="1317.1633902875901" table:style-name="ce5">
            <text:p><text:s/>1,31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17.1633902875901" table:style-name="ce5">
            <text:p><text:s/>1,317<text:s/></text:p>
          </table:table-cell>
          <table:table-cell office:value-type="float" office:value="1.2711721276317842" table:style-name="ce6">
            <text:p>1.271</text:p>
          </table:table-cell>
          <table:table-cell office:value-type="float" office:value="1674.3413892705701" table:style-name="ce5">
            <text:p><text:s/>1,674<text:s/></text:p>
          </table:table-cell>
          <table:table-cell office:value-type="float" office:value="1.0374261936657134" table:style-name="ce6">
            <text:p>1.037</text:p>
          </table:table-cell>
          <table:table-cell office:value-type="float" office:value="1737.0056143679299" table:style-name="ce5">
            <text:p><text:s/>1,73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37.0056143679299" table:style-name="ce5">
            <text:p><text:s/>1,737<text:s/></text:p>
          </table:table-cell>
          <table:table-cell office:value-type="float" office:value="1.0073172248518178" table:style-name="ce6">
            <text:p>1.007</text:p>
          </table:table-cell>
          <table:table-cell office:value-type="float" office:value="1749.7156750171298" table:style-name="ce5">
            <text:p><text:s/>1,750<text:s/></text:p>
          </table:table-cell>
          <table:table-cell office:value-type="float" office:value="1.1865857287319004" table:style-name="ce6">
            <text:p>1.187</text:p>
          </table:table-cell>
          <table:table-cell office:value-type="float" office:value="2076.1876493138298" table:style-name="ce5">
            <text:p><text:s/>2,07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076.1876493138298" table:style-name="ce5">
            <text:p><text:s/>2,076<text:s/></text:p>
          </table:table-cell>
          <table:table-cell office:value-type="float" office:value="1.0690990973826542" table:style-name="ce6">
            <text:p>1.069</text:p>
          </table:table-cell>
          <table:table-cell office:value-type="float" office:value="2219.65034187843" table:style-name="ce5">
            <text:p><text:s/>2,220<text:s/></text:p>
          </table:table-cell>
          <table:table-cell office:value-type="float" office:value="0.96645637670798157" table:style-name="ce6">
            <text:p>0.966</text:p>
          </table:table-cell>
          <table:table-cell office:value-type="float" office:value="2145.1952269704598" table:style-name="ce5">
            <text:p><text:s/>2,14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45.1952269704598" table:style-name="ce5">
            <text:p><text:s/>2,145<text:s/></text:p>
          </table:table-cell>
          <table:table-cell office:value-type="float" office:value="1.0674346103305505" table:style-name="ce6">
            <text:p>1.067</text:p>
          </table:table-cell>
          <table:table-cell office:value-type="float" office:value="2289.8556311841699" table:style-name="ce5">
            <text:p><text:s/>2,290<text:s/></text:p>
          </table:table-cell>
          <table:table-cell office:value-type="float" office:value="1.1076928521190237" table:style-name="ce6">
            <text:p>1.108</text:p>
          </table:table-cell>
          <table:table-cell office:value-type="float" office:value="2536.4567150472003" table:style-name="ce5">
            <text:p><text:s/>2,53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536.4567150472003" table:style-name="ce5">
            <text:p><text:s/>2,536<text:s/></text:p>
          </table:table-cell>
          <table:table-cell office:value-type="float" office:value="1.0170869897454897" table:style-name="ce6">
            <text:p>1.017</text:p>
          </table:table-cell>
          <table:table-cell office:value-type="float" office:value="2579.79712492709" table:style-name="ce5">
            <text:p><text:s/>2,580<text:s/></text:p>
          </table:table-cell>
          <table:table-cell office:value-type="float" office:value="1.0888094833185207" table:style-name="ce6">
            <text:p>1.089</text:p>
          </table:table-cell>
          <table:table-cell office:value-type="float" office:value="2808.9075746584704" table:style-name="ce5">
            <text:p><text:s/>2,8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808.9075746584704" table:style-name="ce5">
            <text:p><text:s/>2,809<text:s/></text:p>
          </table:table-cell>
          <table:table-cell office:value-type="float" office:value="0.9780885045653438" table:style-name="ce6">
            <text:p>0.978</text:p>
          </table:table-cell>
          <table:table-cell office:value-type="float" office:value="2747.3602091599696" table:style-name="ce5">
            <text:p><text:s/>2,747<text:s/></text:p>
          </table:table-cell>
          <table:table-cell office:value-type="float" office:value="1.1689181523819938" table:style-name="ce6">
            <text:p>1.169</text:p>
          </table:table-cell>
          <table:table-cell office:value-type="float" office:value="3211.4392196190802" table:style-name="ce5">
            <text:p><text:s/>3,21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211.4392196190802" table:style-name="ce5">
            <text:p><text:s/>3,211<text:s/></text:p>
          </table:table-cell>
          <table:table-cell office:value-type="float" office:value="1.0421111886509253" table:style-name="ce6">
            <text:p>1.042</text:p>
          </table:table-cell>
          <table:table-cell office:value-type="float" office:value="3346.6767424374398" table:style-name="ce5">
            <text:p><text:s/>3,347<text:s/></text:p>
          </table:table-cell>
          <table:table-cell office:value-type="float" office:value="0.9107800665432414" table:style-name="ce6">
            <text:p>0.911</text:p>
          </table:table-cell>
          <table:table-cell office:value-type="float" office:value="3048.0864661758901" table:style-name="ce5">
            <text:p><text:s/>3,04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48.0864661758901" table:style-name="ce5">
            <text:p><text:s/>3,048<text:s/></text:p>
          </table:table-cell>
          <table:table-cell office:value-type="float" office:value="1.0056810430568215" table:style-name="ce6">
            <text:p>1.006</text:p>
          </table:table-cell>
          <table:table-cell office:value-type="float" office:value="3065.4027766311497" table:style-name="ce5">
            <text:p><text:s/>3,065<text:s/></text:p>
          </table:table-cell>
          <table:table-cell office:value-type="float" office:value="1.0838662853783454" table:style-name="ce6">
            <text:p>1.084</text:p>
          </table:table-cell>
          <table:table-cell office:value-type="float" office:value="3322.4867206956701" table:style-name="ce5">
            <text:p><text:s/>3,32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310.3245770783" table:style-name="ce5">
            <text:p><text:s/>10,31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310.3245770783" table:style-name="ce5">
            <text:p><text:s/>10,310<text:s/></text:p>
          </table:table-cell>
          <table:table-cell office:value-type="float" office:value="1.0356718759022832" table:style-name="ce6">
            <text:p>1.036</text:p>
          </table:table-cell>
          <table:table-cell office:value-type="float" office:value="10678.113195904098" table:style-name="ce5">
            <text:p><text:s/>10,678<text:s/></text:p>
          </table:table-cell>
          <table:table-cell office:value-type="float" office:value="1.0306345959109122" table:style-name="ce6">
            <text:p>1.031</text:p>
          </table:table-cell>
          <table:table-cell office:value-type="float" office:value="11005.2328787516" table:style-name="ce5">
            <text:p><text:s/>11,00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005.2328787516" table:style-name="ce5">
            <text:p><text:s/>11,005<text:s/></text:p>
          </table:table-cell>
          <table:table-cell office:value-type="float" office:value="1.0492978905514485" table:style-name="ce6">
            <text:p>1.049</text:p>
          </table:table-cell>
          <table:table-cell office:value-type="float" office:value="11547.7676447015" table:style-name="ce5">
            <text:p><text:s/>11,548<text:s/></text:p>
          </table:table-cell>
          <table:table-cell office:value-type="float" office:value="1.0293293439475466" table:style-name="ce6">
            <text:p>1.029</text:p>
          </table:table-cell>
          <table:table-cell office:value-type="float" office:value="11886.456093779301" table:style-name="ce5">
            <text:p><text:s/>11,88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886.456093779301" table:style-name="ce5">
            <text:p><text:s/>11,886<text:s/></text:p>
          </table:table-cell>
          <table:table-cell office:value-type="float" office:value="1.0323323255841266" table:style-name="ce6">
            <text:p>1.032</text:p>
          </table:table-cell>
          <table:table-cell office:value-type="float" office:value="12270.772862244799" table:style-name="ce5">
            <text:p><text:s/>12,271<text:s/></text:p>
          </table:table-cell>
          <table:table-cell office:value-type="float" office:value="1.0537049662959082" table:style-name="ce6">
            <text:p>1.054</text:p>
          </table:table-cell>
          <table:table-cell office:value-type="float" office:value="12929.7743052364" table:style-name="ce5">
            <text:p><text:s/>12,93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929.7743052364" table:style-name="ce5">
            <text:p><text:s/>12,930<text:s/></text:p>
          </table:table-cell>
          <table:table-cell office:value-type="float" office:value="1.0409566292679164" table:style-name="ce6">
            <text:p>1.041</text:p>
          </table:table-cell>
          <table:table-cell office:value-type="float" office:value="13459.334277973801" table:style-name="ce5">
            <text:p><text:s/>13,459<text:s/></text:p>
          </table:table-cell>
          <table:table-cell office:value-type="float" office:value="0.98828734561520726" table:style-name="ce6">
            <text:p>0.988</text:p>
          </table:table-cell>
          <table:table-cell office:value-type="float" office:value="13301.6897473265" table:style-name="ce5">
            <text:p><text:s/>13,30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301.6897473265" table:style-name="ce5">
            <text:p><text:s/>13,302<text:s/></text:p>
          </table:table-cell>
          <table:table-cell office:value-type="float" office:value="1.0636647444944058" table:style-name="ce6">
            <text:p>1.064</text:p>
          </table:table-cell>
          <table:table-cell office:value-type="float" office:value="14148.538426433901" table:style-name="ce5">
            <text:p><text:s/>14,149<text:s/></text:p>
          </table:table-cell>
          <table:table-cell office:value-type="float" office:value="1.0795815669229585" table:style-name="ce6">
            <text:p>1.080</text:p>
          </table:table-cell>
          <table:table-cell office:value-type="float" office:value="15274.501284079199" table:style-name="ce5">
            <text:p><text:s/>15,27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274.501284079199" table:style-name="ce5">
            <text:p><text:s/>15,275<text:s/></text:p>
          </table:table-cell>
          <table:table-cell office:value-type="float" office:value="0.99383936165811959" table:style-name="ce6">
            <text:p>0.994</text:p>
          </table:table-cell>
          <table:table-cell office:value-type="float" office:value="15180.400605815399" table:style-name="ce5">
            <text:p><text:s/>15,180<text:s/></text:p>
          </table:table-cell>
          <table:table-cell office:value-type="float" office:value="0.99926640096199215" table:style-name="ce6">
            <text:p>0.999</text:p>
          </table:table-cell>
          <table:table-cell office:value-type="float" office:value="15169.2642785344" table:style-name="ce5">
            <text:p><text:s/>15,16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169.2642785344" table:style-name="ce5">
            <text:p><text:s/>15,169<text:s/></text:p>
          </table:table-cell>
          <table:table-cell office:value-type="float" office:value="1.0122173644412178" table:style-name="ce6">
            <text:p>1.012</text:p>
          </table:table-cell>
          <table:table-cell office:value-type="float" office:value="15354.592708530401" table:style-name="ce5">
            <text:p><text:s/>15,355<text:s/></text:p>
          </table:table-cell>
          <table:table-cell office:value-type="float" office:value="1.0604748791655036" table:style-name="ce6">
            <text:p>1.060</text:p>
          </table:table-cell>
          <table:table-cell office:value-type="float" office:value="16283.1598472143" table:style-name="ce5">
            <text:p><text:s/>16,28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283.1598472143" table:style-name="ce5">
            <text:p><text:s/>16,283<text:s/></text:p>
          </table:table-cell>
          <table:table-cell office:value-type="float" office:value="1.0394117827645959" table:style-name="ce6">
            <text:p>1.039</text:p>
          </table:table-cell>
          <table:table-cell office:value-type="float" office:value="16924.908205833901" table:style-name="ce5">
            <text:p><text:s/>16,925<text:s/></text:p>
          </table:table-cell>
          <table:table-cell office:value-type="float" office:value="1.0205012148439918" table:style-name="ce6">
            <text:p>1.021</text:p>
          </table:table-cell>
          <table:table-cell office:value-type="float" office:value="17271.889385176539" table:style-name="ce5">
            <text:p><text:s/>17,27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271.889385176539" table:style-name="ce5">
            <text:p><text:s/>17,272<text:s/></text:p>
          </table:table-cell>
          <table:table-cell office:value-type="float" office:value="1.0120220019478607" table:style-name="ce6">
            <text:p>1.012</text:p>
          </table:table-cell>
          <table:table-cell office:value-type="float" office:value="17479.532073008369" table:style-name="ce5">
            <text:p><text:s/>17,480<text:s/></text:p>
          </table:table-cell>
          <table:table-cell office:value-type="float" office:value="1.1200273717050386" table:style-name="ce6">
            <text:p>1.120</text:p>
          </table:table-cell>
          <table:table-cell office:value-type="float" office:value="19577.55436636549" table:style-name="ce5">
            <text:p><text:s/>19,57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577.55436636549" table:style-name="ce5">
            <text:p><text:s/>19,578<text:s/></text:p>
          </table:table-cell>
          <table:table-cell office:value-type="float" office:value="1.0451965163891044" table:style-name="ce6">
            <text:p>1.045</text:p>
          </table:table-cell>
          <table:table-cell office:value-type="float" office:value="20462.391623143511" table:style-name="ce5">
            <text:p><text:s/>20,462<text:s/></text:p>
          </table:table-cell>
          <table:table-cell office:value-type="float" office:value="1.1033610312456146" table:style-name="ce6">
            <text:p>1.103</text:p>
          </table:table-cell>
          <table:table-cell office:value-type="float" office:value="22577.405523063248" table:style-name="ce5">
            <text:p><text:s/>22,57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577.405523063248" table:style-name="ce5">
            <text:p><text:s/>22,577<text:s/></text:p>
          </table:table-cell>
          <table:table-cell office:value-type="float" office:value="1.0504209757531069" table:style-name="ce6">
            <text:p>1.050</text:p>
          </table:table-cell>
          <table:table-cell office:value-type="float" office:value="23715.780339509682" table:style-name="ce5">
            <text:p><text:s/>23,716<text:s/></text:p>
          </table:table-cell>
          <table:table-cell office:value-type="float" office:value="1.1290223226336182" table:style-name="ce6">
            <text:p>1.129</text:p>
          </table:table-cell>
          <table:table-cell office:value-type="float" office:value="26775.645401981921" table:style-name="ce5">
            <text:p><text:s/>26,77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775.645401981921" table:style-name="ce5">
            <text:p><text:s/>26,776<text:s/></text:p>
          </table:table-cell>
          <table:table-cell office:value-type="float" office:value="1.0085868545628496" table:style-name="ce6">
            <text:p>1.009</text:p>
          </table:table-cell>
          <table:table-cell office:value-type="float" office:value="27005.563974875171" table:style-name="ce5">
            <text:p><text:s/>27,006<text:s/></text:p>
          </table:table-cell>
          <table:table-cell office:value-type="float" office:value="1.0610866082589341" table:style-name="ce6">
            <text:p>1.061</text:p>
          </table:table-cell>
          <table:table-cell office:value-type="float" office:value="28655.242282219951" table:style-name="ce5">
            <text:p><text:s/>28,65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8655.242282219951" table:style-name="ce5">
            <text:p><text:s/>28,655<text:s/></text:p>
          </table:table-cell>
          <table:table-cell office:value-type="float" office:value="0.99092427997579702" table:style-name="ce6">
            <text:p>0.991</text:p>
          </table:table-cell>
          <table:table-cell office:value-type="float" office:value="28395.175326040822" table:style-name="ce5">
            <text:p><text:s/>28,395<text:s/></text:p>
          </table:table-cell>
          <table:table-cell office:value-type="float" office:value="1.0773564135689817" table:style-name="ce6">
            <text:p>1.077</text:p>
          </table:table-cell>
          <table:table-cell office:value-type="float" office:value="30591.724251925782" table:style-name="ce5">
            <text:p><text:s/>30,59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0591.724251925782" table:style-name="ce5">
            <text:p><text:s/>30,592<text:s/></text:p>
          </table:table-cell>
          <table:table-cell office:value-type="float" office:value="1.0080569048793298" table:style-name="ce6">
            <text:p>1.008</text:p>
          </table:table-cell>
          <table:table-cell office:value-type="float" office:value="30838.19886431823" table:style-name="ce5">
            <text:p><text:s/>30,838<text:s/></text:p>
          </table:table-cell>
          <table:table-cell office:value-type="float" office:value="1.0466917279619394" table:style-name="ce6">
            <text:p>1.047</text:p>
          </table:table-cell>
          <table:table-cell office:value-type="float" office:value="32278.087656527168" table:style-name="ce5">
            <text:p><text:s/>32,27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2278.087656527168" table:style-name="ce5">
            <text:p><text:s/>32,278<text:s/></text:p>
          </table:table-cell>
          <table:table-cell office:value-type="float" office:value="1.0142676730677598" table:style-name="ce6">
            <text:p>1.014</text:p>
          </table:table-cell>
          <table:table-cell office:value-type="float" office:value="32738.620858462989" table:style-name="ce5">
            <text:p><text:s/>32,739<text:s/></text:p>
          </table:table-cell>
          <table:table-cell office:value-type="float" office:value="1.0239829424450591" table:style-name="ce6">
            <text:p>1.024</text:p>
          </table:table-cell>
          <table:table-cell office:value-type="float" office:value="33523.789318242118" table:style-name="ce5">
            <text:p><text:s/>33,52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3523.789318242118" table:style-name="ce5">
            <text:p><text:s/>33,524<text:s/></text:p>
          </table:table-cell>
          <table:table-cell office:value-type="float" office:value="1.0194616617540782" table:style-name="ce6">
            <text:p>1.019</text:p>
          </table:table-cell>
          <table:table-cell office:value-type="float" office:value="34176.217966668723" table:style-name="ce5">
            <text:p><text:s/>34,176<text:s/></text:p>
          </table:table-cell>
          <table:table-cell office:value-type="float" office:value="1.0158623241909566" table:style-name="ce6">
            <text:p>1.016</text:p>
          </table:table-cell>
          <table:table-cell office:value-type="float" office:value="34718.332215676819" table:style-name="ce5">
            <text:p><text:s/>34,71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7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891.6523334222002" table:style-name="ce5">
            <text:p><text:s/>6,89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891.6523334222002" table:style-name="ce5">
            <text:p><text:s/>6,892<text:s/></text:p>
          </table:table-cell>
          <table:table-cell office:value-type="float" office:value="1.0105747417128066" table:style-name="ce6">
            <text:p>1.011</text:p>
          </table:table-cell>
          <table:table-cell office:value-type="float" office:value="6964.5297768226001" table:style-name="ce5">
            <text:p><text:s/>6,965<text:s/></text:p>
          </table:table-cell>
          <table:table-cell office:value-type="float" office:value="1.2009300412183368" table:style-name="ce6">
            <text:p>1.201</text:p>
          </table:table-cell>
          <table:table-cell office:value-type="float" office:value="8363.9130319459" table:style-name="ce5">
            <text:p><text:s/>8,36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363.9130319459" table:style-name="ce5">
            <text:p><text:s/>8,364<text:s/></text:p>
          </table:table-cell>
          <table:table-cell office:value-type="float" office:value="1.0051250744807574" table:style-name="ce6">
            <text:p>1.005</text:p>
          </table:table-cell>
          <table:table-cell office:value-type="float" office:value="8406.7787091852006" table:style-name="ce5">
            <text:p><text:s/>8,407<text:s/></text:p>
          </table:table-cell>
          <table:table-cell office:value-type="float" office:value="1.0087231689589706" table:style-name="ce6">
            <text:p>1.009</text:p>
          </table:table-cell>
          <table:table-cell office:value-type="float" office:value="8480.1124602661002" table:style-name="ce5">
            <text:p><text:s/>8,48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480.1124602661002" table:style-name="ce5">
            <text:p><text:s/>8,480<text:s/></text:p>
          </table:table-cell>
          <table:table-cell office:value-type="float" office:value="1.0004753019973363" table:style-name="ce6">
            <text:p>1.000</text:p>
          </table:table-cell>
          <table:table-cell office:value-type="float" office:value="8484.1430746561" table:style-name="ce5">
            <text:p><text:s/>8,484<text:s/></text:p>
          </table:table-cell>
          <table:table-cell office:value-type="float" office:value="1.2187032811907301" table:style-name="ce6">
            <text:p>1.219</text:p>
          </table:table-cell>
          <table:table-cell office:value-type="float" office:value="10339.653003174999" table:style-name="ce5">
            <text:p><text:s/>10,34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339.653003174999" table:style-name="ce5">
            <text:p><text:s/>10,340<text:s/></text:p>
          </table:table-cell>
          <table:table-cell office:value-type="float" office:value="1.0361730176433532" table:style-name="ce6">
            <text:p>1.036</text:p>
          </table:table-cell>
          <table:table-cell office:value-type="float" office:value="10713.669453684999" table:style-name="ce5">
            <text:p><text:s/>10,714<text:s/></text:p>
          </table:table-cell>
          <table:table-cell office:value-type="float" office:value="1.0345631608869206" table:style-name="ce6">
            <text:p>1.035</text:p>
          </table:table-cell>
          <table:table-cell office:value-type="float" office:value="11083.967734701999" table:style-name="ce5">
            <text:p><text:s/>11,08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083.967734701999" table:style-name="ce5">
            <text:p><text:s/>11,084<text:s/></text:p>
          </table:table-cell>
          <table:table-cell office:value-type="float" office:value="1.0776269219655152" table:style-name="ce6">
            <text:p>1.078</text:p>
          </table:table-cell>
          <table:table-cell office:value-type="float" office:value="11944.382033111999" table:style-name="ce5">
            <text:p><text:s/>11,944<text:s/></text:p>
          </table:table-cell>
          <table:table-cell office:value-type="float" office:value="1.1622363564888523" table:style-name="ce6">
            <text:p>1.162</text:p>
          </table:table-cell>
          <table:table-cell office:value-type="float" office:value="13882.195054674999" table:style-name="ce5">
            <text:p><text:s/>13,88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882.195054674999" table:style-name="ce5">
            <text:p><text:s/>13,882<text:s/></text:p>
          </table:table-cell>
          <table:table-cell office:value-type="float" office:value="1.0415059663925383" table:style-name="ce6">
            <text:p>1.042</text:p>
          </table:table-cell>
          <table:table-cell office:value-type="float" office:value="14458.388976069" table:style-name="ce5">
            <text:p><text:s/>14,458<text:s/></text:p>
          </table:table-cell>
          <table:table-cell office:value-type="float" office:value="1.0634935950771878" table:style-name="ce6">
            <text:p>1.063</text:p>
          </table:table-cell>
          <table:table-cell office:value-type="float" office:value="15376.404071184001" table:style-name="ce5">
            <text:p><text:s/>15,3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376.404071184001" table:style-name="ce5">
            <text:p><text:s/>15,376<text:s/></text:p>
          </table:table-cell>
          <table:table-cell office:value-type="float" office:value="1.0338766132286539" table:style-name="ce6">
            <text:p>1.034</text:p>
          </table:table-cell>
          <table:table-cell office:value-type="float" office:value="15897.304564750999" table:style-name="ce5">
            <text:p><text:s/>15,897<text:s/></text:p>
          </table:table-cell>
          <table:table-cell office:value-type="float" office:value="1.0976040637413116" table:style-name="ce6">
            <text:p>1.098</text:p>
          </table:table-cell>
          <table:table-cell office:value-type="float" office:value="17448.946092804003" table:style-name="ce5">
            <text:p><text:s/>17,44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448.946092804003" table:style-name="ce5">
            <text:p><text:s/>17,449<text:s/></text:p>
          </table:table-cell>
          <table:table-cell office:value-type="float" office:value="1.0534936994480681" table:style-name="ce6">
            <text:p>1.053</text:p>
          </table:table-cell>
          <table:table-cell office:value-type="float" office:value="18382.354770778002" table:style-name="ce5">
            <text:p><text:s/>18,382<text:s/></text:p>
          </table:table-cell>
          <table:table-cell office:value-type="float" office:value="1.198373373671118" table:style-name="ce6">
            <text:p>1.198</text:p>
          </table:table-cell>
          <table:table-cell office:value-type="float" office:value="22028.9245026766" table:style-name="ce5">
            <text:p><text:s/>22,02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028.9245026766" table:style-name="ce5">
            <text:p><text:s/>22,029<text:s/></text:p>
          </table:table-cell>
          <table:table-cell office:value-type="float" office:value="1.0485934128774932" table:style-name="ce6">
            <text:p>1.049</text:p>
          </table:table-cell>
          <table:table-cell office:value-type="float" office:value="23099.38512628229" table:style-name="ce5">
            <text:p><text:s/>23,099<text:s/></text:p>
          </table:table-cell>
          <table:table-cell office:value-type="float" office:value="1.0652399754613102" table:style-name="ce6">
            <text:p>1.065</text:p>
          </table:table-cell>
          <table:table-cell office:value-type="float" office:value="24606.3884450923" table:style-name="ce5">
            <text:p><text:s/>24,60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4606.3884450923" table:style-name="ce5">
            <text:p><text:s/>24,606<text:s/></text:p>
          </table:table-cell>
          <table:table-cell office:value-type="float" office:value="1.052629462132622" table:style-name="ce6">
            <text:p>1.053</text:p>
          </table:table-cell>
          <table:table-cell office:value-type="float" office:value="25901.40943398387" table:style-name="ce5">
            <text:p><text:s/>25,901<text:s/></text:p>
          </table:table-cell>
          <table:table-cell office:value-type="float" office:value="1.0455605844769236" table:style-name="ce6">
            <text:p>1.046</text:p>
          </table:table-cell>
          <table:table-cell office:value-type="float" office:value="27081.492786572282" table:style-name="ce5">
            <text:p><text:s/>27,08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7081.492786572282" table:style-name="ce5">
            <text:p><text:s/>27,081<text:s/></text:p>
          </table:table-cell>
          <table:table-cell office:value-type="float" office:value="1.0380595076124646" table:style-name="ce6">
            <text:p>1.038</text:p>
          </table:table-cell>
          <table:table-cell office:value-type="float" office:value="28112.201067439732" table:style-name="ce5">
            <text:p><text:s/>28,112<text:s/></text:p>
          </table:table-cell>
          <table:table-cell office:value-type="float" office:value="1.0218324911227801" table:style-name="ce6">
            <text:p>1.022</text:p>
          </table:table-cell>
          <table:table-cell office:value-type="float" office:value="28725.960447686419" table:style-name="ce5">
            <text:p><text:s/>28,72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725.960447686419" table:style-name="ce5">
            <text:p><text:s/>28,726<text:s/></text:p>
          </table:table-cell>
          <table:table-cell office:value-type="float" office:value="1.0546620921510825" table:style-name="ce6">
            <text:p>1.055</text:p>
          </table:table-cell>
          <table:table-cell office:value-type="float" office:value="30296.181544806208" table:style-name="ce5">
            <text:p><text:s/>30,296<text:s/></text:p>
          </table:table-cell>
          <table:table-cell office:value-type="float" office:value="0.99117315645891668" table:style-name="ce6">
            <text:p>0.991</text:p>
          </table:table-cell>
          <table:table-cell office:value-type="float" office:value="30028.761890417951" table:style-name="ce5">
            <text:p><text:s/>30,02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0028.761890417951" table:style-name="ce5">
            <text:p><text:s/>30,029<text:s/></text:p>
          </table:table-cell>
          <table:table-cell office:value-type="float" office:value="0.97393930934300943" table:style-name="ce6">
            <text:p>0.974</text:p>
          </table:table-cell>
          <table:table-cell office:value-type="float" office:value="29246.19161597934" table:style-name="ce5">
            <text:p><text:s/>29,246<text:s/></text:p>
          </table:table-cell>
          <table:table-cell office:value-type="float" office:value="1.1519583035729963" table:style-name="ce6">
            <text:p>1.152</text:p>
          </table:table-cell>
          <table:table-cell office:value-type="float" office:value="33690.393279914351" table:style-name="ce5">
            <text:p><text:s/>33,69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690.393279914351" table:style-name="ce5">
            <text:p><text:s/>33,690<text:s/></text:p>
          </table:table-cell>
          <table:table-cell office:value-type="float" office:value="1.0087091686966549" table:style-name="ce6">
            <text:p>1.009</text:p>
          </table:table-cell>
          <table:table-cell office:value-type="float" office:value="33983.808598445772" table:style-name="ce5">
            <text:p><text:s/>33,984<text:s/></text:p>
          </table:table-cell>
          <table:table-cell office:value-type="float" office:value="1.1142996497553117" table:style-name="ce6">
            <text:p>1.114</text:p>
          </table:table-cell>
          <table:table-cell office:value-type="float" office:value="37868.146018599669" table:style-name="ce5">
            <text:p><text:s/>37,86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7868.146018599669" table:style-name="ce5">
            <text:p><text:s/>37,868<text:s/></text:p>
          </table:table-cell>
          <table:table-cell office:value-type="float" office:value="0.99684071374704597" table:style-name="ce6">
            <text:p>0.997</text:p>
          </table:table-cell>
          <table:table-cell office:value-type="float" office:value="37748.509705458251" table:style-name="ce5">
            <text:p><text:s/>37,749<text:s/></text:p>
          </table:table-cell>
          <table:table-cell office:value-type="float" office:value="1.0420115007706174" table:style-name="ce6">
            <text:p>1.042</text:p>
          </table:table-cell>
          <table:table-cell office:value-type="float" office:value="39334.381250038772" table:style-name="ce5">
            <text:p><text:s/>39,33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9334.381250038772" table:style-name="ce5">
            <text:p><text:s/>39,334<text:s/></text:p>
          </table:table-cell>
          <table:table-cell office:value-type="float" office:value="1.0182156105394475" table:style-name="ce6">
            <text:p>1.018</text:p>
          </table:table-cell>
          <table:table-cell office:value-type="float" office:value="40050.881019699627" table:style-name="ce5">
            <text:p><text:s/>40,051<text:s/></text:p>
          </table:table-cell>
          <table:table-cell office:value-type="float" office:value="1.1403617455733026" table:style-name="ce6">
            <text:p>1.140</text:p>
          </table:table-cell>
          <table:table-cell office:value-type="float" office:value="45672.492591373324" table:style-name="ce5">
            <text:p><text:s/>45,67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84.0091930675003" table:style-name="ce5">
            <text:p><text:s/>2,48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484.0091930675003" table:style-name="ce5">
            <text:p><text:s/>2,484<text:s/></text:p>
          </table:table-cell>
          <table:table-cell office:value-type="float" office:value="1.0289632262604291" table:style-name="ce6">
            <text:p>1.029</text:p>
          </table:table-cell>
          <table:table-cell office:value-type="float" office:value="2555.9541133593002" table:style-name="ce5">
            <text:p><text:s/>2,556<text:s/></text:p>
          </table:table-cell>
          <table:table-cell office:value-type="float" office:value="0.99301765889621374" table:style-name="ce6">
            <text:p>0.993</text:p>
          </table:table-cell>
          <table:table-cell office:value-type="float" office:value="2538.1075698942" table:style-name="ce5">
            <text:p><text:s/>2,53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538.1075698942" table:style-name="ce5">
            <text:p><text:s/>2,538<text:s/></text:p>
          </table:table-cell>
          <table:table-cell office:value-type="float" office:value="0.99467274209163492" table:style-name="ce6">
            <text:p>0.995</text:p>
          </table:table-cell>
          <table:table-cell office:value-type="float" office:value="2524.5864162701996" table:style-name="ce5">
            <text:p><text:s/>2,525<text:s/></text:p>
          </table:table-cell>
          <table:table-cell office:value-type="float" office:value="1.1311125070822585" table:style-name="ce6">
            <text:p>1.131</text:p>
          </table:table-cell>
          <table:table-cell office:value-type="float" office:value="2855.5912706532004" table:style-name="ce5">
            <text:p><text:s/>2,85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855.5912706532004" table:style-name="ce5">
            <text:p><text:s/>2,856<text:s/></text:p>
          </table:table-cell>
          <table:table-cell office:value-type="float" office:value="1.0139907499845946" table:style-name="ce6">
            <text:p>1.014</text:p>
          </table:table-cell>
          <table:table-cell office:value-type="float" office:value="2895.5431341791" table:style-name="ce5">
            <text:p><text:s/>2,896<text:s/></text:p>
          </table:table-cell>
          <table:table-cell office:value-type="float" office:value="1.1683128270500338" table:style-name="ce6">
            <text:p>1.168</text:p>
          </table:table-cell>
          <table:table-cell office:value-type="float" office:value="3382.9001849380998" table:style-name="ce5">
            <text:p><text:s/>3,38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382.9001849380998" table:style-name="ce5">
            <text:p><text:s/>3,383<text:s/></text:p>
          </table:table-cell>
          <table:table-cell office:value-type="float" office:value="1.0450293105357726" table:style-name="ce6">
            <text:p>1.045</text:p>
          </table:table-cell>
          <table:table-cell office:value-type="float" office:value="3535.2298478772" table:style-name="ce5">
            <text:p><text:s/>3,535<text:s/></text:p>
          </table:table-cell>
          <table:table-cell office:value-type="float" office:value="1.0681689930049127" table:style-name="ce6">
            <text:p>1.068</text:p>
          </table:table-cell>
          <table:table-cell office:value-type="float" office:value="3776.2229066478999" table:style-name="ce5">
            <text:p><text:s/>3,77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776.2229066478999" table:style-name="ce5">
            <text:p><text:s/>3,776<text:s/></text:p>
          </table:table-cell>
          <table:table-cell office:value-type="float" office:value="1.0776454841270415" table:style-name="ce6">
            <text:p>1.078</text:p>
          </table:table-cell>
          <table:table-cell office:value-type="float" office:value="4069.4295624062001" table:style-name="ce5">
            <text:p><text:s/>4,069<text:s/></text:p>
          </table:table-cell>
          <table:table-cell office:value-type="float" office:value="1.1666299714417849" table:style-name="ce6">
            <text:p>1.167</text:p>
          </table:table-cell>
          <table:table-cell office:value-type="float" office:value="4747.5184941743" table:style-name="ce5">
            <text:p><text:s/>4,74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747.5184941743" table:style-name="ce5">
            <text:p><text:s/>4,748<text:s/></text:p>
          </table:table-cell>
          <table:table-cell office:value-type="float" office:value="1.0405720572520909" table:style-name="ce6">
            <text:p>1.041</text:p>
          </table:table-cell>
          <table:table-cell office:value-type="float" office:value="4940.1350863253001" table:style-name="ce5">
            <text:p><text:s/>4,940<text:s/></text:p>
          </table:table-cell>
          <table:table-cell office:value-type="float" office:value="1.11514475486688" table:style-name="ce6">
            <text:p>1.115</text:p>
          </table:table-cell>
          <table:table-cell office:value-type="float" office:value="5508.9657298494994" table:style-name="ce5">
            <text:p><text:s/>5,50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508.9657298494994" table:style-name="ce5">
            <text:p><text:s/>5,509<text:s/></text:p>
          </table:table-cell>
          <table:table-cell office:value-type="float" office:value="1.0318121916135585" table:style-name="ce6">
            <text:p>1.032</text:p>
          </table:table-cell>
          <table:table-cell office:value-type="float" office:value="5684.2180032400001" table:style-name="ce5">
            <text:p><text:s/>5,684<text:s/></text:p>
          </table:table-cell>
          <table:table-cell office:value-type="float" office:value="1.0988862979477931" table:style-name="ce6">
            <text:p>1.099</text:p>
          </table:table-cell>
          <table:table-cell office:value-type="float" office:value="6246.3092783086004" table:style-name="ce5">
            <text:p><text:s/>6,24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246.3092783086004" table:style-name="ce5">
            <text:p><text:s/>6,246<text:s/></text:p>
          </table:table-cell>
          <table:table-cell office:value-type="float" office:value="1.0529600980810025" table:style-name="ce6">
            <text:p>1.053</text:p>
          </table:table-cell>
          <table:table-cell office:value-type="float" office:value="6577.1144303320998" table:style-name="ce5">
            <text:p><text:s/>6,577<text:s/></text:p>
          </table:table-cell>
          <table:table-cell office:value-type="float" office:value="1.2108108432756277" table:style-name="ce6">
            <text:p>1.211</text:p>
          </table:table-cell>
          <table:table-cell office:value-type="float" office:value="7963.6414697107093" table:style-name="ce5">
            <text:p><text:s/>7,96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963.6414697107093" table:style-name="ce5">
            <text:p><text:s/>7,964<text:s/></text:p>
          </table:table-cell>
          <table:table-cell office:value-type="float" office:value="1.0484057875264059" table:style-name="ce6">
            <text:p>1.048</text:p>
          </table:table-cell>
          <table:table-cell office:value-type="float" office:value="8349.1278066300001" table:style-name="ce5">
            <text:p><text:s/>8,349<text:s/></text:p>
          </table:table-cell>
          <table:table-cell office:value-type="float" office:value="0.99027139922830865" table:style-name="ce6">
            <text:p>0.990</text:p>
          </table:table-cell>
          <table:table-cell office:value-type="float" office:value="8267.902475407469" table:style-name="ce5">
            <text:p><text:s/>8,26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267.902475407469" table:style-name="ce5">
            <text:p><text:s/>8,268<text:s/></text:p>
          </table:table-cell>
          <table:table-cell office:value-type="float" office:value="1.0674509813728221" table:style-name="ce6">
            <text:p>1.067</text:p>
          </table:table-cell>
          <table:table-cell office:value-type="float" office:value="8825.5806112684895" table:style-name="ce5">
            <text:p><text:s/>8,826<text:s/></text:p>
          </table:table-cell>
          <table:table-cell office:value-type="float" office:value="1.0724522304845658" table:style-name="ce6">
            <text:p>1.072</text:p>
          </table:table-cell>
          <table:table-cell office:value-type="float" office:value="9465.0136118762293" table:style-name="ce5">
            <text:p><text:s/>9,46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465.0136118762293" table:style-name="ce5">
            <text:p><text:s/>9,465<text:s/></text:p>
          </table:table-cell>
          <table:table-cell office:value-type="float" office:value="1.0389532091803799" table:style-name="ce6">
            <text:p>1.039</text:p>
          </table:table-cell>
          <table:table-cell office:value-type="float" office:value="9833.70626699479" table:style-name="ce5">
            <text:p><text:s/>9,834<text:s/></text:p>
          </table:table-cell>
          <table:table-cell office:value-type="float" office:value="1.0240643427006133" table:style-name="ce6">
            <text:p>1.024</text:p>
          </table:table-cell>
          <table:table-cell office:value-type="float" office:value="10070.34794462092" table:style-name="ce5">
            <text:p><text:s/>10,07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070.34794462092" table:style-name="ce5">
            <text:p><text:s/>10,070<text:s/></text:p>
          </table:table-cell>
          <table:table-cell office:value-type="float" office:value="1.0603767697757178" table:style-name="ce6">
            <text:p>1.060</text:p>
          </table:table-cell>
          <table:table-cell office:value-type="float" office:value="10678.36302403467" table:style-name="ce5">
            <text:p><text:s/>10,678<text:s/></text:p>
          </table:table-cell>
          <table:table-cell office:value-type="float" office:value="0.87958973735237889" table:style-name="ce6">
            <text:p>0.880</text:p>
          </table:table-cell>
          <table:table-cell office:value-type="float" office:value="9392.578527664009" table:style-name="ce5">
            <text:p><text:s/>9,39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392.578527664009" table:style-name="ce5">
            <text:p><text:s/>9,393<text:s/></text:p>
          </table:table-cell>
          <table:table-cell office:value-type="float" office:value="0.98342339290346903" table:style-name="ce6">
            <text:p>0.983</text:p>
          </table:table-cell>
          <table:table-cell office:value-type="float" office:value="9236.8814437876099" table:style-name="ce5">
            <text:p><text:s/>9,237<text:s/></text:p>
          </table:table-cell>
          <table:table-cell office:value-type="float" office:value="1.1616892558967233" table:style-name="ce6">
            <text:p>1.162</text:p>
          </table:table-cell>
          <table:table-cell office:value-type="float" office:value="10730.38593123988" table:style-name="ce5">
            <text:p><text:s/>10,73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730.38593123988" table:style-name="ce5">
            <text:p><text:s/>10,730<text:s/></text:p>
          </table:table-cell>
          <table:table-cell office:value-type="float" office:value="1.0074967616426862" table:style-name="ce6">
            <text:p>1.007</text:p>
          </table:table-cell>
          <table:table-cell office:value-type="float" office:value="10810.82907690042" table:style-name="ce5">
            <text:p><text:s/>10,811<text:s/></text:p>
          </table:table-cell>
          <table:table-cell office:value-type="float" office:value="1.1676027959845379" table:style-name="ce6">
            <text:p>1.168</text:p>
          </table:table-cell>
          <table:table-cell office:value-type="float" office:value="12622.75425709987" table:style-name="ce5">
            <text:p><text:s/>12,62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622.75425709987" table:style-name="ce5">
            <text:p><text:s/>12,623<text:s/></text:p>
          </table:table-cell>
          <table:table-cell office:value-type="float" office:value="0.99102008975812039" table:style-name="ce6">
            <text:p>0.991</text:p>
          </table:table-cell>
          <table:table-cell office:value-type="float" office:value="12509.403056865811" table:style-name="ce5">
            <text:p><text:s/>12,509<text:s/></text:p>
          </table:table-cell>
          <table:table-cell office:value-type="float" office:value="1.0508592642834895" table:style-name="ce6">
            <text:p>1.051</text:p>
          </table:table-cell>
          <table:table-cell office:value-type="float" office:value="13145.62209296364" table:style-name="ce5">
            <text:p><text:s/>13,14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145.62209296364" table:style-name="ce5">
            <text:p><text:s/>13,146<text:s/></text:p>
          </table:table-cell>
          <table:table-cell office:value-type="float" office:value="1.015385516533533" table:style-name="ce6">
            <text:p>1.015</text:p>
          </table:table-cell>
          <table:table-cell office:value-type="float" office:value="13347.874279018512" table:style-name="ce5">
            <text:p><text:s/>13,348<text:s/></text:p>
          </table:table-cell>
          <table:table-cell office:value-type="float" office:value="1.0621931489176313" table:style-name="ce6">
            <text:p>1.062</text:p>
          </table:table-cell>
          <table:table-cell office:value-type="float" office:value="14178.020611787331" table:style-name="ce5">
            <text:p><text:s/>14,17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407.6431403547003" table:style-name="ce5">
            <text:p><text:s/>4,40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407.6431403547003" table:style-name="ce5">
            <text:p><text:s/>4,408<text:s/></text:p>
          </table:table-cell>
          <table:table-cell office:value-type="float" office:value="1.0002115695574496" table:style-name="ce6">
            <text:p>1.000</text:p>
          </table:table-cell>
          <table:table-cell office:value-type="float" office:value="4408.5756634633008" table:style-name="ce5">
            <text:p><text:s/>4,409<text:s/></text:p>
          </table:table-cell>
          <table:table-cell office:value-type="float" office:value="1.3214711296289852" table:style-name="ce6">
            <text:p>1.321</text:p>
          </table:table-cell>
          <table:table-cell office:value-type="float" office:value="5825.8054620517005" table:style-name="ce5">
            <text:p><text:s/>5,82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825.8054620517005" table:style-name="ce5">
            <text:p><text:s/>5,826<text:s/></text:p>
          </table:table-cell>
          <table:table-cell office:value-type="float" office:value="1.0096788042839044" table:style-name="ce6">
            <text:p>1.010</text:p>
          </table:table-cell>
          <table:table-cell office:value-type="float" office:value="5882.1922929149996" table:style-name="ce5">
            <text:p><text:s/>5,882<text:s/></text:p>
          </table:table-cell>
          <table:table-cell office:value-type="float" office:value="0.95619471610738382" table:style-name="ce6">
            <text:p>0.956</text:p>
          </table:table-cell>
          <table:table-cell office:value-type="float" office:value="5624.5211896128994" table:style-name="ce5">
            <text:p><text:s/>5,62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624.5211896128994" table:style-name="ce5">
            <text:p><text:s/>5,625<text:s/></text:p>
          </table:table-cell>
          <table:table-cell office:value-type="float" office:value="0.99361345651924338" table:style-name="ce6">
            <text:p>0.994</text:p>
          </table:table-cell>
          <table:table-cell office:value-type="float" office:value="5588.599940477" table:style-name="ce5">
            <text:p><text:s/>5,589<text:s/></text:p>
          </table:table-cell>
          <table:table-cell office:value-type="float" office:value="1.244811382516517" table:style-name="ce6">
            <text:p>1.245</text:p>
          </table:table-cell>
          <table:table-cell office:value-type="float" office:value="6956.7528182368997" table:style-name="ce5">
            <text:p><text:s/>6,95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956.7528182368997" table:style-name="ce5">
            <text:p><text:s/>6,957<text:s/></text:p>
          </table:table-cell>
          <table:table-cell office:value-type="float" office:value="1.0318664171867304" table:style-name="ce6">
            <text:p>1.032</text:p>
          </table:table-cell>
          <table:table-cell office:value-type="float" office:value="7178.4396058077991" table:style-name="ce5">
            <text:p><text:s/>7,178<text:s/></text:p>
          </table:table-cell>
          <table:table-cell office:value-type="float" office:value="1.0180129985549624" table:style-name="ce6">
            <text:p>1.018</text:p>
          </table:table-cell>
          <table:table-cell office:value-type="float" office:value="7307.7448280541003" table:style-name="ce5">
            <text:p><text:s/>7,30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307.7448280541003" table:style-name="ce5">
            <text:p><text:s/>7,308<text:s/></text:p>
          </table:table-cell>
          <table:table-cell office:value-type="float" office:value="1.0776173301063023" table:style-name="ce6">
            <text:p>1.078</text:p>
          </table:table-cell>
          <table:table-cell office:value-type="float" office:value="7874.952470705799" table:style-name="ce5">
            <text:p><text:s/>7,875<text:s/></text:p>
          </table:table-cell>
          <table:table-cell office:value-type="float" office:value="1.1599659292523952" table:style-name="ce6">
            <text:p>1.160</text:p>
          </table:table-cell>
          <table:table-cell office:value-type="float" office:value="9134.6765605006985" table:style-name="ce5">
            <text:p><text:s/>9,1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134.6765605006985" table:style-name="ce5">
            <text:p><text:s/>9,135<text:s/></text:p>
          </table:table-cell>
          <table:table-cell office:value-type="float" office:value="1.041991342189567" table:style-name="ce6">
            <text:p>1.042</text:p>
          </table:table-cell>
          <table:table-cell office:value-type="float" office:value="9518.2538897437007" table:style-name="ce5">
            <text:p><text:s/>9,518<text:s/></text:p>
          </table:table-cell>
          <table:table-cell office:value-type="float" office:value="1.0366857677506438" table:style-name="ce6">
            <text:p>1.037</text:p>
          </table:table-cell>
          <table:table-cell office:value-type="float" office:value="9867.4383413344985" table:style-name="ce5">
            <text:p><text:s/>9,86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867.4383413344985" table:style-name="ce5">
            <text:p><text:s/>9,867<text:s/></text:p>
          </table:table-cell>
          <table:table-cell office:value-type="float" office:value="1.0350291745658635" table:style-name="ce6">
            <text:p>1.035</text:p>
          </table:table-cell>
          <table:table-cell office:value-type="float" office:value="10213.086561511" table:style-name="ce5">
            <text:p><text:s/>10,213<text:s/></text:p>
          </table:table-cell>
          <table:table-cell office:value-type="float" office:value="1.0968904206406724" table:style-name="ce6">
            <text:p>1.097</text:p>
          </table:table-cell>
          <table:table-cell office:value-type="float" office:value="11202.636814495399" table:style-name="ce5">
            <text:p><text:s/>11,20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202.636814495399" table:style-name="ce5">
            <text:p><text:s/>11,203<text:s/></text:p>
          </table:table-cell>
          <table:table-cell office:value-type="float" office:value="1.0537912221853676" table:style-name="ce6">
            <text:p>1.054</text:p>
          </table:table-cell>
          <table:table-cell office:value-type="float" office:value="11805.2403404459" table:style-name="ce5">
            <text:p><text:s/>11,805<text:s/></text:p>
          </table:table-cell>
          <table:table-cell office:value-type="float" office:value="1.1914440220905005" table:style-name="ce6">
            <text:p>1.191</text:p>
          </table:table-cell>
          <table:table-cell office:value-type="float" office:value="14065.283032965894" table:style-name="ce5">
            <text:p><text:s/>14,06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065.283032965894" table:style-name="ce5">
            <text:p><text:s/>14,065<text:s/></text:p>
          </table:table-cell>
          <table:table-cell office:value-type="float" office:value="1.0486996447267338" table:style-name="ce6">
            <text:p>1.049</text:p>
          </table:table-cell>
          <table:table-cell office:value-type="float" office:value="14750.25731965229" table:style-name="ce5">
            <text:p><text:s/>14,750<text:s/></text:p>
          </table:table-cell>
          <table:table-cell office:value-type="float" office:value="1.1076746402190887" table:style-name="ce6">
            <text:p>1.108</text:p>
          </table:table-cell>
          <table:table-cell office:value-type="float" office:value="16338.485969684829" table:style-name="ce5">
            <text:p><text:s/>16,33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338.485969684829" table:style-name="ce5">
            <text:p><text:s/>16,338<text:s/></text:p>
          </table:table-cell>
          <table:table-cell office:value-type="float" office:value="1.0451292031831254" table:style-name="ce6">
            <text:p>1.045</text:p>
          </table:table-cell>
          <table:table-cell office:value-type="float" office:value="17075.828822715383" table:style-name="ce5">
            <text:p><text:s/>17,076<text:s/></text:p>
          </table:table-cell>
          <table:table-cell office:value-type="float" office:value="1.0316617341151524" table:style-name="ce6">
            <text:p>1.032</text:p>
          </table:table-cell>
          <table:table-cell office:value-type="float" office:value="17616.479174696051" table:style-name="ce5">
            <text:p><text:s/>17,61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616.479174696051" table:style-name="ce5">
            <text:p><text:s/>17,616<text:s/></text:p>
          </table:table-cell>
          <table:table-cell office:value-type="float" office:value="1.0375793380268514" table:style-name="ce6">
            <text:p>1.038</text:p>
          </table:table-cell>
          <table:table-cell office:value-type="float" office:value="18278.494800444943" table:style-name="ce5">
            <text:p><text:s/>18,278<text:s/></text:p>
          </table:table-cell>
          <table:table-cell office:value-type="float" office:value="1.0206317701067691" table:style-name="ce6">
            <text:p>1.021</text:p>
          </table:table-cell>
          <table:table-cell office:value-type="float" office:value="18655.612503065498" table:style-name="ce5">
            <text:p><text:s/>18,65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655.612503065498" table:style-name="ce5">
            <text:p><text:s/>18,656<text:s/></text:p>
          </table:table-cell>
          <table:table-cell office:value-type="float" office:value="1.0515772943690769" table:style-name="ce6">
            <text:p>1.052</text:p>
          </table:table-cell>
          <table:table-cell office:value-type="float" office:value="19617.818520771536" table:style-name="ce5">
            <text:p><text:s/>19,618<text:s/></text:p>
          </table:table-cell>
          <table:table-cell office:value-type="float" office:value="1.0519101979103409" table:style-name="ce6">
            <text:p>1.052</text:p>
          </table:table-cell>
          <table:table-cell office:value-type="float" office:value="20636.183362753942" table:style-name="ce5">
            <text:p><text:s/>20,63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636.183362753942" table:style-name="ce5">
            <text:p><text:s/>20,636<text:s/></text:p>
          </table:table-cell>
          <table:table-cell office:value-type="float" office:value="0.96962261967037722" table:style-name="ce6">
            <text:p>0.970</text:p>
          </table:table-cell>
          <table:table-cell office:value-type="float" office:value="20009.31017219173" table:style-name="ce5">
            <text:p><text:s/>20,009<text:s/></text:p>
          </table:table-cell>
          <table:table-cell office:value-type="float" office:value="1.1474662120328125" table:style-name="ce6">
            <text:p>1.147</text:p>
          </table:table-cell>
          <table:table-cell office:value-type="float" office:value="22960.00734867447" table:style-name="ce5">
            <text:p><text:s/>22,96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960.00734867447" table:style-name="ce5">
            <text:p><text:s/>22,960<text:s/></text:p>
          </table:table-cell>
          <table:table-cell office:value-type="float" office:value="1.009275788532497" table:style-name="ce6">
            <text:p>1.009</text:p>
          </table:table-cell>
          <table:table-cell office:value-type="float" office:value="23172.979521545349" table:style-name="ce5">
            <text:p><text:s/>23,173<text:s/></text:p>
          </table:table-cell>
          <table:table-cell office:value-type="float" office:value="1.0894322733952966" table:style-name="ce6">
            <text:p>1.089</text:p>
          </table:table-cell>
          <table:table-cell office:value-type="float" office:value="25245.391761499803" table:style-name="ce5">
            <text:p><text:s/>25,24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245.391761499803" table:style-name="ce5">
            <text:p><text:s/>25,245<text:s/></text:p>
          </table:table-cell>
          <table:table-cell office:value-type="float" office:value="0.99975103920086739" table:style-name="ce6">
            <text:p>1.000</text:p>
          </table:table-cell>
          <table:table-cell office:value-type="float" office:value="25239.106648592442" table:style-name="ce5">
            <text:p><text:s/>25,239<text:s/></text:p>
          </table:table-cell>
          <table:table-cell office:value-type="float" office:value="1.0376262330400532" table:style-name="ce6">
            <text:p>1.038</text:p>
          </table:table-cell>
          <table:table-cell office:value-type="float" office:value="26188.759157075136" table:style-name="ce5">
            <text:p><text:s/>26,18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188.759157075136" table:style-name="ce5">
            <text:p><text:s/>26,189<text:s/></text:p>
          </table:table-cell>
          <table:table-cell office:value-type="float" office:value="1.0196361950759725" table:style-name="ce6">
            <text:p>1.020</text:p>
          </table:table-cell>
          <table:table-cell office:value-type="float" office:value="26703.006740681121" table:style-name="ce5">
            <text:p><text:s/>26,703<text:s/></text:p>
          </table:table-cell>
          <table:table-cell office:value-type="float" office:value="1.1794354203418311" table:style-name="ce6">
            <text:p>1.179</text:p>
          </table:table-cell>
          <table:table-cell office:value-type="float" office:value="31494.471979585989" table:style-name="ce5">
            <text:p><text:s/>31,49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7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789.118521736" table:style-name="ce5">
            <text:p><text:s/>13,78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789.118521736" table:style-name="ce5">
            <text:p><text:s/>13,789<text:s/></text:p>
          </table:table-cell>
          <table:table-cell office:value-type="float" office:value="1.0018191365752249" table:style-name="ce6">
            <text:p>1.002</text:p>
          </table:table-cell>
          <table:table-cell office:value-type="float" office:value="13814.202811579" table:style-name="ce5">
            <text:p><text:s/>13,814<text:s/></text:p>
          </table:table-cell>
          <table:table-cell office:value-type="float" office:value="1.2553144090410135" table:style-name="ce6">
            <text:p>1.255</text:p>
          </table:table-cell>
          <table:table-cell office:value-type="float" office:value="17341.167838789999" table:style-name="ce5">
            <text:p><text:s/>17,34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7341.167838789999" table:style-name="ce5">
            <text:p><text:s/>17,341<text:s/></text:p>
          </table:table-cell>
          <table:table-cell office:value-type="float" office:value="1.0310166120970161" table:style-name="ce6">
            <text:p>1.031</text:p>
          </table:table-cell>
          <table:table-cell office:value-type="float" office:value="17879.032114955004" table:style-name="ce5">
            <text:p><text:s/>17,879<text:s/></text:p>
          </table:table-cell>
          <table:table-cell office:value-type="float" office:value="1.0452003657355717" table:style-name="ce6">
            <text:p>1.045</text:p>
          </table:table-cell>
          <table:table-cell office:value-type="float" office:value="18687.170905548999" table:style-name="ce5">
            <text:p><text:s/>18,68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687.170905548999" table:style-name="ce5">
            <text:p><text:s/>18,687<text:s/></text:p>
          </table:table-cell>
          <table:table-cell office:value-type="float" office:value="1.0238965000802447" table:style-name="ce6">
            <text:p>1.024</text:p>
          </table:table-cell>
          <table:table-cell office:value-type="float" office:value="19133.728886592999" table:style-name="ce5">
            <text:p><text:s/>19,134<text:s/></text:p>
          </table:table-cell>
          <table:table-cell office:value-type="float" office:value="1.1081218098109245" table:style-name="ce6">
            <text:p>1.108</text:p>
          </table:table-cell>
          <table:table-cell office:value-type="float" office:value="21202.502282243" table:style-name="ce5">
            <text:p><text:s/>21,20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1202.502282243" table:style-name="ce5">
            <text:p><text:s/>21,203<text:s/></text:p>
          </table:table-cell>
          <table:table-cell office:value-type="float" office:value="1.023825227840681" table:style-name="ce6">
            <text:p>1.024</text:p>
          </table:table-cell>
          <table:table-cell office:value-type="float" office:value="21707.656729909999" table:style-name="ce5">
            <text:p><text:s/>21,708<text:s/></text:p>
          </table:table-cell>
          <table:table-cell office:value-type="float" office:value="1.0675822574642806" table:style-name="ce6">
            <text:p>1.068</text:p>
          </table:table-cell>
          <table:table-cell office:value-type="float" office:value="23174.709175977001" table:style-name="ce5">
            <text:p><text:s/>23,17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174.709175977001" table:style-name="ce5">
            <text:p><text:s/>23,175<text:s/></text:p>
          </table:table-cell>
          <table:table-cell office:value-type="float" office:value="1.0403338434382572" table:style-name="ce6">
            <text:p>1.040</text:p>
          </table:table-cell>
          <table:table-cell office:value-type="float" office:value="24109.434267608001" table:style-name="ce5">
            <text:p><text:s/>24,109<text:s/></text:p>
          </table:table-cell>
          <table:table-cell office:value-type="float" office:value="1.1152573220321644" table:style-name="ce6">
            <text:p>1.115</text:p>
          </table:table-cell>
          <table:table-cell office:value-type="float" office:value="26888.223097003" table:style-name="ce5">
            <text:p><text:s/>26,88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888.223097003" table:style-name="ce5">
            <text:p><text:s/>26,888<text:s/></text:p>
          </table:table-cell>
          <table:table-cell office:value-type="float" office:value="1.028831285028627" table:style-name="ce6">
            <text:p>1.029</text:p>
          </table:table-cell>
          <table:table-cell office:value-type="float" office:value="27663.445121026001" table:style-name="ce5">
            <text:p><text:s/>27,663<text:s/></text:p>
          </table:table-cell>
          <table:table-cell office:value-type="float" office:value="1.0357029639528632" table:style-name="ce6">
            <text:p>1.036</text:p>
          </table:table-cell>
          <table:table-cell office:value-type="float" office:value="28651.112104994001" table:style-name="ce5">
            <text:p><text:s/>28,65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8651.112104994001" table:style-name="ce5">
            <text:p><text:s/>28,651<text:s/></text:p>
          </table:table-cell>
          <table:table-cell office:value-type="float" office:value="1.0484065034597823" table:style-name="ce6">
            <text:p>1.048</text:p>
          </table:table-cell>
          <table:table-cell office:value-type="float" office:value="30038.012262230997" table:style-name="ce5">
            <text:p><text:s/>30,038<text:s/></text:p>
          </table:table-cell>
          <table:table-cell office:value-type="float" office:value="1.0327902060991052" table:style-name="ce6">
            <text:p>1.033</text:p>
          </table:table-cell>
          <table:table-cell office:value-type="float" office:value="31022.964875116999" table:style-name="ce5">
            <text:p><text:s/>31,02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1022.964875116999" table:style-name="ce5">
            <text:p><text:s/>31,023<text:s/></text:p>
          </table:table-cell>
          <table:table-cell office:value-type="float" office:value="1.0526062668334775" table:style-name="ce6">
            <text:p>1.053</text:p>
          </table:table-cell>
          <table:table-cell office:value-type="float" office:value="32654.967243303003" table:style-name="ce5">
            <text:p><text:s/>32,655<text:s/></text:p>
          </table:table-cell>
          <table:table-cell office:value-type="float" office:value="1.1980034440340097" table:style-name="ce6">
            <text:p>1.198</text:p>
          </table:table-cell>
          <table:table-cell office:value-type="float" office:value="39120.763222294772" table:style-name="ce5">
            <text:p><text:s/>39,12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9120.763222294772" table:style-name="ce5">
            <text:p><text:s/>39,121<text:s/></text:p>
          </table:table-cell>
          <table:table-cell office:value-type="float" office:value="1.0241587821694322" table:style-name="ce6">
            <text:p>1.024</text:p>
          </table:table-cell>
          <table:table-cell office:value-type="float" office:value="40065.873219284127" table:style-name="ce5">
            <text:p><text:s/>40,066<text:s/></text:p>
          </table:table-cell>
          <table:table-cell office:value-type="float" office:value="1.0689288539478112" table:style-name="ce6">
            <text:p>1.069</text:p>
          </table:table-cell>
          <table:table-cell office:value-type="float" office:value="42827.567942707683" table:style-name="ce5">
            <text:p><text:s/>42,82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2827.567942707683" table:style-name="ce5">
            <text:p><text:s/>42,828<text:s/></text:p>
          </table:table-cell>
          <table:table-cell office:value-type="float" office:value="1.0005009862797181" table:style-name="ce6">
            <text:p>1.001</text:p>
          </table:table-cell>
          <table:table-cell office:value-type="float" office:value="42849.023966640671" table:style-name="ce5">
            <text:p><text:s/>42,849<text:s/></text:p>
          </table:table-cell>
          <table:table-cell office:value-type="float" office:value="1.1078909158668671" table:style-name="ce6">
            <text:p>1.108</text:p>
          </table:table-cell>
          <table:table-cell office:value-type="float" office:value="47472.044406402871" table:style-name="ce5">
            <text:p><text:s/>47,47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7472.044406402871" table:style-name="ce5">
            <text:p><text:s/>47,472<text:s/></text:p>
          </table:table-cell>
          <table:table-cell office:value-type="float" office:value="1.0200428822926946" table:style-name="ce6">
            <text:p>1.020</text:p>
          </table:table-cell>
          <table:table-cell office:value-type="float" office:value="48423.521004633971" table:style-name="ce5">
            <text:p><text:s/>48,424<text:s/></text:p>
          </table:table-cell>
          <table:table-cell office:value-type="float" office:value="1.1359091516086002" table:style-name="ce6">
            <text:p>1.136</text:p>
          </table:table-cell>
          <table:table-cell office:value-type="float" office:value="55004.720662275002" table:style-name="ce5">
            <text:p><text:s/>55,00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5004.720662275002" table:style-name="ce5">
            <text:p><text:s/>55,005<text:s/></text:p>
          </table:table-cell>
          <table:table-cell office:value-type="float" office:value="1.0021227716866923" table:style-name="ce6">
            <text:p>1.002</text:p>
          </table:table-cell>
          <table:table-cell office:value-type="float" office:value="55121.4831259313" table:style-name="ce5">
            <text:p><text:s/>55,121<text:s/></text:p>
          </table:table-cell>
          <table:table-cell office:value-type="float" office:value="1.1191038921374887" table:style-name="ce6">
            <text:p>1.119</text:p>
          </table:table-cell>
          <table:table-cell office:value-type="float" office:value="61686.666306620631" table:style-name="ce5">
            <text:p><text:s/>61,68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1686.666306620631" table:style-name="ce5">
            <text:p><text:s/>61,687<text:s/></text:p>
          </table:table-cell>
          <table:table-cell office:value-type="float" office:value="0.98053500874331823" table:style-name="ce6">
            <text:p>0.981</text:p>
          </table:table-cell>
          <table:table-cell office:value-type="float" office:value="60485.935886308413" table:style-name="ce5">
            <text:p><text:s/>60,486<text:s/></text:p>
          </table:table-cell>
          <table:table-cell office:value-type="float" office:value="1.0766868186412943" table:style-name="ce6">
            <text:p>1.077</text:p>
          </table:table-cell>
          <table:table-cell office:value-type="float" office:value="65124.4098819707" table:style-name="ce5">
            <text:p><text:s/>65,12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5124.4098819707" table:style-name="ce5">
            <text:p><text:s/>65,124<text:s/></text:p>
          </table:table-cell>
          <table:table-cell office:value-type="float" office:value="0.99748019004425725" table:style-name="ce6">
            <text:p>0.997</text:p>
          </table:table-cell>
          <table:table-cell office:value-type="float" office:value="64960.308745588241" table:style-name="ce5">
            <text:p><text:s/>64,960<text:s/></text:p>
          </table:table-cell>
          <table:table-cell office:value-type="float" office:value="1.0559947664607092" table:style-name="ce6">
            <text:p>1.056</text:p>
          </table:table-cell>
          <table:table-cell office:value-type="float" office:value="68597.746063013023" table:style-name="ce5">
            <text:p><text:s/>68,59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8597.746063013023" table:style-name="ce5">
            <text:p><text:s/>68,598<text:s/></text:p>
          </table:table-cell>
          <table:table-cell office:value-type="float" office:value="0.99097196342492266" table:style-name="ce6">
            <text:p>0.991</text:p>
          </table:table-cell>
          <table:table-cell office:value-type="float" office:value="67978.443102588266" table:style-name="ce5">
            <text:p><text:s/>67,978<text:s/></text:p>
          </table:table-cell>
          <table:table-cell office:value-type="float" office:value="1.0471192688522823" table:style-name="ce6">
            <text:p>1.047</text:p>
          </table:table-cell>
          <table:table-cell office:value-type="float" office:value="71181.537639298709" table:style-name="ce5">
            <text:p><text:s/>71,18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1181.537639298709" table:style-name="ce5">
            <text:p><text:s/>71,182<text:s/></text:p>
          </table:table-cell>
          <table:table-cell office:value-type="float" office:value="1.0021911810368269" table:style-name="ce6">
            <text:p>1.002</text:p>
          </table:table-cell>
          <table:table-cell office:value-type="float" office:value="71337.509274746131" table:style-name="ce5">
            <text:p><text:s/>71,338<text:s/></text:p>
          </table:table-cell>
          <table:table-cell office:value-type="float" office:value="1.0793871965608259" table:style-name="ce6">
            <text:p>1.079</text:p>
          </table:table-cell>
          <table:table-cell office:value-type="float" office:value="77000.794145700129" table:style-name="ce5">
            <text:p><text:s/>77,00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631.6803458836002" table:style-name="ce5">
            <text:p><text:s/>3,63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631.6803458836002" table:style-name="ce5">
            <text:p><text:s/>3,632<text:s/></text:p>
          </table:table-cell>
          <table:table-cell office:value-type="float" office:value="0.96739865072500109" table:style-name="ce6">
            <text:p>0.967</text:p>
          </table:table-cell>
          <table:table-cell office:value-type="float" office:value="3513.2826664723002" table:style-name="ce5">
            <text:p><text:s/>3,513<text:s/></text:p>
          </table:table-cell>
          <table:table-cell office:value-type="float" office:value="1.3970863848737516" table:style-name="ce6">
            <text:p>1.397</text:p>
          </table:table-cell>
          <table:table-cell office:value-type="float" office:value="4908.3593795413999" table:style-name="ce5">
            <text:p><text:s/>4,90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908.3593795413999" table:style-name="ce5">
            <text:p><text:s/>4,908<text:s/></text:p>
          </table:table-cell>
          <table:table-cell office:value-type="float" office:value="1.0260526193266939" table:style-name="ce6">
            <text:p>1.026</text:p>
          </table:table-cell>
          <table:table-cell office:value-type="float" office:value="5036.2349979751998" table:style-name="ce5">
            <text:p><text:s/>5,036<text:s/></text:p>
          </table:table-cell>
          <table:table-cell office:value-type="float" office:value="1.0676024721134898" table:style-name="ce6">
            <text:p>1.068</text:p>
          </table:table-cell>
          <table:table-cell office:value-type="float" office:value="5376.6969339827992" table:style-name="ce5">
            <text:p><text:s/>5,37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376.6969339827992" table:style-name="ce5">
            <text:p><text:s/>5,377<text:s/></text:p>
          </table:table-cell>
          <table:table-cell office:value-type="float" office:value="1.054372514608285" table:style-name="ce6">
            <text:p>1.054</text:p>
          </table:table-cell>
          <table:table-cell office:value-type="float" office:value="5669.0414665701001" table:style-name="ce5">
            <text:p><text:s/>5,669<text:s/></text:p>
          </table:table-cell>
          <table:table-cell office:value-type="float" office:value="1.1314517368980661" table:style-name="ce6">
            <text:p>1.131</text:p>
          </table:table-cell>
          <table:table-cell office:value-type="float" office:value="6414.2468138978993" table:style-name="ce5">
            <text:p><text:s/>6,41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414.2468138978993" table:style-name="ce5">
            <text:p><text:s/>6,414<text:s/></text:p>
          </table:table-cell>
          <table:table-cell office:value-type="float" office:value="1.0036269558421878" table:style-name="ce6">
            <text:p>1.004</text:p>
          </table:table-cell>
          <table:table-cell office:value-type="float" office:value="6437.5110038528001" table:style-name="ce5">
            <text:p><text:s/>6,438<text:s/></text:p>
          </table:table-cell>
          <table:table-cell office:value-type="float" office:value="1.0522527478897947" table:style-name="ce6">
            <text:p>1.052</text:p>
          </table:table-cell>
          <table:table-cell office:value-type="float" office:value="6773.8886433749003" table:style-name="ce5">
            <text:p><text:s/>6,77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773.8886433749003" table:style-name="ce5">
            <text:p><text:s/>6,774<text:s/></text:p>
          </table:table-cell>
          <table:table-cell office:value-type="float" office:value="1.0985565948723039" table:style-name="ce6">
            <text:p>1.099</text:p>
          </table:table-cell>
          <table:table-cell office:value-type="float" office:value="7441.5000421100995" table:style-name="ce5">
            <text:p><text:s/>7,442<text:s/></text:p>
          </table:table-cell>
          <table:table-cell office:value-type="float" office:value="1.1067024448461533" table:style-name="ce6">
            <text:p>1.107</text:p>
          </table:table-cell>
          <table:table-cell office:value-type="float" office:value="8235.5262899259997" table:style-name="ce5">
            <text:p><text:s/>8,23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235.5262899259997" table:style-name="ce5">
            <text:p><text:s/>8,236<text:s/></text:p>
          </table:table-cell>
          <table:table-cell office:value-type="float" office:value="1.0649579412908785" table:style-name="ce6">
            <text:p>1.065</text:p>
          </table:table-cell>
          <table:table-cell office:value-type="float" office:value="8770.4891231665006" table:style-name="ce5">
            <text:p><text:s/>8,770<text:s/></text:p>
          </table:table-cell>
          <table:table-cell office:value-type="float" office:value="0.90258484193236932" table:style-name="ce6">
            <text:p>0.903</text:p>
          </table:table-cell>
          <table:table-cell office:value-type="float" office:value="7916.1105389027998" table:style-name="ce5">
            <text:p><text:s/>7,91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916.1105389027998" table:style-name="ce5">
            <text:p><text:s/>7,916<text:s/></text:p>
          </table:table-cell>
          <table:table-cell office:value-type="float" office:value="1.0373314473315403" table:style-name="ce6">
            <text:p>1.037</text:p>
          </table:table-cell>
          <table:table-cell office:value-type="float" office:value="8211.6304025565005" table:style-name="ce5">
            <text:p><text:s/>8,212<text:s/></text:p>
          </table:table-cell>
          <table:table-cell office:value-type="float" office:value="1.0473250188163381" table:style-name="ce6">
            <text:p>1.047</text:p>
          </table:table-cell>
          <table:table-cell office:value-type="float" office:value="8600.245965870301" table:style-name="ce5">
            <text:p><text:s/>8,60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600.245965870301" table:style-name="ce5">
            <text:p><text:s/>8,600<text:s/></text:p>
          </table:table-cell>
          <table:table-cell office:value-type="float" office:value="1.1047135923083646" table:style-name="ce6">
            <text:p>1.105</text:p>
          </table:table-cell>
          <table:table-cell office:value-type="float" office:value="9500.8086156920999" table:style-name="ce5">
            <text:p><text:s/>9,501<text:s/></text:p>
          </table:table-cell>
          <table:table-cell office:value-type="float" office:value="1.0954771881670915" table:style-name="ce6">
            <text:p>1.095</text:p>
          </table:table-cell>
          <table:table-cell office:value-type="float" office:value="10407.919107632059" table:style-name="ce5">
            <text:p><text:s/>10,40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407.919107632059" table:style-name="ce5">
            <text:p><text:s/>10,408<text:s/></text:p>
          </table:table-cell>
          <table:table-cell office:value-type="float" office:value="1.0358222396951697" table:style-name="ce6">
            <text:p>1.036</text:p>
          </table:table-cell>
          <table:table-cell office:value-type="float" office:value="10780.754080633591" table:style-name="ce5">
            <text:p><text:s/>10,781<text:s/></text:p>
          </table:table-cell>
          <table:table-cell office:value-type="float" office:value="1.0627096515623968" table:style-name="ce6">
            <text:p>1.063</text:p>
          </table:table-cell>
          <table:table-cell office:value-type="float" office:value="11456.81141261001" table:style-name="ce5">
            <text:p><text:s/>11,45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456.81141261001" table:style-name="ce5">
            <text:p><text:s/>11,457<text:s/></text:p>
          </table:table-cell>
          <table:table-cell office:value-type="float" office:value="1.0290583417257155" table:style-name="ce6">
            <text:p>1.029</text:p>
          </table:table-cell>
          <table:table-cell office:value-type="float" office:value="11789.727353724711" table:style-name="ce5">
            <text:p><text:s/>11,790<text:s/></text:p>
          </table:table-cell>
          <table:table-cell office:value-type="float" office:value="1.1043286602429101" table:style-name="ce6">
            <text:p>1.104</text:p>
          </table:table-cell>
          <table:table-cell office:value-type="float" office:value="13019.733813167999" table:style-name="ce5">
            <text:p><text:s/>13,02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019.733813167999" table:style-name="ce5">
            <text:p><text:s/>13,020<text:s/></text:p>
          </table:table-cell>
          <table:table-cell office:value-type="float" office:value="1.0088926757132732" table:style-name="ce6">
            <text:p>1.009</text:p>
          </table:table-cell>
          <table:table-cell office:value-type="float" office:value="13135.514083841641" table:style-name="ce5">
            <text:p><text:s/>13,136<text:s/></text:p>
          </table:table-cell>
          <table:table-cell office:value-type="float" office:value="1.1007976379859457" table:style-name="ce6">
            <text:p>1.101</text:p>
          </table:table-cell>
          <table:table-cell office:value-type="float" office:value="14459.542877224001" table:style-name="ce5">
            <text:p><text:s/>14,4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459.542877224001" table:style-name="ce5">
            <text:p><text:s/>14,460<text:s/></text:p>
          </table:table-cell>
          <table:table-cell office:value-type="float" office:value="1.0228336940021812" table:style-name="ce6">
            <text:p>1.023</text:p>
          </table:table-cell>
          <table:table-cell office:value-type="float" office:value="14789.707654693952" table:style-name="ce5">
            <text:p><text:s/>14,790<text:s/></text:p>
          </table:table-cell>
          <table:table-cell office:value-type="float" office:value="1.1067961748258617" table:style-name="ce6">
            <text:p>1.107</text:p>
          </table:table-cell>
          <table:table-cell office:value-type="float" office:value="16369.191859008029" table:style-name="ce5">
            <text:p><text:s/>16,36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6369.191859008029" table:style-name="ce5">
            <text:p><text:s/>16,369<text:s/></text:p>
          </table:table-cell>
          <table:table-cell office:value-type="float" office:value="0.9371099420750808" table:style-name="ce6">
            <text:p>0.937</text:p>
          </table:table-cell>
          <table:table-cell office:value-type="float" office:value="15339.7324348109" table:style-name="ce5">
            <text:p><text:s/>15,340<text:s/></text:p>
          </table:table-cell>
          <table:table-cell office:value-type="float" office:value="1.0681983558633079" table:style-name="ce6">
            <text:p>1.068</text:p>
          </table:table-cell>
          <table:table-cell office:value-type="float" office:value="16385.876966248059" table:style-name="ce5">
            <text:p><text:s/>16,38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385.876966248059" table:style-name="ce5">
            <text:p><text:s/>16,386<text:s/></text:p>
          </table:table-cell>
          <table:table-cell office:value-type="float" office:value="0.99167143138325553" table:style-name="ce6">
            <text:p>0.992</text:p>
          </table:table-cell>
          <table:table-cell office:value-type="float" office:value="16249.40606558913" table:style-name="ce5">
            <text:p><text:s/>16,249<text:s/></text:p>
          </table:table-cell>
          <table:table-cell office:value-type="float" office:value="1.0987309372561134" table:style-name="ce6">
            <text:p>1.099</text:p>
          </table:table-cell>
          <table:table-cell office:value-type="float" office:value="17853.725156299919" table:style-name="ce5">
            <text:p><text:s/>17,85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853.725156299919" table:style-name="ce5">
            <text:p><text:s/>17,854<text:s/></text:p>
          </table:table-cell>
          <table:table-cell office:value-type="float" office:value="0.97632109107416598" table:style-name="ce6">
            <text:p>0.976</text:p>
          </table:table-cell>
          <table:table-cell office:value-type="float" office:value="17430.968424337021" table:style-name="ce5">
            <text:p><text:s/>17,431<text:s/></text:p>
          </table:table-cell>
          <table:table-cell office:value-type="float" office:value="1.0304856093736001" table:style-name="ce6">
            <text:p>1.030</text:p>
          </table:table-cell>
          <table:table-cell office:value-type="float" office:value="17962.362118724919" table:style-name="ce5">
            <text:p><text:s/>17,96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962.362118724919" table:style-name="ce5">
            <text:p><text:s/>17,962<text:s/></text:p>
          </table:table-cell>
          <table:table-cell office:value-type="float" office:value="1.0289616484839741" table:style-name="ce6">
            <text:p>1.029</text:p>
          </table:table-cell>
          <table:table-cell office:value-type="float" office:value="18482.581736349282" table:style-name="ce5">
            <text:p><text:s/>18,483<text:s/></text:p>
          </table:table-cell>
          <table:table-cell office:value-type="float" office:value="1.0646751752445678" table:style-name="ce6">
            <text:p>1.065</text:p>
          </table:table-cell>
          <table:table-cell office:value-type="float" office:value="19677.945949119719" table:style-name="ce5">
            <text:p><text:s/>19,67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157.4381758524" table:style-name="ce5">
            <text:p><text:s/>10,15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157.4381758524" table:style-name="ce5">
            <text:p><text:s/>10,157<text:s/></text:p>
          </table:table-cell>
          <table:table-cell office:value-type="float" office:value="1.0141258028619269" table:style-name="ce6">
            <text:p>1.014</text:p>
          </table:table-cell>
          <table:table-cell office:value-type="float" office:value="10300.9201451067" table:style-name="ce5">
            <text:p><text:s/>10,301<text:s/></text:p>
          </table:table-cell>
          <table:table-cell office:value-type="float" office:value="1.2069609592260184" table:style-name="ce6">
            <text:p>1.207</text:p>
          </table:table-cell>
          <table:table-cell office:value-type="float" office:value="12432.808459248599" table:style-name="ce5">
            <text:p><text:s/>12,43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432.808459248599" table:style-name="ce5">
            <text:p><text:s/>12,433<text:s/></text:p>
          </table:table-cell>
          <table:table-cell office:value-type="float" office:value="1.032976351165952" table:style-name="ce6">
            <text:p>1.033</text:p>
          </table:table-cell>
          <table:table-cell office:value-type="float" office:value="12842.797116979802" table:style-name="ce5">
            <text:p><text:s/>12,843<text:s/></text:p>
          </table:table-cell>
          <table:table-cell office:value-type="float" office:value="1.0364154981447204" table:style-name="ce6">
            <text:p>1.036</text:p>
          </table:table-cell>
          <table:table-cell office:value-type="float" office:value="13310.4739715662" table:style-name="ce5">
            <text:p><text:s/>13,31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310.4739715662" table:style-name="ce5">
            <text:p><text:s/>13,310<text:s/></text:p>
          </table:table-cell>
          <table:table-cell office:value-type="float" office:value="1.0115858720573083" table:style-name="ce6">
            <text:p>1.012</text:p>
          </table:table-cell>
          <table:table-cell office:value-type="float" office:value="13464.687420022899" table:style-name="ce5">
            <text:p><text:s/>13,465<text:s/></text:p>
          </table:table-cell>
          <table:table-cell office:value-type="float" office:value="1.0982992034671348" table:style-name="ce6">
            <text:p>1.098</text:p>
          </table:table-cell>
          <table:table-cell office:value-type="float" office:value="14788.2554683451" table:style-name="ce5">
            <text:p><text:s/>14,78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788.2554683451" table:style-name="ce5">
            <text:p><text:s/>14,788<text:s/></text:p>
          </table:table-cell>
          <table:table-cell office:value-type="float" office:value="1.032586011158896" table:style-name="ce6">
            <text:p>1.033</text:p>
          </table:table-cell>
          <table:table-cell office:value-type="float" office:value="15270.145726057199" table:style-name="ce5">
            <text:p><text:s/>15,270<text:s/></text:p>
          </table:table-cell>
          <table:table-cell office:value-type="float" office:value="1.0740447947798888" table:style-name="ce6">
            <text:p>1.074</text:p>
          </table:table-cell>
          <table:table-cell office:value-type="float" office:value="16400.820532602102" table:style-name="ce5">
            <text:p><text:s/>16,40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400.820532602102" table:style-name="ce5">
            <text:p><text:s/>16,401<text:s/></text:p>
          </table:table-cell>
          <table:table-cell office:value-type="float" office:value="1.0162866054393329" table:style-name="ce6">
            <text:p>1.016</text:p>
          </table:table-cell>
          <table:table-cell office:value-type="float" office:value="16667.934225497902" table:style-name="ce5">
            <text:p><text:s/>16,668<text:s/></text:p>
          </table:table-cell>
          <table:table-cell office:value-type="float" office:value="1.1190766986914846" table:style-name="ce6">
            <text:p>1.119</text:p>
          </table:table-cell>
          <table:table-cell office:value-type="float" office:value="18652.696807076998" table:style-name="ce5">
            <text:p><text:s/>18,65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652.696807076998" table:style-name="ce5">
            <text:p><text:s/>18,653<text:s/></text:p>
          </table:table-cell>
          <table:table-cell office:value-type="float" office:value="1.012880667780508" table:style-name="ce6">
            <text:p>1.013</text:p>
          </table:table-cell>
          <table:table-cell office:value-type="float" office:value="18892.955997859503" table:style-name="ce5">
            <text:p><text:s/>18,893<text:s/></text:p>
          </table:table-cell>
          <table:table-cell office:value-type="float" office:value="1.0974990662361357" table:style-name="ce6">
            <text:p>1.097</text:p>
          </table:table-cell>
          <table:table-cell office:value-type="float" office:value="20735.001566091203" table:style-name="ce5">
            <text:p><text:s/>20,73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735.001566091203" table:style-name="ce5">
            <text:p><text:s/>20,735<text:s/></text:p>
          </table:table-cell>
          <table:table-cell office:value-type="float" office:value="1.0526346858525479" table:style-name="ce6">
            <text:p>1.053</text:p>
          </table:table-cell>
          <table:table-cell office:value-type="float" office:value="21826.3818596745" table:style-name="ce5">
            <text:p><text:s/>21,826<text:s/></text:p>
          </table:table-cell>
          <table:table-cell office:value-type="float" office:value="1.0273218462595475" table:style-name="ce6">
            <text:p>1.027</text:p>
          </table:table-cell>
          <table:table-cell office:value-type="float" office:value="22422.718909246702" table:style-name="ce5">
            <text:p><text:s/>22,42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422.718909246702" table:style-name="ce5">
            <text:p><text:s/>22,423<text:s/></text:p>
          </table:table-cell>
          <table:table-cell office:value-type="float" office:value="1.0326204739632432" table:style-name="ce6">
            <text:p>1.033</text:p>
          </table:table-cell>
          <table:table-cell office:value-type="float" office:value="23154.158627610901" table:style-name="ce5">
            <text:p><text:s/>23,154<text:s/></text:p>
          </table:table-cell>
          <table:table-cell office:value-type="float" office:value="1.2400728774667364" table:style-name="ce6">
            <text:p>1.240</text:p>
          </table:table-cell>
          <table:table-cell office:value-type="float" office:value="28712.844114662712" table:style-name="ce5">
            <text:p><text:s/>28,71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8712.844114662712" table:style-name="ce5">
            <text:p><text:s/>28,713<text:s/></text:p>
          </table:table-cell>
          <table:table-cell office:value-type="float" office:value="1.0199309765936975" table:style-name="ce6">
            <text:p>1.020</text:p>
          </table:table-cell>
          <table:table-cell office:value-type="float" office:value="29285.119138650534" table:style-name="ce5">
            <text:p><text:s/>29,285<text:s/></text:p>
          </table:table-cell>
          <table:table-cell office:value-type="float" office:value="1.0712183338429553" table:style-name="ce6">
            <text:p>1.071</text:p>
          </table:table-cell>
          <table:table-cell office:value-type="float" office:value="31370.756530097671" table:style-name="ce5">
            <text:p><text:s/>31,37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1370.756530097671" table:style-name="ce5">
            <text:p><text:s/>31,371<text:s/></text:p>
          </table:table-cell>
          <table:table-cell office:value-type="float" office:value="0.99007164787744639" table:style-name="ce6">
            <text:p>0.990</text:p>
          </table:table-cell>
          <table:table-cell office:value-type="float" office:value="31059.296612915961" table:style-name="ce5">
            <text:p><text:s/>31,059<text:s/></text:p>
          </table:table-cell>
          <table:table-cell office:value-type="float" office:value="1.1092431043305704" table:style-name="ce6">
            <text:p>1.109</text:p>
          </table:table-cell>
          <table:table-cell office:value-type="float" office:value="34452.31059323487" table:style-name="ce5">
            <text:p><text:s/>34,45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4452.31059323487" table:style-name="ce5">
            <text:p><text:s/>34,452<text:s/></text:p>
          </table:table-cell>
          <table:table-cell office:value-type="float" office:value="1.0242566119127452" table:style-name="ce6">
            <text:p>1.024</text:p>
          </table:table-cell>
          <table:table-cell office:value-type="float" office:value="35288.00692079233" table:style-name="ce5">
            <text:p><text:s/>35,288<text:s/></text:p>
          </table:table-cell>
          <table:table-cell office:value-type="float" office:value="1.1489789682953462" table:style-name="ce6">
            <text:p>1.149</text:p>
          </table:table-cell>
          <table:table-cell office:value-type="float" office:value="40545.177785051004" table:style-name="ce5">
            <text:p><text:s/>40,54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0545.177785051004" table:style-name="ce5">
            <text:p><text:s/>40,545<text:s/></text:p>
          </table:table-cell>
          <table:table-cell office:value-type="float" office:value="0.99473667830623413" table:style-name="ce6">
            <text:p>0.995</text:p>
          </table:table-cell>
          <table:table-cell office:value-type="float" office:value="40331.77547123735" table:style-name="ce5">
            <text:p><text:s/>40,332<text:s/></text:p>
          </table:table-cell>
          <table:table-cell office:value-type="float" office:value="1.123617145987803" table:style-name="ce6">
            <text:p>1.124</text:p>
          </table:table-cell>
          <table:table-cell office:value-type="float" office:value="45317.474447612592" table:style-name="ce5">
            <text:p><text:s/>45,31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5317.474447612592" table:style-name="ce5">
            <text:p><text:s/>45,317<text:s/></text:p>
          </table:table-cell>
          <table:table-cell office:value-type="float" office:value="0.99622064119409226" table:style-name="ce6">
            <text:p>0.996</text:p>
          </table:table-cell>
          <table:table-cell office:value-type="float" office:value="45146.203451497509" table:style-name="ce5">
            <text:p><text:s/>45,146<text:s/></text:p>
          </table:table-cell>
          <table:table-cell office:value-type="float" office:value="1.0795710201431339" table:style-name="ce6">
            <text:p>1.080</text:p>
          </table:table-cell>
          <table:table-cell office:value-type="float" office:value="48738.532915722644" table:style-name="ce5">
            <text:p><text:s/>48,73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8738.532915722644" table:style-name="ce5">
            <text:p><text:s/>48,739<text:s/></text:p>
          </table:table-cell>
          <table:table-cell office:value-type="float" office:value="0.99943309258464341" table:style-name="ce6">
            <text:p>0.999</text:p>
          </table:table-cell>
          <table:table-cell office:value-type="float" office:value="48710.902679999112" table:style-name="ce5">
            <text:p><text:s/>48,711<text:s/></text:p>
          </table:table-cell>
          <table:table-cell office:value-type="float" office:value="1.0417384633594318" table:style-name="ce6">
            <text:p>1.042</text:p>
          </table:table-cell>
          <table:table-cell office:value-type="float" office:value="50744.020906713107" table:style-name="ce5">
            <text:p><text:s/>50,74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0744.020906713107" table:style-name="ce5">
            <text:p><text:s/>50,744<text:s/></text:p>
          </table:table-cell>
          <table:table-cell office:value-type="float" office:value="0.99612671158197774" table:style-name="ce6">
            <text:p>0.996</text:p>
          </table:table-cell>
          <table:table-cell office:value-type="float" office:value="50547.474678251252" table:style-name="ce5">
            <text:p><text:s/>50,547<text:s/></text:p>
          </table:table-cell>
          <table:table-cell office:value-type="float" office:value="1.0528552783166452" table:style-name="ce6">
            <text:p>1.053</text:p>
          </table:table-cell>
          <table:table-cell office:value-type="float" office:value="53219.175520573794" table:style-name="ce5">
            <text:p><text:s/>53,21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3219.175520573794" table:style-name="ce5">
            <text:p><text:s/>53,219<text:s/></text:p>
          </table:table-cell>
          <table:table-cell office:value-type="float" office:value="0.99315570039156031" table:style-name="ce6">
            <text:p>0.993</text:p>
          </table:table-cell>
          <table:table-cell office:value-type="float" office:value="52854.927538396842" table:style-name="ce5">
            <text:p><text:s/>52,855<text:s/></text:p>
          </table:table-cell>
          <table:table-cell office:value-type="float" office:value="1.0845317715162472" table:style-name="ce6">
            <text:p>1.085</text:p>
          </table:table-cell>
          <table:table-cell office:value-type="float" office:value="57322.848196580417" table:style-name="ce5">
            <text:p><text:s/>57,32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7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512.1862558016992" table:style-name="ce5">
            <text:p><text:s/>7,51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512.1862558016992" table:style-name="ce5">
            <text:p><text:s/>7,512<text:s/></text:p>
          </table:table-cell>
          <table:table-cell office:value-type="float" office:value="1.0054593813796253" table:style-name="ce6">
            <text:p>1.005</text:p>
          </table:table-cell>
          <table:table-cell office:value-type="float" office:value="7553.1981455669002" table:style-name="ce5">
            <text:p><text:s/>7,553<text:s/></text:p>
          </table:table-cell>
          <table:table-cell office:value-type="float" office:value="0.98281631978002892" table:style-name="ce6">
            <text:p>0.983</text:p>
          </table:table-cell>
          <table:table-cell office:value-type="float" office:value="7423.4064039954001" table:style-name="ce5">
            <text:p><text:s/>7,42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423.4064039954001" table:style-name="ce5">
            <text:p><text:s/>7,423<text:s/></text:p>
          </table:table-cell>
          <table:table-cell office:value-type="float" office:value="1.0038477859367534" table:style-name="ce6">
            <text:p>1.004</text:p>
          </table:table-cell>
          <table:table-cell office:value-type="float" office:value="7451.9700827594997" table:style-name="ce5">
            <text:p><text:s/>7,452<text:s/></text:p>
          </table:table-cell>
          <table:table-cell office:value-type="float" office:value="1.1633116340121488" table:style-name="ce6">
            <text:p>1.163</text:p>
          </table:table-cell>
          <table:table-cell office:value-type="float" office:value="8668.9634935846007" table:style-name="ce5">
            <text:p><text:s/>8,66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668.9634935846007" table:style-name="ce5">
            <text:p><text:s/>8,669<text:s/></text:p>
          </table:table-cell>
          <table:table-cell office:value-type="float" office:value="1.0218288399035063" table:style-name="ce6">
            <text:p>1.022</text:p>
          </table:table-cell>
          <table:table-cell office:value-type="float" office:value="8858.1969098153986" table:style-name="ce5">
            <text:p><text:s/>8,858<text:s/></text:p>
          </table:table-cell>
          <table:table-cell office:value-type="float" office:value="0.99926309200610941" table:style-name="ce6">
            <text:p>0.999</text:p>
          </table:table-cell>
          <table:table-cell office:value-type="float" office:value="8851.6692337010991" table:style-name="ce5">
            <text:p><text:s/>8,85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851.6692337010991" table:style-name="ce5">
            <text:p><text:s/>8,852<text:s/></text:p>
          </table:table-cell>
          <table:table-cell office:value-type="float" office:value="1.0140753688028405" table:style-name="ce6">
            <text:p>1.014</text:p>
          </table:table-cell>
          <table:table-cell office:value-type="float" office:value="8976.2597426861994" table:style-name="ce5">
            <text:p><text:s/>8,976<text:s/></text:p>
          </table:table-cell>
          <table:table-cell office:value-type="float" office:value="1.2231330602246389" table:style-name="ce6">
            <text:p>1.223</text:p>
          </table:table-cell>
          <table:table-cell office:value-type="float" office:value="10979.160048443" table:style-name="ce5">
            <text:p><text:s/>10,97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979.160048443" table:style-name="ce5">
            <text:p><text:s/>10,979<text:s/></text:p>
          </table:table-cell>
          <table:table-cell office:value-type="float" office:value="0.99624188706222083" table:style-name="ce6">
            <text:p>0.996</text:p>
          </table:table-cell>
          <table:table-cell office:value-type="float" office:value="10937.899125018999" table:style-name="ce5">
            <text:p><text:s/>10,938<text:s/></text:p>
          </table:table-cell>
          <table:table-cell office:value-type="float" office:value="1.0844207490916495" table:style-name="ce6">
            <text:p>1.084</text:p>
          </table:table-cell>
          <table:table-cell office:value-type="float" office:value="11861.284762642001" table:style-name="ce5">
            <text:p><text:s/>11,86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861.284762642001" table:style-name="ce5">
            <text:p><text:s/>11,861<text:s/></text:p>
          </table:table-cell>
          <table:table-cell office:value-type="float" office:value="1.0001237718534186" table:style-name="ce6">
            <text:p>1.000</text:p>
          </table:table-cell>
          <table:table-cell office:value-type="float" office:value="11862.752855840999" table:style-name="ce5">
            <text:p><text:s/>11,863<text:s/></text:p>
          </table:table-cell>
          <table:table-cell office:value-type="float" office:value="1.0742743403428625" table:style-name="ce6">
            <text:p>1.074</text:p>
          </table:table-cell>
          <table:table-cell office:value-type="float" office:value="12743.850998858999" table:style-name="ce5">
            <text:p><text:s/>12,74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743.850998858999" table:style-name="ce5">
            <text:p><text:s/>12,744<text:s/></text:p>
          </table:table-cell>
          <table:table-cell office:value-type="float" office:value="1.0186552767122972" table:style-name="ce6">
            <text:p>1.019</text:p>
          </table:table-cell>
          <table:table-cell office:value-type="float" office:value="12981.591065622999" table:style-name="ce5">
            <text:p><text:s/>12,982<text:s/></text:p>
          </table:table-cell>
          <table:table-cell office:value-type="float" office:value="1.077968734284916" table:style-name="ce6">
            <text:p>1.078</text:p>
          </table:table-cell>
          <table:table-cell office:value-type="float" office:value="13993.749290014001" table:style-name="ce5">
            <text:p><text:s/>13,99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993.749290014001" table:style-name="ce5">
            <text:p><text:s/>13,994<text:s/></text:p>
          </table:table-cell>
          <table:table-cell office:value-type="float" office:value="1.0174089407455547" table:style-name="ce6">
            <text:p>1.017</text:p>
          </table:table-cell>
          <table:table-cell office:value-type="float" office:value="14237.365642212" table:style-name="ce5">
            <text:p><text:s/>14,237<text:s/></text:p>
          </table:table-cell>
          <table:table-cell office:value-type="float" office:value="1.0686261358154148" table:style-name="ce6">
            <text:p>1.069</text:p>
          </table:table-cell>
          <table:table-cell office:value-type="float" office:value="15214.421030428161" table:style-name="ce5">
            <text:p><text:s/>15,21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214.421030428161" table:style-name="ce5">
            <text:p><text:s/>15,214<text:s/></text:p>
          </table:table-cell>
          <table:table-cell office:value-type="float" office:value="1.0164692587468376" table:style-name="ce6">
            <text:p>1.016</text:p>
          </table:table-cell>
          <table:table-cell office:value-type="float" office:value="15464.991267061609" table:style-name="ce5">
            <text:p><text:s/>15,465<text:s/></text:p>
          </table:table-cell>
          <table:table-cell office:value-type="float" office:value="1.0481498791894084" table:style-name="ce6">
            <text:p>1.048</text:p>
          </table:table-cell>
          <table:table-cell office:value-type="float" office:value="16209.628728235881" table:style-name="ce5">
            <text:p><text:s/>16,21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6209.628728235881" table:style-name="ce5">
            <text:p><text:s/>16,210<text:s/></text:p>
          </table:table-cell>
          <table:table-cell office:value-type="float" office:value="0.94010693110490395" table:style-name="ce6">
            <text:p>0.940</text:p>
          </table:table-cell>
          <table:table-cell office:value-type="float" office:value="15238.784318051719" table:style-name="ce5">
            <text:p><text:s/>15,239<text:s/></text:p>
          </table:table-cell>
          <table:table-cell office:value-type="float" office:value="1.1889874877146607" table:style-name="ce6">
            <text:p>1.189</text:p>
          </table:table-cell>
          <table:table-cell office:value-type="float" office:value="18118.723882145881" table:style-name="ce5">
            <text:p><text:s/>18,11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8118.723882145881" table:style-name="ce5">
            <text:p><text:s/>18,119<text:s/></text:p>
          </table:table-cell>
          <table:table-cell office:value-type="float" office:value="1.0296329978707384" table:style-name="ce6">
            <text:p>1.030</text:p>
          </table:table-cell>
          <table:table-cell office:value-type="float" office:value="18655.635988366008" table:style-name="ce5">
            <text:p><text:s/>18,656<text:s/></text:p>
          </table:table-cell>
          <table:table-cell office:value-type="float" office:value="1.1528787429803786" table:style-name="ce6">
            <text:p>1.153</text:p>
          </table:table-cell>
          <table:table-cell office:value-type="float" office:value="21507.686167766919" table:style-name="ce5">
            <text:p><text:s/>21,50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507.686167766919" table:style-name="ce5">
            <text:p><text:s/>21,508<text:s/></text:p>
          </table:table-cell>
          <table:table-cell office:value-type="float" office:value="1.0447038088725911" table:style-name="ce6">
            <text:p>1.045</text:p>
          </table:table-cell>
          <table:table-cell office:value-type="float" office:value="22469.161659502442" table:style-name="ce5">
            <text:p><text:s/>22,469<text:s/></text:p>
          </table:table-cell>
          <table:table-cell office:value-type="float" office:value="1.1398672845757722" table:style-name="ce6">
            <text:p>1.140</text:p>
          </table:table-cell>
          <table:table-cell office:value-type="float" office:value="25611.8622875111" table:style-name="ce5">
            <text:p><text:s/>25,61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5611.8622875111" table:style-name="ce5">
            <text:p><text:s/>25,612<text:s/></text:p>
          </table:table-cell>
          <table:table-cell office:value-type="float" office:value="1.0034350185120602" table:style-name="ce6">
            <text:p>1.003</text:p>
          </table:table-cell>
          <table:table-cell office:value-type="float" office:value="25699.839508597037" table:style-name="ce5">
            <text:p><text:s/>25,700<text:s/></text:p>
          </table:table-cell>
          <table:table-cell office:value-type="float" office:value="1.1416874813227409" table:style-name="ce6">
            <text:p>1.142</text:p>
          </table:table-cell>
          <table:table-cell office:value-type="float" office:value="29341.185038968819" table:style-name="ce5">
            <text:p><text:s/>29,34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341.185038968819" table:style-name="ce5">
            <text:p><text:s/>29,341<text:s/></text:p>
          </table:table-cell>
          <table:table-cell office:value-type="float" office:value="1.0160085025258769" table:style-name="ce6">
            <text:p>1.016</text:p>
          </table:table-cell>
          <table:table-cell office:value-type="float" office:value="29810.893473777371" table:style-name="ce5">
            <text:p><text:s/>29,811<text:s/></text:p>
          </table:table-cell>
          <table:table-cell office:value-type="float" office:value="1.141379879311019" table:style-name="ce6">
            <text:p>1.141</text:p>
          </table:table-cell>
          <table:table-cell office:value-type="float" office:value="34025.553995253656" table:style-name="ce5">
            <text:p><text:s/>34,02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4025.553995253656" table:style-name="ce5">
            <text:p><text:s/>34,026<text:s/></text:p>
          </table:table-cell>
          <table:table-cell office:value-type="float" office:value="0.99076091908207675" table:style-name="ce6">
            <text:p>0.991</text:p>
          </table:table-cell>
          <table:table-cell office:value-type="float" office:value="33711.189148614343" table:style-name="ce5">
            <text:p><text:s/>33,711<text:s/></text:p>
          </table:table-cell>
          <table:table-cell office:value-type="float" office:value="1.1418154060208916" table:style-name="ce6">
            <text:p>1.142</text:p>
          </table:table-cell>
          <table:table-cell office:value-type="float" office:value="38491.955125172157" table:style-name="ce5">
            <text:p><text:s/>38,49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8491.955125172157" table:style-name="ce5">
            <text:p><text:s/>38,492<text:s/></text:p>
          </table:table-cell>
          <table:table-cell office:value-type="float" office:value="1.0503897174787711" table:style-name="ce6">
            <text:p>1.050</text:p>
          </table:table-cell>
          <table:table-cell office:value-type="float" office:value="40431.553869135118" table:style-name="ce5">
            <text:p><text:s/>40,432<text:s/></text:p>
          </table:table-cell>
          <table:table-cell office:value-type="float" office:value="1.0167468008429374" table:style-name="ce6">
            <text:p>1.017</text:p>
          </table:table-cell>
          <table:table-cell office:value-type="float" office:value="41108.65304955202" table:style-name="ce5">
            <text:p><text:s/>41,10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211.0089598805998" table:style-name="ce5">
            <text:p><text:s/>3,21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211.0089598805998" table:style-name="ce5">
            <text:p><text:s/>3,211<text:s/></text:p>
          </table:table-cell>
          <table:table-cell office:value-type="float" office:value="1.0006814644375148" table:style-name="ce6">
            <text:p>1.001</text:p>
          </table:table-cell>
          <table:table-cell office:value-type="float" office:value="3213.1971482952999" table:style-name="ce5">
            <text:p><text:s/>3,213<text:s/></text:p>
          </table:table-cell>
          <table:table-cell office:value-type="float" office:value="1.0073773727040609" table:style-name="ce6">
            <text:p>1.007</text:p>
          </table:table-cell>
          <table:table-cell office:value-type="float" office:value="3236.9021012298999" table:style-name="ce5">
            <text:p><text:s/>3,23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236.9021012298999" table:style-name="ce5">
            <text:p><text:s/>3,237<text:s/></text:p>
          </table:table-cell>
          <table:table-cell office:value-type="float" office:value="1.0012418509532224" table:style-name="ce6">
            <text:p>1.001</text:p>
          </table:table-cell>
          <table:table-cell office:value-type="float" office:value="3240.9218511897998" table:style-name="ce5">
            <text:p><text:s/>3,241<text:s/></text:p>
          </table:table-cell>
          <table:table-cell office:value-type="float" office:value="1.1615691088658202" table:style-name="ce6">
            <text:p>1.162</text:p>
          </table:table-cell>
          <table:table-cell office:value-type="float" office:value="3764.5547065903002" table:style-name="ce5">
            <text:p><text:s/>3,76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764.5547065903002" table:style-name="ce5">
            <text:p><text:s/>3,765<text:s/></text:p>
          </table:table-cell>
          <table:table-cell office:value-type="float" office:value="1.0247595107983229" table:style-name="ce6">
            <text:p>1.025</text:p>
          </table:table-cell>
          <table:table-cell office:value-type="float" office:value="3857.7632394990001" table:style-name="ce5">
            <text:p><text:s/>3,858<text:s/></text:p>
          </table:table-cell>
          <table:table-cell office:value-type="float" office:value="1.0885480220557191" table:style-name="ce6">
            <text:p>1.089</text:p>
          </table:table-cell>
          <table:table-cell office:value-type="float" office:value="4199.3605439159001" table:style-name="ce5">
            <text:p><text:s/>4,19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199.3605439159001" table:style-name="ce5">
            <text:p><text:s/>4,199<text:s/></text:p>
          </table:table-cell>
          <table:table-cell office:value-type="float" office:value="1.028539372350687" table:style-name="ce6">
            <text:p>1.029</text:p>
          </table:table-cell>
          <table:table-cell office:value-type="float" office:value="4319.2076581134997" table:style-name="ce5">
            <text:p><text:s/>4,319<text:s/></text:p>
          </table:table-cell>
          <table:table-cell office:value-type="float" office:value="1.1268436869103884" table:style-name="ce6">
            <text:p>1.127</text:p>
          </table:table-cell>
          <table:table-cell office:value-type="float" office:value="4867.0718820002003" table:style-name="ce5">
            <text:p><text:s/>4,8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867.0718820002003" table:style-name="ce5">
            <text:p><text:s/>4,867<text:s/></text:p>
          </table:table-cell>
          <table:table-cell office:value-type="float" office:value="0.99112155693569881" table:style-name="ce6">
            <text:p>0.991</text:p>
          </table:table-cell>
          <table:table-cell office:value-type="float" office:value="4823.8598614060002" table:style-name="ce5">
            <text:p><text:s/>4,824<text:s/></text:p>
          </table:table-cell>
          <table:table-cell office:value-type="float" office:value="1.0747200821949134" table:style-name="ce6">
            <text:p>1.075</text:p>
          </table:table-cell>
          <table:table-cell office:value-type="float" office:value="5184.2990667469994" table:style-name="ce5">
            <text:p><text:s/>5,18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184.2990667469994" table:style-name="ce5">
            <text:p><text:s/>5,184<text:s/></text:p>
          </table:table-cell>
          <table:table-cell office:value-type="float" office:value="0.99356386818391318" table:style-name="ce6">
            <text:p>0.994</text:p>
          </table:table-cell>
          <table:table-cell office:value-type="float" office:value="5150.9322345793998" table:style-name="ce5">
            <text:p><text:s/>5,151<text:s/></text:p>
          </table:table-cell>
          <table:table-cell office:value-type="float" office:value="1.0899872306966678" table:style-name="ce6">
            <text:p>1.090</text:p>
          </table:table-cell>
          <table:table-cell office:value-type="float" office:value="5614.4503618753997" table:style-name="ce5">
            <text:p><text:s/>5,61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614.4503618753997" table:style-name="ce5">
            <text:p><text:s/>5,614<text:s/></text:p>
          </table:table-cell>
          <table:table-cell office:value-type="float" office:value="1.0215967630776415" table:style-name="ce6">
            <text:p>1.022</text:p>
          </table:table-cell>
          <table:table-cell office:value-type="float" office:value="5735.7043161520005" table:style-name="ce5">
            <text:p><text:s/>5,736<text:s/></text:p>
          </table:table-cell>
          <table:table-cell office:value-type="float" office:value="1.0592140280472226" table:style-name="ce6">
            <text:p>1.059</text:p>
          </table:table-cell>
          <table:table-cell office:value-type="float" office:value="6075.3384723992003" table:style-name="ce5">
            <text:p><text:s/>6,07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075.3384723992003" table:style-name="ce5">
            <text:p><text:s/>6,075<text:s/></text:p>
          </table:table-cell>
          <table:table-cell office:value-type="float" office:value="1.034211150013" table:style-name="ce6">
            <text:p>1.034</text:p>
          </table:table-cell>
          <table:table-cell office:value-type="float" office:value="6283.1827882581993" table:style-name="ce5">
            <text:p><text:s/>6,283<text:s/></text:p>
          </table:table-cell>
          <table:table-cell office:value-type="float" office:value="1.0596273424638931" table:style-name="ce6">
            <text:p>1.060</text:p>
          </table:table-cell>
          <table:table-cell office:value-type="float" office:value="6657.8322801369104" table:style-name="ce5">
            <text:p><text:s/>6,65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657.8322801369104" table:style-name="ce5">
            <text:p><text:s/>6,658<text:s/></text:p>
          </table:table-cell>
          <table:table-cell office:value-type="float" office:value="1.0094855182308409" table:style-name="ce6">
            <text:p>1.009</text:p>
          </table:table-cell>
          <table:table-cell office:value-type="float" office:value="6720.9852696080306" table:style-name="ce5">
            <text:p><text:s/>6,721<text:s/></text:p>
          </table:table-cell>
          <table:table-cell office:value-type="float" office:value="1.0033487887914032" table:style-name="ce6">
            <text:p>1.003</text:p>
          </table:table-cell>
          <table:table-cell office:value-type="float" office:value="6743.4924297460802" table:style-name="ce5">
            <text:p><text:s/>6,74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743.4924297460802" table:style-name="ce5">
            <text:p><text:s/>6,743<text:s/></text:p>
          </table:table-cell>
          <table:table-cell office:value-type="float" office:value="0.94142329670115699" table:style-name="ce6">
            <text:p>0.941</text:p>
          </table:table-cell>
          <table:table-cell office:value-type="float" office:value="6348.4808744908505" table:style-name="ce5">
            <text:p><text:s/>6,348<text:s/></text:p>
          </table:table-cell>
          <table:table-cell office:value-type="float" office:value="1.0836455542726713" table:style-name="ce6">
            <text:p>1.084</text:p>
          </table:table-cell>
          <table:table-cell office:value-type="float" office:value="6879.5030760270902" table:style-name="ce5">
            <text:p><text:s/>6,88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879.5030760270902" table:style-name="ce5">
            <text:p><text:s/>6,880<text:s/></text:p>
          </table:table-cell>
          <table:table-cell office:value-type="float" office:value="1.0376356438260876" table:style-name="ce6">
            <text:p>1.038</text:p>
          </table:table-cell>
          <table:table-cell office:value-type="float" office:value="7138.4176034969196" table:style-name="ce5">
            <text:p><text:s/>7,138<text:s/></text:p>
          </table:table-cell>
          <table:table-cell office:value-type="float" office:value="1.1077153821346315" table:style-name="ce6">
            <text:p>1.108</text:p>
          </table:table-cell>
          <table:table-cell office:value-type="float" office:value="7907.33498349417" table:style-name="ce5">
            <text:p><text:s/>7,90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907.33498349417" table:style-name="ce5">
            <text:p><text:s/>7,907<text:s/></text:p>
          </table:table-cell>
          <table:table-cell office:value-type="float" office:value="1.0783841632950437" table:style-name="ce6">
            <text:p>1.078</text:p>
          </table:table-cell>
          <table:table-cell office:value-type="float" office:value="8527.1448200689902" table:style-name="ce5">
            <text:p><text:s/>8,527<text:s/></text:p>
          </table:table-cell>
          <table:table-cell office:value-type="float" office:value="1.1290028932560057" table:style-name="ce6">
            <text:p>1.129</text:p>
          </table:table-cell>
          <table:table-cell office:value-type="float" office:value="9627.1711730708503" table:style-name="ce5">
            <text:p><text:s/>9,62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627.1711730708503" table:style-name="ce5">
            <text:p><text:s/>9,627<text:s/></text:p>
          </table:table-cell>
          <table:table-cell office:value-type="float" office:value="1.0124966516739251" table:style-name="ce6">
            <text:p>1.012</text:p>
          </table:table-cell>
          <table:table-cell office:value-type="float" office:value="9747.4785778259702" table:style-name="ce5">
            <text:p><text:s/>9,747<text:s/></text:p>
          </table:table-cell>
          <table:table-cell office:value-type="float" office:value="1.0988983429519164" table:style-name="ce6">
            <text:p>1.099</text:p>
          </table:table-cell>
          <table:table-cell office:value-type="float" office:value="10711.488057132259" table:style-name="ce5">
            <text:p><text:s/>10,71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711.488057132259" table:style-name="ce5">
            <text:p><text:s/>10,711<text:s/></text:p>
          </table:table-cell>
          <table:table-cell office:value-type="float" office:value="1.0243404358774006" table:style-name="ce6">
            <text:p>1.024</text:p>
          </table:table-cell>
          <table:table-cell office:value-type="float" office:value="10972.21034533843" table:style-name="ce5">
            <text:p><text:s/>10,972<text:s/></text:p>
          </table:table-cell>
          <table:table-cell office:value-type="float" office:value="1.1299321096909973" table:style-name="ce6">
            <text:p>1.130</text:p>
          </table:table-cell>
          <table:table-cell office:value-type="float" office:value="12397.85278348164" table:style-name="ce5">
            <text:p><text:s/>12,39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397.85278348164" table:style-name="ce5">
            <text:p><text:s/>12,398<text:s/></text:p>
          </table:table-cell>
          <table:table-cell office:value-type="float" office:value="0.99837131695534065" table:style-name="ce6">
            <text:p>0.998</text:p>
          </table:table-cell>
          <table:table-cell office:value-type="float" office:value="12377.660610863" table:style-name="ce5">
            <text:p><text:s/>12,378<text:s/></text:p>
          </table:table-cell>
          <table:table-cell office:value-type="float" office:value="1.1093022312516074" table:style-name="ce6">
            <text:p>1.109</text:p>
          </table:table-cell>
          <table:table-cell office:value-type="float" office:value="13730.56653330546" table:style-name="ce5">
            <text:p><text:s/>13,73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730.56653330546" table:style-name="ce5">
            <text:p><text:s/>13,731<text:s/></text:p>
          </table:table-cell>
          <table:table-cell office:value-type="float" office:value="1.0629482910551695" table:style-name="ce6">
            <text:p>1.063</text:p>
          </table:table-cell>
          <table:table-cell office:value-type="float" office:value="14594.88223179634" table:style-name="ce5">
            <text:p><text:s/>14,595<text:s/></text:p>
          </table:table-cell>
          <table:table-cell office:value-type="float" office:value="1.0127892211099141" table:style-name="ce6">
            <text:p>1.013</text:p>
          </table:table-cell>
          <table:table-cell office:value-type="float" office:value="14781.53940773194" table:style-name="ce5">
            <text:p><text:s/>14,78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301.1772959210994" table:style-name="ce5">
            <text:p><text:s/>4,30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301.1772959210994" table:style-name="ce5">
            <text:p><text:s/>4,301<text:s/></text:p>
          </table:table-cell>
          <table:table-cell office:value-type="float" office:value="1.0090262964484906" table:style-name="ce6">
            <text:p>1.009</text:p>
          </table:table-cell>
          <table:table-cell office:value-type="float" office:value="4340.0009972716007" table:style-name="ce5">
            <text:p><text:s/>4,340<text:s/></text:p>
          </table:table-cell>
          <table:table-cell office:value-type="float" office:value="0.96463210616711892" table:style-name="ce6">
            <text:p>0.965</text:p>
          </table:table-cell>
          <table:table-cell office:value-type="float" office:value="4186.5043027655001" table:style-name="ce5">
            <text:p><text:s/>4,18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186.5043027655001" table:style-name="ce5">
            <text:p><text:s/>4,187<text:s/></text:p>
          </table:table-cell>
          <table:table-cell office:value-type="float" office:value="1.0058626307365757" table:style-name="ce6">
            <text:p>1.006</text:p>
          </table:table-cell>
          <table:table-cell office:value-type="float" office:value="4211.0482315697" table:style-name="ce5">
            <text:p><text:s/>4,211<text:s/></text:p>
          </table:table-cell>
          <table:table-cell office:value-type="float" office:value="1.164652722385501" table:style-name="ce6">
            <text:p>1.165</text:p>
          </table:table-cell>
          <table:table-cell office:value-type="float" office:value="4904.4087869943005" table:style-name="ce5">
            <text:p><text:s/>4,90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904.4087869943005" table:style-name="ce5">
            <text:p><text:s/>4,904<text:s/></text:p>
          </table:table-cell>
          <table:table-cell office:value-type="float" office:value="1.0195792984419938" table:style-name="ce6">
            <text:p>1.020</text:p>
          </table:table-cell>
          <table:table-cell office:value-type="float" office:value="5000.433670316399" table:style-name="ce5">
            <text:p><text:s/>5,000<text:s/></text:p>
          </table:table-cell>
          <table:table-cell office:value-type="float" office:value="0.93038104222884888" table:style-name="ce6">
            <text:p>0.930</text:p>
          </table:table-cell>
          <table:table-cell office:value-type="float" office:value="4652.308689785199" table:style-name="ce5">
            <text:p><text:s/>4,65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652.308689785199" table:style-name="ce5">
            <text:p><text:s/>4,652<text:s/></text:p>
          </table:table-cell>
          <table:table-cell office:value-type="float" office:value="1.0010195786874407" table:style-name="ce6">
            <text:p>1.001</text:p>
          </table:table-cell>
          <table:table-cell office:value-type="float" office:value="4657.0520845726996" table:style-name="ce5">
            <text:p><text:s/>4,657<text:s/></text:p>
          </table:table-cell>
          <table:table-cell office:value-type="float" office:value="1.3124371502500827" table:style-name="ce6">
            <text:p>1.312</text:p>
          </table:table-cell>
          <table:table-cell office:value-type="float" office:value="6112.0881664428007" table:style-name="ce5">
            <text:p><text:s/>6,11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112.0881664428007" table:style-name="ce5">
            <text:p><text:s/>6,112<text:s/></text:p>
          </table:table-cell>
          <table:table-cell office:value-type="float" office:value="1.0003192194086648" table:style-name="ce6">
            <text:p>1.000</text:p>
          </table:table-cell>
          <table:table-cell office:value-type="float" office:value="6114.0392636129991" table:style-name="ce5">
            <text:p><text:s/>6,114<text:s/></text:p>
          </table:table-cell>
          <table:table-cell office:value-type="float" office:value="1.0920743894518821" table:style-name="ce6">
            <text:p>1.092</text:p>
          </table:table-cell>
          <table:table-cell office:value-type="float" office:value="6676.9856958950004" table:style-name="ce5">
            <text:p><text:s/>6,67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676.9856958950004" table:style-name="ce5">
            <text:p><text:s/>6,677<text:s/></text:p>
          </table:table-cell>
          <table:table-cell office:value-type="float" office:value="1.0052171633957543" table:style-name="ce6">
            <text:p>1.005</text:p>
          </table:table-cell>
          <table:table-cell office:value-type="float" office:value="6711.8206212615996" table:style-name="ce5">
            <text:p><text:s/>6,712<text:s/></text:p>
          </table:table-cell>
          <table:table-cell office:value-type="float" office:value="1.0622156102323708" table:style-name="ce6">
            <text:p>1.062</text:p>
          </table:table-cell>
          <table:table-cell office:value-type="float" office:value="7129.4006369835997" table:style-name="ce5">
            <text:p><text:s/>7,12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129.4006369835997" table:style-name="ce5">
            <text:p><text:s/>7,129<text:s/></text:p>
          </table:table-cell>
          <table:table-cell office:value-type="float" office:value="1.0163388366594424" table:style-name="ce6">
            <text:p>1.016</text:p>
          </table:table-cell>
          <table:table-cell office:value-type="float" office:value="7245.8867494709984" table:style-name="ce5">
            <text:p><text:s/>7,246<text:s/></text:p>
          </table:table-cell>
          <table:table-cell office:value-type="float" office:value="1.0928145983226829" table:style-name="ce6">
            <text:p>1.093</text:p>
          </table:table-cell>
          <table:table-cell office:value-type="float" office:value="7918.4108176147993" table:style-name="ce5">
            <text:p><text:s/>7,9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918.4108176147993" table:style-name="ce5">
            <text:p><text:s/>7,918<text:s/></text:p>
          </table:table-cell>
          <table:table-cell office:value-type="float" office:value="1.0045175777265085" table:style-name="ce6">
            <text:p>1.005</text:p>
          </table:table-cell>
          <table:table-cell office:value-type="float" office:value="7954.1828539538001" table:style-name="ce5">
            <text:p><text:s/>7,954<text:s/></text:p>
          </table:table-cell>
          <table:table-cell office:value-type="float" office:value="1.0757344792542718" table:style-name="ce6">
            <text:p>1.076</text:p>
          </table:table-cell>
          <table:table-cell office:value-type="float" office:value="8556.5887502912501" table:style-name="ce5">
            <text:p><text:s/>8,55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556.5887502912501" table:style-name="ce5">
            <text:p><text:s/>8,557<text:s/></text:p>
          </table:table-cell>
          <table:table-cell office:value-type="float" office:value="1.0219032669013046" table:style-name="ce6">
            <text:p>1.022</text:p>
          </table:table-cell>
          <table:table-cell office:value-type="float" office:value="8744.0059974535798" table:style-name="ce5">
            <text:p><text:s/>8,744<text:s/></text:p>
          </table:table-cell>
          <table:table-cell office:value-type="float" office:value="1.0825857508842651" table:style-name="ce6">
            <text:p>1.083</text:p>
          </table:table-cell>
          <table:table-cell office:value-type="float" office:value="9466.1362984897987" table:style-name="ce5">
            <text:p><text:s/>9,46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466.1362984897987" table:style-name="ce5">
            <text:p><text:s/>9,466<text:s/></text:p>
          </table:table-cell>
          <table:table-cell office:value-type="float" office:value="0.93916917771184039" table:style-name="ce6">
            <text:p>0.939</text:p>
          </table:table-cell>
          <table:table-cell office:value-type="float" office:value="8890.3034435608697" table:style-name="ce5">
            <text:p><text:s/>8,890<text:s/></text:p>
          </table:table-cell>
          <table:table-cell office:value-type="float" office:value="1.2642111574109669" table:style-name="ce6">
            <text:p>1.264</text:p>
          </table:table-cell>
          <table:table-cell office:value-type="float" office:value="11239.220806118792" table:style-name="ce5">
            <text:p><text:s/>11,23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239.220806118792" table:style-name="ce5">
            <text:p><text:s/>11,239<text:s/></text:p>
          </table:table-cell>
          <table:table-cell office:value-type="float" office:value="1.0247345953554852" table:style-name="ce6">
            <text:p>1.025</text:p>
          </table:table-cell>
          <table:table-cell office:value-type="float" office:value="11517.218384869089" table:style-name="ce5">
            <text:p><text:s/>11,517<text:s/></text:p>
          </table:table-cell>
          <table:table-cell office:value-type="float" office:value="1.1808711730377888" table:style-name="ce6">
            <text:p>1.181</text:p>
          </table:table-cell>
          <table:table-cell office:value-type="float" office:value="13600.351184272748" table:style-name="ce5">
            <text:p><text:s/>13,60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600.351184272748" table:style-name="ce5">
            <text:p><text:s/>13,600<text:s/></text:p>
          </table:table-cell>
          <table:table-cell office:value-type="float" office:value="1.0251218259390098" table:style-name="ce6">
            <text:p>1.025</text:p>
          </table:table-cell>
          <table:table-cell office:value-type="float" office:value="13942.016839433452" table:style-name="ce5">
            <text:p><text:s/>13,942<text:s/></text:p>
          </table:table-cell>
          <table:table-cell office:value-type="float" office:value="1.1465121078629972" table:style-name="ce6">
            <text:p>1.147</text:p>
          </table:table-cell>
          <table:table-cell office:value-type="float" office:value="15984.691114440251" table:style-name="ce5">
            <text:p><text:s/>15,98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984.691114440251" table:style-name="ce5">
            <text:p><text:s/>15,985<text:s/></text:p>
          </table:table-cell>
          <table:table-cell office:value-type="float" office:value="0.99797742831327063" table:style-name="ce6">
            <text:p>0.998</text:p>
          </table:table-cell>
          <table:table-cell office:value-type="float" office:value="15952.360930771069" table:style-name="ce5">
            <text:p><text:s/>15,952<text:s/></text:p>
          </table:table-cell>
          <table:table-cell office:value-type="float" office:value="1.1678332168313146" table:style-name="ce6">
            <text:p>1.168</text:p>
          </table:table-cell>
          <table:table-cell office:value-type="float" office:value="18629.696981836558" table:style-name="ce5">
            <text:p><text:s/>18,63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629.696981836558" table:style-name="ce5">
            <text:p><text:s/>18,630<text:s/></text:p>
          </table:table-cell>
          <table:table-cell office:value-type="float" office:value="1.01121790369463" table:style-name="ce6">
            <text:p>1.011</text:p>
          </table:table-cell>
          <table:table-cell office:value-type="float" office:value="18838.683128438941" table:style-name="ce5">
            <text:p><text:s/>18,839<text:s/></text:p>
          </table:table-cell>
          <table:table-cell office:value-type="float" office:value="1.1480474014196229" table:style-name="ce6">
            <text:p>1.148</text:p>
          </table:table-cell>
          <table:table-cell office:value-type="float" office:value="21627.701211772019" table:style-name="ce5">
            <text:p><text:s/>21,62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627.701211772019" table:style-name="ce5">
            <text:p><text:s/>21,628<text:s/></text:p>
          </table:table-cell>
          <table:table-cell office:value-type="float" office:value="0.98639833835597113" table:style-name="ce6">
            <text:p>0.986</text:p>
          </table:table-cell>
          <table:table-cell office:value-type="float" office:value="21333.528537751343" table:style-name="ce5">
            <text:p><text:s/>21,334<text:s/></text:p>
          </table:table-cell>
          <table:table-cell office:value-type="float" office:value="1.160679469786233" table:style-name="ce6">
            <text:p>1.161</text:p>
          </table:table-cell>
          <table:table-cell office:value-type="float" office:value="24761.3885918667" table:style-name="ce5">
            <text:p><text:s/>24,76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761.3885918667" table:style-name="ce5">
            <text:p><text:s/>24,761<text:s/></text:p>
          </table:table-cell>
          <table:table-cell office:value-type="float" office:value="1.0434257974459991" table:style-name="ce6">
            <text:p>1.043</text:p>
          </table:table-cell>
          <table:table-cell office:value-type="float" office:value="25836.671637338775" table:style-name="ce5">
            <text:p><text:s/>25,837<text:s/></text:p>
          </table:table-cell>
          <table:table-cell office:value-type="float" office:value="1.0189823987921309" table:style-name="ce6">
            <text:p>1.019</text:p>
          </table:table-cell>
          <table:table-cell office:value-type="float" office:value="26327.113641820077" table:style-name="ce5">
            <text:p><text:s/>26,32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7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921.9481676400992" table:style-name="ce5">
            <text:p><text:s/>4,92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921.9481676400992" table:style-name="ce5">
            <text:p><text:s/>4,922<text:s/></text:p>
          </table:table-cell>
          <table:table-cell office:value-type="float" office:value="0.88192818393826422" table:style-name="ce6">
            <text:p>0.882</text:p>
          </table:table-cell>
          <table:table-cell office:value-type="float" office:value="4340.8048089251006" table:style-name="ce5">
            <text:p><text:s/>4,341<text:s/></text:p>
          </table:table-cell>
          <table:table-cell office:value-type="float" office:value="1.1792983011318419" table:style-name="ce6">
            <text:p>1.179</text:p>
          </table:table-cell>
          <table:table-cell office:value-type="float" office:value="5119.1037367103008" table:style-name="ce5">
            <text:p><text:s/>5,11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119.1037367103008" table:style-name="ce5">
            <text:p><text:s/>5,119<text:s/></text:p>
          </table:table-cell>
          <table:table-cell office:value-type="float" office:value="1.0127965697139587" table:style-name="ce6">
            <text:p>1.013</text:p>
          </table:table-cell>
          <table:table-cell office:value-type="float" office:value="5184.6107045501003" table:style-name="ce5">
            <text:p><text:s/>5,185<text:s/></text:p>
          </table:table-cell>
          <table:table-cell office:value-type="float" office:value="1.0544607119308491" table:style-name="ce6">
            <text:p>1.054</text:p>
          </table:table-cell>
          <table:table-cell office:value-type="float" office:value="5466.9682946042003" table:style-name="ce5">
            <text:p><text:s/>5,46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466.9682946042003" table:style-name="ce5">
            <text:p><text:s/>5,467<text:s/></text:p>
          </table:table-cell>
          <table:table-cell office:value-type="float" office:value="0.8183956756954488" table:style-name="ce6">
            <text:p>0.818</text:p>
          </table:table-cell>
          <table:table-cell office:value-type="float" office:value="4474.1432114681993" table:style-name="ce5">
            <text:p><text:s/>4,474<text:s/></text:p>
          </table:table-cell>
          <table:table-cell office:value-type="float" office:value="1.4075629246499279" table:style-name="ce6">
            <text:p>1.408</text:p>
          </table:table-cell>
          <table:table-cell office:value-type="float" office:value="6297.6381040368005" table:style-name="ce5">
            <text:p><text:s/>6,29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297.6381040368005" table:style-name="ce5">
            <text:p><text:s/>6,298<text:s/></text:p>
          </table:table-cell>
          <table:table-cell office:value-type="float" office:value="1.064303349666825" table:style-name="ce6">
            <text:p>1.064</text:p>
          </table:table-cell>
          <table:table-cell office:value-type="float" office:value="6702.5973291157998" table:style-name="ce5">
            <text:p><text:s/>6,703<text:s/></text:p>
          </table:table-cell>
          <table:table-cell office:value-type="float" office:value="1.1336876373751976" table:style-name="ce6">
            <text:p>1.134</text:p>
          </table:table-cell>
          <table:table-cell office:value-type="float" office:value="7598.6517303226001" table:style-name="ce5">
            <text:p><text:s/>7,59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598.6517303226001" table:style-name="ce5">
            <text:p><text:s/>7,599<text:s/></text:p>
          </table:table-cell>
          <table:table-cell office:value-type="float" office:value="1.0021189207219945" table:style-name="ce6">
            <text:p>1.002</text:p>
          </table:table-cell>
          <table:table-cell office:value-type="float" office:value="7614.7526709331996" table:style-name="ce5">
            <text:p><text:s/>7,615<text:s/></text:p>
          </table:table-cell>
          <table:table-cell office:value-type="float" office:value="1.032366003488554" table:style-name="ce6">
            <text:p>1.032</text:p>
          </table:table-cell>
          <table:table-cell office:value-type="float" office:value="7861.2117824450997" table:style-name="ce5">
            <text:p><text:s/>7,86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861.2117824450997" table:style-name="ce5">
            <text:p><text:s/>7,861<text:s/></text:p>
          </table:table-cell>
          <table:table-cell office:value-type="float" office:value="0.98819065288519359" table:style-name="ce6">
            <text:p>0.988</text:p>
          </table:table-cell>
          <table:table-cell office:value-type="float" office:value="7768.3760037632001" table:style-name="ce5">
            <text:p><text:s/>7,768<text:s/></text:p>
          </table:table-cell>
          <table:table-cell office:value-type="float" office:value="1.1263700188515906" table:style-name="ce6">
            <text:p>1.126</text:p>
          </table:table-cell>
          <table:table-cell office:value-type="float" office:value="8750.0658258050007" table:style-name="ce5">
            <text:p><text:s/>8,7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750.0658258050007" table:style-name="ce5">
            <text:p><text:s/>8,750<text:s/></text:p>
          </table:table-cell>
          <table:table-cell office:value-type="float" office:value="1.0875526397273612" table:style-name="ce6">
            <text:p>1.088</text:p>
          </table:table-cell>
          <table:table-cell office:value-type="float" office:value="9516.1571866424001" table:style-name="ce5">
            <text:p><text:s/>9,516<text:s/></text:p>
          </table:table-cell>
          <table:table-cell office:value-type="float" office:value="1.0296680495714903" table:style-name="ce6">
            <text:p>1.030</text:p>
          </table:table-cell>
          <table:table-cell office:value-type="float" office:value="9798.4830097858012" table:style-name="ce5">
            <text:p><text:s/>9,79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798.4830097858012" table:style-name="ce5">
            <text:p><text:s/>9,798<text:s/></text:p>
          </table:table-cell>
          <table:table-cell office:value-type="float" office:value="0.96861643349429838" table:style-name="ce6">
            <text:p>0.969</text:p>
          </table:table-cell>
          <table:table-cell office:value-type="float" office:value="9490.971666593201" table:style-name="ce5">
            <text:p><text:s/>9,491<text:s/></text:p>
          </table:table-cell>
          <table:table-cell office:value-type="float" office:value="1.0538218255397793" table:style-name="ce6">
            <text:p>1.054</text:p>
          </table:table-cell>
          <table:table-cell office:value-type="float" office:value="10001.793087835569" table:style-name="ce5">
            <text:p><text:s/>10,00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001.793087835569" table:style-name="ce5">
            <text:p><text:s/>10,002<text:s/></text:p>
          </table:table-cell>
          <table:table-cell office:value-type="float" office:value="1.0500555505560265" table:style-name="ce6">
            <text:p>1.050</text:p>
          </table:table-cell>
          <table:table-cell office:value-type="float" office:value="10502.43834739464" table:style-name="ce5">
            <text:p><text:s/>10,502<text:s/></text:p>
          </table:table-cell>
          <table:table-cell office:value-type="float" office:value="1.1358232748999357" table:style-name="ce6">
            <text:p>1.136</text:p>
          </table:table-cell>
          <table:table-cell office:value-type="float" office:value="11928.913918172449" table:style-name="ce5">
            <text:p><text:s/>11,92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1928.913918172449" table:style-name="ce5">
            <text:p><text:s/>11,929<text:s/></text:p>
          </table:table-cell>
          <table:table-cell office:value-type="float" office:value="0.97542909630374852" table:style-name="ce6">
            <text:p>0.975</text:p>
          </table:table-cell>
          <table:table-cell office:value-type="float" office:value="11635.809723088159" table:style-name="ce5">
            <text:p><text:s/>11,636<text:s/></text:p>
          </table:table-cell>
          <table:table-cell office:value-type="float" office:value="1.0256335700064525" table:style-name="ce6">
            <text:p>1.026</text:p>
          </table:table-cell>
          <table:table-cell office:value-type="float" office:value="11934.077066206699" table:style-name="ce5">
            <text:p><text:s/>11,93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1934.077066206699" table:style-name="ce5">
            <text:p><text:s/>11,934<text:s/></text:p>
          </table:table-cell>
          <table:table-cell office:value-type="float" office:value="0.98129276616846572" table:style-name="ce6">
            <text:p>0.981</text:p>
          </table:table-cell>
          <table:table-cell office:value-type="float" office:value="11710.82349596562" table:style-name="ce5">
            <text:p><text:s/>11,711<text:s/></text:p>
          </table:table-cell>
          <table:table-cell office:value-type="float" office:value="1.0990501795401815" table:style-name="ce6">
            <text:p>1.099</text:p>
          </table:table-cell>
          <table:table-cell office:value-type="float" office:value="12870.78266580439" table:style-name="ce5">
            <text:p><text:s/>12,87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870.78266580439" table:style-name="ce5">
            <text:p><text:s/>12,871<text:s/></text:p>
          </table:table-cell>
          <table:table-cell office:value-type="float" office:value="0.96652515678624951" table:style-name="ce6">
            <text:p>0.967</text:p>
          </table:table-cell>
          <table:table-cell office:value-type="float" office:value="12439.935234028329" table:style-name="ce5">
            <text:p><text:s/>12,440<text:s/></text:p>
          </table:table-cell>
          <table:table-cell office:value-type="float" office:value="1.0527913382766021" table:style-name="ce6">
            <text:p>1.053</text:p>
          </table:table-cell>
          <table:table-cell office:value-type="float" office:value="13096.656063106939" table:style-name="ce5">
            <text:p><text:s/>13,09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3096.656063106939" table:style-name="ce5">
            <text:p><text:s/>13,097<text:s/></text:p>
          </table:table-cell>
          <table:table-cell office:value-type="float" office:value="0.9504860706870879" table:style-name="ce6">
            <text:p>0.950</text:p>
          </table:table-cell>
          <table:table-cell office:value-type="float" office:value="12448.189160562741" table:style-name="ce5">
            <text:p><text:s/>12,448<text:s/></text:p>
          </table:table-cell>
          <table:table-cell office:value-type="float" office:value="1.0471275775430398" table:style-name="ce6">
            <text:p>1.047</text:p>
          </table:table-cell>
          <table:table-cell office:value-type="float" office:value="13034.842160497588" table:style-name="ce5">
            <text:p><text:s/>13,03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034.842160497588" table:style-name="ce5">
            <text:p><text:s/>13,035<text:s/></text:p>
          </table:table-cell>
          <table:table-cell office:value-type="float" office:value="0.94651701730297766" table:style-name="ce6">
            <text:p>0.947</text:p>
          </table:table-cell>
          <table:table-cell office:value-type="float" office:value="12337.69992276928" table:style-name="ce5">
            <text:p><text:s/>12,338<text:s/></text:p>
          </table:table-cell>
          <table:table-cell office:value-type="float" office:value="1.0811628396197528" table:style-name="ce6">
            <text:p>1.081</text:p>
          </table:table-cell>
          <table:table-cell office:value-type="float" office:value="13339.06268287764" table:style-name="ce5">
            <text:p><text:s/>13,33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339.06268287764" table:style-name="ce5">
            <text:p><text:s/>13,339<text:s/></text:p>
          </table:table-cell>
          <table:table-cell office:value-type="float" office:value="0.99652630221891025" table:style-name="ce6">
            <text:p>0.997</text:p>
          </table:table-cell>
          <table:table-cell office:value-type="float" office:value="13292.726810434311" table:style-name="ce5">
            <text:p><text:s/>13,293<text:s/></text:p>
          </table:table-cell>
          <table:table-cell office:value-type="float" office:value="1.0278444188908999" table:style-name="ce6">
            <text:p>1.028</text:p>
          </table:table-cell>
          <table:table-cell office:value-type="float" office:value="13662.855063946341" table:style-name="ce5">
            <text:p><text:s/>13,66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662.855063946341" table:style-name="ce5">
            <text:p><text:s/>13,663<text:s/></text:p>
          </table:table-cell>
          <table:table-cell office:value-type="float" office:value="1.0317668816476901" table:style-name="ce6">
            <text:p>1.032</text:p>
          </table:table-cell>
          <table:table-cell office:value-type="float" office:value="14096.881363732269" table:style-name="ce5">
            <text:p><text:s/>14,097<text:s/></text:p>
          </table:table-cell>
          <table:table-cell office:value-type="float" office:value="1.0844379433349935" table:style-name="ce6">
            <text:p>1.084</text:p>
          </table:table-cell>
          <table:table-cell office:value-type="float" office:value="15287.193033523221" table:style-name="ce5">
            <text:p><text:s/>15,28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04.4472559221999" table:style-name="ce5">
            <text:p><text:s/>1,90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904.4472559221999" table:style-name="ce5">
            <text:p><text:s/>1,904<text:s/></text:p>
          </table:table-cell>
          <table:table-cell office:value-type="float" office:value="0.85315646287516589" table:style-name="ce6">
            <text:p>0.853</text:p>
          </table:table-cell>
          <table:table-cell office:value-type="float" office:value="1624.7914845948999" table:style-name="ce5">
            <text:p><text:s/>1,625<text:s/></text:p>
          </table:table-cell>
          <table:table-cell office:value-type="float" office:value="1.2283427919744434" table:style-name="ce6">
            <text:p>1.228</text:p>
          </table:table-cell>
          <table:table-cell office:value-type="float" office:value="1995.8009085636002" table:style-name="ce5">
            <text:p><text:s/>1,99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995.8009085636002" table:style-name="ce5">
            <text:p><text:s/>1,996<text:s/></text:p>
          </table:table-cell>
          <table:table-cell office:value-type="float" office:value="1.0154650583953857" table:style-name="ce6">
            <text:p>1.015</text:p>
          </table:table-cell>
          <table:table-cell office:value-type="float" office:value="2026.6660861600999" table:style-name="ce5">
            <text:p><text:s/>2,027<text:s/></text:p>
          </table:table-cell>
          <table:table-cell office:value-type="float" office:value="1.0550459706266024" table:style-name="ce6">
            <text:p>1.055</text:p>
          </table:table-cell>
          <table:table-cell office:value-type="float" office:value="2138.2258880088002" table:style-name="ce5">
            <text:p><text:s/>2,13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38.2258880088002" table:style-name="ce5">
            <text:p><text:s/>2,138<text:s/></text:p>
          </table:table-cell>
          <table:table-cell office:value-type="float" office:value="0.7046630020555148" table:style-name="ce6">
            <text:p>0.705</text:p>
          </table:table-cell>
          <table:table-cell office:value-type="float" office:value="1506.7286733170999" table:style-name="ce5">
            <text:p><text:s/>1,507<text:s/></text:p>
          </table:table-cell>
          <table:table-cell office:value-type="float" office:value="1.570873386226437" table:style-name="ce6">
            <text:p>1.571</text:p>
          </table:table-cell>
          <table:table-cell office:value-type="float" office:value="2366.8799731781" table:style-name="ce5">
            <text:p><text:s/>2,36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366.8799731781" table:style-name="ce5">
            <text:p><text:s/>2,367<text:s/></text:p>
          </table:table-cell>
          <table:table-cell office:value-type="float" office:value="1.0809073489884105" table:style-name="ce6">
            <text:p>1.081</text:p>
          </table:table-cell>
          <table:table-cell office:value-type="float" office:value="2558.3779571817004" table:style-name="ce5">
            <text:p><text:s/>2,558<text:s/></text:p>
          </table:table-cell>
          <table:table-cell office:value-type="float" office:value="1.1111994301549928" table:style-name="ce6">
            <text:p>1.111</text:p>
          </table:table-cell>
          <table:table-cell office:value-type="float" office:value="2842.8681281413997" table:style-name="ce5">
            <text:p><text:s/>2,84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842.8681281413997" table:style-name="ce5">
            <text:p><text:s/>2,843<text:s/></text:p>
          </table:table-cell>
          <table:table-cell office:value-type="float" office:value="0.98932443414515969" table:style-name="ce6">
            <text:p>0.989</text:p>
          </table:table-cell>
          <table:table-cell office:value-type="float" office:value="2812.5189022227996" table:style-name="ce5">
            <text:p><text:s/>2,813<text:s/></text:p>
          </table:table-cell>
          <table:table-cell office:value-type="float" office:value="1.0516471335832442" table:style-name="ce6">
            <text:p>1.052</text:p>
          </table:table-cell>
          <table:table-cell office:value-type="float" office:value="2957.7774416713" table:style-name="ce5">
            <text:p><text:s/>2,95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957.7774416713" table:style-name="ce5">
            <text:p><text:s/>2,958<text:s/></text:p>
          </table:table-cell>
          <table:table-cell office:value-type="float" office:value="0.98108472411802339" table:style-name="ce6">
            <text:p>0.981</text:p>
          </table:table-cell>
          <table:table-cell office:value-type="float" office:value="2901.8302653646001" table:style-name="ce5">
            <text:p><text:s/>2,902<text:s/></text:p>
          </table:table-cell>
          <table:table-cell office:value-type="float" office:value="1.1348325178680083" table:style-name="ce6">
            <text:p>1.135</text:p>
          </table:table-cell>
          <table:table-cell office:value-type="float" office:value="3293.0913464692999" table:style-name="ce5">
            <text:p><text:s/>3,29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293.0913464692999" table:style-name="ce5">
            <text:p><text:s/>3,293<text:s/></text:p>
          </table:table-cell>
          <table:table-cell office:value-type="float" office:value="1.0807360439629634" table:style-name="ce6">
            <text:p>1.081</text:p>
          </table:table-cell>
          <table:table-cell office:value-type="float" office:value="3558.9625141918996" table:style-name="ce5">
            <text:p><text:s/>3,559<text:s/></text:p>
          </table:table-cell>
          <table:table-cell office:value-type="float" office:value="1.0174191600342204" table:style-name="ce6">
            <text:p>1.017</text:p>
          </table:table-cell>
          <table:table-cell office:value-type="float" office:value="3620.9566517824001" table:style-name="ce5">
            <text:p><text:s/>3,62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620.9566517824001" table:style-name="ce5">
            <text:p><text:s/>3,621<text:s/></text:p>
          </table:table-cell>
          <table:table-cell office:value-type="float" office:value="0.97586371005765016" table:style-name="ce6">
            <text:p>0.976</text:p>
          </table:table-cell>
          <table:table-cell office:value-type="float" office:value="3533.5601921662997" table:style-name="ce5">
            <text:p><text:s/>3,534<text:s/></text:p>
          </table:table-cell>
          <table:table-cell office:value-type="float" office:value="1.0341221591415912" table:style-name="ce6">
            <text:p>1.034</text:p>
          </table:table-cell>
          <table:table-cell office:value-type="float" office:value="3654.1328953797897" table:style-name="ce5">
            <text:p><text:s/>3,65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654.1328953797897" table:style-name="ce5">
            <text:p><text:s/>3,654<text:s/></text:p>
          </table:table-cell>
          <table:table-cell office:value-type="float" office:value="1.0508071309109692" table:style-name="ce6">
            <text:p>1.051</text:p>
          </table:table-cell>
          <table:table-cell office:value-type="float" office:value="3839.78890376143" table:style-name="ce5">
            <text:p><text:s/>3,840<text:s/></text:p>
          </table:table-cell>
          <table:table-cell office:value-type="float" office:value="1.2257837772066482" table:style-name="ce6">
            <text:p>1.226</text:p>
          </table:table-cell>
          <table:table-cell office:value-type="float" office:value="4706.7509461288601" table:style-name="ce5">
            <text:p><text:s/>4,70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706.7509461288601" table:style-name="ce5">
            <text:p><text:s/>4,707<text:s/></text:p>
          </table:table-cell>
          <table:table-cell office:value-type="float" office:value="0.96077870499257423" table:style-name="ce6">
            <text:p>0.961</text:p>
          </table:table-cell>
          <table:table-cell office:value-type="float" office:value="4522.1460787442602" table:style-name="ce5">
            <text:p><text:s/>4,522<text:s/></text:p>
          </table:table-cell>
          <table:table-cell office:value-type="float" office:value="0.95810735030730454" table:style-name="ce6">
            <text:p>0.958</text:p>
          </table:table-cell>
          <table:table-cell office:value-type="float" office:value="4332.7013972082304" table:style-name="ce5">
            <text:p><text:s/>4,33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332.7013972082304" table:style-name="ce5">
            <text:p><text:s/>4,333<text:s/></text:p>
          </table:table-cell>
          <table:table-cell office:value-type="float" office:value="0.95615135687596309" table:style-name="ce6">
            <text:p>0.956</text:p>
          </table:table-cell>
          <table:table-cell office:value-type="float" office:value="4142.7183198790299" table:style-name="ce5">
            <text:p><text:s/>4,143<text:s/></text:p>
          </table:table-cell>
          <table:table-cell office:value-type="float" office:value="1.0836089642240372" table:style-name="ce6">
            <text:p>1.084</text:p>
          </table:table-cell>
          <table:table-cell office:value-type="float" office:value="4489.0867076760596" table:style-name="ce5">
            <text:p><text:s/>4,48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489.0867076760596" table:style-name="ce5">
            <text:p><text:s/>4,489<text:s/></text:p>
          </table:table-cell>
          <table:table-cell office:value-type="float" office:value="0.91232437764363816" table:style-name="ce6">
            <text:p>0.912</text:p>
          </table:table-cell>
          <table:table-cell office:value-type="float" office:value="4095.50323676889" table:style-name="ce5">
            <text:p><text:s/>4,096<text:s/></text:p>
          </table:table-cell>
          <table:table-cell office:value-type="float" office:value="1.0044195565790934" table:style-name="ce6">
            <text:p>1.004</text:p>
          </table:table-cell>
          <table:table-cell office:value-type="float" office:value="4113.6035450436502" table:style-name="ce5">
            <text:p><text:s/>4,11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113.6035450436502" table:style-name="ce5">
            <text:p><text:s/>4,114<text:s/></text:p>
          </table:table-cell>
          <table:table-cell office:value-type="float" office:value="0.9268769786970712" table:style-name="ce6">
            <text:p>0.927</text:p>
          </table:table-cell>
          <table:table-cell office:value-type="float" office:value="3812.8044253876201" table:style-name="ce5">
            <text:p><text:s/>3,813<text:s/></text:p>
          </table:table-cell>
          <table:table-cell office:value-type="float" office:value="1.1203812821678278" table:style-name="ce6">
            <text:p>1.120</text:p>
          </table:table-cell>
          <table:table-cell office:value-type="float" office:value="4271.7947107709497" table:style-name="ce5">
            <text:p><text:s/>4,27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271.7947107709497" table:style-name="ce5">
            <text:p><text:s/>4,272<text:s/></text:p>
          </table:table-cell>
          <table:table-cell office:value-type="float" office:value="0.89659534096941662" table:style-name="ce6">
            <text:p>0.897</text:p>
          </table:table-cell>
          <table:table-cell office:value-type="float" office:value="3830.0712352550299" table:style-name="ce5">
            <text:p><text:s/>3,830<text:s/></text:p>
          </table:table-cell>
          <table:table-cell office:value-type="float" office:value="1.0940700694789633" table:style-name="ce6">
            <text:p>1.094</text:p>
          </table:table-cell>
          <table:table-cell office:value-type="float" office:value="4190.3663024648504" table:style-name="ce5">
            <text:p><text:s/>4,19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190.3663024648504" table:style-name="ce5">
            <text:p><text:s/>4,190<text:s/></text:p>
          </table:table-cell>
          <table:table-cell office:value-type="float" office:value="1.0238530781498232" table:style-name="ce6">
            <text:p>1.024</text:p>
          </table:table-cell>
          <table:table-cell office:value-type="float" office:value="4290.31943735393" table:style-name="ce5">
            <text:p><text:s/>4,290<text:s/></text:p>
          </table:table-cell>
          <table:table-cell office:value-type="float" office:value="1.0217849119399753" table:style-name="ce6">
            <text:p>1.022</text:p>
          </table:table-cell>
          <table:table-cell office:value-type="float" office:value="4383.7836684910499" table:style-name="ce5">
            <text:p><text:s/>4,38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383.7836684910499" table:style-name="ce5">
            <text:p><text:s/>4,384<text:s/></text:p>
          </table:table-cell>
          <table:table-cell office:value-type="float" office:value="1.0437148218196552" table:style-name="ce6">
            <text:p>1.044</text:p>
          </table:table-cell>
          <table:table-cell office:value-type="float" office:value="4575.4199904550505" table:style-name="ce5">
            <text:p><text:s/>4,575<text:s/></text:p>
          </table:table-cell>
          <table:table-cell office:value-type="float" office:value="1.1588348886345015" table:style-name="ce6">
            <text:p>1.159</text:p>
          </table:table-cell>
          <table:table-cell office:value-type="float" office:value="5302.1563150950496" table:style-name="ce5">
            <text:p><text:s/>5,30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Grande do Sul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17.5009117178993" table:style-name="ce5">
            <text:p><text:s/>3,01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017.5009117178993" table:style-name="ce5">
            <text:p><text:s/>3,018<text:s/></text:p>
          </table:table-cell>
          <table:table-cell office:value-type="float" office:value="0.90008699377126" table:style-name="ce6">
            <text:p>0.900</text:p>
          </table:table-cell>
          <table:table-cell office:value-type="float" office:value="2716.0133243302002" table:style-name="ce5">
            <text:p><text:s/>2,716<text:s/></text:p>
          </table:table-cell>
          <table:table-cell office:value-type="float" office:value="1.1499585808979573" table:style-name="ce6">
            <text:p>1.150</text:p>
          </table:table-cell>
          <table:table-cell office:value-type="float" office:value="3123.3028281467004" table:style-name="ce5">
            <text:p><text:s/>3,12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123.3028281467004" table:style-name="ce5">
            <text:p><text:s/>3,123<text:s/></text:p>
          </table:table-cell>
          <table:table-cell office:value-type="float" office:value="1.0110913965597936" table:style-name="ce6">
            <text:p>1.011</text:p>
          </table:table-cell>
          <table:table-cell office:value-type="float" office:value="3157.9446183900004" table:style-name="ce5">
            <text:p><text:s/>3,158<text:s/></text:p>
          </table:table-cell>
          <table:table-cell office:value-type="float" office:value="1.0540851119461609" table:style-name="ce6">
            <text:p>1.054</text:p>
          </table:table-cell>
          <table:table-cell office:value-type="float" office:value="3328.7424065954006" table:style-name="ce5">
            <text:p><text:s/>3,32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328.7424065954006" table:style-name="ce5">
            <text:p><text:s/>3,329<text:s/></text:p>
          </table:table-cell>
          <table:table-cell office:value-type="float" office:value="0.89145213888332597" table:style-name="ce6">
            <text:p>0.891</text:p>
          </table:table-cell>
          <table:table-cell office:value-type="float" office:value="2967.4145381510998" table:style-name="ce5">
            <text:p><text:s/>2,967<text:s/></text:p>
          </table:table-cell>
          <table:table-cell office:value-type="float" office:value="1.3246407201697641" table:style-name="ce6">
            <text:p>1.325</text:p>
          </table:table-cell>
          <table:table-cell office:value-type="float" office:value="3930.7581308587005" table:style-name="ce5">
            <text:p><text:s/>3,93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930.7581308587005" table:style-name="ce5">
            <text:p><text:s/>3,931<text:s/></text:p>
          </table:table-cell>
          <table:table-cell office:value-type="float" office:value="1.0543053614516769" table:style-name="ce6">
            <text:p>1.054</text:p>
          </table:table-cell>
          <table:table-cell office:value-type="float" office:value="4144.2193719340994" table:style-name="ce5">
            <text:p><text:s/>4,144<text:s/></text:p>
          </table:table-cell>
          <table:table-cell office:value-type="float" office:value="1.1475704289181208" table:style-name="ce6">
            <text:p>1.148</text:p>
          </table:table-cell>
          <table:table-cell office:value-type="float" office:value="4755.7836021812" table:style-name="ce5">
            <text:p><text:s/>4,75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755.7836021812" table:style-name="ce5">
            <text:p><text:s/>4,756<text:s/></text:p>
          </table:table-cell>
          <table:table-cell office:value-type="float" office:value="1.009767090013914" table:style-name="ce6">
            <text:p>1.010</text:p>
          </table:table-cell>
          <table:table-cell office:value-type="float" office:value="4802.2337687104" table:style-name="ce5">
            <text:p><text:s/>4,802<text:s/></text:p>
          </table:table-cell>
          <table:table-cell office:value-type="float" office:value="1.0210736455028047" table:style-name="ce6">
            <text:p>1.021</text:p>
          </table:table-cell>
          <table:table-cell office:value-type="float" office:value="4903.4343407737997" table:style-name="ce5">
            <text:p><text:s/>4,90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903.4343407737997" table:style-name="ce5">
            <text:p><text:s/>4,903<text:s/></text:p>
          </table:table-cell>
          <table:table-cell office:value-type="float" office:value="0.99247698657480565" table:style-name="ce6">
            <text:p>0.992</text:p>
          </table:table-cell>
          <table:table-cell office:value-type="float" office:value="4866.5457383985995" table:style-name="ce5">
            <text:p><text:s/>4,867<text:s/></text:p>
          </table:table-cell>
          <table:table-cell office:value-type="float" office:value="1.1213239888569073" table:style-name="ce6">
            <text:p>1.121</text:p>
          </table:table-cell>
          <table:table-cell office:value-type="float" office:value="5456.9744793357013" table:style-name="ce5">
            <text:p><text:s/>5,45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456.9744793357013" table:style-name="ce5">
            <text:p><text:s/>5,457<text:s/></text:p>
          </table:table-cell>
          <table:table-cell office:value-type="float" office:value="1.0916662144946834" table:style-name="ce6">
            <text:p>1.092</text:p>
          </table:table-cell>
          <table:table-cell office:value-type="float" office:value="5957.1946724505005" table:style-name="ce5">
            <text:p><text:s/>5,957<text:s/></text:p>
          </table:table-cell>
          <table:table-cell office:value-type="float" office:value="1.0369858125623863" table:style-name="ce6">
            <text:p>1.037</text:p>
          </table:table-cell>
          <table:table-cell office:value-type="float" office:value="6177.5263580034007" table:style-name="ce5">
            <text:p><text:s/>6,17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177.5263580034007" table:style-name="ce5">
            <text:p><text:s/>6,178<text:s/></text:p>
          </table:table-cell>
          <table:table-cell office:value-type="float" office:value="0.96436844283289436" table:style-name="ce6">
            <text:p>0.964</text:p>
          </table:table-cell>
          <table:table-cell office:value-type="float" office:value="5957.4114744269009" table:style-name="ce5">
            <text:p><text:s/>5,957<text:s/></text:p>
          </table:table-cell>
          <table:table-cell office:value-type="float" office:value="1.0655064233357192" table:style-name="ce6">
            <text:p>1.066</text:p>
          </table:table-cell>
          <table:table-cell office:value-type="float" office:value="6347.6601924557799" table:style-name="ce5">
            <text:p><text:s/>6,34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347.6601924557799" table:style-name="ce5">
            <text:p><text:s/>6,348<text:s/></text:p>
          </table:table-cell>
          <table:table-cell office:value-type="float" office:value="1.0496228912114414" table:style-name="ce6">
            <text:p>1.050</text:p>
          </table:table-cell>
          <table:table-cell office:value-type="float" office:value="6662.6494436332105" table:style-name="ce5">
            <text:p><text:s/>6,663<text:s/></text:p>
          </table:table-cell>
          <table:table-cell office:value-type="float" office:value="1.0839776327936699" table:style-name="ce6">
            <text:p>1.084</text:p>
          </table:table-cell>
          <table:table-cell office:value-type="float" office:value="7222.1629720435885" table:style-name="ce5">
            <text:p><text:s/>7,22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222.1629720435885" table:style-name="ce5">
            <text:p><text:s/>7,222<text:s/></text:p>
          </table:table-cell>
          <table:table-cell office:value-type="float" office:value="0.98497689291702761" table:style-name="ce6">
            <text:p>0.985</text:p>
          </table:table-cell>
          <table:table-cell office:value-type="float" office:value="7113.6636443439002" table:style-name="ce5">
            <text:p><text:s/>7,114<text:s/></text:p>
          </table:table-cell>
          <table:table-cell office:value-type="float" office:value="1.068559893894105" table:style-name="ce6">
            <text:p>1.069</text:p>
          </table:table-cell>
          <table:table-cell office:value-type="float" office:value="7601.3756689984693" table:style-name="ce5">
            <text:p><text:s/>7,60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601.3756689984693" table:style-name="ce5">
            <text:p><text:s/>7,601<text:s/></text:p>
          </table:table-cell>
          <table:table-cell office:value-type="float" office:value="0.99562309582361908" table:style-name="ce6">
            <text:p>0.996</text:p>
          </table:table-cell>
          <table:table-cell office:value-type="float" office:value="7568.1051760865894" table:style-name="ce5">
            <text:p><text:s/>7,568<text:s/></text:p>
          </table:table-cell>
          <table:table-cell office:value-type="float" office:value="1.1075025733802555" table:style-name="ce6">
            <text:p>1.108</text:p>
          </table:table-cell>
          <table:table-cell office:value-type="float" office:value="8381.6959581283299" table:style-name="ce5">
            <text:p><text:s/>8,38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381.6959581283299" table:style-name="ce5">
            <text:p><text:s/>8,382<text:s/></text:p>
          </table:table-cell>
          <table:table-cell office:value-type="float" office:value="0.99555412638980856" table:style-name="ce6">
            <text:p>0.996</text:p>
          </table:table-cell>
          <table:table-cell office:value-type="float" office:value="8344.4319972594403" table:style-name="ce5">
            <text:p><text:s/>8,344<text:s/></text:p>
          </table:table-cell>
          <table:table-cell office:value-type="float" office:value="1.0765325334323046" table:style-name="ce6">
            <text:p>1.077</text:p>
          </table:table-cell>
          <table:table-cell office:value-type="float" office:value="8983.0525180632903" table:style-name="ce5">
            <text:p><text:s/>8,98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983.0525180632903" table:style-name="ce5">
            <text:p><text:s/>8,983<text:s/></text:p>
          </table:table-cell>
          <table:table-cell office:value-type="float" office:value="0.96129736721575754" table:style-name="ce6">
            <text:p>0.961</text:p>
          </table:table-cell>
          <table:table-cell office:value-type="float" office:value="8635.384735175121" table:style-name="ce5">
            <text:p><text:s/>8,635<text:s/></text:p>
          </table:table-cell>
          <table:table-cell office:value-type="float" office:value="1.0147836742040572" table:style-name="ce6">
            <text:p>1.015</text:p>
          </table:table-cell>
          <table:table-cell office:value-type="float" office:value="8763.0474497266387" table:style-name="ce5">
            <text:p><text:s/>8,76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763.0474497266387" table:style-name="ce5">
            <text:p><text:s/>8,763<text:s/></text:p>
          </table:table-cell>
          <table:table-cell office:value-type="float" office:value="0.9708527468694288" table:style-name="ce6">
            <text:p>0.971</text:p>
          </table:table-cell>
          <table:table-cell office:value-type="float" office:value="8507.6286875142505" table:style-name="ce5">
            <text:p><text:s/>8,508<text:s/></text:p>
          </table:table-cell>
          <table:table-cell office:value-type="float" office:value="1.0753521006199258" table:style-name="ce6">
            <text:p>1.075</text:p>
          </table:table-cell>
          <table:table-cell office:value-type="float" office:value="9148.6963804127899" table:style-name="ce5">
            <text:p><text:s/>9,14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148.6963804127899" table:style-name="ce5">
            <text:p><text:s/>9,149<text:s/></text:p>
          </table:table-cell>
          <table:table-cell office:value-type="float" office:value="0.9840098521964713" table:style-name="ce6">
            <text:p>0.984</text:p>
          </table:table-cell>
          <table:table-cell office:value-type="float" office:value="9002.4073730803811" table:style-name="ce5">
            <text:p><text:s/>9,002<text:s/></text:p>
          </table:table-cell>
          <table:table-cell office:value-type="float" office:value="1.0307322264933501" table:style-name="ce6">
            <text:p>1.031</text:p>
          </table:table-cell>
          <table:table-cell office:value-type="float" office:value="9279.0713954552921" table:style-name="ce5">
            <text:p><text:s/>9,27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279.0713954552921" table:style-name="ce5">
            <text:p><text:s/>9,279<text:s/></text:p>
          </table:table-cell>
          <table:table-cell office:value-type="float" office:value="1.0261222236031768" table:style-name="ce6">
            <text:p>1.026</text:p>
          </table:table-cell>
          <table:table-cell office:value-type="float" office:value="9521.4613732772177" table:style-name="ce5">
            <text:p><text:s/>9,521<text:s/></text:p>
          </table:table-cell>
          <table:table-cell office:value-type="float" office:value="1.0486874154057921" table:style-name="ce6">
            <text:p>1.049</text:p>
          </table:table-cell>
          <table:table-cell office:value-type="float" office:value="9985.0367184281695" table:style-name="ce5">
            <text:p><text:s/>9,98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15Z</meta:creation-date>
    <dc:date>2020-10-02T20:00:15Z</dc:date>
  </office:meta>
</office:document-meta>
</file>